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602in"/>
    </style:style>
    <style:style style:name="co2" style:family="table-column">
      <style:table-column-properties fo:break-before="auto" style:column-width="0.5626in"/>
    </style:style>
    <style:style style:name="co3" style:family="table-column">
      <style:table-column-properties fo:break-before="auto" style:column-width="0.4272in"/>
    </style:style>
    <style:style style:name="co4" style:family="table-column">
      <style:table-column-properties fo:break-before="auto" style:column-width="1.6563in"/>
    </style:style>
    <style:style style:name="co5" style:family="table-column">
      <style:table-column-properties fo:break-before="auto" style:column-width="0.5835in"/>
    </style:style>
    <style:style style:name="co6" style:family="table-column">
      <style:table-column-properties fo:break-before="auto" style:column-width="0.4063in"/>
    </style:style>
    <style:style style:name="co7" style:family="table-column">
      <style:table-column-properties fo:break-before="auto" style:column-width="0.5209in"/>
    </style:style>
    <style:style style:name="co8" style:family="table-column">
      <style:table-column-properties fo:break-before="auto" style:column-width="2.0937in"/>
    </style:style>
    <style:style style:name="co9" style:family="table-column">
      <style:table-column-properties fo:break-before="auto" style:column-width="8.2189in"/>
    </style:style>
    <style:style style:name="co10" style:family="table-column">
      <style:table-column-properties fo:break-before="auto" style:column-width="19.9583in"/>
    </style:style>
    <style:style style:name="co11" style:family="table-column">
      <style:table-column-properties fo:break-before="auto" style:column-width="1.5728in"/>
    </style:style>
    <style:style style:name="co12" style:family="table-column">
      <style:table-column-properties fo:break-before="auto" style:column-width="1in"/>
    </style:style>
    <style:style style:name="co13" style:family="table-column">
      <style:table-column-properties fo:break-before="auto" style:column-width="21.302in"/>
    </style:style>
    <style:style style:name="co14" style:family="table-column">
      <style:table-column-properties fo:break-before="auto" style:column-width="2.8543in"/>
    </style:style>
    <style:style style:name="co15" style:family="table-column">
      <style:table-column-properties fo:break-before="auto" style:column-width="2.5209in"/>
    </style:style>
    <style:style style:name="co16" style:family="table-column">
      <style:table-column-properties fo:break-before="auto" style:column-width="6.9898in"/>
    </style:style>
    <style:style style:name="co17" style:family="table-column">
      <style:table-column-properties fo:break-before="auto" style:column-width="0.9791in"/>
    </style:style>
    <style:style style:name="co18" style:family="table-column">
      <style:table-column-properties fo:break-before="auto" style:column-width="0.75in"/>
    </style:style>
    <style:style style:name="ro1" style:family="table-row">
      <style:table-row-properties style:row-height="0.2484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417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178in" fo:break-before="auto" style:use-optimal-row-height="true"/>
    </style:style>
    <style:style style:name="ta1" style:family="table" style:master-page-name="mp1">
      <style:table-properties table:display="true" style:writing-mode="lr-tb"/>
    </style:style>
    <number:percentage-style style:name="N10">
      <number:number number:decimal-places="0" number:min-decimal-places="0" number:min-integer-digits="1"/>
      <number:text>%</number:text>
    </number:percentage-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fo:color="#000000" style:font-name="Iskoola Pota" fo:font-size="12pt" style:font-name-asian="Iskoola Pota" style:font-size-asian="12pt" style:font-name-complex="Iskoola Pota" style:font-size-complex="12pt"/>
    </style:style>
    <style:style style:name="ce4" style:family="table-cell" style:parent-style-name="Default" style:data-style-name="N0">
      <style:table-cell-properties style:text-align-source="fix" style:repeat-content="false" fo:background-color="transparent" style:vertical-align="middle"/>
      <style:paragraph-properties fo:text-align="center"/>
      <style:text-properties fo:color="#000000" style:font-name="Iskoola Pota" style:font-name-asian="Iskoola Pota" style:font-name-complex="Iskoola Pota"/>
    </style:style>
    <style:style style:name="ce2" style:family="table-cell" style:parent-style-name="Default" style:data-style-name="N61">
      <style:table-cell-properties style:text-align-source="fix" style:repeat-content="false" fo:background-color="transparent" style:vertical-align="middle"/>
      <style:paragraph-properties fo:text-align="center"/>
      <style:text-properties fo:color="#000000" style:font-name="Iskoola Pota" fo:font-size="12pt" style:font-name-asian="Iskoola Pota" style:font-size-asian="12pt" style:font-name-complex="Iskoola Pota" style:font-size-complex="12pt"/>
    </style:style>
    <style:style style:name="ce3" style:family="table-cell" style:parent-style-name="Default" style:data-style-name="N10">
      <style:table-cell-properties style:text-align-source="fix" style:repeat-content="false" fo:background-color="transparent" style:vertical-align="middle"/>
      <style:paragraph-properties fo:text-align="center"/>
      <style:text-properties fo:color="#000000" style:font-name="Iskoola Pota" fo:font-size="12pt" style:font-name-asian="Iskoola Pota" style:font-size-asian="12pt" style:font-name-complex="Iskoola Pota"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3"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06" table:default-cell-style-name="ce1"/>
        <table:table-row table:style-name="ro1">
          <table:table-cell office:value-type="float" office:value="1" calcext:value-type="float">
            <text:p>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1</text:p>
          </table:table-cell>
          <table:table-cell table:number-columns-repeated="3" office:value-type="float" office:value="1" calcext:value-type="float">
            <text:p>1</text:p>
          </table:table-cell>
          <table:table-cell office:value-type="string" calcext:value-type="string">
            <text:p>ජෛව ලෝකයේ අසිරිය</text:p>
          </table:table-cell>
          <table:table-cell office:value-type="string" calcext:value-type="string">
            <text:p>අප අවට පරිසරයේ ඇති වස්තූන් පිළිබඳව විස්තර කිරීම. පණ <text:s/>ඇති <text:s/>සහ <text:s/>පණ නැති <text:s/>දේවල් <text:s/>පිළිබඳව විස්තර කිරීම.</text:p>
          </table:table-cell>
          <table:table-cell office:value-type="string" calcext:value-type="string">
            <text:p>අප අවට පරිසරයේ ඇති වස්තූන් පිළිබඳව විස්තර කිරීම. පණ <text:s/>ඇති <text:s/>සහ <text:s/>පණ නැති <text:s/>දේවල් <text:s/>පිළිබඳව විස්තර කිරීම. අවට පරිසරයේ ඇති වස්තූන් සහ ජීවීන් අතර ඇති සම්බන්ධය පැහැදිලි කිරීම. පණ ඇති දෑ සහ පණ නැති දෑ වල වෙනස්කම් පැහැදිලි කිරීම. විවිධ පරිසර පද්ධති පිළිබඳව විස්තර කිරීම.</text:p>
          </table:table-cell>
          <table:table-cell table:style-name="ce2"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වෙරළ ආශ්‍රිත පරිසරයක දැකිය හැකි ශාක විශේෂයකි,</text:p>
          </table:table-cell>
          <table:table-cell/>
          <table:table-cell office:value-type="string" calcext:value-type="string">
            <text:p>අඹ</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ලා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හොඹ</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 calcext:value-type="float">
            <text:p>2</text:p>
          </table:table-cell>
          <table:table-cell table:number-columns-repeated="2"/>
          <table:table-cell office:value-type="string" calcext:value-type="string">
            <text:p>දිය ඇල්ලක් දැකිය හැක්කේ,</text:p>
          </table:table-cell>
          <table:table-cell/>
          <table:table-cell office:value-type="string" calcext:value-type="string">
            <text:p>වෙරළ ආශ්‍රිත පරිසර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ඳු කර ප්‍රදේශ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නිතලා බිම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ගරීකරණය වූ පරිසර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 calcext:value-type="float">
            <text:p>3</text:p>
          </table:table-cell>
          <table:table-cell table:number-columns-repeated="2"/>
          <table:table-cell office:value-type="string" calcext:value-type="string">
            <text:p>දැල් ආම්පන්න, ධීවර බෝට්ටු ආදිය දැකිය හැකි පරිසරයකි,</text:p>
          </table:table-cell>
          <table:table-cell/>
          <table:table-cell office:value-type="string" calcext:value-type="string">
            <text:p>වෙරළ ආශ්‍රිත</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ඳුක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නිත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ෂිකාර්මික වගා</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 calcext:value-type="float">
            <text:p>4</text:p>
          </table:table-cell>
          <table:table-cell table:number-columns-repeated="2"/>
          <table:table-cell office:value-type="string" calcext:value-type="string">
            <text:p>තට්ටු නිවාස හා ජනාකීර්ණ මාර්ග දැක්ය හැක්කේ,</text:p>
          </table:table-cell>
          <table:table-cell/>
          <table:table-cell office:value-type="string" calcext:value-type="string">
            <text:p>කඳුකර ප්‍රදේශ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රළ ආශ්‍රිත පරිසර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ගරික පරිසර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ග්‍රාමීය පරිසර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5" calcext:value-type="float">
            <text:p>5</text:p>
          </table:table-cell>
          <table:table-cell table:number-columns-repeated="2"/>
          <table:table-cell office:value-type="string" calcext:value-type="string">
            <text:p>නිවැරදි වගන්තිය තෝරන්න.</text:p>
          </table:table-cell>
          <table:table-cell/>
          <table:table-cell office:value-type="string" calcext:value-type="string">
            <text:p>දිය ඇළි ආශ්‍රිත ප්‍රදේශවල වායු දූෂණය 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ගරික ප්‍රදේශවල වායු දූෂණය අන් ප්‍රදේශවලට වඩා ඩැඩි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ජලාශ බොහොමයක් පිහිටා ඇත්තේ වෙරළ ආශ්‍රිතව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ෂිකාර්මික වගා බිමක ස්ථිර ගොඩනැගිලි බහුල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2" calcext:value-type="float">
            <text:p>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ජෛව ලෝකයේ අසිරිය</text:p>
          </table:table-cell>
          <table:table-cell office:value-type="string" calcext:value-type="string">
            <text:p>ජීවීන් සහ අජීවීන් අතර වෙනස පැහැදිලි කිරීම. ක්ෂුද්‍ර ජීවීන් පරීක්ෂා කිරීමට භාවිතා කරන අන්වීක්ෂය පිළිබඳව විස්තර කිරීම.</text:p>
          </table:table-cell>
          <table:table-cell office:value-type="string" calcext:value-type="string">
            <text:p>ජීවීන් <text:s/>සහ අජීවීන් අතර වෙනස පැහැදිලි කිරීම. ක්ෂුද්‍ර ජීවීන් පරීක්ෂා කිරීමට භාවිතා කරන අන්වීක්ෂය පිළිබඳව විස්තර කිරීම. ජීවීන, ශාක, සතුන් ක්ෂුද්‍ර ජීවීන් ලෙස කාණ්ඩ වලට වෙන් කර පැහැදිලි කිරීම.</text:p>
          </table:table-cell>
          <table:table-cell table:style-name="ce2"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පරිසරය යනු,</text:p>
          </table:table-cell>
          <table:table-cell/>
          <table:table-cell office:value-type="string" calcext:value-type="string">
            <text:p>අපේ වායුගෝල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ප ඇතුළු අපේ වටපිටාව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යලු ශාක හා සතුන්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යලු ගොඩබිම්වල එකතුව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7" calcext:value-type="float">
            <text:p>7</text:p>
          </table:table-cell>
          <table:table-cell table:number-columns-repeated="2"/>
          <table:table-cell office:value-type="string" calcext:value-type="string">
            <text:p>නිවැරදි වගන්තිය තෝරන්න.</text:p>
          </table:table-cell>
          <table:table-cell/>
          <table:table-cell office:value-type="string" calcext:value-type="string">
            <text:p>සතුන් පමණක් වර්ධ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ජීවි ද්‍රව්‍ය ද වර්ධ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ණ ඇති දේවල් ජීවීන් ලෙස හැඳින්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ජීවීන් යනු සියලු ම සතුන්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 calcext:value-type="float">
            <text:p>8</text:p>
          </table:table-cell>
          <table:table-cell table:number-columns-repeated="2"/>
          <table:table-cell office:value-type="string" calcext:value-type="string">
            <text:p>ක්ෂුද්‍ර ජීවීන් යනු ,</text:p>
          </table:table-cell>
          <table:table-cell/>
          <table:table-cell office:value-type="string" calcext:value-type="string">
            <text:p>නරක් වන ආහාර මත ඇතිවන ජීවීන්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තා කුඩා ජීවීන්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යවි ඇසට නොපෙනෙන කුඩා ජීවීන්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න්වීක්ෂයකින් පවා දැකිය නොහැකි ජීවීන්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9" calcext:value-type="float">
            <text:p>9</text:p>
          </table:table-cell>
          <table:table-cell table:number-columns-repeated="2"/>
          <table:table-cell office:value-type="string" calcext:value-type="string">
            <text:p>වර්ධනය වීමේ හැකියාව නොමැති ද්‍රව්‍ය කුමක් ද?</text:p>
          </table:table-cell>
          <table:table-cell/>
          <table:table-cell office:value-type="string" calcext:value-type="string">
            <text:p>ශා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තු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වී ද්‍රව්‍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ෂුද්‍ර ජීවීන් <text:s text:c="6"/></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 calcext:value-type="float">
            <text:p>10</text:p>
          </table:table-cell>
          <table:table-cell table:number-columns-repeated="2"/>
          <table:table-cell office:value-type="string" calcext:value-type="string">
            <text:p><text:s/>පියවි ඇසින් නොපෙනෙන දේ නිරික්ෂණය කිරීමට යොදා ගන්නා උපකරණය.</text:p>
          </table:table-cell>
          <table:table-cell/>
          <table:table-cell office:value-type="string" calcext:value-type="string">
            <text:p>දර්පණ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රේක්ෂ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මරාව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යුක්ත අන්වීක්ෂය යි.</text:p>
          </table:table-cell>
          <table:table-cell office:value-type="float" office:value="1" calcext:value-type="float">
            <text:p>1</text:p>
          </table:table-cell>
          <table:table-cell table:style-name="ce4" table:number-columns-repeated="1006"/>
        </table:table-row>
        <table:table-row table:style-name="ro1">
          <table:table-cell office:value-type="float" office:value="3" calcext:value-type="float">
            <text:p>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ජෛව ලෝකයේ අසිරිය</text:p>
          </table:table-cell>
          <table:table-cell office:value-type="string" calcext:value-type="string">
            <text:p>ජීවීන් සතු ලක්ෂණ</text:p>
          </table:table-cell>
          <table:table-cell office:value-type="string" calcext:value-type="string">
            <text:p>ජීවීන් සතු ලක්ෂණ පිළිබඳව විස්තර කිරීම. ජීවීන් සතු ලක්ෂණ යටතේ ශාක සහ සතුන්ගේ වර්ධනය වීමේ හැකියාව සහ පෝෂණය පිළිබඳව විස්තර කිරීම.</text:p>
          </table:table-cell>
          <table:table-cell table:style-name="ce2"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ජීවීන්ගේ වර්ධනය යනු ,</text:p>
          </table:table-cell>
          <table:table-cell/>
          <table:table-cell office:value-type="string" calcext:value-type="string">
            <text:p>ශාක සහ සතුන් වයසින් වැඩිවී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වීන් ප්‍රමාණයෙන් විශාල වීම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ජීවීන්ගේ උස වැඩිවී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ක හා සතුන්ගේ ස්කන්ධය වැඩිවීම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 calcext:value-type="float">
            <text:p>12</text:p>
          </table:table-cell>
          <table:table-cell table:number-columns-repeated="2"/>
          <table:table-cell office:value-type="string" calcext:value-type="string">
            <text:p>ස්වයංපෝෂි ජීවීන්ගේ පමණක් දැකිය හැකි ක්‍රියාවලියකි,</text:p>
          </table:table-cell>
          <table:table-cell/>
          <table:table-cell office:value-type="string" calcext:value-type="string">
            <text:p>ප්‍රභාසංස්ලේෂණ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රජන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ෂණ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ශ්වසන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 calcext:value-type="float">
            <text:p>13</text:p>
          </table:table-cell>
          <table:table-cell table:number-columns-repeated="2"/>
          <table:table-cell office:value-type="string" calcext:value-type="string">
            <text:p>ප්‍රභාසංස්ලේෂණයේදී ශාක විසින් වායුගෝලයෙන් උරා ගන්නා වායුව කුමක් ද?</text:p>
          </table:table-cell>
          <table:table-cell/>
          <table:table-cell office:value-type="string" calcext:value-type="string">
            <text:p>ඔක්සිජ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යිට්රජ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බන් ඩයොක්සයිඩ්</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යිඩ්රජ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 calcext:value-type="float">
            <text:p>14</text:p>
          </table:table-cell>
          <table:table-cell table:number-columns-repeated="2"/>
          <table:table-cell office:value-type="string" calcext:value-type="string">
            <text:p>ප්‍රභා‍සංස්ලේෂණ ක්‍රියාවලිය සම්පූර්ණ වීමට සූර්යයා මගින් සපයනු ලබන්නේ,</text:p>
          </table:table-cell>
          <table:table-cell/>
          <table:table-cell office:value-type="string" calcext:value-type="string">
            <text:p>තාප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ක්ති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ආලෝක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ෂ්ණත්ව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 calcext:value-type="float">
            <text:p>15</text:p>
          </table:table-cell>
          <table:table-cell table:number-columns-repeated="2"/>
          <table:table-cell office:value-type="string" calcext:value-type="string">
            <text:p>මුවා සහ තණකොළ යන ජීවී කාණ්ඩය පිළිවෙළින් දක්වා ඇති පිළිතුර කුමක් ද?</text:p>
          </table:table-cell>
          <table:table-cell/>
          <table:table-cell office:value-type="string" calcext:value-type="string">
            <text:p>ස්වයංපෝෂී සහ ස්වයංපෝ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වයංපෝෂී සහ විෂමපෝ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ෂමපෝෂී සහ විෂමපෝ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ෂමපෝෂී සහ ස්වයංපෝෂි</text:p>
          </table:table-cell>
          <table:table-cell office:value-type="float" office:value="1" calcext:value-type="float">
            <text:p>1</text:p>
          </table:table-cell>
          <table:table-cell table:style-name="ce4" table:number-columns-repeated="1006"/>
        </table:table-row>
        <table:table-row table:style-name="ro1">
          <table:table-cell office:value-type="float" office:value="4" calcext:value-type="float">
            <text:p>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4</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ජෛව ලෝකයේ අසිරිය</text:p>
          </table:table-cell>
          <table:table-cell office:value-type="string" calcext:value-type="string">
            <text:p>ජීවීන් සතු ලක්ෂණ</text:p>
          </table:table-cell>
          <table:table-cell office:value-type="string" calcext:value-type="string">
            <text:p>ජීවීන් සතු ලක්ෂණ පිළිබඳව විස්තර කිරීම. ජීවීන් චලනය, ශ්වසනය සහ ප‍්‍රජනනය පිළිබඳව විස්තර කිරීම.</text:p>
          </table:table-cell>
          <table:table-cell table:style-name="ce2"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සංචරණය කළ නොහැකි නමුත් විවිධ චලන පෙන්වන සත්ත්වයකු වන්නේ,</text:p>
          </table:table-cell>
          <table:table-cell/>
          <table:table-cell office:value-type="string" calcext:value-type="string">
            <text:p>ගැරඬි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දු මල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රා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ගොලුබෙල්ලා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7" calcext:value-type="float">
            <text:p>17</text:p>
          </table:table-cell>
          <table:table-cell table:number-columns-repeated="2"/>
          <table:table-cell office:value-type="string" calcext:value-type="string">
            <text:p>චලන දක්වන ශාක දෙකක් අඩංගු පිළිතුර තෝරන්න.</text:p>
          </table:table-cell>
          <table:table-cell/>
          <table:table-cell office:value-type="string" calcext:value-type="string">
            <text:p>නිදිකුම්බා, පේර</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කතුරුමුරුංගා, මුගුණුවැන්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සියඹලා, මාර</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මාර, කොහොඹ</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8" calcext:value-type="float">
            <text:p>18</text:p>
          </table:table-cell>
          <table:table-cell table:number-columns-repeated="2"/>
          <table:table-cell office:value-type="string" calcext:value-type="string">
            <text:p>ජීවින්ගේ ශ්වසනයට බාහිර පරිසරයෙන් ලබා ගන්නා වායුව කුමක් ද?</text:p>
          </table:table-cell>
          <table:table-cell/>
          <table:table-cell office:value-type="string" calcext:value-type="string">
            <text:p>ඔක්සිජන්</text:p>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කාබන්ඩයොක්සයිඩ්</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හයිඩ්‍රජන්</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නයිට්‍රජ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9" calcext:value-type="float">
            <text:p>19</text:p>
          </table:table-cell>
          <table:table-cell/>
          <table:table-cell office:value-type="string" calcext:value-type="string">
            <text:p>science-06-t1-l01-ep04-q-4.jpg</text:p>
          </table:table-cell>
          <table:table-cell office:value-type="string" calcext:value-type="string">
            <text:p>රූපයේ දැක්වෙන්නේ ප්‍රශ්වාස වාතය හා සම්බන්ධ ක්‍රියාකාරකමකට අදාල රූප සටහනකි. මෙහිදී දක්නට ලැබෙන නිරික්ෂණයකි,</text:p>
          </table:table-cell>
          <table:table-cell/>
          <table:table-cell office:value-type="string" calcext:value-type="string">
            <text:p>හුණු දියරවල පැහැය වෙනස් නොවීම</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හුණු දියරවල පරිමාව අඩුවීම</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හුණු දියර නිල් පැහැ වීම</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හුණු දියර කිරි පැහැ වීම</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20" calcext:value-type="float">
            <text:p>20</text:p>
          </table:table-cell>
          <table:table-cell table:number-columns-repeated="2"/>
          <table:table-cell office:value-type="string" calcext:value-type="string">
            <text:p>ජීවීන්ගේ අඛණ්ඩ පැවැත්ම සඳහා ඊළඟ පරම්පරාවක් බිහි කිරීමේ ක්‍රියාවලිය,</text:p>
          </table:table-cell>
          <table:table-cell/>
          <table:table-cell office:value-type="string" calcext:value-type="string">
            <text:p>වර්ධනය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ප්‍රජනනය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ශ්වසන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ෂණය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5" calcext:value-type="float">
            <text:p>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5</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ජෛව ලෝකයේ අසිරිය</text:p>
          </table:table-cell>
          <table:table-cell office:value-type="string" calcext:value-type="string">
            <text:p>ශාක සහ සතුන් අතර වෙනස්කම්. ශාක විවිධත්වය සහ සත්ත්ව විවිධත්වය.</text:p>
          </table:table-cell>
          <table:table-cell office:value-type="string" calcext:value-type="string">
            <text:p>ශාක <text:s/>සහ සතුන් අතර විවිධත්වය පැහැදිලි කිරීම. ශාක සහ සතුන් අතර වෙනස් කම් පැහැදිලි කිරීම මගින් ශාක විවිධත්වය සහ සත්ත්ව විවිධත්වය පිළිබඳව පැහැදිලි කිරීම.</text:p>
          </table:table-cell>
          <table:table-cell table:style-name="ce2"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දෙබෙදුම් සුචියක් සඳහා යොදා ගන්නේ, ජීවීන්ගේ,</text:p>
          </table:table-cell>
          <table:table-cell/>
          <table:table-cell office:value-type="string" calcext:value-type="string">
            <text:p>අභ්‍යන්තර ලක්ෂණ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බාහිර ලක්ෂණ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ගණනය කළ හැකි ලක්ෂණ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නිය හැකි ලක්ෂණ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 calcext:value-type="float">
            <text:p>22</text:p>
          </table:table-cell>
          <table:table-cell table:number-columns-repeated="2"/>
          <table:table-cell office:value-type="string" calcext:value-type="string">
            <text:p>දෙබෙදුම් සුචි ක්‍රමයේදී,</text:p>
          </table:table-cell>
          <table:table-cell/>
          <table:table-cell office:value-type="string" calcext:value-type="string">
            <text:p>එක් වරකට ලක්ෂණ කිහිපයක් පදනම් කරග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එක් ලක්ෂණයක් තිබීම පමණක් පදනම් කර ග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රා ගන්නා ලක්ෂණය පහසුවෙන් නිරික්ෂණය කළ හැකි විය යුතු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ශාක පමණක් වර්ග කළ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 calcext:value-type="float">
            <text:p>23</text:p>
          </table:table-cell>
          <table:table-cell table:number-columns-repeated="2"/>
          <table:table-cell office:value-type="string" calcext:value-type="string">
            <text:p>ගිරවා සහ බල්ලා යන සතුන් දෙදෙනා දෙබෙදුම් සුචියක් මගින් වෙන් කර ගැනීමට සුදුසු ලක්ෂණය තෝරන්න.</text:p>
          </table:table-cell>
          <table:table-cell/>
          <table:table-cell office:value-type="string" calcext:value-type="string">
            <text:p>පාද දෙකක් ඇත. පාද දෙකකට වැඩියෙන්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ද හතරක් ඇත. පාද හතරකට වඩා අඩුවෙන්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ද හතරක් ඇත. පාද හතරක් නැ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ද දෙකක් ඇත. පාද හතරක් ඇ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 calcext:value-type="float">
            <text:p>24</text:p>
          </table:table-cell>
          <table:table-cell table:number-columns-repeated="2"/>
          <table:table-cell office:value-type="string" calcext:value-type="string">
            <text:p>දෙබෙදුම් සුචි ක්‍රමය යටතේ ශාක වර්ගීකරණ අවස්ථාවක් සඳහා යොදා ගත නොහැකි ලක්ෂණය මින් කුමක් ද?</text:p>
          </table:table-cell>
          <table:table-cell/>
          <table:table-cell office:value-type="string" calcext:value-type="string">
            <text:p>පත්‍රය පත්‍රිකා ලෙස බෙදී ඇත. පත්‍රය පත්‍රිකා ලෙස බෙදී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ත්‍ර දාරයේ රැලි ඇත. පත්‍ර දාරයේ රැලි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ත්‍ර අග්‍රයේ තුඩක් ඇත. පත්‍ර අග්‍රයේ තුඩක්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ළපාට පත්‍ර තලයක් ඇත. කොළපාට පත්‍ර තලයක් නැත.</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5" calcext:value-type="float">
            <text:p>25</text:p>
          </table:table-cell>
          <table:table-cell table:number-columns-repeated="2"/>
          <table:table-cell office:value-type="string" calcext:value-type="string">
            <text:p>බෝ, කොස්, අක්කපාන සහ උක් ශාකවල පත්‍ර යොදාගෙන දෙබෙදුම් සුචිය යටතේ වර්ග කිරීමට යොදා ගත නොහැකි ලක්ෂණය මින් කුමක් ද?</text:p>
          </table:table-cell>
          <table:table-cell/>
          <table:table-cell office:value-type="string" calcext:value-type="string">
            <text:p>පත්‍රය පත්‍රිකා ලෙස බෙදී ඇ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ත්‍ර අග්‍රයේ තුඩක්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ත්‍ර දාරයේ රැලි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ලක් වැනි නාරටි වින්‍යාසයක් ඇත.</text:p>
          </table:table-cell>
          <table:table-cell office:value-type="float" office:value="0" calcext:value-type="float">
            <text:p>0</text:p>
          </table:table-cell>
          <table:table-cell table:style-name="ce4" table:number-columns-repeated="1006"/>
        </table:table-row>
        <table:table-row table:style-name="ro1">
          <table:table-cell office:value-type="float" office:value="6" calcext:value-type="float">
            <text:p>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6</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ජෛව ලෝකයේ අසිරිය</text:p>
          </table:table-cell>
          <table:table-cell office:value-type="string" calcext:value-type="string">
            <text:p>දෙබෙදුම් සුචි</text:p>
          </table:table-cell>
          <table:table-cell office:value-type="string" calcext:value-type="string">
            <text:p>දෙබෙදුම් සුචි උදාහරණ මගින් පැහැදිලි කිරීම. දෙබෙදුම් <text:s/>සුචි <text:s/>මගින් ශාක විවිධත්වය සහ සත්ත්ව විවිධත්වය පිළිබඳව බාහිර ලක්ෂණ මගින් පැහැදිලි කිරීම. බාහිර පෙනුම මත පදනම්ව වර්ගීකරණය සිදු වන බව පැහැදිලි කිරීම.</text:p>
          </table:table-cell>
          <table:table-cell table:style-name="ce2"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පත්තෑයා, ගැඩවිලා, ගොලුබෙල්ලා සහ හාවා යන සතුන් දෙබෙදුම් සුචිය අනුව වර්ග කිරීමේදී කවචයක් ඇත. කවචයක් නැත යන ලක්ෂණය තෝරා ගනී. කවචයක් ඇත යන කාණ්ඩයට ඇතුලත් වන සත්වයා වන්නේ,</text:p>
          </table:table-cell>
          <table:table-cell/>
          <table:table-cell office:value-type="string" calcext:value-type="string">
            <text:p>ගැඩ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ලුබෙල්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ත්තෑ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 calcext:value-type="float">
            <text:p>27</text:p>
          </table:table-cell>
          <table:table-cell table:number-columns-repeated="2"/>
          <table:table-cell office:value-type="string" calcext:value-type="string">
            <text:p><text:s/>දෙබෙදුම් <text:s/>සුචියක් සඳහා යොදා ගත හැකි ලක්ෂණයකි,</text:p>
          </table:table-cell>
          <table:table-cell/>
          <table:table-cell office:value-type="string" calcext:value-type="string">
            <text:p>ඒක බීජ පත්‍රි. ඒත බීජ පත්‍රි නොව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ක්‍ර හොටක් ඇත. වක්‍ර හොටක් නැ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රි බී වැඩේ. කිරි බී නොවැඩේ.</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යාපත් යුගලක් දරයි. පියාපත් යුගල් දෙකක් ද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 calcext:value-type="float">
            <text:p>28</text:p>
          </table:table-cell>
          <table:table-cell table:number-columns-repeated="2"/>
          <table:table-cell office:value-type="string" calcext:value-type="string">
            <text:p>දෙබෙදුම් සුචියක එක්තරා අවස්ථාවකදී වක්‍ර හොටක් නැත යන කාණ්ඩයට ඇතුළත් කළ හැකි පක්ෂියා <text:s/>වන්නේ,</text:p>
          </table:table-cell>
          <table:table-cell/>
          <table:table-cell office:value-type="string" calcext:value-type="string">
            <text:p>ගිර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කුස්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ණි කුරුල්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පුටා</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9" calcext:value-type="float">
            <text:p>29</text:p>
          </table:table-cell>
          <table:table-cell table:number-columns-repeated="2"/>
          <table:table-cell office:value-type="string" calcext:value-type="string">
            <text:p>දෙබෙදුම් සුචියක් මඟින් වර්ග කළ නොහැකි ජීවීන් ඇතුළත් පිළිතුර කුමක් ද?</text:p>
          </table:table-cell>
          <table:table-cell/>
          <table:table-cell office:value-type="string" calcext:value-type="string">
            <text:p>බෝ, අක්කපාන, කතුරු මුරුංගා, කොස්</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ක්කපාන, කොස්, කරපිංච, බෝ</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රවා, ගැඩවිලා, පත්තෑයා, මු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බෝ, අක්කපාන, ගිරවා, මුවා</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0" calcext:value-type="float">
            <text:p>30</text:p>
          </table:table-cell>
          <table:table-cell table:number-columns-repeated="2"/>
          <table:table-cell office:value-type="string" calcext:value-type="string">
            <text:p>දෙබෙදුම් සුචියක් අනුව ජීවීන් වර්ගීකරණයේදී යොදාගත නොහැකි ලක්ෂණය මින් කුමක්ද?</text:p>
          </table:table-cell>
          <table:table-cell/>
          <table:table-cell office:value-type="string" calcext:value-type="string">
            <text:p>පාද හතරක් ඇත. පාද දෙකක්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ත්‍ර දාරයේ රැලි ඇත. පත්‍ර දාරයේ රැලි නැ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යාපත් ඇත. පියාපත්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ල් හොටක් ඇත. උල් හොටක් නැත.</text:p>
          </table:table-cell>
          <table:table-cell office:value-type="float" office:value="0" calcext:value-type="float">
            <text:p>0</text:p>
          </table:table-cell>
          <table:table-cell table:style-name="ce4" table:number-columns-repeated="1006"/>
        </table:table-row>
        <table:table-row table:style-name="ro1">
          <table:table-cell office:value-type="float" office:value="7" calcext:value-type="float">
            <text:p>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අප අවට ඇති දේ</text:p>
          </table:table-cell>
          <table:table-cell office:value-type="string" calcext:value-type="string">
            <text:p>අප අවට ඇති වස්තූන්. අප අවට ඇති වස්තූන් වල ස්වභාවය.</text:p>
          </table:table-cell>
          <table:table-cell office:value-type="string" calcext:value-type="string">
            <text:p>අප අවට ඇති වස්තූන්, අප අවට ඇති වස්තූන් වල ස්වභාවය, අවට පරිසරයේ ඇති වස්තූන් සතු ගුණ පිළිබඳව විස්තර කිරීම සහ ඒවායේ ස්වභාවය විස්තර කිරීම.</text:p>
          </table:table-cell>
          <table:table-cell table:style-name="ce2"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පදාර්යක් හා ශක්තියක් පිළිවෙළින් දක්වා ඇති පිළිතුර තෝරන්න</text:p>
          </table:table-cell>
          <table:table-cell/>
          <table:table-cell office:value-type="string" calcext:value-type="string">
            <text:p>පෑන, වා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 තාපය, වා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තය, සූර්ය තාප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ර්ය තාපය, විදුලි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 calcext:value-type="float">
            <text:p>32</text:p>
          </table:table-cell>
          <table:table-cell table:number-columns-repeated="2"/>
          <table:table-cell office:value-type="string" calcext:value-type="string">
            <text:p>A ට ස්කන්ධයක් ඇත. B අවකාශයේ ඉඩක් ගනී. A සහ B සම්බන්ධ නිවැරදි ප්‍රකාශය පහත ඒවායින් කුමක් ද?</text:p>
          </table:table-cell>
          <table:table-cell/>
          <table:table-cell office:value-type="string" calcext:value-type="string">
            <text:p>A පදාර්ථයකි. B ශක්කි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ශක්තියකි. B පදාර්ථ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ශක්තියකි. B ශක්ති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පදාර්ථයකි. B පදාර්ථයකි.</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3" calcext:value-type="float">
            <text:p>33</text:p>
          </table:table-cell>
          <table:table-cell table:number-columns-repeated="2"/>
          <table:table-cell office:value-type="string" calcext:value-type="string">
            <text:p><text:s/>නිවැරදි වගන්ති තෝරන්න.</text:p>
          </table:table-cell>
          <table:table-cell/>
          <table:table-cell office:value-type="string" calcext:value-type="string">
            <text:p>ස්කන්ධයක් සහිත ඕනෑම දෙයක් පදාර්ථ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ශක්තියකට අවකාශයේ ඉඩක් අවශ්‍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වකාශයේ ඉඩක් ගන්නා සියලු දේ පදාර්ථ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කන්ධයක් නැති අවකාශයේ ඉඩක් නොගන්නා දේ ද පදාර්ථයට අ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 calcext:value-type="float">
            <text:p>34</text:p>
          </table:table-cell>
          <table:table-cell table:number-columns-repeated="2"/>
          <table:table-cell office:value-type="string" calcext:value-type="string">
            <text:p>ඝන, ද්‍රව, වායු යන අවස්ථා තුනෙහිම පවතින පදාර්ථයකි,</text:p>
          </table:table-cell>
          <table:table-cell/>
          <table:table-cell office:value-type="string" calcext:value-type="string">
            <text:p>ජල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භූමිතෙ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යමන්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 calcext:value-type="float">
            <text:p>35</text:p>
          </table:table-cell>
          <table:table-cell table:number-columns-repeated="2"/>
          <table:table-cell office:value-type="string" calcext:value-type="string">
            <text:p>ඝන සහ ද්‍රව පදාර්ථ දෙකක් පිළිවෙළින් දැක්වෙන පිළිතුර තෝරන්න.</text:p>
          </table:table-cell>
          <table:table-cell/>
          <table:table-cell office:value-type="string" calcext:value-type="string">
            <text:p>දර සහ ගල් අඟු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 හා භූමිතෙ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භූමිතෙල් හා ගල් අඟු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එළකිරි සහ හකුරු</text:p>
          </table:table-cell>
          <table:table-cell office:value-type="float" office:value="0" calcext:value-type="float">
            <text:p>0</text:p>
          </table:table-cell>
          <table:table-cell table:style-name="ce4" table:number-columns-repeated="1006"/>
        </table:table-row>
        <table:table-row table:style-name="ro1">
          <table:table-cell office:value-type="float" office:value="8" calcext:value-type="float">
            <text:p>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අප අවට ඇති දේ</text:p>
          </table:table-cell>
          <table:table-cell office:value-type="string" calcext:value-type="string">
            <text:p>පදාර්ථය සහ ශක්තිය.</text:p>
          </table:table-cell>
          <table:table-cell office:value-type="string" calcext:value-type="string">
            <text:p>පදාර්ථය සහ ශක්තිය අතර වෙනස්කම් පැහැදිලි කිරීම සහ ලක්ෂණ අධ්‍යනය.</text:p>
          </table:table-cell>
          <table:table-cell table:style-name="ce2"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ඝන පදාර්ථයේ සුවිශේෂී ලක්ෂණයක් වන්නේ,</text:p>
          </table:table-cell>
          <table:table-cell/>
          <table:table-cell office:value-type="string" calcext:value-type="string">
            <text:p>නිශ්චිත ස්කන්ධයක් පැවතී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ශ්චිත වර්ණයක් පැවතී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ශ්චිත හැඩයක් පැවතීම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ශ්චිත කාලයක් පැවතීම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37" calcext:value-type="float">
            <text:p>37</text:p>
          </table:table-cell>
          <table:table-cell table:number-columns-repeated="2"/>
          <table:table-cell office:value-type="string" calcext:value-type="string">
            <text:p>ඝන පදාර්ථවල ලක්ෂණ පිළිබඳ වැරදි ප්‍රකාශය තෝරන්න.</text:p>
          </table:table-cell>
          <table:table-cell/>
          <table:table-cell office:value-type="string" calcext:value-type="string">
            <text:p>නිශ්චිත හැඩයක් ඇත.</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ශ්චිත පරිමාවක් ඇත.</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වකාශයේ ඉඩක් ග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ශ්චිත පරිමාවක් නැත.</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38" calcext:value-type="float">
            <text:p>38</text:p>
          </table:table-cell>
          <table:table-cell table:number-columns-repeated="2"/>
          <table:table-cell office:value-type="string" calcext:value-type="string">
            <text:p>නිශ්චිත ද්‍රව පරිමාවක් මැන ගැනීමට වඩා සුදුසු උපකරණය මින් කුමක් ද?</text:p>
          </table:table-cell>
          <table:table-cell/>
          <table:table-cell office:value-type="string" calcext:value-type="string">
            <text:p>තෙදඬු තුලාව</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මිනුම් සරාව</text:p>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ද්‍රව මානය</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බීකර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39" calcext:value-type="float">
            <text:p>39</text:p>
          </table:table-cell>
          <table:table-cell office:value-type="string" calcext:value-type="string">
            <text:p>අඩක් පමණ ජලය පුරවා කෙළවර වසන ලද පරීක්ෂණ නල හතරක රූප සටහන් පහත දැත්වේ.</text:p>
          </table:table-cell>
          <table:table-cell office:value-type="string" calcext:value-type="string">
            <text:p>science-06-t1-l02-ep08-q-4.jpg</text:p>
          </table:table-cell>
          <table:table-cell office:value-type="string" calcext:value-type="string">
            <text:p>පරීක්ෂණ නලයේ ජලය පිහිටන ආකාරය නිවැරදි ව දැක්වෙන රූප සටහන් මොනවා ද?</text:p>
          </table:table-cell>
          <table:table-cell/>
          <table:table-cell office:value-type="string" calcext:value-type="string">
            <text:p>A, B</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A, C</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B, D</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A, D</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40" calcext:value-type="float">
            <text:p>40</text:p>
          </table:table-cell>
          <table:table-cell table:number-columns-repeated="2"/>
          <table:table-cell office:value-type="string" calcext:value-type="string">
            <text:p>පහත වගන්තිවලින් ඝන පදාර්ථය පිළිබඳ කියැවෙන වගන්තිය කුමක් ද?</text:p>
          </table:table-cell>
          <table:table-cell/>
          <table:table-cell office:value-type="string" calcext:value-type="string">
            <text:p>නිශ්චිත හැඩයක් ඇත. නිශ්චිත පරිමාවක් ඇත.</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ශ්චිත හැඩයක් නැත. නිශ්චිත පරිමාවක් නැත.</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ශ්චිත හැඩයක් ඇත. නිශ්චිත පරිමාවක්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ශ්චිත හැඩයක් නැත. නිශ්චිත පරිමාවක් ඇත.</text:p>
          </table:table-cell>
          <table:table-cell office:value-type="float" office:value="0" calcext:value-type="float">
            <text:p>0</text:p>
          </table:table-cell>
          <table:table-cell table:style-name="ce4" table:number-columns-repeated="1006"/>
        </table:table-row>
        <table:table-row table:style-name="ro1">
          <table:table-cell office:value-type="float" office:value="9" calcext:value-type="float">
            <text:p>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2-ep09</text:p>
          </table:table-cell>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අප අවට ඇති දේ</text:p>
          </table:table-cell>
          <table:table-cell office:value-type="string" calcext:value-type="string">
            <text:p>පදාර්ථයේ මූලික අවස්ථා</text:p>
          </table:table-cell>
          <table:table-cell office:value-type="string" calcext:value-type="string">
            <text:p>පදාර්ථයේ මූලික අවස්ථා පිළිබඳව විස්තර කිරීම. පදාර්ථයේ මූලික අවස්ථා යටතේ ඝන,ද්‍රව පිළිබඳව විස්තර කිරීම.</text:p>
          </table:table-cell>
          <table:table-cell table:style-name="ce2"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වායුවක් පදාර්ථයක් ලෙස සැළකීමේදී ප්‍රධාන ලක්ෂණයක් වන්නේ,</text:p>
          </table:table-cell>
          <table:table-cell/>
          <table:table-cell office:value-type="string" calcext:value-type="string">
            <text:p>ආවේණික ගන්ධයක් තිබී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ඇසට නොපෙනී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වකාශයේ ඉඩක් ගැනීම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නිශ්චිත හැඩයක් පැවතීම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 calcext:value-type="float">
            <text:p>42</text:p>
          </table:table-cell>
          <table:table-cell table:number-columns-repeated="2"/>
          <table:table-cell office:value-type="string" calcext:value-type="string">
            <text:p>හඳුන්කූරක් දල්වා එහි දුම වායු සරාවකට ඇතුළු කර වායු සරාව වැසූ පසු දුම වායු සරාව පුරා පැතිරී යයි.මේ අනුව එළැඹෙන නිගමනය වන්නේ,</text:p>
          </table:table-cell>
          <table:table-cell/>
          <table:table-cell office:value-type="string" calcext:value-type="string">
            <text:p>වායුවකට නිශ්චිත පරිමාවක්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යුවකට නිශ්චිත පරිමාවක් නැ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යුවකට ඉඩක් අවශ්‍ය නොවන බව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යුවකට නිශ්චිත හැඩයක් ඇති බව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 calcext:value-type="float">
            <text:p>43</text:p>
          </table:table-cell>
          <table:table-cell table:number-columns-repeated="2"/>
          <table:table-cell office:value-type="string" calcext:value-type="string">
            <text:p><text:s/>හිස් බෝතලයක කට පහළට සිටින සේ ජල ජල භාජනයක ගිල්වීමට අදාල රූප සටහනක් පහත දැක්වේ.මෙම ක්‍රියාකාරකමෙන් තහවුරු කරන්නේ,</text:p>
          </table:table-cell>
          <table:table-cell/>
          <table:table-cell office:value-type="string" calcext:value-type="string">
            <text:p>බෝතලයක් ජලයේ ගිල්විය හැකි බ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යේ වාතය තිබෙන බ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තයට බෝතලය තුළ පැවැතිය නොහැකි බ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තය ඉඩක් ගන්නා බව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4" calcext:value-type="float">
            <text:p>44</text:p>
          </table:table-cell>
          <table:table-cell office:value-type="string" calcext:value-type="string">
            <text:p>වගන්ති තුනක් පහත දැක්වේ. \nA - නිශ්චිත පරිමාවක් ඇත. එසේ ම නිශ්චිත හැඩයක් නැත. <text:s/>\nB - නිශ්චිත හැඩයක් ඇත. එසේ ම නිශ්චිත පරිමාවක් ඇත. <text:s/>\nC - නිශ්චිත හැඩයක් නැත. එසේ ම නිශ්චිත පරිමාවක් නැත.</text:p>
          </table:table-cell>
          <table:table-cell/>
          <table:table-cell office:value-type="string" calcext:value-type="string">
            <text:p>මේවායින්, වායු පදාර්ථය ගැන කියැවෙන වගන්තිය / වගන්ති ඇතුළත් පිළිතුර තෝර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C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5" calcext:value-type="float">
            <text:p>45</text:p>
          </table:table-cell>
          <table:table-cell office:value-type="string" calcext:value-type="string">
            <text:p><text:s/>මුළුතැන්ගෙයි ඇතුළත් පදාර්ථ පිළිබඳ ව සිසුන් තිදෙනෙකු ලබා දුන් ලැයිස්තු තුනක් පහත දැක්වේ. <text:s/>\n(A) දර, පොල්තෙල් , පොල්කටු, භූමිතෙල් <text:s text:c="2"/>\n(B) LP ගෑස්, භූමිතෙල්, ශෝධන කුඩු, පොල්තෙල් <text:s/>\n(C) පොල්තෙල්, භූමිතෙල්, ලුණු, LP ගෑස්</text:p>
          </table:table-cell>
          <table:table-cell/>
          <table:table-cell office:value-type="string" calcext:value-type="string">
            <text:p>මේවායින් ඝන, ද්‍රව හා වායු පදාර්ථ තුනම ඇතුළත් පිළිතුර කුමක් ද?</text:p>
          </table:table-cell>
          <table:table-cell/>
          <table:table-cell office:value-type="string" calcext:value-type="string">
            <text:p>A හා B</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හා C</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B, C <text:s/>සියල්ල.</text:p>
          </table:table-cell>
          <table:table-cell office:value-type="float" office:value="0" calcext:value-type="float">
            <text:p>0</text:p>
          </table:table-cell>
          <table:table-cell table:style-name="ce4" table:number-columns-repeated="1006"/>
        </table:table-row>
        <table:table-row table:style-name="ro1">
          <table:table-cell office:value-type="float" office:value="10" calcext:value-type="float">
            <text:p>1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1-l02-ep10</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අප අවට ඇති දේ</text:p>
          </table:table-cell>
          <table:table-cell office:value-type="string" calcext:value-type="string">
            <text:p>පදාර්ථයේ මූලික අවස්ථා.පදාර්ථයේ මූලික අවස්ථා 03 හි සංසන්දනය.</text:p>
          </table:table-cell>
          <table:table-cell office:value-type="string" calcext:value-type="string">
            <text:p>පදාර්ථයේ මූලික අවස්ථා 03 හි සංසන්දනය වායු පදාර්ථය පිළිබඳව විස්තර කිරීම. පදාර්ථයේ මූලික අවස්ථා 03 හි රසායනික ගුණ පිළිබඳව විස්තර කිරීම.</text:p>
          </table:table-cell>
          <table:table-cell table:style-name="ce2"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ගල් කැටයක්, ගෙන්දගම් කැටයක් සහ අයිස් කැටයක් යන ඒවා රත් කිරීමේදී ඝන අවස්ථාව වෙනස්වන ද්‍රව්‍ය මොනවාද?</text:p>
          </table:table-cell>
          <table:table-cell/>
          <table:table-cell office:value-type="string" calcext:value-type="string">
            <text:p>ගල් කැටය, ගෙන්දගම් කැට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න්දගම් කැටය, අයිස් කැට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යිස් කැටය, ගල් කැට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ල් කැටය, ගෙන්දගම් කැටය, අයිස් කැට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7" calcext:value-type="float">
            <text:p>47</text:p>
          </table:table-cell>
          <table:table-cell office:value-type="string" calcext:value-type="string">
            <text:p>පදාර්ථයේ අවස්ථා පිළිබඳ වගන්ති තුනක් A,B,C මගින් දැක්වේ. මෙයට අමතරව අයිස්, පොල්තෙල් හා ඔක්සිජන් යන ද්‍රව්‍ය ද සපයා ඇත. <text:s/>\nA2 හා 3 ප්‍රශ්න ඒ ඇසුරිනි <text:s/>\nA - අවස්ථා සියල්ලම අංශුවලින් සමනිවිත ය. <text:s/>\nB - ස්වාභාවාකව ද්‍රව තත්ත්වයේ පවතී. <text:s/>\nC - ඝන අවස්ථාව ද්‍රව අවස්ථාව බවට පත් කළ හැකි ය.</text:p>
          </table:table-cell>
          <table:table-cell/>
          <table:table-cell office:value-type="string" calcext:value-type="string">
            <text:p>මේවායින් ඉහත ද්‍රව්‍ය තුනටම පොදු ලක්ෂණය,</text:p>
          </table:table-cell>
          <table:table-cell/>
          <table:table-cell office:value-type="string" calcext:value-type="string">
            <text:p>A</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B,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8" calcext:value-type="float">
            <text:p>48</text:p>
          </table:table-cell>
          <table:table-cell office:value-type="string" calcext:value-type="string">
            <text:p>පදාර්ථයේ අවස්ථා පිළිබඳ වගන්ති තුනක් A,B,C මගින් දැක්වේ. මෙයට අමතරව අයිස්, පොල්තෙල් හා ඔක්සිජන් යන ද්‍රව්‍ය ද සපයා ඇත. <text:s/>\nA2 හා 3 ප්‍රශ්න ඒ ඇසුරිනි <text:s/>\nA - අවස්ථා සියල්ලම අංශුවලින් සමනිවිත ය. <text:s/>\nB - ස්වාභාවාකව ද්‍රව තත්ත්වයේ පවතී. <text:s/>\nC - ඝන අවස්ථාව ද්‍රව අවස්ථාව බවට පත් කළ හැකි ය.</text:p>
          </table:table-cell>
          <table:table-cell/>
          <table:table-cell office:value-type="string" calcext:value-type="string">
            <text:p>B සහ C ලක්ෂණ පෙන්නුම් කරන ද්‍රව්‍ය මොනවාද?</text:p>
          </table:table-cell>
          <table:table-cell/>
          <table:table-cell office:value-type="string" calcext:value-type="string">
            <text:p>අයි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ල්තෙ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ඔක්සිජ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ල්තෙල් හා අයි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9" calcext:value-type="float">
            <text:p>49</text:p>
          </table:table-cell>
          <table:table-cell table:number-columns-repeated="2"/>
          <table:table-cell office:value-type="string" calcext:value-type="string">
            <text:p>මිනුම් සරාවකින් ද්‍රව පරිමාවක් කියවීමේදී නිවැරදිව ඇස තැබිය යුතු ස්ථානය දැක්වෙන පිළිතුර තෝරන්න.</text:p>
          </table:table-cell>
          <table:table-cell office:value-type="string" calcext:value-type="string">
            <text:p>science-06-t1-l02-ep10-q-4-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2-ep10-q-4-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2-ep10-q-4-a-3.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1-l02-ep10-q-4-a-4.jpg</text:p>
          </table:table-cell>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50" calcext:value-type="float">
            <text:p>50</text:p>
          </table:table-cell>
          <table:table-cell office:value-type="string" calcext:value-type="string">
            <text:p>පහත වගන්ති තුන සළකා බලන්න. <text:s/>\nA - රසදිය යනු ද්‍රව අවස්ථාවේ පවතින පදාර්ථයකි. <text:s/>\nB - සමාන ජල පරිමා දෙකක හැඩ දෙකක් තිබිය හැක. <text:s/>\nC - ඔක්සිජන් වායුව ටැංකියක් තුළ ගබඩා කර තැබිය හැකි ය.</text:p>
          </table:table-cell>
          <table:table-cell/>
          <table:table-cell office:value-type="string" calcext:value-type="string">
            <text:p><text:s/>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1" calcext:value-type="float">
            <text:p>1</text:p>
          </table:table-cell>
          <table:table-cell table:style-name="ce4" table:number-columns-repeated="1006"/>
        </table:table-row>
        <table:table-row table:style-name="ro1">
          <table:table-cell office:value-type="float" office:value="11" calcext:value-type="float">
            <text:p>1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2-ep11</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අප අවට ඇති දේ</text:p>
          </table:table-cell>
          <table:table-cell office:value-type="string" calcext:value-type="string">
            <text:p>පදාර්ථයේ මූලික අවස්ථා 03 හි සංසන්දනය</text:p>
          </table:table-cell>
          <table:table-cell office:value-type="string" calcext:value-type="string">
            <text:p>පදාර්ථයේ මූලික අවස්ථා 03 හි සංසන්දනය ඝන <text:s/>පදාර්ථය සතු භෞතික ගුණ පිළිබඳව පැහැදිලි කිරීම ප‍්‍රයෝජන පිළිබඳව විස්තර කිරීම.</text:p>
          </table:table-cell>
          <table:table-cell table:style-name="ce2"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දැඩිබව නැමැති භෞතික ගුණාංගය පෙන්වන ද්‍රව්‍යයකට උදාහරණයකි,</text:p>
          </table:table-cell>
          <table:table-cell/>
          <table:table-cell office:value-type="string" calcext:value-type="string">
            <text:p>රබ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යමන්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ය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ඟු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52" calcext:value-type="float">
            <text:p>52</text:p>
          </table:table-cell>
          <table:table-cell table:number-columns-repeated="2"/>
          <table:table-cell office:value-type="string" calcext:value-type="string">
            <text:p>ළදරුවන්ගේ සූප්පු ආදිය සෑදීමට රබර් යොදා ගන්නේ රබර් සතු කිනම් ගුණය නිසා ද?</text:p>
          </table:table-cell>
          <table:table-cell/>
          <table:table-cell office:value-type="string" calcext:value-type="string">
            <text:p>ප්‍රත්‍යස්ථ බ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ළොක් බ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හන්‍යතා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යන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53" calcext:value-type="float">
            <text:p>53</text:p>
          </table:table-cell>
          <table:table-cell table:number-columns-repeated="2"/>
          <table:table-cell office:value-type="string" calcext:value-type="string">
            <text:p><text:s/>ලෝහ සතු ආහන්‍ය ගුණය වැදගත් වන අවස්ථාවක් වන්නේ,</text:p>
          </table:table-cell>
          <table:table-cell/>
          <table:table-cell office:value-type="string" calcext:value-type="string">
            <text:p>ආභරණ සෑදීමේදී ශක්තිමත් බව රැක ගැනීම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භරණ සෑදීමේදී විවිධ හැඩවලට සකස් කරගත හැකි 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ආභරණවල මිල වැඩි කර ගැනීම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භරණවල කල් පැවැත්ම වැඩි කර ගැනීමට</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54" calcext:value-type="float">
            <text:p>54</text:p>
          </table:table-cell>
          <table:table-cell office:value-type="string" calcext:value-type="string">
            <text:p>ඔබට පහත සඳහන් ද්‍රව්‍ය ලබා දී ඇත. \n(A) යකඩ. (B) රබර්. (C) අඟුරු. (D) වීදුරු.</text:p>
          </table:table-cell>
          <table:table-cell/>
          <table:table-cell office:value-type="string" calcext:value-type="string">
            <text:p>මේවායින් භංගුරතාව පෙන්වන ද්‍රව්‍ය වන්නේ,</text:p>
          </table:table-cell>
          <table:table-cell/>
          <table:table-cell office:value-type="string" calcext:value-type="string">
            <text:p>A,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D.</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55" calcext:value-type="float">
            <text:p>55</text:p>
          </table:table-cell>
          <table:table-cell table:number-columns-repeated="2"/>
          <table:table-cell office:value-type="string" calcext:value-type="string">
            <text:p>තන්‍යතාව හා ආහන්‍යතාව <text:s/>යන ගුණාංග දෙකම පෙන්වන දුව්‍ය යුගලය කුමක් ද?</text:p>
          </table:table-cell>
          <table:table-cell/>
          <table:table-cell office:value-type="string" calcext:value-type="string">
            <text:p>තඹ සහ දියම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ඇලුමිනියම් හා වීදු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ඹ සහ යකඩ.</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ඟුරු සහ තඹ.</text:p>
          </table:table-cell>
          <table:table-cell office:value-type="float" office:value="0" calcext:value-type="float">
            <text:p>0</text:p>
          </table:table-cell>
          <table:table-cell table:style-name="ce4" table:number-columns-repeated="1006"/>
        </table:table-row>
        <table:table-row table:style-name="ro1">
          <table:table-cell office:value-type="float" office:value="12" calcext:value-type="float">
            <text:p>1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2</text:p>
          </table:table-cell>
          <table:table-cell office:value-type="float" office:value="12" calcext:value-type="float">
            <text:p>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ජලය. ජලයේ භෞතික අවස්ථා.</text:p>
          </table:table-cell>
          <table:table-cell office:value-type="string" calcext:value-type="string">
            <text:p>ජලයේ භෞතික අවස්ථා ජලයේ භෞතික අවස්ථා 3 පැහැදිලි කිරීම.</text:p>
          </table:table-cell>
          <table:table-cell table:style-name="ce2"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පදාර්යේ අවස්ථා යටතේ ජලය, එක් අවස්ථාවක සිට තවත් අවස්ථාවකට පත් කළ නොහැකි අවස්ථාව මින් කුමක් ද?</text:p>
          </table:table-cell>
          <table:table-cell office:value-type="string" calcext:value-type="string">
            <text:p>science-06-t1-l03-ep12-q-1-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3-ep12-q-1-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3-ep12-q-1-a-3.jpg</text:p>
          </table:table-cell>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1-a-4.jpg</text:p>
          </table:table-cell>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57" calcext:value-type="float">
            <text:p>57</text:p>
          </table:table-cell>
          <table:table-cell table:number-columns-repeated="2"/>
          <table:table-cell office:value-type="string" calcext:value-type="string">
            <text:p>භාජනයකට දමා ඇති අයිස් කැට ටික වේලාවක් රත් කිරීමේදී එයින් ජල වාෂ්ප ලබා ගත හැකිය. මෙහිදී අයිස්වල සිදුවන අවස්ථා විපර්යාසය පිලිවෙළින් දක්වා ඇත්තේ කිනම් පිළිතුරේ ද?</text:p>
          </table:table-cell>
          <table:table-cell office:value-type="string" calcext:value-type="string">
            <text:p>science-06-t1-l03-ep12-q-2-a-1.jpg</text:p>
          </table:table-cell>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2-a-2.jpg</text:p>
          </table:table-cell>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2-a-3.jpg</text:p>
          </table:table-cell>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2-a-4.jpg</text:p>
          </table:table-cell>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58" calcext:value-type="float">
            <text:p>58</text:p>
          </table:table-cell>
          <table:table-cell table:number-columns-repeated="2"/>
          <table:table-cell office:value-type="string" calcext:value-type="string">
            <text:p>පියන වසන ලද ජල භාජනයක් රත් කර නිවෙන්නට තබා බැලූ විට පියනේ ඇතුළත ජල බිංදු දක්නට ලැබුණි.මෙහිදී සිදුව ඇති ජලයේ අවස්ථා විපර්යාස මොනවා ද?</text:p>
          </table:table-cell>
          <table:table-cell office:value-type="string" calcext:value-type="string">
            <text:p>science-06-t1-l03-ep12-q-3-a-1.jpg</text:p>
          </table:table-cell>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3-a-2.jpg</text:p>
          </table:table-cell>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3-a-3.jpg</text:p>
          </table:table-cell>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3-a-4.jpg</text:p>
          </table:table-cell>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59" calcext:value-type="float">
            <text:p>59</text:p>
          </table:table-cell>
          <table:table-cell table:number-columns-repeated="2"/>
          <table:table-cell office:value-type="string" calcext:value-type="string">
            <text:p>වීදුරුවකට අයිස් කැට ටිකක් දමා වීදුරුවේ කට වසා ටික වේලාවක් එළිමහනේ තිබෙන්නට හැර බැලූ විට වීදුරුව මතුපිට ජල බිඳිති දැක ගත හැකි විය. එසේ ජල බිඳිති තිබීමෙන් එළැඹෙන නිගමනය කුමක් ද?</text:p>
          </table:table-cell>
          <table:table-cell/>
          <table:table-cell office:value-type="string" calcext:value-type="string">
            <text:p>වායුගෝලයේ ජල වාෂ්ප ඇති බව.</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වීදුරුව තුළින් ජලය කාන්දු වී ඇති බ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යිස් සෑදී <text:s/>ඇත්තේ ජලයෙන් <text:s/>බ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වීදුරුව පිරිසිදු කර නොමැති බ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60" calcext:value-type="float">
            <text:p>60</text:p>
          </table:table-cell>
          <table:table-cell table:number-columns-repeated="2"/>
          <table:table-cell office:value-type="string" calcext:value-type="string">
            <text:p>පහත ඒවායින් නිවැරදි වගන්තිය තෝරන්න.</text:p>
          </table:table-cell>
          <table:table-cell/>
          <table:table-cell office:value-type="string" calcext:value-type="string">
            <text:p>ජල වාෂ්ප ඝනීභවනය වීමෙන් අයිස් <text:s/>සෑදේ.</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 වාෂ්ප ඝනීභවනය වීමෙන් ජල බිංදු සෑදේ.</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යිස් රත් කිරීමේදී එක් වර ම ජල වාෂ්ප සෑදේ.</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ර්ෂාව ඇතිවන්නේ වායුගෝලයේ ඇති අයිස් කැට දියවීමෙනි.</text:p>
          </table:table-cell>
          <table:table-cell office:value-type="float" office:value="0" calcext:value-type="float">
            <text:p>0</text:p>
          </table:table-cell>
          <table:table-cell table:style-name="ce4" table:number-columns-repeated="1006"/>
        </table:table-row>
        <table:table-row table:style-name="ro1">
          <table:table-cell office:value-type="float" office:value="13" calcext:value-type="float">
            <text:p>1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3</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භෞතික අවස්ථාව අනුව ජලය පවතින ආකාරය, භෞතික අවස්ථා අනුව ජලය ස්වභාවිකව පවතින ආකාරය.</text:p>
          </table:table-cell>
          <table:table-cell office:value-type="string" calcext:value-type="string">
            <text:p>ජලයේ ස්වභාවික අවස්ථා භෞතික අවස්ථා අනුව ජලය ස්වභාවිකව පවතින ආකාර ඝන , ද්‍රව සහ වායු පදාර්ථ ලෙස ජලය ස්වභාවිකව පවතී.</text:p>
          </table:table-cell>
          <table:table-cell table:style-name="ce2"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ඝන අවස්ථාවේ ජලය පවතින අවස්ථාවක් නොවේ,</text:p>
          </table:table-cell>
          <table:table-cell/>
          <table:table-cell office:value-type="string" calcext:value-type="string">
            <text:p>ඝන අයි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ලැසිය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ණි</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62" calcext:value-type="float">
            <text:p>62</text:p>
          </table:table-cell>
          <table:table-cell office:value-type="string" calcext:value-type="string">
            <text:p>පදාර්ථයේ අවස්ථා වෙනස්වීම සම්බන්ධ ප්‍රකාශ හතරක් A, B, C, D මඟින් දක්වයි. 02 හා 03 ප්රශ්න එම වගන්ති ඇසුරිනි. \nA - ග්ලැසියර සෑදෙන්නේ ජල වාෂ්ප ඝනීභවනය වීමෙනි. \nB - ද්‍රව අවස්ථාවේ පවතින ජලය ස්වාභාවිකව සිසිල් වීමෙන් ග්ලැසියර සෑදේ. \nC – අපේ රටේ ගංගාවල ඇත්තේ ද්‍රව අවස්ථාවේ පවතින ජලය යි. \nD - දිය ඇල්ලක ඇත්තේ වායු අවස්ථාවේ පවතින ජලය යි.</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3" calcext:value-type="float">
            <text:p>63</text:p>
          </table:table-cell>
          <table:table-cell office:value-type="string" calcext:value-type="string">
            <text:p>පදාර්ථයේ අවස්ථා වෙනස්වීම සම්බන්ධ ප්‍රකාශ හතරක් A, B, C, D මඟින් දක්වයි. \nA - ග්ලැසියර සෑදෙන්නේ ජල වාෂ්ප ඝනීභවනය වීමෙනි. \nB - ද්‍රව අවස්ථාවේ පවතින ජලය ස්වාභාවිකව සිසිල් වීමෙන් ග්ලැසියර සෑදේ. \nC - අපේ රටේ ගංගාවල ඇත්තේ ද්‍රව අවස්ථාවේ පවතින ජලය යි. \nD - දිය ඇල්ලක ඇත්තේ වායු අවස්ථාවේ පවතින ජලය යි.</text:p>
          </table:table-cell>
          <table:table-cell/>
          <table:table-cell office:value-type="string" calcext:value-type="string">
            <text:p>ඉහත ඒවායින් සාවද්‍ය ප්‍රකාශ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4" calcext:value-type="float">
            <text:p>64</text:p>
          </table:table-cell>
          <table:table-cell office:value-type="string" calcext:value-type="string">
            <text:p>පහත වගන්ති තුන සළකා බලන්න. \nA - මුහුදේ ඇත්තේ ද්‍රව අවස්ථාවේ පවතින ජලය පමණි. \nB - මුහුදේ ඝන අවස්ථාවේ පවතින ජලය ද ඇත. \nC - මිරිදිය ජලාශවල බොහෝ විට ඇත්තේ ද්‍රව අවස්ථාවේ පවතින ජලය යි.</text:p>
          </table:table-cell>
          <table:table-cell/>
          <table:table-cell office:value-type="string" calcext:value-type="string">
            <text:p>මේවායින්,</text:p>
          </table:table-cell>
          <table:table-cell/>
          <table:table-cell office:value-type="string" calcext:value-type="string">
            <text:p>A සත්‍යය ය. B අසත්‍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අසත්‍යය. B හා C සත්‍ය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හා B සත්‍යය. C අසත්‍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සත්‍යය. B <text:s/>අසත්‍ය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5" calcext:value-type="float">
            <text:p>65</text:p>
          </table:table-cell>
          <table:table-cell office:value-type="string" calcext:value-type="string">
            <text:p>ජලයේ අවස්ථා පිළිබඳ පහත ප්‍රකාශ බලන්න. \nA - ගලායන දිය ඇල්ලක ඉහළ ඝන අවස්ථාවේ පවතින ජලය ඇති අතර පහළ ඇත්තේ වායු අවස්ථාවේ ජලයයි. \nB - ගලායන දිය ඇල්ලක ඇත්තේ ද්‍රව අවස්ථාවේ පවතින ජලය යි. \nC - උණුකර නිවාගත් ජල බඳුනක පියනේ ජල වාෂ්ප දැකිය හැකි ය.</text:p>
          </table:table-cell>
          <table:table-cell/>
          <table:table-cell office:value-type="string" calcext:value-type="string">
            <text:p>මේවායින් සත්‍ය වන්නේ,</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1">
          <table:table-cell office:value-type="float" office:value="14" calcext:value-type="float">
            <text:p>1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4</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ජලය පවතින විවිධ ආකාර සරල පරීක්ෂණයක් විස්තර කිරීම.</text:p>
          </table:table-cell>
          <table:table-cell office:value-type="string" calcext:value-type="string">
            <text:p>ජලය පවතින විවිධ ආකාර සරල පරීක්ෂණයක් මගින් පැහැදිලි කිරීම. ස්වභාවයේ ජලය පවතින විවිධ ආකාර විස්තර කිරීම සහ පස තුළින් ජලය ගලා යන ආකාරය සරල පරීක්ෂණයක් මගින් පැහැදිලි කිරීම.</text:p>
          </table:table-cell>
          <table:table-cell table:style-name="ce2"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පොළව අභ්‍යන්තරයේ පවතින ජලය හැඳින්වෙන්නේ,</text:p>
          </table:table-cell>
          <table:table-cell/>
          <table:table-cell office:value-type="string" calcext:value-type="string">
            <text:p>ළිං ජලය ලෙසි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ගත ජලය ලෙසිනි.</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උල්පත් ජලය ලෙසි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ඹුරු ජලය ලෙසි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7" calcext:value-type="float">
            <text:p>67</text:p>
          </table:table-cell>
          <table:table-cell table:number-columns-repeated="2"/>
          <table:table-cell office:value-type="string" calcext:value-type="string">
            <text:p>ජලයේ පවතින විවිධ ආකාර අනුව සාගර සහ වැව්වල ඇත්තේ,</text:p>
          </table:table-cell>
          <table:table-cell/>
          <table:table-cell office:value-type="string" calcext:value-type="string">
            <text:p>මතුපිට ජල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භූගත ජල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ර්ෂණ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භ්‍යන්තර ජල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8" calcext:value-type="float">
            <text:p>68</text:p>
          </table:table-cell>
          <table:table-cell table:number-columns-repeated="2"/>
          <table:table-cell office:value-type="string" calcext:value-type="string">
            <text:p>වර්ෂණයේ ආකාරයක් නොවන්නේ,</text:p>
          </table:table-cell>
          <table:table-cell/>
          <table:table-cell office:value-type="string" calcext:value-type="string">
            <text:p>වර්ෂා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හි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ණි වැස්ස.</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යිස් කැට වැස්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9" calcext:value-type="float">
            <text:p>69</text:p>
          </table:table-cell>
          <table:table-cell table:number-columns-repeated="2"/>
          <table:table-cell office:value-type="string" calcext:value-type="string">
            <text:p>පොකුණු හා ළිංවල ඇති ජලය, පිළිවෙළින්,</text:p>
          </table:table-cell>
          <table:table-cell/>
          <table:table-cell office:value-type="string" calcext:value-type="string">
            <text:p>භූගත ජලය හා භූගත ජල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ගත ජලය හා මතුපිට ජල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තුපිට ජලය හා භූගත ජල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තුපිට ජලය හා මතුපිට ජල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70" calcext:value-type="float">
            <text:p>70</text:p>
          </table:table-cell>
          <table:table-cell table:number-columns-repeated="2"/>
          <table:table-cell office:value-type="string" calcext:value-type="string">
            <text:p><text:s/>ශ්‍රී ලංකාවේ දක්නට ලැබෙන ප්‍රධාන වර්ෂන ක්‍රමය,</text:p>
          </table:table-cell>
          <table:table-cell/>
          <table:table-cell office:value-type="string" calcext:value-type="string">
            <text:p>හි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හිම කැට වැස්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යිස් කැට වැස්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ර්ෂාව යි.</text:p>
          </table:table-cell>
          <table:table-cell office:value-type="float" office:value="1" calcext:value-type="float">
            <text:p>1</text:p>
          </table:table-cell>
          <table:table-cell table:style-name="ce4" table:number-columns-repeated="1006"/>
        </table:table-row>
        <table:table-row table:style-name="ro1">
          <table:table-cell office:value-type="float" office:value="15" calcext:value-type="float">
            <text:p>1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5</text:p>
          </table:table-cell>
          <table:table-cell office:value-type="float" office:value="15" calcext:value-type="float">
            <text:p>1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ලවණතාව අනුව ජලය වර්ග කිරීම.</text:p>
          </table:table-cell>
          <table:table-cell office:value-type="string" calcext:value-type="string">
            <text:p>ලවණතාව අනුව ජලය වර්ග කිරීම ලවණතාව අනුව ජලය වර්ග 3 පවතී. මිරිදිය, කරදිය සහ කිවුල් දිය.</text:p>
          </table:table-cell>
          <table:table-cell table:style-name="ce2"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කලපුවල ඇති ජලය,</text:p>
          </table:table-cell>
          <table:table-cell/>
          <table:table-cell office:value-type="string" calcext:value-type="string">
            <text:p>මිරිදි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රදි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වුල් දි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බොර දි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72" calcext:value-type="float">
            <text:p>72</text:p>
          </table:table-cell>
          <table:table-cell table:number-columns-repeated="2"/>
          <table:table-cell office:value-type="string" calcext:value-type="string">
            <text:p>මුහුදු ජලයේ ලුණු රස ඇතිවන්නේ කිනම් ලවණයක් දියවීමෙන් ද?</text:p>
          </table:table-cell>
          <table:table-cell/>
          <table:table-cell office:value-type="string" calcext:value-type="string">
            <text:p>සෝඩියම් ක්ලෝරයිඩ්.</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ඩියම් සල්‍පේ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ග්නීසියම් ක්ලෝරයිඩ්.</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ල්සියම් සල්‍‍පේට්.</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73" calcext:value-type="float">
            <text:p>73</text:p>
          </table:table-cell>
          <table:table-cell table:number-columns-repeated="2"/>
          <table:table-cell office:value-type="string" calcext:value-type="string">
            <text:p>නිවැරදි වගන්තිය තෝරන්න.</text:p>
          </table:table-cell>
          <table:table-cell/>
          <table:table-cell office:value-type="string" calcext:value-type="string">
            <text:p>මුහුදු ජලයේ දියවී ඇත්තේ එක් ලවණ වර්ගය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යේ ලවණතාව යනු දියවී ඇති ලවණ ප්‍රමාණ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ලවණතාව අඩු ජලය කරදිය ලෙස හැඳි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රිදියට වඩා කිවුල් දියෙහි දියවී ඇති ලවණ ප්‍රමාණය අඩු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74" calcext:value-type="float">
            <text:p>74</text:p>
          </table:table-cell>
          <table:table-cell table:number-columns-repeated="2"/>
          <table:table-cell office:value-type="string" calcext:value-type="string">
            <text:p><text:s/>ලුණු ලේවායක ලුණු නිපදවන්නේ,</text:p>
          </table:table-cell>
          <table:table-cell/>
          <table:table-cell office:value-type="string" calcext:value-type="string">
            <text:p>මුහුදු ජලය රත් කිරීමෙ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දු ජලයට රසායනික ද්‍රව්‍ය එකතු කිරීමෙ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භාවික ව මිදී ඇති ලුණු පිරිසුදු කර ගැනීමෙ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දු ජලය වාෂ්පීභවනය කිරීමෙනි.</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75" calcext:value-type="float">
            <text:p>75</text:p>
          </table:table-cell>
          <table:table-cell office:value-type="string" calcext:value-type="string">
            <text:p>A – කරදිය B - කිවුල් දිය C – මිරිදිය \nP - වැව Q - මුහුද R – කලපුව</text:p>
          </table:table-cell>
          <table:table-cell/>
          <table:table-cell office:value-type="string" calcext:value-type="string">
            <text:p>A, B, C හා P, Q, R නිවැරදිව ගලපා ඇති පිළිතුර කුමක් ද?</text:p>
          </table:table-cell>
          <table:table-cell/>
          <table:table-cell office:value-type="string" calcext:value-type="string">
            <text:p>A-P , B-Q , C-R.</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Q , B-R , C-P.</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R , B-P , C-Q.</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Q , B-C , P-R.</text:p>
          </table:table-cell>
          <table:table-cell office:value-type="float" office:value="0" calcext:value-type="float">
            <text:p>0</text:p>
          </table:table-cell>
          <table:table-cell table:style-name="ce4" table:number-columns-repeated="1006"/>
        </table:table-row>
        <table:table-row table:style-name="ro1">
          <table:table-cell office:value-type="float" office:value="16" calcext:value-type="float">
            <text:p>1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1-l03-ep16</text:p>
          </table:table-cell>
          <table:table-cell office:value-type="float" office:value="16" calcext:value-type="float">
            <text:p>1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එදිනෙදා ජීවිතයේ දී ජලය වැදගත් වන ආකාරය. ජලයේ ප‍්‍රයෝජන.</text:p>
          </table:table-cell>
          <table:table-cell office:value-type="string" calcext:value-type="string">
            <text:p>ජලයේ ප‍්‍රයෝජන එදිනෙදා ජීවිතයේ දී ජලය වැදගත් වන ආකාරය එදිනෙදා ජීවිතයේ දී විවිධ කටයුතුවලට ජලය වැදගත් වන ආකාරය උදාහරණ මගින් පැහැදිලි කිරීම.</text:p>
          </table:table-cell>
          <table:table-cell table:style-name="ce2"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රුධිරයේ වැඩි වශයෙන් ම ඇත්තේ,</text:p>
          </table:table-cell>
          <table:table-cell/>
          <table:table-cell office:value-type="string" calcext:value-type="string">
            <text:p>රුධිර සෛ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ෂක ද්‍රව්‍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ර්ණක</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ජල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77" calcext:value-type="float">
            <text:p>77</text:p>
          </table:table-cell>
          <table:table-cell office:value-type="string" calcext:value-type="string">
            <text:p>ජලය ආශ්‍රිත ජීවීන්‍ට ජලයේ අවශ්‍යතාව පිළිබඳ කරුණු හතරක් A , B , C , D මඟින් දක්වා ඇත. \nA - පිහිනීමට \nB - ඔක්සිජන් ලබා ගැනීමට \nC - ඛනිජ ලවණ උරා ගැනීමට \nD - ප්‍රභාසංස්ලේෂණයට</text:p>
          </table:table-cell>
          <table:table-cell/>
          <table:table-cell office:value-type="string" calcext:value-type="string">
            <text:p>ඉහත ඒවායින් ජලජ සතුන්ට පමණක් වැදගත් වන ක්‍රියාව කුමක් ද,</text:p>
          </table:table-cell>
          <table:table-cell/>
          <table:table-cell office:value-type="string" calcext:value-type="string">
            <text:p>A</text:p>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D</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78" calcext:value-type="float">
            <text:p>78</text:p>
          </table:table-cell>
          <table:table-cell table:number-columns-repeated="2"/>
          <table:table-cell office:value-type="string" calcext:value-type="string">
            <text:p>සත්‍ය ප්‍රකාශය තෝරන්න.</text:p>
          </table:table-cell>
          <table:table-cell/>
          <table:table-cell office:value-type="string" calcext:value-type="string">
            <text:p>ජලජ ශාකවල ප්‍රභාසංස්ලේෂණයට සූර්යාලෝකය අවශ්‍ය නො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ජ සතුන් ඔක්සිජන් ලබා ගන්නේ වායුගෝලීය වාතයෙ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ජ ශාකවල ඛනිජ ලවණ උරා ගැනීමට ජලය අවශ්‍ය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ජ සතුන් බහිස්ස්‍රාවය සිදු නොකර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79" calcext:value-type="float">
            <text:p>79</text:p>
          </table:table-cell>
          <table:table-cell office:value-type="string" calcext:value-type="string">
            <text:p>ජලය අපට වැදගත් වන අවස්ථා තුනක් A , B , C මඟින් දැක්වේ. \nA - දිය නෑමට B – බීමට C - රෙදි සේදීමට</text:p>
          </table:table-cell>
          <table:table-cell/>
          <table:table-cell office:value-type="string" calcext:value-type="string">
            <text:p>ඉහත ඒවායින් සනීපාරක්ෂක කටයුතු සඳහා ජලය යොදාගන්නා අවස්ථා මොනවාද?</text:p>
          </table:table-cell>
          <table:table-cell/>
          <table:table-cell office:value-type="string" calcext:value-type="string">
            <text:p>A, B</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B, C</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A, C</text:p>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A, B, C</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80" calcext:value-type="float">
            <text:p>80</text:p>
          </table:table-cell>
          <table:table-cell table:number-columns-repeated="2"/>
          <table:table-cell office:value-type="string" calcext:value-type="string">
            <text:p><text:s/>අසත්‍ය ප්‍රකාශය තෝරන්න.</text:p>
          </table:table-cell>
          <table:table-cell/>
          <table:table-cell office:value-type="string" calcext:value-type="string">
            <text:p>වාහනවල එන්ජින් සිසිල් කිරීමට ජලය යොදා ග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වී දේහ සිසිල් කිරීමට අවශ්‍ය <text:s/>වන්නේ රුධිරය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ළපටි ශාක ඍජුව තැබීමට වැදගත් වන්නේ ජල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තුන්ගේ ආහාර ජීර්ණයට ජලය අවශ්‍ය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17" calcext:value-type="float">
            <text:p>1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ජීවයේ පැවැත්ම සඳහා ජලයේ වැදගත්කම. /ජලය සීමිත සම්පතකි.</text:p>
          </table:table-cell>
          <table:table-cell office:value-type="string" calcext:value-type="string">
            <text:p>ජීවයේ පැවැත්ම සඳහා ජලයේ වැදගත්කම ජලය සීමිත සම්පතකි. ජලය පවතින ආකාර අනුව ජලය ස්වභාවිකව භාවිතයට ගැනීම පිණිස ඉතා සුළු ප‍්‍රමාණයක් ඇති බව පැහැදිලි කිරීම.</text:p>
          </table:table-cell>
          <table:table-cell table:style-name="ce2"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text:s/>පෘථිවි පෘෂ්ටයේ ඇති ජලයෙන් පරිභෝජනයට ගත හැකි ජල ප්‍රතිශතය, ආසන්න වශයෙන්,</text:p>
          </table:table-cell>
          <table:table-cell/>
          <table:table-cell office:value-type="string" calcext:value-type="string">
            <text:p>1%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0.1%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0.01% 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0.001% 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2" calcext:value-type="float">
            <text:p>82</text:p>
          </table:table-cell>
          <table:table-cell table:number-columns-repeated="2"/>
          <table:table-cell office:value-type="string" calcext:value-type="string">
            <text:p><text:s/>පෘථිවි පෘෂ්ඨයෙන් ගොඩබ්ම් ප්‍රමාණයේ ප්‍රතිශතය,</text:p>
          </table:table-cell>
          <table:table-cell/>
          <table:table-cell office:value-type="string" calcext:value-type="string">
            <text:p>7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6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5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0%.</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83" calcext:value-type="float">
            <text:p>83</text:p>
          </table:table-cell>
          <table:table-cell table:number-columns-repeated="2"/>
          <table:table-cell office:value-type="string" calcext:value-type="string">
            <text:p>ජලජ ජීවීන් පමණක් ඇතුළත් වන පිළිතුරු තෝරන්න.</text:p>
          </table:table-cell>
          <table:table-cell/>
          <table:table-cell office:value-type="string" calcext:value-type="string">
            <text:p>හාල් මැස්සා, ගෙම්බා, කිඹු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රා, බලයා, මුහුදු සිංහ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ඹුලා, ඉබ්බා, මදුරු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දුරුවා, තල්මසා, කිඹු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4" calcext:value-type="float">
            <text:p>84</text:p>
          </table:table-cell>
          <table:table-cell office:value-type="string" calcext:value-type="string">
            <text:p>හිස් තැනට සුදුසු වචනය තෝරන්න.</text:p>
          </table:table-cell>
          <table:table-cell/>
          <table:table-cell office:value-type="string" calcext:value-type="string">
            <text:p>ජීවී දේහවල පෝෂක පරිවහනය සඳහා ......... අත්‍යවශය වේ.</text:p>
          </table:table-cell>
          <table:table-cell/>
          <table:table-cell office:value-type="string" calcext:value-type="string">
            <text:p>ජල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සායනික පොහො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හෝර්මෝ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5" calcext:value-type="float">
            <text:p>85</text:p>
          </table:table-cell>
          <table:table-cell table:number-columns-repeated="2"/>
          <table:table-cell office:value-type="string" calcext:value-type="string">
            <text:p>ජලය සීමිත ස්වාභාවික සම්පතකි. එයට හේතුව,</text:p>
          </table:table-cell>
          <table:table-cell/>
          <table:table-cell office:value-type="string" calcext:value-type="string">
            <text:p>ජලය නොමිළයේ ලැබෙ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 ප්‍රභව බොහොමයක් ඍජුව පරිභෝජනයට ගත නොහැකි නිසා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ෂ ද්‍රව්‍ය එකතු වී දූෂණය වී ඇති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ර්ෂාව අඩු වීමෙන් පොළවට වැටෙන ජල ප්‍රමාණය අඩුවීම නිසා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18" calcext:value-type="float">
            <text:p>1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8</text:p>
          </table:table-cell>
          <table:table-cell office:value-type="float" office:value="18" calcext:value-type="float">
            <text:p>1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ජල දුෂණය. ජල දුෂණය අවම කිරීම සඳහා ගත යුතු පියවර.</text:p>
          </table:table-cell>
          <table:table-cell office:value-type="string" calcext:value-type="string">
            <text:p>ජල දුෂණය අවම කිරීම සඳහා ගත යුතු පියවර ජලය පවතින ආකාර අනුව ජලය ස්වභාවිකව භාවිතයට ගැනීම. පිණිස ඉතා සුළු ප‍්‍රමාණයක් ඇති නිසා ජල දුෂණය අවම කිරීම සඳහා ගත යුතු පියවර.</text:p>
          </table:table-cell>
          <table:table-cell table:style-name="ce2"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පහත ඒවායින් ජල දූෂණය කෙරෙහි වඩාත් ම බලපාන සාධකය කුමක් ද?</text:p>
          </table:table-cell>
          <table:table-cell/>
          <table:table-cell office:value-type="string" calcext:value-type="string">
            <text:p>ජලජ ශා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ජ සතු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දුම් කාර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යළි ශාක පත්‍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7" calcext:value-type="float">
            <text:p>87</text:p>
          </table:table-cell>
          <table:table-cell table:number-columns-repeated="2"/>
          <table:table-cell office:value-type="string" calcext:value-type="string">
            <text:p>ජල දූෂණය යනු,</text:p>
          </table:table-cell>
          <table:table-cell/>
          <table:table-cell office:value-type="string" calcext:value-type="string">
            <text:p>මිනිසාගේ පරිභෝජනයට නුසුදුසු මට්ටමට ජලයට දූෂක එකතු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ජ සතුන්ගේ පරිභෝජනයට නුසුදුසු මට්ටමට ජලයට දූෂක එකතු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ජ ශාකවල පරිභෝජනයට නුසුදුසු මට්ටමට ජලයට දූෂක එකතු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වීන්ගේ පරිභෝජනයට නුසුදුසු මට්ටමට ජලයට දූෂක එකතු වීම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88" calcext:value-type="float">
            <text:p>88</text:p>
          </table:table-cell>
          <table:table-cell table:number-columns-repeated="2"/>
          <table:table-cell office:value-type="string" calcext:value-type="string">
            <text:p>නිවසක් ආශ්‍රිතව ඇති ජලාශයක් දූෂණය වීමට වැඩියෙන් ම බලපාන හේතුව කුමක් ද?</text:p>
          </table:table-cell>
          <table:table-cell/>
          <table:table-cell office:value-type="string" calcext:value-type="string">
            <text:p>දිය 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විතැන් කටයුතු සඳහා යොදා ගැ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හස්ථ කැළිකසල ජලයට මුදා හැරී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ළං සේදී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9" calcext:value-type="float">
            <text:p>89</text:p>
          </table:table-cell>
          <table:table-cell table:number-columns-repeated="2"/>
          <table:table-cell office:value-type="string" calcext:value-type="string">
            <text:p>නිවැරදි වගන්තිය තෝරන්න.</text:p>
          </table:table-cell>
          <table:table-cell/>
          <table:table-cell office:value-type="string" calcext:value-type="string">
            <text:p>මතුපිට ජලයට එකතුවන රසායන ද්‍රව්‍ය භූගත ජලයට එකතු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ලාස්ටික් පොලිතීන් වැනි දේ ජලය දූෂණය කෙරෙහි බල නොපා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ෂාලක මඟින් ජල දූෂණයක් සිදු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තුපිට ජලය දූෂණය වීමෙන් භූගත ජලය ද දූෂණය වෙ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90" calcext:value-type="float">
            <text:p>90</text:p>
          </table:table-cell>
          <table:table-cell table:number-columns-repeated="2"/>
          <table:table-cell office:value-type="string" calcext:value-type="string">
            <text:p>පරිසර හිතකාමී දරුවකු ලෙස ඔබ විසින් නොකළ යුත්තේ,</text:p>
          </table:table-cell>
          <table:table-cell/>
          <table:table-cell office:value-type="string" calcext:value-type="string">
            <text:p>ප්ලාස්ටික් පොලිතීන් වැනි දේ ජලයට නොදැමී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ර්මාන්තශාලා ආශ්‍රිත අප ජලය ජලාශවලට මුදා හැරී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බන්, ක්ෂාලක වැනි දේ ජලයට එකතු නො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ෂි රසායන බඳුන් ජලාශවලින් නොසේදීම.</text:p>
          </table:table-cell>
          <table:table-cell office:value-type="float" office:value="0" calcext:value-type="float">
            <text:p>0</text:p>
          </table:table-cell>
          <table:table-cell table:style-name="ce4" table:number-columns-repeated="1006"/>
        </table:table-row>
        <table:table-row table:style-name="ro1">
          <table:table-cell office:value-type="float" office:value="19" calcext:value-type="float">
            <text:p>1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4-ep19</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ශක්තිය සහ කාර්යය. ශක්තිය යොදා කාර්යයන් සිදු කිරීම.</text:p>
          </table:table-cell>
          <table:table-cell office:value-type="string" calcext:value-type="string">
            <text:p>ශක්තිය සහ කාර්යය ශක්තිය යොදා කාර්යයන් සිදු කිරීම. ශක්තිය සහ කාර්යය අතර වෙනස.</text:p>
          </table:table-cell>
          <table:table-cell table:style-name="ce2"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කාර්යය කිරීමේ හැකියාව ........ නම් වේ.</text:p>
          </table:table-cell>
          <table:table-cell/>
          <table:table-cell office:value-type="string" calcext:value-type="string">
            <text:p>බල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ග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ක්ති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ජව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92" calcext:value-type="float">
            <text:p>92</text:p>
          </table:table-cell>
          <table:table-cell table:number-columns-repeated="2"/>
          <table:table-cell office:value-type="string" calcext:value-type="string">
            <text:p>නිදහසේ රඳවා ඇති සුළං පෙත්තක් කරකැවීමට ශක්තිය සපයන්නේ,</text:p>
          </table:table-cell>
          <table:table-cell/>
          <table:table-cell office:value-type="string" calcext:value-type="string">
            <text:p>විදුලිය මගිනි. <text:s/></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ඟ මගිනි.</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ර්යයා මගි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 පෙත්තේ ගබඩා වී ඇති ශක්තියෙ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93" calcext:value-type="float">
            <text:p>93</text:p>
          </table:table-cell>
          <table:table-cell table:number-columns-repeated="2"/>
          <table:table-cell office:value-type="string" calcext:value-type="string">
            <text:p>උෂ්ණත්වය මනිනු ලබන ඒකකය,</text:p>
          </table:table-cell>
          <table:table-cell/>
          <table:table-cell office:value-type="string" calcext:value-type="string">
            <text:p>ජූල්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ට්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ටර්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ල්සියස් 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94" calcext:value-type="float">
            <text:p>94</text:p>
          </table:table-cell>
          <table:table-cell table:number-columns-repeated="2"/>
          <table:table-cell office:value-type="string" calcext:value-type="string">
            <text:p><text:s/>සූර්ය තාපක උදුනකින් ලැබෙන්නේ,</text:p>
          </table:table-cell>
          <table:table-cell/>
          <table:table-cell office:value-type="string" calcext:value-type="string">
            <text:p>සූර්ය ශක්ති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ත් ශක්ති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න්දර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95" calcext:value-type="float">
            <text:p>95</text:p>
          </table:table-cell>
          <table:table-cell table:number-columns-repeated="2"/>
          <table:table-cell office:value-type="string" calcext:value-type="string">
            <text:p>සූර්ය තාපක පෙට්ටියක ඇතුළත ඇලුමිනියම් කොළ අලවනු ලැබේ. එයින් බලාපොරොත්තු වන්නේ,</text:p>
          </table:table-cell>
          <table:table-cell/>
          <table:table-cell office:value-type="string" calcext:value-type="string">
            <text:p>කාඩ්බෝඩ්වල දැඩි බව ඇති කිරී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ලංකාරය <text:s/>ලබා දී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 ශක්තිය වැඩිපුර අවශෝෂණය කර ගැනීමට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දිස්නය ඇති කිරීමට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20" calcext:value-type="float">
            <text:p>2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4-ep20</text:p>
          </table:table-cell>
          <table:table-cell office:value-type="float" office:value="20" calcext:value-type="float">
            <text:p>2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ශක්ති ප‍්‍රභව සහ ඒවායේ භාවිතය.</text:p>
          </table:table-cell>
          <table:table-cell office:value-type="string" calcext:value-type="string">
            <text:p><text:s/>ශක්ති ප‍්‍රභව සහ ඒවායේ භාවිතය ශක්ති ප‍්‍රභව සහ ඒවායේ භාවිතය පිළිබඳ විස්තර කිරීම. ශක්ති ප‍්‍රභව වල ස්වභාවය විස්තර කිරීම.</text:p>
          </table:table-cell>
          <table:table-cell table:style-name="ce2"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ජෛව ස්කන්ධ පමණක් අඩංගු පිළිතුර තෝරන්න.</text:p>
          </table:table-cell>
          <table:table-cell/>
          <table:table-cell office:value-type="string" calcext:value-type="string">
            <text:p>LP වායුව, දර, පොල්ක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ල්කටු, භූමිතෙල්, ද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ර, පොල්කටු, දහයි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දහයියා, LP වායුව, භූමිතෙල්.</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97" calcext:value-type="float">
            <text:p>97</text:p>
          </table:table-cell>
          <table:table-cell table:number-columns-repeated="2"/>
          <table:table-cell office:value-type="string" calcext:value-type="string">
            <text:p>පොසිල ඉන්ධනයක් නොවන්නේ,</text:p>
          </table:table-cell>
          <table:table-cell/>
          <table:table-cell office:value-type="string" calcext:value-type="string">
            <text:p>දර.</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භූමිතෙල් දර.</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ගල් අඟුරු.</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පෙට්‍රෝලියම් වායු .</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98" calcext:value-type="float">
            <text:p>98</text:p>
          </table:table-cell>
          <table:table-cell table:number-columns-repeated="2"/>
          <table:table-cell office:value-type="string" calcext:value-type="string">
            <text:p>ජල විදුලි බලාගාරයක විදුලිය උත්පාදනය සඳහා යොදාගන්නේ කිනම් ශක්තියක් ද?</text:p>
          </table:table-cell>
          <table:table-cell/>
          <table:table-cell office:value-type="string" calcext:value-type="string">
            <text:p>යන්ත්‍රවල ගබඩා වී ඇති ශක්ති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ගලා යන ජලයේ ශක්ති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ඉන්ධනවල ඇති ශක්ති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ශයක ඇති ජලයේ ශක්ති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99" calcext:value-type="float">
            <text:p>99</text:p>
          </table:table-cell>
          <table:table-cell table:number-columns-repeated="2"/>
          <table:table-cell office:value-type="string" calcext:value-type="string">
            <text:p>ශ්‍රී ලංකාවේ විදුලි උත්පාදනය සඳහා දැනට යොදා නොගන්නේ,</text:p>
          </table:table-cell>
          <table:table-cell/>
          <table:table-cell office:value-type="string" calcext:value-type="string">
            <text:p>සූර්ය ශක්තිය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සුළඟේ ශක්තිය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යේ ශක්තිය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යෂ්ටික ශක්තිය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100" calcext:value-type="float">
            <text:p>100</text:p>
          </table:table-cell>
          <table:table-cell table:number-columns-repeated="2"/>
          <table:table-cell office:value-type="string" calcext:value-type="string">
            <text:p>නිවැරදි වගන්තිය තෝරන්න.</text:p>
          </table:table-cell>
          <table:table-cell/>
          <table:table-cell office:value-type="string" calcext:value-type="string">
            <text:p>පොසිල ඉන්ධන දහනයෙන් ශක්තිය ලබා ගත නොහැකි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ව ස්කන්ධ යනු ක්ෂය වී යන ද්‍රව්‍යය කි.</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භූ තාපය මඟින් විදුලිය නිපදවා ගත 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ළං බලාගාර ක්‍රියාත්මක කිරීමට ඉන්ධන අවශ්‍ය වේ.</text:p>
          </table:table-cell>
          <table:table-cell office:value-type="float" office:value="0" calcext:value-type="float">
            <text:p>0</text:p>
          </table:table-cell>
          <table:table-cell table:style-name="ce4" table:number-columns-repeated="1006"/>
        </table:table-row>
        <table:table-row table:style-name="ro1">
          <table:table-cell office:value-type="float" office:value="21" calcext:value-type="float">
            <text:p>2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1-l04-ep21</text:p>
          </table:table-cell>
          <table:table-cell office:value-type="float" office:value="21" calcext:value-type="float">
            <text:p>2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ශක්ති ප‍්‍රභව සහ ඒවායේ භාවිතය.</text:p>
          </table:table-cell>
          <table:table-cell office:value-type="string" calcext:value-type="string">
            <text:p>ශක්ති ප‍්‍රභව සහ ඒවායේ භාවිතය ශක්ති ප්‍රභව සහ ඒවායේ භාවිතය පිළිබඳ විස්තර කිරීම. ශක්ති ප‍්‍රභව අනුව ප‍්‍රයෝජන වෙනස් වේ. ඒ පිළිබඳව විස්තර කිරීම.</text:p>
          </table:table-cell>
          <table:table-cell table:style-name="ce2"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සුළං බලාගාර සම්බන්ධ වැරදි ප්‍රකාශය තෝරන්න.</text:p>
          </table:table-cell>
          <table:table-cell/>
          <table:table-cell office:value-type="string" calcext:value-type="string">
            <text:p>සුළං බලාගාරයක විදුලිය නිපදවෙන්නේ ඩයිනමෝවක් කරකැවීමෙ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 බලාගාර ඉදිකර ඇත්තේ මුහුදු වෙරල තිරයේ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ළං බලාගාර දවසේ පැය 24 පුරා ම ක්‍රියාත්මක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 පහර මඟින් සුළං යත් කරකැවෙන විට ඩයිනමෝවක් කරකැවිය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2" calcext:value-type="float">
            <text:p>102</text:p>
          </table:table-cell>
          <table:table-cell table:number-columns-repeated="2"/>
          <table:table-cell office:value-type="string" calcext:value-type="string">
            <text:p>සුළ‍ඟේ ශක්තිය ප්‍රයෝජනයට ගන්නා අවස්ථාවක් නොවන්නේ,</text:p>
          </table:table-cell>
          <table:table-cell/>
          <table:table-cell office:value-type="string" calcext:value-type="string">
            <text:p>ධාන්‍ය ඇඹරීම .</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ය පොම්ප 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 සුළං 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න්දර දැල්වී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03" calcext:value-type="float">
            <text:p>103</text:p>
          </table:table-cell>
          <table:table-cell table:number-columns-repeated="2"/>
          <table:table-cell office:value-type="string" calcext:value-type="string">
            <text:p>නිවැරදි ප්‍රකාශය තෝරන්න.</text:p>
          </table:table-cell>
          <table:table-cell/>
          <table:table-cell office:value-type="string" calcext:value-type="string">
            <text:p>පෙට්‍රෝලියම් <text:s/>ඉන්ධන පොළව මතුපිට එක් රැස් වී පව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ල් අඟුරු දහනය කිරීමෙන් ඉන්ජිමක් ක්‍රියා කළ 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ගල් අඟුරුවල ගබඩා වී ඇත්තේ තාප ශක්ති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ට්‍රෝලියම් වායු පොසිල ඉන්ධනවලට අයත්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4" calcext:value-type="float">
            <text:p>104</text:p>
          </table:table-cell>
          <table:table-cell office:value-type="string" calcext:value-type="string">
            <text:p>කුඩු ලිපක රූපයක් මෙහි දැක්වේ. 04 සහ 05 ප්‍රශ්න එම රූප සටහන ඇසුරිනි. \nP , Q , R , S ලෙස කාර්යයන් හතරක් දී ඇත. \nP - ලිප දැල්වීමට අවශ්‍ය වාතය ලබා ගැනීම \nQ - ලිපේ අළු ඉවත් කිරීමට \nR - ලිප ගිනි දැල්වීමට \nS - භාජනයට තාපය සැපයීමට</text:p>
          </table:table-cell>
          <table:table-cell office:value-type="string" calcext:value-type="string">
            <text:p>science-06-t1-l04-ep21-q-4.jpg</text:p>
          </table:table-cell>
          <table:table-cell office:value-type="string" calcext:value-type="string">
            <text:p>‍මේවායින් A සහ B සිදුරේ කාර්යයන් පිළිවෙළින්,</text:p>
          </table:table-cell>
          <table:table-cell/>
          <table:table-cell office:value-type="string" calcext:value-type="string">
            <text:p>R , S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S , P</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P , Q</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P , R</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5" calcext:value-type="float">
            <text:p>105</text:p>
          </table:table-cell>
          <table:table-cell office:value-type="string" calcext:value-type="string">
            <text:p>කුඩු ලිපක රූපයක් මෙහි දැක්වේ. 04 සහ 05 ප්‍රශ්න එම රූප සටහන ඇසුරිනි. \nP , Q , R , S ලෙස කාර්යයන් හතරක් දී ඇත. \nP - ලිප දැල්වීමට අවශ්‍ය වාතය ලබා ගැනීම \nQ - ලිපේ අළු ඉවත් කිරීමට \nR - ලිප ගිනි දැල්වීමට \nS - භාජනයට තාපය සැපයීමට</text:p>
          </table:table-cell>
          <table:table-cell office:value-type="string" calcext:value-type="string">
            <text:p>science-06-t1-l04-ep21-q-5.jpg</text:p>
          </table:table-cell>
          <table:table-cell office:value-type="string" calcext:value-type="string">
            <text:p>ඉහත P , Q , R , S ක්‍රියා මගින් A සිදුරෙන් ඉටු නොවන කාර්යය කුමක් ද?</text:p>
          </table:table-cell>
          <table:table-cell/>
          <table:table-cell office:value-type="string" calcext:value-type="string">
            <text:p>P</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Q</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R</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S</text:p>
          </table:table-cell>
          <table:table-cell office:value-type="float" office:value="1" calcext:value-type="float">
            <text:p>1</text:p>
          </table:table-cell>
          <table:table-cell table:style-name="ce4" table:number-columns-repeated="1006"/>
        </table:table-row>
        <table:table-row table:style-name="ro1">
          <table:table-cell office:value-type="float" office:value="22" calcext:value-type="float">
            <text:p>2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4-ep22</text:p>
          </table:table-cell>
          <table:table-cell office:value-type="float" office:value="22" calcext:value-type="float">
            <text:p>2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ජලයේ ශක්තිය</text:p>
          </table:table-cell>
          <table:table-cell office:value-type="string" calcext:value-type="string">
            <text:p>ජලයේ ශක්තිය මුහුදු රළ සහ උදම් රළ පිළිබඳව විස්තර කිරීම. එම ශක්තිය යොදාගැනීම සහ ප‍්‍රයෝජන.</text:p>
          </table:table-cell>
          <table:table-cell table:style-name="ce2"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වඩදිය යනුවෙන් හඳුන්වන්නේ කිනම් ක්‍රියාවලියක් ද?</text:p>
          </table:table-cell>
          <table:table-cell/>
          <table:table-cell office:value-type="string" calcext:value-type="string">
            <text:p>මුහුදේ ජල මට්ටම ඉහළ යා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හුදේ ජල මට්ටම පහළ යා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දේ රළ ඇති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ගරයේ ජල මට්ටම වෙනස් වී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7" calcext:value-type="float">
            <text:p>107</text:p>
          </table:table-cell>
          <table:table-cell table:number-columns-repeated="2"/>
          <table:table-cell office:value-type="string" calcext:value-type="string">
            <text:p><text:s/>වඩදිය හා බා දිය ඇතිවන්නේ,</text:p>
          </table:table-cell>
          <table:table-cell/>
          <table:table-cell office:value-type="string" calcext:value-type="string">
            <text:p>සුල‍ඟේ වේගය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දු ජල මට්ටම අඩු වීම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න්ද්‍රයාගේ බලපෑම නිසා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ධීවර කටයුතු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8" calcext:value-type="float">
            <text:p>108</text:p>
          </table:table-cell>
          <table:table-cell office:value-type="string" calcext:value-type="string">
            <text:p>මුහුදු රළ හා උදම් රළ පිළිබඳ වගන්ති තුනක් පහත දැක්වේ. \nA - මුහුදේ පාවෙන බලාගාර සඳහා මුහුදු රළවල ශක්තිය උපයෝගී කරගත හැකිය. \nB - වඩදිය ඇතිවන විට ගොඩබිම ජලාශයක සිට මුහුදට ජලය ගලායාමට සැලැස්විය හැකිය. \nC - උදම් රළ ප්‍රයෝජනයට ගැනීමට ජල මට්ටම් අතර වෙනස විශාල විය යුතු ය.</text:p>
          </table:table-cell>
          <table:table-cell/>
          <table:table-cell office:value-type="string" calcext:value-type="string">
            <text:p>ඉහත වගන්තිවලින්,</text:p>
          </table:table-cell>
          <table:table-cell/>
          <table:table-cell office:value-type="string" calcext:value-type="string">
            <text:p>A වැරදි ය. B හා C නි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වැරදි ය. C නි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නිවැරදි ය. B වැරදි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B, C සියල්ල ම නිවැරදි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9" calcext:value-type="float">
            <text:p>109</text:p>
          </table:table-cell>
          <table:table-cell office:value-type="string" calcext:value-type="string">
            <text:p>ජල විදුලි බලාගාරයක් ආශ්‍රත වැදගත් අංග සහිත සටහනක් පහත දැක්වේ.</text:p>
          </table:table-cell>
          <table:table-cell office:value-type="string" calcext:value-type="string">
            <text:p>science-06-t1-l04-ep22-q-4.jpg</text:p>
          </table:table-cell>
          <table:table-cell office:value-type="string" calcext:value-type="string">
            <text:p>මෙහි A, B, C පිළිවෙළින්,</text:p>
          </table:table-cell>
          <table:table-cell/>
          <table:table-cell office:value-type="string" calcext:value-type="string">
            <text:p>ජලාශය , විදුලි ජනකය , තල බඹ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ශය , තල බඹරය , විදුලි ජනක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තල බඹරය , ජලාශය , විදුලි ජනක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ල බඹරය , විදුලි ජනකය , ජලාශ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10" calcext:value-type="float">
            <text:p>110</text:p>
          </table:table-cell>
          <table:table-cell table:number-columns-repeated="2"/>
          <table:table-cell office:value-type="string" calcext:value-type="string">
            <text:p><text:s/>ශ්‍රී ලංකාවේ පිහිටි ජල විදුලි බලාගාරයකි,</text:p>
          </table:table-cell>
          <table:table-cell/>
          <table:table-cell office:value-type="string" calcext:value-type="string">
            <text:p>නොරොච්චෝ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පුගස්කන්ද.</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ක්ටෝරි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ල්පිටිය.</text:p>
          </table:table-cell>
          <table:table-cell office:value-type="float" office:value="0" calcext:value-type="float">
            <text:p>0</text:p>
          </table:table-cell>
          <table:table-cell table:style-name="ce4" table:number-columns-repeated="1006"/>
        </table:table-row>
        <table:table-row table:style-name="ro1">
          <table:table-cell office:value-type="float" office:value="23" calcext:value-type="float">
            <text:p>2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4-ep23</text:p>
          </table:table-cell>
          <table:table-cell office:value-type="float" office:value="23" calcext:value-type="float">
            <text:p>2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ශක්ති ප‍්‍රභව සහ ඒවායේ භාවිතය.</text:p>
          </table:table-cell>
          <table:table-cell office:value-type="string" calcext:value-type="string">
            <text:p>ශක්ති ප‍්‍රභව සහ ඒවායේ භාවිතය භූ තාපය <text:s/>සහ න්‍යෂ්ටික බලය පිළිබඳව පැහැදිලි කිරීම. එම ශක්තිය යොදාගැනීම සහ ප‍්‍රයෝජන.</text:p>
          </table:table-cell>
          <table:table-cell table:style-name="ce2"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text:s/>භූ තාපය සම්බන්ධ නිවැරදි ප්‍රකාශය කුමක් ද?</text:p>
          </table:table-cell>
          <table:table-cell/>
          <table:table-cell office:value-type="string" calcext:value-type="string">
            <text:p>භූ තාපය කෙළින් ම විදුලිය බවට පරිවර්තනය කළ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 තාපය මඟින් ජලය , හුමාලය බවට පත් කර විදුලි බලාගාර සඳහා යොදා ගත 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ලෝකයේ බොහෝ රටවල් විදුලිය උත්පාදනය කරන්නේ භූ තාපයෙ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රී ලංකාවේ භූ තාපයෙන් ක්‍රියාත්මක වන විදුලි බලාගාර ඇ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12" calcext:value-type="float">
            <text:p>112</text:p>
          </table:table-cell>
          <table:table-cell table:number-columns-repeated="2"/>
          <table:table-cell office:value-type="string" calcext:value-type="string">
            <text:p>භූ තාපයෙන් විදුලිය නිපදවීමේදී,</text:p>
          </table:table-cell>
          <table:table-cell/>
          <table:table-cell office:value-type="string" calcext:value-type="string">
            <text:p>විදුලි බලාගාරය පොළව අභ්‍යන්තරයේ ඉදි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 තාපය නළ මඟින් <text:s/>විදුලි බලාගාරය වෙත ලබා දි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 තාපය සහිත ස්ථානවලට ජලය යොමු කර ජලය හුමාලය බවට පත් කළ යුතු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භූ තාපය ගබඩා කර අවශ්‍ය අවස්ථාවලදී බලාගාරවලට මුදා හ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13" calcext:value-type="float">
            <text:p>113</text:p>
          </table:table-cell>
          <table:table-cell office:value-type="string" calcext:value-type="string">
            <text:p>න්‍යෂ්ටික බලය සම්බන්ධ ප්‍රකාශ කිහිපයක් පහත දැක්වේ. \nA - සූර්ය තාපය උපදින්නේ කිසිවක් දහනය වීමෙන් නොවේ. \nB - පරමාණු තුළ සිදුවන ක්‍රියාවලි හේතුවෙන් ශක්තිය ජනනය වේ. \nC - පරමාණු තුළ සිදුවන ක්‍රියා මඟින් පිටවන ශක්තියෙන් විවිධ කාර්යයන් කළ හැකි ය.</text:p>
          </table:table-cell>
          <table:table-cell/>
          <table:table-cell office:value-type="string" calcext:value-type="string">
            <text:p>මේවායින්,</text:p>
          </table:table-cell>
          <table:table-cell/>
          <table:table-cell office:value-type="string" calcext:value-type="string">
            <text:p>A හා B සත්‍ය වන අතර C අසත්‍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සත්‍ය වන අතර B හා C අසත්‍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සත්‍ය වන අතර B අසත්‍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 ම සත්‍ය වේ.</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14" calcext:value-type="float">
            <text:p>114</text:p>
          </table:table-cell>
          <table:table-cell table:number-columns-repeated="2"/>
          <table:table-cell office:value-type="string" calcext:value-type="string">
            <text:p>න්‍යෂ්ටික බලය විදුලිය නිපදවීම හා සම්බන්ධ පහත ප්‍රකාශවලින් වැරදි ප්‍රකාශය තෝරන්න</text:p>
          </table:table-cell>
          <table:table-cell/>
          <table:table-cell office:value-type="string" calcext:value-type="string">
            <text:p>පරමාණු තුළ සිදුවන ක්‍රියාවලි මඟින් අධික ශක්තියක් ජන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ක්ෂණික උපක්‍රම භාවිතයේන පරමාණුවලින් ශක්තිය ලබා‍ ගත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යාගේ ශක්ති ජනනය සිදුවන්නේ සූර්ය අංශු දහනය මඟිනි.</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න්‍යෂ්ටික ශක්තියෙන් උපදින තාපයෙන් හුමාලය නිපදවා විදුලිය ජනනය 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15" calcext:value-type="float">
            <text:p>115</text:p>
          </table:table-cell>
          <table:table-cell table:number-columns-repeated="2"/>
          <table:table-cell office:value-type="string" calcext:value-type="string">
            <text:p>ශ්‍රී ලංකාවේ විදුලිය නිපදවීමට යොදා ගන්නා ශක්ති ප්‍රභව ඇතුළත් පිළිතුර තෝරන්න.</text:p>
          </table:table-cell>
          <table:table-cell/>
          <table:table-cell office:value-type="string" calcext:value-type="string">
            <text:p>ජල විදුලිය, සුළං බලය , පෙට්‍රෝලියම් ඉන්ධන.</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ර්ය තාපය, ජල විදුලිය , භූ තාප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 තාපය , සුළං බලය , සූර්ය ශක්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 විදුලිය , සූර්ය ශක්තිය , න්‍යෂ්ටික ශක්තිය.</text:p>
          </table:table-cell>
          <table:table-cell office:value-type="float" office:value="0" calcext:value-type="float">
            <text:p>0</text:p>
          </table:table-cell>
          <table:table-cell table:style-name="ce4" table:number-columns-repeated="1006"/>
        </table:table-row>
        <table:table-row table:style-name="ro1">
          <table:table-cell office:value-type="float" office:value="24" calcext:value-type="float">
            <text:p>2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4-ep24</text:p>
          </table:table-cell>
          <table:table-cell office:value-type="float" office:value="24" calcext:value-type="float">
            <text:p>2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ශක්ති ප‍්‍රභව වල තිරසාර භාවිතය.</text:p>
          </table:table-cell>
          <table:table-cell office:value-type="string" calcext:value-type="string">
            <text:p>ශක්ති ප‍්‍රභව වල තිරසාර භාවිතය ශක්ති ප‍්‍රභව මතු පරම්පරාවටද භාවිතයට ගත හැකි ලෙස විනාශ නොවන අයුරින් භාවිතා කරන ආකාරය පිළිබඳව පැහැදිලි කිරීම.</text:p>
          </table:table-cell>
          <table:table-cell table:style-name="ce2"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text:s/>ශක්ති ප්‍රභේදයක් නොවන්නේ,</text:p>
          </table:table-cell>
          <table:table-cell/>
          <table:table-cell office:value-type="string" calcext:value-type="string">
            <text:p>ආලෝක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ප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ය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පෝෂණය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117" calcext:value-type="float">
            <text:p>117</text:p>
          </table:table-cell>
          <table:table-cell table:number-columns-repeated="2"/>
          <table:table-cell office:value-type="string" calcext:value-type="string">
            <text:p>පොසිල ඉන්ධන ඉතා අර පරෙස්සමෙන් භාවිත කළ යුතු බව දක්වා ඇත්තේ,</text:p>
          </table:table-cell>
          <table:table-cell/>
          <table:table-cell office:value-type="string" calcext:value-type="string">
            <text:p>ඒවා ඉතා වේගයෙන් ශක්තිය ජනනය කරන නිසා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එවැනි ඉන්ධන ශීඝ්‍රයෙන් අවසන් වෙමින් පවතින නිසා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ඒවායේ මිළ ඉහළ යාම වළක්වා ගැනීම සඳහා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ඒවා පොළව අභ්‍යන්තරයෙන් ඉවතට ගැනීමට දුෂ්කර නිසා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18" calcext:value-type="float">
            <text:p>118</text:p>
          </table:table-cell>
          <table:table-cell table:number-columns-repeated="2"/>
          <table:table-cell office:value-type="string" calcext:value-type="string">
            <text:p>තිරසර ශක්ති භාවිතය ලෙස හඳුන්වන්නේ,</text:p>
          </table:table-cell>
          <table:table-cell/>
          <table:table-cell office:value-type="string" calcext:value-type="string">
            <text:p>ශක්ති භාවිතය වැඩි කිරීම.</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වශ්‍ය දේට ශක්තිය භාවිත කිරීම.</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නාගත පරපුරට ද ඉතිරි කර අර පරස්සමෙන් භාවිත කිරීම.</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ශක්තිය වැයවන කාර්යයන් සීමා කිරීම.</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19" calcext:value-type="float">
            <text:p>119</text:p>
          </table:table-cell>
          <table:table-cell table:number-columns-repeated="2"/>
          <table:table-cell office:value-type="string" calcext:value-type="string">
            <text:p><text:s/>සුළ‍ඟේ <text:s/>ශක්තිය ප්‍රයෝජනයට ගන්නා අවස්ථාවකි,</text:p>
          </table:table-cell>
          <table:table-cell/>
          <table:table-cell office:value-type="string" calcext:value-type="string">
            <text:p>රුවල් ඔරු.</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විදුලි පංකා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ගුවන් යා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භ්‍යවකාශ යා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20" calcext:value-type="float">
            <text:p>120</text:p>
          </table:table-cell>
          <table:table-cell table:number-columns-repeated="2"/>
          <table:table-cell office:value-type="string" calcext:value-type="string">
            <text:p>ජීව වායුව නිපදවීමට යොදා ගන්නා ‍ද්‍රවයකි.</text:p>
          </table:table-cell>
          <table:table-cell/>
          <table:table-cell office:value-type="string" calcext:value-type="string">
            <text:p>ජෛව ස්නක්ධ.</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එල්.පී. වායු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පැරපින් ඉ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හිසි තෙල්.</text:p>
          </table:table-cell>
          <table:table-cell office:value-type="float" office:value="0" calcext:value-type="float">
            <text:p>0</text:p>
          </table:table-cell>
          <table:table-cell table:style-name="ce4" table:number-columns-repeated="1006"/>
        </table:table-row>
        <table:table-row table:style-name="ro1">
          <table:table-cell office:value-type="float" office:value="25" calcext:value-type="float">
            <text:p>2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25</text:p>
          </table:table-cell>
          <table:table-cell office:value-type="float" office:value="25" calcext:value-type="float">
            <text:p>25</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පෙනීම ඇති වන ආකාරය, ආලෝක ප‍්‍රභව</text:p>
          </table:table-cell>
          <table:table-cell office:value-type="string" calcext:value-type="string">
            <text:p>ආලෝකය සහ පෙනීම. ආලෝකය නිසා පෙනීම ඇති වන ආකාරය ආලෝක ප‍්‍රභව වල ස්වභාවය විස්තර කිරීම. උදාහරණ පැහැදිලි කිරීම.</text:p>
          </table:table-cell>
          <table:table-cell table:style-name="ce2"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පෙනීම සඳහා අවශ්‍ය වන ප්‍රධාන සාධක දෙක,</text:p>
          </table:table-cell>
          <table:table-cell/>
          <table:table-cell office:value-type="string" calcext:value-type="string">
            <text:p>ඇස හා වස්තු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ස්තුව හා ආලෝක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ඇස හා ආලෝක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ස හා පරිසරය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2" calcext:value-type="float">
            <text:p>122</text:p>
          </table:table-cell>
          <table:table-cell office:value-type="string" calcext:value-type="string">
            <text:p>2 සහ 3 ප්‍රශ්න පහත A සිට E තෙක් දුව්‍ය ඇසුරිනි. \nA - විදුලි බුබුල B - දල්වන ලද පහන C - සූර්යයාD - චන්ද්‍රයාE - කණාමැදිරියා</text:p>
          </table:table-cell>
          <table:table-cell/>
          <table:table-cell office:value-type="string" calcext:value-type="string">
            <text:p>මේවායින් දීප්ත වස්තු වන්නේ,</text:p>
          </table:table-cell>
          <table:table-cell/>
          <table:table-cell office:value-type="string" calcext:value-type="string">
            <text:p>A, B,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 E.</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B,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 D, E.</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3" calcext:value-type="float">
            <text:p>123</text:p>
          </table:table-cell>
          <table:table-cell office:value-type="string" calcext:value-type="string">
            <text:p>2 සහ 3 ප්‍රශ්න පහත A සිට E තෙක් දුව්‍ය ඇසුරිනි. \nA - විදුලි බුබුල B - දල්වන ලද පහන C - සූර්යයාD - චන්ද්‍රයාE - කණාමැදිරියා</text:p>
          </table:table-cell>
          <table:table-cell/>
          <table:table-cell office:value-type="string" calcext:value-type="string">
            <text:p>ඉහත ඒවායින් අදීප්ත වස්තු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D , E.</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4" calcext:value-type="float">
            <text:p>124</text:p>
          </table:table-cell>
          <table:table-cell office:value-type="string" calcext:value-type="string">
            <text:p>ආලෝක ප්‍රභව සම්බන්ධ වගන්ති හතරක් පහත දැක්වේ. \n4 සහ 5 ප්‍රශ්න ඒ ඇසුරිනි. \nP - සෙනසුරු ග්‍රහයා දීප්ත වස්තුවකි. \nQ - ආලෝකය නිකුත් කරන වස්තු ආලෝක ප්‍රභව නම් වේ. \nR - චන්ද්‍රයාගේ පෘෂ්ටය මත පතිත වන හිරු එළිය නිසා චන්ද්‍රයා ආලෝකවත් වේ. \nS - කණමැදිරියා සහ රෑ බදුල්ලා ආලෝකය නිකුත් කළ ද ඔවුන් සළකනු ලබන්නේ අදීප්ත වස්තු ලෙසිනි.</text:p>
          </table:table-cell>
          <table:table-cell/>
          <table:table-cell office:value-type="string" calcext:value-type="string">
            <text:p>මේවායින් නිවැරදි වන්නේ,</text:p>
          </table:table-cell>
          <table:table-cell/>
          <table:table-cell office:value-type="string" calcext:value-type="string">
            <text:p>P , Q.</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P , R.</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P , S.</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Q , R.</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25" calcext:value-type="float">
            <text:p>125</text:p>
          </table:table-cell>
          <table:table-cell office:value-type="string" calcext:value-type="string">
            <text:p>ආලෝක ප්‍රභව සම්බන්ධ වගන්ති හතරක් පහත දැක්වේ. \nP - සෙනසුරු ග්‍රහයා දීප්ත වස්තුවකි. \nQ - ආලෝකය නිකුත් කරන වස්තු ආලෝක ප්‍රභව නම් වේ. \nR - චන්ද්‍රයාගේ පෘෂ්ටය මත පතිත වන හිරු එළිය නිසා චන්ද්‍රයා ආලෝකවත් වේ. \nS - කණමැදිරියා සහ රෑ බදුල්ලා ආලෝකය නිකුත් කළ ද ඔවුන් සළකනු ලබන්නේ අදීප්ත වස්තු ලෙසිනි.</text:p>
          </table:table-cell>
          <table:table-cell/>
          <table:table-cell office:value-type="string" calcext:value-type="string">
            <text:p>S වගන්තියේ දැක්වෙන සතුන් දෙදෙනා,</text:p>
          </table:table-cell>
          <table:table-cell/>
          <table:table-cell office:value-type="string" calcext:value-type="string">
            <text:p>ආරෝපණය මගින් විදුලිය නිපද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භාවික ආලෝක ප්‍රභව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ත්‍රිම ආලෝක ප්‍රභව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ඳ එළිය පරාවර්තනය කරයි.</text:p>
          </table:table-cell>
          <table:table-cell office:value-type="float" office:value="0" calcext:value-type="float">
            <text:p>0</text:p>
          </table:table-cell>
          <table:table-cell table:style-name="ce4" table:number-columns-repeated="1006"/>
        </table:table-row>
        <table:table-row table:style-name="ro1">
          <table:table-cell office:value-type="float" office:value="26" calcext:value-type="float">
            <text:p>2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26</text:p>
          </table:table-cell>
          <table:table-cell office:value-type="float" office:value="26" calcext:value-type="float">
            <text:p>26</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විවිධ දෑ තුළින් ආලෝකය ගමන් ගන්නා ආකාරය.</text:p>
          </table:table-cell>
          <table:table-cell office:value-type="string" calcext:value-type="string">
            <text:p>වස්තු හරහා ආලෝකය ගමන් කරන ආකාරය විවිධ දෑ තුළින් ආලෝකය ගමන් ගන්නා ආකාරය පාරදෘශ්‍ය , පාරගමය සහ පාරාන්ධ වෙනස් පැහැදිලි කිරීම.</text:p>
          </table:table-cell>
          <table:table-cell table:style-name="ce2" office:value-type="time" office:time-value="PT01H00M00S" calcext:value-type="time">
            <text:p>01:00:00</text:p>
          </table:table-cell>
          <table:table-cell office:value-type="float" office:value="126" calcext:value-type="float">
            <text:p>126</text:p>
          </table:table-cell>
          <table:table-cell office:value-type="string" calcext:value-type="string">
            <text:p>ආලෝකය හා සම්බන්ධ ප්‍රකාශ හතරක් පහත දැක්වේ. \nA - කළු කඩදාසියක් තුළින් ආලෝකය ගමන් කරයි. \nB - තෙල් කඩදාසියක් තුළින් ආලෝකය ගමන් කරයි. \nC - තුනී විදුරු තහඩුවක් තුළින් ආලෝකය ගමන් කරයි.</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7" calcext:value-type="float">
            <text:p>127</text:p>
          </table:table-cell>
          <table:table-cell office:value-type="string" calcext:value-type="string">
            <text:p>ඉටිපන්දම් දැල්ලක් ඉදිරියෙන් යම් යම් ද්‍රව්‍ය තබා ඉටිපන්දම් දැල්ල දෙස බැලීමෙන් පසු සිදුකළ ප්‍රකාශ තුනක් පහත දැක්වේ. \nP - සමහර ද්‍රව්‍ය තුළින් බැලූ විට ආලෝකය පැහැදිලි ව දැකිය හැකි ය. ඉටිපන්දම් දැල්ලද පෙනේ. \nQ – සමහර ද්‍රව්‍ය තුළින් බැලූ විට ආලෝකය දැකිය හැකි වුවත් ඉටිපන්දම් දැල්ල පැහැදිලිව නොපෙනේ. \nR - සමහර ද්‍රව්‍ය තුළින් බැලූ විට ආලෝකය නොපෙනෙන අතර ඉටිපන්දම් දැල්ලද නොපෙනේ.</text:p>
          </table:table-cell>
          <table:table-cell/>
          <table:table-cell office:value-type="string" calcext:value-type="string">
            <text:p>මෙම ප්‍රකාශ අනුව P, Q , R පිළිවෙළින්</text:p>
          </table:table-cell>
          <table:table-cell/>
          <table:table-cell office:value-type="string" calcext:value-type="string">
            <text:p>පාරදෘශ්‍ය, පාරාභාෂක, පාරාන්ධ</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රදෘශ්‍ය, පාරාන්ධ, පාරභාෂ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භාෂක, පාරදෘශ්‍ය, පාරාන්ධ</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භාෂක, පාරාන්ධ, පාරදෘශ්‍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8" calcext:value-type="float">
            <text:p>128</text:p>
          </table:table-cell>
          <table:table-cell office:value-type="string" calcext:value-type="string">
            <text:p>A) මල් වීදුරුව B) පාට සව් කඩදාසි C) ලෝහ තහඩුව D) අවර්ණ පොලිතින් කැබැල්ල</text:p>
          </table:table-cell>
          <table:table-cell/>
          <table:table-cell office:value-type="string" calcext:value-type="string">
            <text:p>මෙම ද්‍රව්‍යවලින් Q ප්‍රකාශයට එකඟවන ද්‍රව්‍ය මොනවා ද?</text:p>
          </table:table-cell>
          <table:table-cell/>
          <table:table-cell office:value-type="string" calcext:value-type="string">
            <text:p>A,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9" calcext:value-type="float">
            <text:p>129</text:p>
          </table:table-cell>
          <table:table-cell table:number-columns-repeated="2"/>
          <table:table-cell office:value-type="string" calcext:value-type="string">
            <text:p>සාමාන්‍ය වාතය තුළින් බැලූවිට අවට ද්‍රව්‍ය හොඳින් පෙනුන ද මීදුම සහිත අවස්ථාවලදී අවට බොහෝ දේ හොඳින් නොපෙනේ. මෙයට හේතුව ,</text:p>
          </table:table-cell>
          <table:table-cell/>
          <table:table-cell office:value-type="string" calcext:value-type="string">
            <text:p>වාතය තුළින් ආලෝකය ගමන් නොකිරී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දුම නිසා පාරභාෂක මාධ්‍යයක් ඇති වීම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දුම නිසා ඇසේ පෙනීම අඩුව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ත අංශු මීදුම තුළ දියව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0" calcext:value-type="float">
            <text:p>130</text:p>
          </table:table-cell>
          <table:table-cell table:number-columns-repeated="2"/>
          <table:table-cell office:value-type="string" calcext:value-type="string">
            <text:p>නාන කාමර සහ තිර රහිත නිදන කාමර සඳහා වඩා සුදුසු දුව්‍ය පිළිවෙළින් ඇතුළත් පිළිතුර තෝරන්න.</text:p>
          </table:table-cell>
          <table:table-cell/>
          <table:table-cell office:value-type="string" calcext:value-type="string">
            <text:p>ලී සහ 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රු සහ වීදු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ලී සහ වීදු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ල් වීදුරු සහ ලී</text:p>
          </table:table-cell>
          <table:table-cell office:value-type="float" office:value="1" calcext:value-type="float">
            <text:p>1</text:p>
          </table:table-cell>
          <table:table-cell table:style-name="ce4" table:number-columns-repeated="1006"/>
        </table:table-row>
        <table:table-row table:style-name="ro1">
          <table:table-cell office:value-type="float" office:value="27" calcext:value-type="float">
            <text:p>2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27</text:p>
          </table:table-cell>
          <table:table-cell office:value-type="float" office:value="27" calcext:value-type="float">
            <text:p>2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ආලෝක කිරණ. /ආලෝක කදම්භ.</text:p>
          </table:table-cell>
          <table:table-cell office:value-type="string" calcext:value-type="string">
            <text:p>ආලෝක කිරණ, ආලෝක කිරණ සහ ආලෝක කදම්භ වල ස්වභාවය පැහැදිලි කිරීම සහ කිරණ සටහන් , කිරණ සටහන් ඇසුරින් ආලෝක කිරණ ගමන් කරන ආකාරය පැහැදිලි කිරීම.</text:p>
          </table:table-cell>
          <table:table-cell table:style-name="ce2" office:value-type="time" office:time-value="PT01H00M00S" calcext:value-type="time">
            <text:p>01:00:00</text:p>
          </table:table-cell>
          <table:table-cell office:value-type="float" office:value="131" calcext:value-type="float">
            <text:p>131</text:p>
          </table:table-cell>
          <table:table-cell/>
          <table:table-cell office:value-type="string" calcext:value-type="string">
            <text:p>science-06-t1-l05-ep27-q-1.jpg</text:p>
          </table:table-cell>
          <table:table-cell office:value-type="string" calcext:value-type="string">
            <text:p>මෙහි දැක්වෙන ක්‍රියාකාරකමෙන් නිගමනය කරන්නේ,</text:p>
          </table:table-cell>
          <table:table-cell/>
          <table:table-cell office:value-type="string" calcext:value-type="string">
            <text:p>ආලෝකය ගමන් කිරීමට කුඩා සිදුරක් අවශ්‍ය බ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ලෝකය කාඩ්බෝඩ් තුළින් ගමන් කරන බ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ලෝකය ගමන් කරන්නේ සරල රේඛීය ව බ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ලෝකය ගමන් කිරීම අධ්‍යයනය කිරීමට ඉටිපන්දම් දැල්ලක් අවශ්‍ය බ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2" calcext:value-type="float">
            <text:p>132</text:p>
          </table:table-cell>
          <table:table-cell table:number-columns-repeated="2"/>
          <table:table-cell office:value-type="string" calcext:value-type="string">
            <text:p>නිවැරදි වගන්තිය තෝරන්න.</text:p>
          </table:table-cell>
          <table:table-cell/>
          <table:table-cell office:value-type="string" calcext:value-type="string">
            <text:p>ආලෝක කිරණයක් පියවි ඇසින් හඳුනාගත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 කදම්බයක් සෑදෙන්නේ ආලෝක කිරණ හතරකට වඩා වැඩි ගණනකි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පන්දමකින් නිකුත් කරන්නේ ආලෝක කදම්බ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ආලෝක කිරණ නිකුත් කරනුයේ විදුලි බල්බවලින්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3" calcext:value-type="float">
            <text:p>133</text:p>
          </table:table-cell>
          <table:table-cell table:number-columns-repeated="2"/>
          <table:table-cell office:value-type="string" calcext:value-type="string">
            <text:p>පහත ඒවායින් වැරදි ප්‍රකාශය කුමක් ද?</text:p>
          </table:table-cell>
          <table:table-cell/>
          <table:table-cell office:value-type="string" calcext:value-type="string">
            <text:p>ආලෝක කිරණ ගමන් කරන ඉතා පටු ගමන් මාර්ගයක් ආලෝක කිරණයක් ලෙස හඳුන්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 කිරණයක් නිරූපනය කිරීමට ඊ හිස සහිත සරල රේඛාවක් භාවිත කරනු ලබ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ඊ හිස සහිත සරල රේඛා කිහිපයකින් ආලෝක කදම්බයක් නිරූපනය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ඉටි පන්දමක් මගින් විවිධ හැඩැති ආලෝක කිරණ නිකුත්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4" calcext:value-type="float">
            <text:p>134</text:p>
          </table:table-cell>
          <table:table-cell office:value-type="string" calcext:value-type="string">
            <text:p>පහත රූප සටහන් අධ්‍යයනය කරන්න.</text:p>
          </table:table-cell>
          <table:table-cell office:value-type="string" calcext:value-type="string">
            <text:p>science-06-t1-l05-ep27-q-4.jpg</text:p>
          </table:table-cell>
          <table:table-cell office:value-type="string" calcext:value-type="string">
            <text:p>මෙම රූපසටහන් සම්බන්ධව පහත දැක්වෙන ඒවායින් නිවැරදි පිළිතුර කුමක් ද?</text:p>
          </table:table-cell>
          <table:table-cell/>
          <table:table-cell office:value-type="string" calcext:value-type="string">
            <text:p>A ආලෝක කිරණයකි. B ආලෝක කදම්බයකි. C <text:s/>ආලෝක කදම්බය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ආලෝක කිරණයකි. B හා C දෙක ම ආලෝක කදම්බ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ආලෝක කිරණයකි. B ආලෝක කදම්බයක් නොවන අතර C ආලෝක කදම්බ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ආලෝක කිරණයකි. B , C දෙක ම ආලෝක කදම්බ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5" calcext:value-type="float">
            <text:p>135</text:p>
          </table:table-cell>
          <table:table-cell/>
          <table:table-cell office:value-type="string" calcext:value-type="string">
            <text:p>science-06-t1-l05-ep27-q-5.jpg</text:p>
          </table:table-cell>
          <table:table-cell office:value-type="string" calcext:value-type="string">
            <text:p>මෙම රූප සටහන් මගින් ආලෝක කදම්බ නිරූපනය කරන අක්ෂර මොනවා ද?</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office:value-type="float" office:value="28" calcext:value-type="float">
            <text:p>2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28</text:p>
          </table:table-cell>
          <table:table-cell office:value-type="float" office:value="28" calcext:value-type="float">
            <text:p>2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ආලෝක කිරණ පරීක්ෂණ</text:p>
          </table:table-cell>
          <table:table-cell office:value-type="string" calcext:value-type="string">
            <text:p>ආලෝක කිරණ පරීක්ෂණ, ආලෝක කිරණ ගමන් ගන්නා ආකාරය සරල පරීක්ෂණ මගින් පැහැදිලි කිරීම. පරීක්ෂණ සිදුකරන නියමිත ආකාරය පිළිබඳව විස්තර කිරීම. අවශ්‍ය ද්‍රව්‍ය සහ ඇටවුම සකස් කිරීම පිළිබඳව විස්තර කිරීම.</text:p>
          </table:table-cell>
          <table:table-cell table:style-name="ce2" office:value-type="time" office:time-value="PT01H00M00S" calcext:value-type="time">
            <text:p>01:00:00</text:p>
          </table:table-cell>
          <table:table-cell office:value-type="float" office:value="136" calcext:value-type="float">
            <text:p>136</text:p>
          </table:table-cell>
          <table:table-cell office:value-type="string" calcext:value-type="string">
            <text:p>අඳුරු ස්ථානයක සිදු කරන ලද ආලෝකය සම්බන්ධ පරීක්ෂාවකට අදාල රූප සටහනක් මෙහි දක්වා ඇත. මේ සම්බන්ධව පහත කරුණු ද ඉදිරිපත් කර ඇත. \nA - ආලෝකය සරල රේඛීය ව ගමන් කරන බව පෙන්විය හැකි ය. \nB - විදුලි පන්දමෙන් නිකුත්වන ආලෝක කිරණ පනාවේ දැතිවලින් වෙන් කර දෙනු ලබයි. \nC - පනාව ලම්බක නොවුණහොත් ආලෝකයේ ගමන් මඟ වෙනස් වේ. \nD - පනාවේ දැති වලින් විදුලි පන්දමේ ආලෝකය පරාවර්තනය කරයි.</text:p>
          </table:table-cell>
          <table:table-cell office:value-type="string" calcext:value-type="string">
            <text:p>science-06-t1-l05-ep28-q-1.jpg</text:p>
          </table:table-cell>
          <table:table-cell office:value-type="string" calcext:value-type="string">
            <text:p>මේවායින් නිවැරදි වන්නේ,</text:p>
          </table:table-cell>
          <table:table-cell/>
          <table:table-cell office:value-type="string" calcext:value-type="string">
            <text:p>A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B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C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D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37" calcext:value-type="float">
            <text:p>137</text:p>
          </table:table-cell>
          <table:table-cell/>
          <table:table-cell office:value-type="string" calcext:value-type="string">
            <text:p>science-06-t1-l05-ep28-q-2.jpg</text:p>
          </table:table-cell>
          <table:table-cell office:value-type="string" calcext:value-type="string">
            <text:p>මෙම පරීක්ෂණයෙන් තහවුරු කරන්නේ,</text:p>
          </table:table-cell>
          <table:table-cell/>
          <table:table-cell office:value-type="string" calcext:value-type="string">
            <text:p>හඳුන්කූරු දුම තුළින් ආලෝකය ගමන් කරන බව</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ආලෝකය සරල රේඛීය ව ගමන් කරන බව</text:p>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වීදුරු සහ දුම තුළින් එකවර ආලෝකයට ගමන් කළ හැකි බව</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ලේසර් කදම්බ දුම් තුලින් ගමන් කරන බ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38" calcext:value-type="float">
            <text:p>138</text:p>
          </table:table-cell>
          <table:table-cell/>
          <table:table-cell office:value-type="string" calcext:value-type="string">
            <text:p>science-06-t1-l05-ep28-q-3.jpg</text:p>
          </table:table-cell>
          <table:table-cell office:value-type="string" calcext:value-type="string">
            <text:p>මෙම ක්‍රියාකාරකම මඟින් බලාපොරොත්තු වන්නේ,</text:p>
          </table:table-cell>
          <table:table-cell/>
          <table:table-cell office:value-type="string" calcext:value-type="string">
            <text:p>නිල් දියර යොදනුයේ වීදුරුව මතට වැටෙන ආලෝකය සම්ප්‍රේණය කිරීමට බව පෙන්වීම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ආලෝකය ගමන් කරන්නේ නිල් පැහැ සබන් දියර තුළින් පමණක් බව පෙන්වීම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ආලෝකය සරල රේඛීය ව ගමන් කරන බව පෙන්වීම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ලේසර් කදම්බයේ වර්ණය නිල් ජලයේදී පැහැදිලි වන බව පන්වීම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39" calcext:value-type="float">
            <text:p>139</text:p>
          </table:table-cell>
          <table:table-cell table:number-columns-repeated="2"/>
          <table:table-cell office:value-type="string" calcext:value-type="string">
            <text:p>ඉහත ක්‍රියාකාරකමෙහි සඳහන් භාජනයේ නිල් දියර ඉවත් කර විදුලි පන්දම් ආලෝකය පෙර පරිදි යොමු <text:s/>කළහොත් ,</text:p>
          </table:table-cell>
          <table:table-cell/>
          <table:table-cell office:value-type="string" calcext:value-type="string">
            <text:p>වීදුරු බෝතලය තුළින් ආලෝකය ගමන් නොකර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ආලෝකයේ වර්නය නැතිව ය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වීදුරු බෝතලයෙන් ඉවතට ආලෝකය ගමන් නොකර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බාධාවකින් තොර ව බෝතලය හරහා ආලෝකය ගමන් කර ඉවතට ගමන් කර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140" calcext:value-type="float">
            <text:p>140</text:p>
          </table:table-cell>
          <table:table-cell office:value-type="string" calcext:value-type="string">
            <text:p>ආලෝකය සම්බන්ධ ප්‍රකාශ හතරක් A , B , C , D මඟින් දැක්වේ. \nA - ආලෝකය වාතය තුළින් ගමන් කරයි. \nB - ආලෝකය ජලය තුළින් ගමන් කරයි. \nC – පැණි තුළින් ආලෝකය ගමන් නොකරයි. \nD - ඝන ද්‍රව්‍ය තුළින් ද ආලෝකය ගමන් කළ හැකි ය.</text:p>
          </table:table-cell>
          <table:table-cell/>
          <table:table-cell office:value-type="string" calcext:value-type="string">
            <text:p>මේවායින් නිවැරදි වන්නේ,</text:p>
          </table:table-cell>
          <table:table-cell/>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A , C , D</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B , C ,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 , D</text:p>
          </table:table-cell>
          <table:table-cell office:value-type="float" office:value="1" calcext:value-type="float">
            <text:p>1</text:p>
          </table:table-cell>
          <table:table-cell table:style-name="ce4" table:number-columns-repeated="1006"/>
        </table:table-row>
        <table:table-row table:style-name="ro1">
          <table:table-cell office:value-type="float" office:value="29" calcext:value-type="float">
            <text:p>2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29</text:p>
          </table:table-cell>
          <table:table-cell office:value-type="float" office:value="29" calcext:value-type="float">
            <text:p>29</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ආලෝකයේ ප‍්‍රයෝජන</text:p>
          </table:table-cell>
          <table:table-cell office:value-type="string" calcext:value-type="string">
            <text:p>ආලෝකයේ ප‍්‍රයෝජන, පෙනීම ලබා දීම, ප‍්‍රදීපනය, ශාක <text:s/>වල ආහාර නිෂ්පාදනය සඳහා යන කරුණු පැහැදිලි කිරීම. ශාක වල ප‍්‍රභාසංස්ලේෂණය සඳහා ආලෝකය අවශ්‍ය ආකාරය පිළිබඳව විස්තර කිරීම.</text:p>
          </table:table-cell>
          <table:table-cell table:style-name="ce2"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ආලෝකයෙන් ලැබෙන වැදගත් ම ප්‍රයෝජනය වන්නේ,</text:p>
          </table:table-cell>
          <table:table-cell/>
          <table:table-cell office:value-type="string" calcext:value-type="string">
            <text:p>වාෂ්පීකරණ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ෂ්පීභවන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භාසංස්ලේෂණ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උත්ස්වේදන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2" calcext:value-type="float">
            <text:p>142</text:p>
          </table:table-cell>
          <table:table-cell table:number-columns-repeated="2"/>
          <table:table-cell office:value-type="string" calcext:value-type="string">
            <text:p>ශාකවල ආහාර නිෂ්පාදන ක්‍රියාවලිය සඳහා ශක්තිය ලබා ගන්නේ,</text:p>
          </table:table-cell>
          <table:table-cell/>
          <table:table-cell office:value-type="string" calcext:value-type="string">
            <text:p>සූර්යයාලෝකය මඟි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ජලයෙ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බන්ඩයොක්සයිඩ් වායුවෙ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චිත ආහාරවලි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3" calcext:value-type="float">
            <text:p>143</text:p>
          </table:table-cell>
          <table:table-cell table:number-columns-repeated="2"/>
          <table:table-cell office:value-type="string" calcext:value-type="string">
            <text:p>සංඥා නිකුත් කිරීමට ආලෝකය යොදා ගන්නා අවස්ථාවකි,</text:p>
          </table:table-cell>
          <table:table-cell/>
          <table:table-cell office:value-type="string" calcext:value-type="string">
            <text:p>ඔරලෝසු කණු</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කථන සම්ප්‍රේෂණ කුළුණු</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දීපාගාර</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 පන්ද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4" calcext:value-type="float">
            <text:p>144</text:p>
          </table:table-cell>
          <table:table-cell table:number-columns-repeated="2"/>
          <table:table-cell office:value-type="string" calcext:value-type="string">
            <text:p>විවිධ වර්ණ ආලෝක ධාරා යොදා ගන්නා අවස්ථාවකට උදාහරණයකි,</text:p>
          </table:table-cell>
          <table:table-cell/>
          <table:table-cell office:value-type="string" calcext:value-type="string">
            <text:p>ඇසළ පෙරහැ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සක් තොරණ</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හන් පූජා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නිමැල සංදර්ශ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5" calcext:value-type="float">
            <text:p>145</text:p>
          </table:table-cell>
          <table:table-cell table:number-columns-repeated="2"/>
          <table:table-cell office:value-type="string" calcext:value-type="string">
            <text:p>මේවායින් සූත්‍රිකා පහන කුමක් ද?</text:p>
          </table:table-cell>
          <table:table-cell office:value-type="string" calcext:value-type="string">
            <text:p>science-06-t1-l05-ep29-q-5-a-1.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1-l05-ep29-q-5-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5-ep29-q-5-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5-ep29-q-5-a-4.jpg</text:p>
          </table:table-cell>
          <table:table-cell/>
          <table:table-cell office:value-type="float" office:value="0" calcext:value-type="float">
            <text:p>0</text:p>
          </table:table-cell>
          <table:table-cell table:style-name="ce4" table:number-columns-repeated="1006"/>
        </table:table-row>
        <table:table-row table:style-name="ro1">
          <table:table-cell office:value-type="float" office:value="30" calcext:value-type="float">
            <text:p>3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30</text:p>
          </table:table-cell>
          <table:table-cell office:value-type="float" office:value="30" calcext:value-type="float">
            <text:p>3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ආලෝකයේ ප‍්‍රයෝජන</text:p>
          </table:table-cell>
          <table:table-cell office:value-type="string" calcext:value-type="string">
            <text:p>ආලෝකයේ ප‍්‍රයෝජන, වදය විද්‍යාත්මක කටයුතුවලදී, සන්නිවේදන කටයුතුවලදී, විනෝදාත්මක කටයුතුවලදී ආලෝකය වැදගත් වන ආකාරය පිළිබඳව පැහැදිලි කකිරීම. එදිනෙදා ජීවිතයට ආලෝකය වැදගත් වන ආකාරය පිළිබඳව පැහැදිලි කිරීම.</text:p>
          </table:table-cell>
          <table:table-cell table:style-name="ce2"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text:s/>ප්‍රකාශ තන්තු යොදා ගන්නා උපකරණයකි,</text:p>
          </table:table-cell>
          <table:table-cell/>
          <table:table-cell office:value-type="string" calcext:value-type="string">
            <text:p>වෙද නලා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එන්ඩස්කෝප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උණකටු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ල්ටි මීට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7" calcext:value-type="float">
            <text:p>147</text:p>
          </table:table-cell>
          <table:table-cell table:number-columns-repeated="2"/>
          <table:table-cell office:value-type="string" calcext:value-type="string">
            <text:p>අනතුරක් හඟවන සංඥාවක් ලෙස යොදා ගන්නා වර්ණය කුමක් ද?</text:p>
          </table:table-cell>
          <table:table-cell/>
          <table:table-cell office:value-type="string" calcext:value-type="string">
            <text:p>කො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හ</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රතු</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නි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8" calcext:value-type="float">
            <text:p>148</text:p>
          </table:table-cell>
          <table:table-cell table:number-columns-repeated="2"/>
          <table:table-cell office:value-type="string" calcext:value-type="string">
            <text:p><text:s/>සන්නිවේදන කටයුතු සඳහා ආලෝකය යොදා ගන්නා අවස්ථාවකට උදාහරණයකි,</text:p>
          </table:table-cell>
          <table:table-cell/>
          <table:table-cell office:value-type="string" calcext:value-type="string">
            <text:p>ප්‍රකාහ තන්තු</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ර්ය පැන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ර්ග සංඥා පුව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ගම දුරකත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9" calcext:value-type="float">
            <text:p>149</text:p>
          </table:table-cell>
          <table:table-cell table:number-columns-repeated="2"/>
          <table:table-cell office:value-type="string" calcext:value-type="string">
            <text:p>පහත ඒවායින් සාවද්‍ය ප්‍රකාශය තෝරන්න.</text:p>
          </table:table-cell>
          <table:table-cell/>
          <table:table-cell office:value-type="string" calcext:value-type="string">
            <text:p>සන්නිවේදන කටයුතු සඳහා ආලෝකය යොදා ගත නො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 ක්ෂේත්‍රයේදී ආලෝකය ප්‍රයෝජනවත් යොදා ග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නෝදාස්වාදය ලබා දීමට ද ආලෝකය ඉවහල්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ය මඟින් සිදුවනුයේ පෙනීම ලබා දීම පමණ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0" calcext:value-type="float">
            <text:p>150</text:p>
          </table:table-cell>
          <table:table-cell table:number-columns-repeated="2"/>
          <table:table-cell office:value-type="string" calcext:value-type="string">
            <text:p>මාර්ග සංඥාවලදී යොදා නොගන්නා වර්ණය මින් කුමක් ද?</text:p>
          </table:table-cell>
          <table:table-cell/>
          <table:table-cell office:value-type="string" calcext:value-type="string">
            <text:p>ර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හ</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ම්</text:p>
          </table:table-cell>
          <table:table-cell office:value-type="float" office:value="1" calcext:value-type="float">
            <text:p>1</text:p>
          </table:table-cell>
          <table:table-cell table:number-columns-repeated="1006"/>
        </table:table-row>
        <table:table-row table:style-name="ro3">
          <table:table-cell office:value-type="float" office:value="34" calcext:value-type="float">
            <text:p>3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1</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2" office:value-type="string" calcext:value-type="string">
            <text:p>ශබ්දය සහ ඇසීම</text:p>
          </table:table-cell>
          <table:table-cell office:value-type="string" calcext:value-type="string">
            <text:p>ශබ්දය සහ ඇසීම පිළිබඳව පැහැදිලි කිරීම. ශබ්දය ඇති වන ආකාරය පිළිබඳව කෙටියෙන් පැහැදිලි කිරීම. අපට එම ශබ්දය ඇසෙන ආකාරය පිළිබඳව පැහැදිලි කිරීම.</text:p>
          </table:table-cell>
          <table:table-cell table:style-name="ce2" office:value-type="time" office:time-value="PT01H00M00S" calcext:value-type="time">
            <text:p>01:00:00</text:p>
          </table:table-cell>
          <table:table-cell office:value-type="float" office:value="151" calcext:value-type="float">
            <text:p>151</text:p>
          </table:table-cell>
          <table:table-cell office:value-type="string" calcext:value-type="string">
            <text:p>හිස්තැනට සුදුසු වචනය තෝරන්න.</text:p>
          </table:table-cell>
          <table:table-cell/>
          <table:table-cell office:value-type="string" calcext:value-type="string">
            <text:p>අපට ඇසෙන ශබ්දයේ ස්වභාවය, එය නිකුත් කරන ........... මත රඳා පවතී.</text:p>
          </table:table-cell>
          <table:table-cell/>
          <table:table-cell office:value-type="string" calcext:value-type="string">
            <text:p>වේග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භව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2" calcext:value-type="float">
            <text:p>152</text:p>
          </table:table-cell>
          <table:table-cell table:number-columns-repeated="2"/>
          <table:table-cell office:value-type="string" calcext:value-type="string">
            <text:p>ස්වාභාවික සිද්ධි නිසා ඇතිවන ශබ්දයකි,</text:p>
          </table:table-cell>
          <table:table-cell/>
          <table:table-cell office:value-type="string" calcext:value-type="string">
            <text:p>මෝටර් රථ නළා හඬ</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ස්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 සීනු හඬ</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ත්පුඩි ගැසී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3" calcext:value-type="float">
            <text:p>153</text:p>
          </table:table-cell>
          <table:table-cell office:value-type="string" calcext:value-type="string">
            <text:p>පහත වගන්ති හතර සළකා බලන්න. <text:s/>\nA - අකුණු ගැසීමකදී අධික ශබ්දයක් <text:s/>ඇතිවේ. \nB - ගලායන ජල පහරක ශබ්දයක් නැත. <text:s/>\nC - කුරුල්ලන්ගේ හඬ පරිසරයේ ඇතිවන ස්වාභාවික සිද්ධියක් මත ඇතිවේ. \nD - වැහි බිංදු බිම පතිත වන විට ශබ්දයක් ඇතිවේ.</text:p>
          </table:table-cell>
          <table:table-cell/>
          <table:table-cell office:value-type="string" calcext:value-type="string">
            <text:p><text:s/>මේවායින් නිවැරදි වන්නේ,</text:p>
          </table:table-cell>
          <table:table-cell/>
          <table:table-cell office:value-type="string" calcext:value-type="string">
            <text:p>A,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D</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4" calcext:value-type="float">
            <text:p>154</text:p>
          </table:table-cell>
          <table:table-cell table:number-columns-repeated="2"/>
          <table:table-cell office:value-type="string" calcext:value-type="string">
            <text:p>නිවැරදි පිළිතුර තෝරන්න.</text:p>
          </table:table-cell>
          <table:table-cell/>
          <table:table-cell office:value-type="string" calcext:value-type="string">
            <text:p>සෑම සංගීත භාණ්ඩයකින් ම ලැබෙන ශබ්දය සමාන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ලම්පට සෙමින් තට්ටු කළ විට ශබ්දයක් ඇති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ගීත භාණ්ඩවලින් ඇතිවන ශබ්ද ඝෝෂා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නිසුන්ගේ කටහඬ <text:s/>ඇතිවන්නේ ස්වර තන්තු කම්පනය වීමෙනි.</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55" calcext:value-type="float">
            <text:p>155</text:p>
          </table:table-cell>
          <table:table-cell table:number-columns-repeated="2"/>
          <table:table-cell office:value-type="string" calcext:value-type="string">
            <text:p><text:s/>කාඩ්බෝඩ්වලින් සාදාගත් කේතු ආකාර ගොටුවක් කනට ළං කළ විට ඇතිවන ශබ්දවල,</text:p>
          </table:table-cell>
          <table:table-cell/>
          <table:table-cell office:value-type="string" calcext:value-type="string">
            <text:p>තීව්‍රතාව වැඩි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තීව්‍රතාව අඩු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ව්‍රතාවක්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රි බව වැඩි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35" calcext:value-type="float">
            <text:p>3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2</text:p>
          </table:table-cell>
          <table:table-cell table:number-columns-repeated="2"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ශබ්දය නිපදවීම පිළිබඳව විස්තර කිරීම</text:p>
          </table:table-cell>
          <table:table-cell office:value-type="string" calcext:value-type="string">
            <text:p>ශබ්දය නිපදවීම පිළිබඳව පැහැදිලි කිරීම.ශබ්දය නිපදවීම සඳහා විවිධ උපකරණ පවතී. ශබ්දය නිපදවන භාණ්ඩ හෝ උපකරණ ධ්වනි ප‍්‍රභව ලෙස හදුන්වනු ලැබේ. ශබ්දය තරංග ධ්වනි තරංග ලෙස හඳුන්වනු ලැබේ.</text:p>
          </table:table-cell>
          <table:table-cell table:style-name="ce2" office:value-type="time" office:time-value="PT01H00M00S" calcext:value-type="time">
            <text:p>01:00:00</text:p>
          </table:table-cell>
          <table:table-cell office:value-type="float" office:value="156" calcext:value-type="float">
            <text:p>156</text:p>
          </table:table-cell>
          <table:table-cell table:number-columns-repeated="2"/>
          <table:table-cell office:value-type="string" calcext:value-type="string">
            <text:p>ශබ්දය නිපදවන දේවල් හඳුන්වන්නේ,</text:p>
          </table:table-cell>
          <table:table-cell/>
          <table:table-cell office:value-type="string" calcext:value-type="string">
            <text:p>සංගීත භාණ්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ධ්වනි ප්‍රභ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ශබ්ද කා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ශබ්ද මූලි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7" calcext:value-type="float">
            <text:p>157</text:p>
          </table:table-cell>
          <table:table-cell table:number-columns-repeated="2"/>
          <table:table-cell office:value-type="string" calcext:value-type="string">
            <text:p>ශබ්දය ගමන් කරන්නේ,</text:p>
          </table:table-cell>
          <table:table-cell/>
          <table:table-cell office:value-type="string" calcext:value-type="string">
            <text:p>ධාරාවක්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දම්බයක්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රංගයක් ලෙස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තය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8" calcext:value-type="float">
            <text:p>158</text:p>
          </table:table-cell>
          <table:table-cell table:number-columns-repeated="2"/>
          <table:table-cell office:value-type="string" calcext:value-type="string">
            <text:p>බයිසිකල් සීනුවක හඬ උපදින්නේ,</text:p>
          </table:table-cell>
          <table:table-cell/>
          <table:table-cell office:value-type="string" calcext:value-type="string">
            <text:p>සීනුවේ පියන කම්පනය වන නිසා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නු පියන කරකැවෙ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හවල ශක්තිය ගබඩා වී ඇති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නු පියනේ තරංග ඇති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9" calcext:value-type="float">
            <text:p>159</text:p>
          </table:table-cell>
          <table:table-cell table:number-columns-repeated="2"/>
          <table:table-cell office:value-type="string" calcext:value-type="string">
            <text:p>බැලුනයක් පිපිරීමේදී ශබ්දය ඇත්වන්නේ,</text:p>
          </table:table-cell>
          <table:table-cell/>
          <table:table-cell office:value-type="string" calcext:value-type="string">
            <text:p>බැලුන් පටලය කම්පනය වීමෙ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නය තුළ සිරවී ඇති කම්පනය වීමෙ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බැලූනයට කටින් වාතය ඇතුල් කිරීම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නය තුළ වාතය රත්වීම නි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0" calcext:value-type="float">
            <text:p>160</text:p>
          </table:table-cell>
          <table:table-cell table:number-columns-repeated="2"/>
          <table:table-cell office:value-type="string" calcext:value-type="string">
            <text:p><text:s/>නාදවන බයිසිකල් සීනුවක පියන මත‍ට අත සෙමින් තැබුවහොත්,</text:p>
          </table:table-cell>
          <table:table-cell/>
          <table:table-cell office:value-type="string" calcext:value-type="string">
            <text:p>අතට විදුලි සැර දැ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නුවේ පියන ගැලවී 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නුවෙන් රස්නයක් අතට දැ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නුවේ හඬ අඩු වේ.</text:p>
          </table:table-cell>
          <table:table-cell office:value-type="float" office:value="1" calcext:value-type="float">
            <text:p>1</text:p>
          </table:table-cell>
          <table:table-cell table:style-name="ce4" table:number-columns-repeated="1006"/>
        </table:table-row>
        <table:table-row table:style-name="ro1">
          <table:table-cell office:value-type="float" office:value="36" calcext:value-type="float">
            <text:p>3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3</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ශබ්දය ඇසීම</text:p>
          </table:table-cell>
          <table:table-cell office:value-type="string" calcext:value-type="string">
            <text:p>ශබ්දය ඇසෙන ආකාරය පිළිබඳව පැහැදිලි කිරීම. ශබ්දය ඇසීමට අපට කන පවතී. කනෙහි බාහිර සහ අභ්‍යන්තර ව්‍යුහය සරලව පැහැදිලි කිරීම.</text:p>
          </table:table-cell>
          <table:table-cell table:style-name="ce2" office:value-type="time" office:time-value="PT01H00M00S" calcext:value-type="time">
            <text:p>01:00:00</text:p>
          </table:table-cell>
          <table:table-cell office:value-type="float" office:value="161" calcext:value-type="float">
            <text:p>161</text:p>
          </table:table-cell>
          <table:table-cell office:value-type="string" calcext:value-type="string">
            <text:p>කන පිළිබඳ ව ප්‍රකාශ තුනක් පහත දී ඇත. \nA - සියලුම සතුන් ශබ්ද හඳුනා ගන්නේ කන මඟිනි. \nB - සමහර සතුන්ට කන් නොමැත. \nC - කනට පැහැදිලිව ශබ්ද ඇසීමට කන නිරෝගි විය යුතු ය.</text:p>
          </table:table-cell>
          <table:table-cell/>
          <table:table-cell office:value-type="string" calcext:value-type="string">
            <text:p>මේවායින් නිවැරදි වන්නේ</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62" calcext:value-type="float">
            <text:p>162</text:p>
          </table:table-cell>
          <table:table-cell office:value-type="string" calcext:value-type="string">
            <text:p>ශ්‍රවණ ආබාධ සම්බන්ධ ප්‍රකාශ තුනක් මෙහි <text:s/>දැක්වේ. \nP - උපතේදී ම ශ්‍රවණ ආබාධ ඇතිවිය හැකි ය. \nQ - වයස්ගත වන විට ඇසීමේ හැකියාව අඩුවේ. \nR - ශ්‍රවණ ආබාධ සහිත වූවන්ට වුව ද ශබ්ද පැහැදිලි ව හඳුනා ගත හැකි ය.</text:p>
          </table:table-cell>
          <table:table-cell/>
          <table:table-cell office:value-type="string" calcext:value-type="string">
            <text:p>මෙම ප්‍රකාශවලින් වැරදි වන්නේ,</text:p>
          </table:table-cell>
          <table:table-cell/>
          <table:table-cell office:value-type="string" calcext:value-type="string">
            <text:p>P</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Q</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R</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P , Q</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3" calcext:value-type="float">
            <text:p>163</text:p>
          </table:table-cell>
          <table:table-cell office:value-type="string" calcext:value-type="string">
            <text:p>යමක් කම්පනය වනු දක්නට ලැබුණ ද එයින් ශබ්දයක් නොඇසුණි. මෙයට හේතු විය හැකි යැයි සිතෙන කරුණු තුනක් ශිෂ්‍යයකු විසින් ඉදිරිපත් කරන ලදී. \nA - කම්පනයේ තීව්‍රතාව අඩුවීම. \nB - කන්වල දෝෂයක් පැවතීම. \nC - කන වසාගෙන සිටීම.</text:p>
          </table:table-cell>
          <table:table-cell/>
          <table:table-cell office:value-type="string" calcext:value-type="string">
            <text:p>මෙම ප්‍රකාශවලින් සත්‍ය ලෙස පිළිගත හැක්කේ,</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64" calcext:value-type="float">
            <text:p>164</text:p>
          </table:table-cell>
          <table:table-cell office:value-type="string" calcext:value-type="string">
            <text:p>පහත අවස්ථා සැළකිල්ලට ගන්න. \nA - කන තුළට බාහිර ද්‍රව්‍ය ඇතුළු කිරීම. \nB - මිහිරි සංගීතයට සවන් දීම. \nC - බරින් වැඩි එල්ලලෙන කරාබු භාවිතය.</text:p>
          </table:table-cell>
          <table:table-cell/>
          <table:table-cell office:value-type="string" calcext:value-type="string">
            <text:p>ඉහත ඒවායින් කනට හානි විය හැකි අවස්ථා ව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B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5" calcext:value-type="float">
            <text:p>165</text:p>
          </table:table-cell>
          <table:table-cell table:number-columns-repeated="2"/>
          <table:table-cell office:value-type="string" calcext:value-type="string">
            <text:p>කන් වසාගෙන සිටින විට ශබ්ද නොඇසේ. මෙයට හේතුව,</text:p>
          </table:table-cell>
          <table:table-cell/>
          <table:table-cell office:value-type="string" calcext:value-type="string">
            <text:p>ඇඟිලිවලට ශබ්දය උරා ගැනී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බ්දය කනෙහි වැදී පරාවර්තනය 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බ්ද තරංග කන තුළට ගමන් කළ නොහැකි 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ඉහත සියල්ල ම.</text:p>
          </table:table-cell>
          <table:table-cell office:value-type="float" office:value="0" calcext:value-type="float">
            <text:p>0</text:p>
          </table:table-cell>
          <table:table-cell table:style-name="ce4" table:number-columns-repeated="1006"/>
        </table:table-row>
        <table:table-row table:style-name="ro1">
          <table:table-cell office:value-type="float" office:value="37" calcext:value-type="float">
            <text:p>3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4</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ශබ්ද වල විවිධත්වය</text:p>
          </table:table-cell>
          <table:table-cell office:value-type="string" calcext:value-type="string">
            <text:p>ශබ්ද වල විවිධත්වය පිළිබඳව පැහැදිලි කිරීම. විවිධ ධ්වනි ප‍්‍රභව මඟින් විවිධ ශබ්ද නිකුත් කරනු ලැබේ. උත්පාදනය වන ශබ්දයේ ස්වභාවය එම ධ්වනි ප‍්‍රභවයේ ස්වභාවය මත රඳා පවතී.</text:p>
          </table:table-cell>
          <table:table-cell table:style-name="ce2" office:value-type="time" office:time-value="PT01H00M00S" calcext:value-type="time">
            <text:p>01:00:00</text:p>
          </table:table-cell>
          <table:table-cell office:value-type="float" office:value="166" calcext:value-type="float">
            <text:p>166</text:p>
          </table:table-cell>
          <table:table-cell table:number-columns-repeated="2"/>
          <table:table-cell office:value-type="string" calcext:value-type="string">
            <text:p>ශබ්දවල විවිධත්වය ඇතිවීමට බලපාන සාධක දෙක,</text:p>
          </table:table-cell>
          <table:table-cell/>
          <table:table-cell office:value-type="string" calcext:value-type="string">
            <text:p>ධ්වනි ප්‍රභවවල විවිධත්වය හා ධ්වනි ප්‍රභවවල මි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ධ්වනි ප්‍රභවවල විවිධත්වය හා සංඛ්‍යාත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ඛ්‍යාතය හා කම්පනය කරන ආකා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ම්පනය කරන ආකාරය හා ධ්වනි ප්‍රභවවල විවිධත්ව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7" calcext:value-type="float">
            <text:p>167</text:p>
          </table:table-cell>
          <table:table-cell office:value-type="string" calcext:value-type="string">
            <text:p>ස්වාභාවික ශබ්ද හා කෘත්‍රම ශබ්ද පිළිබඳ තොරතුරු පහත දී ඇත. \nA - දිය ඇල්ලකින් ජලය ගලා <text:s/>යන විට ඇතිවන්නේ ස්වාභාවික ශබ්දයකි. \nB - මුහුදු රළ මඟින් ඇති කරන්නේ ස්වාභාවික ශබ්දයකි. \nC - සුළ‍ඟේ ශබ්දය ස්වාභාවික ව ඇතිවන්නක් නොවේ. \nD - කුරුල්ලන්ගේ හඬ කෘත්‍රිම ශබ්දයකි.</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8" calcext:value-type="float">
            <text:p>168</text:p>
          </table:table-cell>
          <table:table-cell table:number-columns-repeated="2"/>
          <table:table-cell office:value-type="string" calcext:value-type="string">
            <text:p>කෘත්‍රීම ශබ්දවලට උදාහරණයකි,</text:p>
          </table:table-cell>
          <table:table-cell/>
          <table:table-cell office:value-type="string" calcext:value-type="string">
            <text:p>බල්ලන්ගේ බිරැම් හඬ</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කුණු හඬ</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ටාරයකින් නැගෙන හඬ</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හි බිඳුවක හඬ</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9" calcext:value-type="float">
            <text:p>169</text:p>
          </table:table-cell>
          <table:table-cell table:number-columns-repeated="2"/>
          <table:table-cell office:value-type="string" calcext:value-type="string">
            <text:p>ස්වාභාවික හා කෘත්‍රිම ශබ්ද පිළිවෙළින් දක්වා ඇති පිළිතුර තෝරන්න.</text:p>
          </table:table-cell>
          <table:table-cell/>
          <table:table-cell office:value-type="string" calcext:value-type="string">
            <text:p>කුරුලු නාදය , සුළ‍ඟේ ශබ්ද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ඟේ ශබ්දය , දිය ඇල්ලක ශබ්ද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ය ඇල්ලක ශබ්දය , මෝටර් රථ නලා හඬ</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ටර් රථ නලා හඬ , ගුවන් යානයක හඬ</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0" calcext:value-type="float">
            <text:p>170</text:p>
          </table:table-cell>
          <table:table-cell office:value-type="string" calcext:value-type="string">
            <text:p>A) බටනලා හඬ B) ගිටාරයක හඬ C) හරකෙකුගේ කෑ ගැසීම</text:p>
          </table:table-cell>
          <table:table-cell/>
          <table:table-cell office:value-type="string" calcext:value-type="string">
            <text:p>මෙම ශබ්ද තුන පිළිවෙළින් ගැලපූ විට නිවැරදි පිළිතුර කුමක් ද?</text:p>
          </table:table-cell>
          <table:table-cell/>
          <table:table-cell office:value-type="string" calcext:value-type="string">
            <text:p>ස්වාභාවික , කෘත්‍රිම , ස්වාභාවි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භාවික , කෘත්‍රිම , කෘත්‍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ත්‍රිම , කෘත්‍රිම , කෘත්‍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ත්‍රිම , කෘත්‍රිම , ස්වාභාවික</text:p>
          </table:table-cell>
          <table:table-cell office:value-type="float" office:value="1" calcext:value-type="float">
            <text:p>1</text:p>
          </table:table-cell>
          <table:table-cell table:style-name="ce4" table:number-columns-repeated="1006"/>
        </table:table-row>
        <table:table-row table:style-name="ro1">
          <table:table-cell office:value-type="float" office:value="38" calcext:value-type="float">
            <text:p>3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5</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සංගීත සහ ඝෝෂා</text:p>
          </table:table-cell>
          <table:table-cell office:value-type="string" calcext:value-type="string">
            <text:p>සංගීත සහ ඝෝෂා පිළිබඳව පැහැදිලි කිරීම. කනට මිහිරි සහ අමිහිරි ශබ්ද පවතී. කනට මිහිරි, ඇසීමට පහසු ශබ්ද සංගීත ලෙස හදුන්වනු ලැබේ. කනට අමිහිරි, ඇසීමට අපහසු ශබ්ද ඝෝෂා ලෙස හදුන්වනු ලැබේ.</text:p>
          </table:table-cell>
          <table:table-cell table:style-name="ce2" office:value-type="time" office:time-value="PT01H00M00S" calcext:value-type="time">
            <text:p>01:00:00</text:p>
          </table:table-cell>
          <table:table-cell office:value-type="float" office:value="171" calcext:value-type="float">
            <text:p>171</text:p>
          </table:table-cell>
          <table:table-cell table:number-columns-repeated="2"/>
          <table:table-cell office:value-type="string" calcext:value-type="string">
            <text:p><text:s/>ඝෝෂාවක් යනු,</text:p>
          </table:table-cell>
          <table:table-cell/>
          <table:table-cell office:value-type="string" calcext:value-type="string">
            <text:p>සුළ‍ඟේ ශබ්දය යි.</text:p>
          </table:table-cell>
          <table:table-cell/>
          <table:table-cell table:style-name="ce4" table:number-columns-repeated="1006"/>
        </table:table-row>
        <table:table-row table:style-name="ro1">
          <table:table-cell table:number-columns-repeated="16"/>
          <table:table-cell office:value-type="string" calcext:value-type="string">
            <text:p>මුහුදු රළින් නැගෙනා හඬ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ද්මයානුකූල නොවන අවිධිමත් ශබ්ද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තීව්‍රතාව වැඩි ශබ්ද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2" calcext:value-type="float">
            <text:p>172</text:p>
          </table:table-cell>
          <table:table-cell office:value-type="string" calcext:value-type="string">
            <text:p>A - වයලීනයක හඬ <text:s/>B - වෙළෙන්දන්ගේ කෑ ගැසීම <text:s/>C - මෝටර් රථයක හඬ</text:p>
          </table:table-cell>
          <table:table-cell/>
          <table:table-cell office:value-type="string" calcext:value-type="string">
            <text:p>මේවා අනුපිළිවෙළින් ගැලපූ විට,</text:p>
          </table:table-cell>
          <table:table-cell/>
          <table:table-cell office:value-type="string" calcext:value-type="string">
            <text:p>සංගීතය , ‍ඝෝෂාව , ඝෝෂා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ගීතය, ඝෝෂාව , සංගී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ඝෝෂාව , ඝෝෂාව , සංගී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ගීතය , සංගීතය , ඝෝෂා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3" calcext:value-type="float">
            <text:p>173</text:p>
          </table:table-cell>
          <table:table-cell office:value-type="string" calcext:value-type="string">
            <text:p>A - සංගීත භාණ්ඩවලින් ද ඝෝෂා ඇතිවේ. \nB - බීම මූඩි කිහිපයක් කම්බියක් තුළින් යවා සංගීත භාණ්ඩයක් නිර්මාණය කළ හැකි ය. \nC - රබර් පටලයක් මඟින් හඬ ඉපදවිය හැකි ය.</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1" calcext:value-type="float">
            <text:p>1</text:p>
          </table:table-cell>
          <table:table-cell table:style-name="ce4" table:number-columns-repeated="1006"/>
        </table:table-row>
        <table:table-row table:style-name="ro2">
          <table:table-cell table:number-columns-repeated="11"/>
          <table:table-cell office:value-type="float" office:value="174" calcext:value-type="float">
            <text:p>174</text:p>
          </table:table-cell>
          <table:table-cell table:number-columns-repeated="2"/>
          <table:table-cell office:value-type="string" calcext:value-type="string">
            <text:p>ඝෝෂාකාරී ශබ්ද ඇතිවන අවස්ථාවකි</text:p>
          </table:table-cell>
          <table:table-cell/>
          <table:table-cell office:value-type="string" calcext:value-type="string">
            <text:p>ගීතයක් ගායනා කිරී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ලීනයක් වාදනය කිරී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රුලු රංචුවක් කෑ ගැසී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 බල්බයක් දැල්වී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5" calcext:value-type="float">
            <text:p>175</text:p>
          </table:table-cell>
          <table:table-cell table:number-columns-repeated="2"/>
          <table:table-cell office:value-type="string" calcext:value-type="string">
            <text:p>ශබ්දයක් ඇතිවන අවස්ථාවකි,</text:p>
          </table:table-cell>
          <table:table-cell/>
          <table:table-cell office:value-type="string" calcext:value-type="string">
            <text:p>වතුර නැටී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අයිස් මිදී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ෂ්ප ඝනීභවනය වී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හනයක ලාම්පු දැල්වීම</text:p>
          </table:table-cell>
          <table:table-cell office:value-type="float" office:value="0" calcext:value-type="float">
            <text:p>0</text:p>
          </table:table-cell>
          <table:table-cell table:style-name="ce4" table:number-columns-repeated="1006"/>
        </table:table-row>
        <table:table-row table:style-name="ro1">
          <table:table-cell office:value-type="float" office:value="39" calcext:value-type="float">
            <text:p>3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6</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ශබ්දය නිපදවීම සඳහා උපකරණ නිර්මාණය</text:p>
          </table:table-cell>
          <table:table-cell office:value-type="string" calcext:value-type="string">
            <text:p>ශබ්දය නිපදවීම සඳහා සංගීත භාණ්ඩ සරල ලෙස සාදා ගන්නා ආකාරය පැහැදිලි කිරීම. ගිටාරයක් සරල ලෙස සාදා ගන්නා ආකාරය පැහැදිලි කිරීම.</text:p>
          </table:table-cell>
          <table:table-cell table:style-name="ce2" office:value-type="time" office:time-value="PT01H00M00S" calcext:value-type="time">
            <text:p>01:00:00</text:p>
          </table:table-cell>
          <table:table-cell office:value-type="float" office:value="176" calcext:value-type="float">
            <text:p>176</text:p>
          </table:table-cell>
          <table:table-cell office:value-type="string" calcext:value-type="string">
            <text:p>බීම බෝතල් මූඩි මඟින් සාදා ගන්නා ශබ්ද උපකරණයකට අදාළ තොරතුරු පහත දක්වා ඇත. \nA - බීම බෝතල් මූඩි හොඳින් තලා ගත යුතු ය. \nB - බෝතල් මූඩි ගණන අඩු කළ යුතු ය. \nC - බෝතල් මූඩි ගණන වැඩි කළ යුතු ය.</text:p>
          </table:table-cell>
          <table:table-cell/>
          <table:table-cell office:value-type="string" calcext:value-type="string">
            <text:p>උපකරණයේ හඬ වැඩි කර ගැනීමට වඩා සුදුසු ව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77" calcext:value-type="float">
            <text:p>177</text:p>
          </table:table-cell>
          <table:table-cell table:number-columns-repeated="2"/>
          <table:table-cell office:value-type="string" calcext:value-type="string">
            <text:p>ටකයක් සෑදීමේ දී ටකය ඇතුළත යකඩ කැබැල්ලක් එල්ලන්නේ ඇයි?</text:p>
          </table:table-cell>
          <table:table-cell/>
          <table:table-cell office:value-type="string" calcext:value-type="string">
            <text:p>ටකයේ සමබරතාව සඳහා</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ටකයේ බර වැඩි කිරීම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ටකයේ පිට ආවරණයේ වැදී ශබ්ද නිකුත් වීමට</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අලංකාරය සඳහා</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8" calcext:value-type="float">
            <text:p>178</text:p>
          </table:table-cell>
          <table:table-cell/>
          <table:table-cell office:value-type="string" calcext:value-type="string">
            <text:p>science-06-t2-l06-ep06-q-3.jpg</text:p>
          </table:table-cell>
          <table:table-cell office:value-type="string" calcext:value-type="string">
            <text:p>රූපයේ දැක්වෙන සෙල්ලම් වීණාවේ හ‍ඬෙහි තීව්‍රතාව වැඩි කිරීමට කළ හැක්කේ,</text:p>
          </table:table-cell>
          <table:table-cell/>
          <table:table-cell office:value-type="string" calcext:value-type="string">
            <text:p>කම්බිවල ඝනකම වැඩි කිරී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ම්බිවල ආතතිය වැඩි කිරී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ම්බි ගණන වැඩි කිරී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ශාල ටින් එකක් භාවිත 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9" calcext:value-type="float">
            <text:p>179</text:p>
          </table:table-cell>
          <table:table-cell table:number-columns-repeated="2"/>
          <table:table-cell office:value-type="string" calcext:value-type="string">
            <text:p>එක් කෙළවරක් වසන ලද සිලින්ඩරාකාර බට උපයෝගී කරගෙන නිවසේ දී සංගීත භාණ්ඩ ආකෘතියක් සකස් කර ගත හැකි ය. මෙහි ශබ්දයේ රිද්මයක් ලැබෙන්නේ,</text:p>
          </table:table-cell>
          <table:table-cell/>
          <table:table-cell office:value-type="string" calcext:value-type="string">
            <text:p>බට තුළ වාත කඳ කම්පනය වීමෙ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බට බිත්ති කම්පනය වීමෙ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ට සාදා ඇති ද්‍රව්‍ය මඟි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ට සම්බන්ධ කර ඇති ද්‍රව්‍ය මඟි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0" calcext:value-type="float">
            <text:p>180</text:p>
          </table:table-cell>
          <table:table-cell table:number-columns-repeated="2"/>
          <table:table-cell office:value-type="string" calcext:value-type="string">
            <text:p>සරල ගිටාරයක් නිර්මාණය කිරීමට අත්‍යවශ්‍ය ද්‍රව්‍ය ලැයිස්තුව අඩංගු පිළිතුර තෝරන්න.</text:p>
          </table:table-cell>
          <table:table-cell/>
          <table:table-cell office:value-type="string" calcext:value-type="string">
            <text:p>කාඩ්බෝඩ් පෙට්ටියක් , යකඩ පතුරක්, රඳවන දෙක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ඩ්බෝඩ් පෙට්ටියක් , සිහින් රබර් පටි කිහිපයක් , යකඩ ඇණ කිහිප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ලී පෙට්ටියක් , යකඩ පතුරු කිහිපයක් , යකඩ ඇණ කිහිප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බර් පටි කිහිපයක් , කම්බි කැබැල්ලක් , යකඩ ඇණ කිහිපයක්</text:p>
          </table:table-cell>
          <table:table-cell office:value-type="float" office:value="0" calcext:value-type="float">
            <text:p>0</text:p>
          </table:table-cell>
          <table:table-cell table:style-name="ce4" table:number-columns-repeated="1006"/>
        </table:table-row>
        <table:table-row table:style-name="ro1">
          <table:table-cell office:value-type="float" office:value="40" calcext:value-type="float">
            <text:p>4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7</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සංගීත භාණ්ඩ ඇගයීම</text:p>
          </table:table-cell>
          <table:table-cell office:value-type="string" calcext:value-type="string">
            <text:p>සංගීත භාණ්ඩ වල ශබ්ද තරංග ඇති වන ආකාරය පැහැදිලි කිරීම. සංගීත භාණ්ඩ ආකාර කිහිපයකින් පවතී. ඇදි පටල කම්පනය වීම මඟින් හඬ නිපදවන භාණ්ඩ, තත් කම්පනය වීමෙන් ශබ්දය නිපදවන සංගීත භාණ්ඩ සහ වායු කඳන් කම්පනය වීම මඟින් හඬ නිපදවන භාණ්ඩ පිළිබඳව පැහැදිලි කිරීම.</text:p>
          </table:table-cell>
          <table:table-cell table:style-name="ce2" office:value-type="time" office:time-value="PT01H00M00S" calcext:value-type="time">
            <text:p>01:00:00</text:p>
          </table:table-cell>
          <table:table-cell office:value-type="float" office:value="181" calcext:value-type="float">
            <text:p>181</text:p>
          </table:table-cell>
          <table:table-cell table:number-columns-repeated="2"/>
          <table:table-cell office:value-type="string" calcext:value-type="string">
            <text:p><text:s/>තන්තු කම්පනයෙන් ශබ්දය උපදවන සංගීත භාණ්ඩයකි,</text:p>
          </table:table-cell>
          <table:table-cell/>
          <table:table-cell office:value-type="string" calcext:value-type="string">
            <text:p>වයලීන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ර්පිනා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ටනලා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යිලපෝන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2" calcext:value-type="float">
            <text:p>182</text:p>
          </table:table-cell>
          <table:table-cell table:number-columns-repeated="2"/>
          <table:table-cell office:value-type="string" calcext:value-type="string">
            <text:p>පටල භාවිතයෙන් ශබ්දය උපදවන සංගීත භාණ්ඩයකි.</text:p>
          </table:table-cell>
          <table:table-cell/>
          <table:table-cell office:value-type="string" calcext:value-type="string">
            <text:p>තාලම්ප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බ්ලා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රණෑ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ටා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3" calcext:value-type="float">
            <text:p>183</text:p>
          </table:table-cell>
          <table:table-cell table:number-columns-repeated="2"/>
          <table:table-cell office:value-type="string" calcext:value-type="string">
            <text:p>වාත කඳක් කම්පනයෙන් හඬ උපදවන සංගීත භාණ්ඩය මින් කුමක් ද?</text:p>
          </table:table-cell>
          <table:table-cell/>
          <table:table-cell office:value-type="string" calcext:value-type="string">
            <text:p>බෙ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රණෑ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තා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4" calcext:value-type="float">
            <text:p>184</text:p>
          </table:table-cell>
          <table:table-cell table:number-columns-repeated="2"/>
          <table:table-cell office:value-type="string" calcext:value-type="string">
            <text:p>නිවැරදි වගන්තිය තෝරන්න.</text:p>
          </table:table-cell>
          <table:table-cell/>
          <table:table-cell office:value-type="string" calcext:value-type="string">
            <text:p>බෙරය සහ තාලම්පට එකම ආකාරයට හඩ උපදවන සංගීත භාණ්ඩ <text:s/>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ටාරය සහ සිතාරය තත් මඟින් හඬ උපදව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බටනලාව හා සිතාරය එකම කාණ්ඩයට අයත් සංගීත භාණ්ඩයන්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ණා වාදනය සඳහා විශේෂ පුහුණුවක් අවශ්‍ය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5" calcext:value-type="float">
            <text:p>185</text:p>
          </table:table-cell>
          <table:table-cell office:value-type="string" calcext:value-type="string">
            <text:p>A) ගිටාරය <text:s/>B) වයලීනය <text:s/>C) රබාන <text:s/>D) සර්පිනාව</text:p>
          </table:table-cell>
          <table:table-cell/>
          <table:table-cell office:value-type="string" calcext:value-type="string">
            <text:p>ඉහත ඒවායින් වාත කඳක් කම්පනයෙන් හා තත් කම්පනයෙන් හඬ ඉපදවිය හැකි භාණ්ඩ වන්නේ,පිළිවෙළින්,</text:p>
          </table:table-cell>
          <table:table-cell/>
          <table:table-cell office:value-type="string" calcext:value-type="string">
            <text:p>A ,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 , B</text:p>
          </table:table-cell>
          <table:table-cell office:value-type="float" office:value="1" calcext:value-type="float">
            <text:p>1</text:p>
          </table:table-cell>
          <table:table-cell table:style-name="ce4" table:number-columns-repeated="1006"/>
        </table:table-row>
        <table:table-row table:style-name="ro1">
          <table:table-cell office:value-type="float" office:value="41" calcext:value-type="float">
            <text:p>4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7-ep08</text:p>
          </table:table-cell>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 හැඳින්වීම</text:p>
          </table:table-cell>
          <table:table-cell office:value-type="string" calcext:value-type="string">
            <text:p>චුම්බක පිළිබඳව හැඳින්වීම. චුම්බක වල බලපෑම. චුම්බක වල ධ්‍රැව යුගලය පැහැදිලි කිරීම හා චුම්බක වල ප‍්‍රයෝජන පැහැදිලි කිරීම.</text:p>
          </table:table-cell>
          <table:table-cell table:style-name="ce2" office:value-type="time" office:time-value="PT01H00M00S" calcext:value-type="time">
            <text:p>01:00:00</text:p>
          </table:table-cell>
          <table:table-cell office:value-type="float" office:value="186" calcext:value-type="float">
            <text:p>186</text:p>
          </table:table-cell>
          <table:table-cell table:number-columns-repeated="2"/>
          <table:table-cell office:value-type="string" calcext:value-type="string">
            <text:p>චුම්බකයක් වෙතට ආකර්ශනය නොවන ද්‍රව්‍යයකි,</text:p>
          </table:table-cell>
          <table:table-cell/>
          <table:table-cell office:value-type="string" calcext:value-type="string">
            <text:p>යකඩ ඇණ</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ඊ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ත්ත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ඹ</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7" calcext:value-type="float">
            <text:p>187</text:p>
          </table:table-cell>
          <table:table-cell table:number-columns-repeated="2"/>
          <table:table-cell office:value-type="string" calcext:value-type="string">
            <text:p><text:s/>චුම්බකයක අග්‍රයක් වෙතට X නම් ද්‍රව්‍ය ළං කළ විට X චුම්බකයෙන් ඈතට තල්ලු විය. X විය හැක්කේ,</text:p>
          </table:table-cell>
          <table:table-cell/>
          <table:table-cell office:value-type="string" calcext:value-type="string">
            <text:p>රබර් කැබැල්ල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හ කැබැල්ල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 කැබැල්ල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88" calcext:value-type="float">
            <text:p>188</text:p>
          </table:table-cell>
          <table:table-cell table:number-columns-repeated="2"/>
          <table:table-cell office:value-type="string" calcext:value-type="string">
            <text:p>P නම් ද්‍රව්‍යයක් චුම්බකයක අග්‍රයක් අසළට එය චුම්බකය දෙසට ඇදී ගියේ ය. P ද්‍රව්‍ය ,</text:p>
          </table:table-cell>
          <table:table-cell/>
          <table:table-cell office:value-type="string" calcext:value-type="string">
            <text:p>ප්ලාස්ටික් කැබැල්ල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ත්තල කැබැල්ල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 පතුර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9" calcext:value-type="float">
            <text:p>189</text:p>
          </table:table-cell>
          <table:table-cell table:number-columns-repeated="2"/>
          <table:table-cell office:value-type="string" calcext:value-type="string">
            <text:p>චුම්බකයක N අක්ෂරයෙන් දක්වා ඇත්තේ ,</text:p>
          </table:table-cell>
          <table:table-cell/>
          <table:table-cell office:value-type="string" calcext:value-type="string">
            <text:p>උතුරු අග්‍ර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කුණු අග්‍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ගෙනහිර අග්‍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ස්නාහිර අග්‍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0" calcext:value-type="float">
            <text:p>190</text:p>
          </table:table-cell>
          <table:table-cell table:number-columns-repeated="2"/>
          <table:table-cell office:value-type="string" calcext:value-type="string">
            <text:p>චුම්බකයක එක් කෙළවරක් නිල් පාටය. එම අග්‍රය,</text:p>
          </table:table-cell>
          <table:table-cell/>
          <table:table-cell office:value-type="string" calcext:value-type="string">
            <text:p>S <text:s/>අග්‍ර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N <text:s/>අග්‍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E <text:s/>අග්‍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W <text:s/>අග්‍රය</text:p>
          </table:table-cell>
          <table:table-cell office:value-type="float" office:value="0" calcext:value-type="float">
            <text:p>0</text:p>
          </table:table-cell>
          <table:table-cell table:style-name="ce4" table:number-columns-repeated="1006"/>
        </table:table-row>
        <table:table-row table:style-name="ro1">
          <table:table-cell office:value-type="float" office:value="42" calcext:value-type="float">
            <text:p>4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7-ep09</text:p>
          </table:table-cell>
          <table:table-cell office:value-type="float" office:value="9" calcext:value-type="float">
            <text:p>9</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 වර්ග, චුම්බක ධ‍්‍රැව</text:p>
          </table:table-cell>
          <table:table-cell office:value-type="string" calcext:value-type="string">
            <text:p>චුම්බක වර්ග පිළිබඳව පැහැදිලි කිරීම සහ රූප සටහන් මඟින් පෙන්වීම. ස්වභාවය සහ හැඩය අනුව විවිධ චුම්බක වර්ග භාවිතා වන අවස්ථා පැහැදිලි කිරීම.</text:p>
          </table:table-cell>
          <table:table-cell table:style-name="ce2" office:value-type="time" office:time-value="PT01H00M00S" calcext:value-type="time">
            <text:p>01:00:00</text:p>
          </table:table-cell>
          <table:table-cell office:value-type="float" office:value="191" calcext:value-type="float">
            <text:p>191</text:p>
          </table:table-cell>
          <table:table-cell/>
          <table:table-cell office:value-type="string" calcext:value-type="string">
            <text:p>science-06-t2-l07-ep09-q-1.jpg</text:p>
          </table:table-cell>
          <table:table-cell office:value-type="string" calcext:value-type="string">
            <text:p>ඉහත චුම්බකවලින් A මඟින් දැක්වෙන්නේ,</text:p>
          </table:table-cell>
          <table:table-cell/>
          <table:table-cell office:value-type="string" calcext:value-type="string">
            <text:p>වලයාකාර චුම්බක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U හැඩැති චුම්බක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ඛුරප චුම්බක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ති චුම්බක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2" calcext:value-type="float">
            <text:p>192</text:p>
          </table:table-cell>
          <table:table-cell table:number-columns-repeated="2"/>
          <table:table-cell office:value-type="string" calcext:value-type="string">
            <text:p>පෙති චුම්බකය හා වලයාකාර චුම්බකය පිළිවෙළින් දැක්වෙන්නේ,</text:p>
          </table:table-cell>
          <table:table-cell/>
          <table:table-cell office:value-type="string" calcext:value-type="string">
            <text:p>D , E</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E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E , D</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93" calcext:value-type="float">
            <text:p>193</text:p>
          </table:table-cell>
          <table:table-cell office:value-type="string" calcext:value-type="string">
            <text:p>A - බයිසිකල් ඩයිනමෝව <text:s/>B - විදුලි මෝටරය <text:s/>C - හීටරය</text:p>
          </table:table-cell>
          <table:table-cell/>
          <table:table-cell office:value-type="string" calcext:value-type="string">
            <text:p>ඉහත ඒවායින් චුම්බක භාවිතා වන්නේ,</text:p>
          </table:table-cell>
          <table:table-cell/>
          <table:table-cell office:value-type="string" calcext:value-type="string">
            <text:p>A වල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වල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වල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B හා C වල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4" calcext:value-type="float">
            <text:p>194</text:p>
          </table:table-cell>
          <table:table-cell table:number-columns-repeated="2"/>
          <table:table-cell office:value-type="string" calcext:value-type="string">
            <text:p>නිවැරදි වගන්තිය තෝරන්න.</text:p>
          </table:table-cell>
          <table:table-cell/>
          <table:table-cell office:value-type="string" calcext:value-type="string">
            <text:p>පාන් පිටි සහ යකඩ කුඩු මිශ්‍රණයකින් යකඩ කුඩු වෙන් කර ගැනීමට චුම්බකයක් භාවිත කළ 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ලුමිනියම් කුඩු හා යකඩ කුඩු මිශ්‍රණයකින් යකඩ කුඩු වෙන් කිරීමට චුම්බක භාවිත කළ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න්දගම් කුඩු චුම්බක වෙතට ආ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නක තුඩ ක්‍රියා කරන්නේ චුම්බක බලයෙ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5" calcext:value-type="float">
            <text:p>195</text:p>
          </table:table-cell>
          <table:table-cell table:number-columns-repeated="2"/>
          <table:table-cell office:value-type="string" calcext:value-type="string">
            <text:p>ඔබට පහත සඳහන් ද්‍රව්‍ය සපයා ඇත. \nලී , ප්ලාස්ටික් , කඩදාසි \nමේවායින් චුම්බකයක් වෙතට ආකර්ශනය වන්නේ,</text:p>
          </table:table-cell>
          <table:table-cell/>
          <table:table-cell office:value-type="string" calcext:value-type="string">
            <text:p>ලී සහ ප්ලාස්ටි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ලී සහ කඩදා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දාසි හා ප්ලාස්ටි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සිවක් ආකර්ෂණය නොවේ.</text:p>
          </table:table-cell>
          <table:table-cell office:value-type="float" office:value="1" calcext:value-type="float">
            <text:p>1</text:p>
          </table:table-cell>
          <table:table-cell table:style-name="ce4" table:number-columns-repeated="1006"/>
        </table:table-row>
        <table:table-row table:style-name="ro1">
          <table:table-cell office:value-type="float" office:value="43" calcext:value-type="float">
            <text:p>4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7-ep10</text:p>
          </table:table-cell>
          <table:table-cell office:value-type="float" office:value="10" calcext:value-type="float">
            <text:p>10</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යක හැසිරීම</text:p>
          </table:table-cell>
          <table:table-cell office:value-type="string" calcext:value-type="string">
            <text:p>චුම්බක වල හැසිරීම අධ්‍යනය කිරීම. චුම්බක බල හේතුවෙන් සිදු වන විපර්යාස පැහැදිලි කිරීම හා පරීක්ෂණයක් ඇසුරින් චුම්බක ධ‍්‍රැවය හඳුනා ගැනීම.</text:p>
          </table:table-cell>
          <table:table-cell table:style-name="ce2" office:value-type="time" office:time-value="PT01H00M00S" calcext:value-type="time">
            <text:p>01:00:00</text:p>
          </table:table-cell>
          <table:table-cell office:value-type="float" office:value="196" calcext:value-type="float">
            <text:p>196</text:p>
          </table:table-cell>
          <table:table-cell table:number-columns-repeated="2"/>
          <table:table-cell office:value-type="string" calcext:value-type="string">
            <text:p>චුම්බකයක උතුරු දිශාව සොයා ගැනීමට යොදා ගත හැක්කේ,</text:p>
          </table:table-cell>
          <table:table-cell/>
          <table:table-cell office:value-type="string" calcext:value-type="string">
            <text:p>අල්පෙනිත්ත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ලිමාව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ඍජු‍ෆෝම් කැබැල්ල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ත් ඔරලෝසුව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7" calcext:value-type="float">
            <text:p>197</text:p>
          </table:table-cell>
          <table:table-cell table:number-columns-repeated="2"/>
          <table:table-cell office:value-type="string" calcext:value-type="string">
            <text:p>දණ්ඩ චුම්බකයක් තිරස් අතට නිදහසේ එල්ලා තැබුවහොත්,</text:p>
          </table:table-cell>
          <table:table-cell/>
          <table:table-cell office:value-type="string" calcext:value-type="string">
            <text:p>චුම්බකයේ N අග්‍රය උතුරු දිශාවට හැරේ.</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චුම්බකයේ S <text:s/>අග්‍රය උතුරු දිශාවට හැ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 අග්‍ර දෙපසට චලනය වෙමින් පව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 N අග්‍රය දකුණු දිශාවට හැ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8" calcext:value-type="float">
            <text:p>198</text:p>
          </table:table-cell>
          <table:table-cell/>
          <table:table-cell office:value-type="string" calcext:value-type="string">
            <text:p>science-06-t2-l07-ep10-q-3.jpg</text:p>
          </table:table-cell>
          <table:table-cell office:value-type="string" calcext:value-type="string">
            <text:p>A සහ B චුම්බක එකිනෙකට ළං කළහොත් දැකිය නොහැකි සිද්ධිය කුමක් ද?</text:p>
          </table:table-cell>
          <table:table-cell/>
          <table:table-cell office:value-type="string" calcext:value-type="string">
            <text:p>A හි N අග්‍රයට B හි S අග්‍රය ආ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හි N අග්‍රයට A හි S අග්‍රය ආ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N අග්‍රයට B හි N අග්‍රය වි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S අග්‍රයට B හි S අග්‍රය ආකර්ශනය වේ.</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99" calcext:value-type="float">
            <text:p>199</text:p>
          </table:table-cell>
          <table:table-cell/>
          <table:table-cell office:value-type="string" calcext:value-type="string">
            <text:p>science-06-t2-l07-ep10-q-4.jpg</text:p>
          </table:table-cell>
          <table:table-cell office:value-type="string" calcext:value-type="string">
            <text:p>මෙම ප්‍රබල චුම්බක දෙක මේ ආකාරයට ඒකිනෙක ළං කළහොත්</text:p>
          </table:table-cell>
          <table:table-cell/>
          <table:table-cell office:value-type="string" calcext:value-type="string">
            <text:p>වි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කර්ශනය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චුම්බක අග්‍ර කැරකී 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සිවක් සිදු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0" calcext:value-type="float">
            <text:p>200</text:p>
          </table:table-cell>
          <table:table-cell/>
          <table:table-cell office:value-type="string" calcext:value-type="string">
            <text:p>science-06-t2-l07-ep10-q-5.jpg</text:p>
          </table:table-cell>
          <table:table-cell office:value-type="string" calcext:value-type="string">
            <text:p>මෙම දණ්ඩ චුම්බකයේ ආකර්ශන බල වැඩියෙන් ම ඇත්තේ,</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1" calcext:value-type="float">
            <text:p>1</text:p>
          </table:table-cell>
          <table:table-cell table:style-name="ce4" table:number-columns-repeated="1006"/>
        </table:table-row>
        <table:table-row table:style-name="ro1">
          <table:table-cell office:value-type="float" office:value="44" calcext:value-type="float">
            <text:p>4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7-ep11</text:p>
          </table:table-cell>
          <table:table-cell office:value-type="float" office:value="11" calcext:value-type="float">
            <text:p>1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 ධ‍්‍රැව අතර අන්තර් ක‍්‍රියා</text:p>
          </table:table-cell>
          <table:table-cell office:value-type="string" calcext:value-type="string">
            <text:p>චුම්බක ධ‍්‍රැව අතර අන්තර් ක‍්‍රියා අධ්‍යනය කිරීම. උත්තර සහ දක්ෂිණ ධ‍්‍රැව අතර ආකර්ෂණ සහ විකර්ෂණ බල පිළිබඳව පැහැදිලි කිරීම.</text:p>
          </table:table-cell>
          <table:table-cell table:style-name="ce2" office:value-type="time" office:time-value="PT01H00M00S" calcext:value-type="time">
            <text:p>01:00:00</text:p>
          </table:table-cell>
          <table:table-cell office:value-type="float" office:value="201" calcext:value-type="float">
            <text:p>201</text:p>
          </table:table-cell>
          <table:table-cell table:number-columns-repeated="2"/>
          <table:table-cell office:value-type="string" calcext:value-type="string">
            <text:p>නිවැරදි ප්‍රකාශය තෝරන්න.</text:p>
          </table:table-cell>
          <table:table-cell/>
          <table:table-cell office:value-type="string" calcext:value-type="string">
            <text:p>දණ්ඩ චුම්බකයක ආකර්ශන බල වැඩි වශයෙන් <text:s/>ම ඇත්තේ N අග්‍රයේ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ණ්ඩ චුම්බකයේ මධ්‍ය ප්‍රදේශයේ ආකර්ශන බල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 ආකර්ශන බල වැඩි වශයෙන් ම ඇත්තේ S අග්‍ර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 දෙකෙළවර ආකර්ශන බල වැඩි 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02" calcext:value-type="float">
            <text:p>202</text:p>
          </table:table-cell>
          <table:table-cell table:number-columns-repeated="2"/>
          <table:table-cell office:value-type="string" calcext:value-type="string">
            <text:p>චුම්බකයක දෙකෙළවර හැඳින්වෙන්නේ,</text:p>
          </table:table-cell>
          <table:table-cell/>
          <table:table-cell office:value-type="string" calcext:value-type="string">
            <text:p>දිශා අග්‍ර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තුරු - දකුණු අගු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 ධ්‍රැව ලෙස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චුම්බක උතුර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3" calcext:value-type="float">
            <text:p>203</text:p>
          </table:table-cell>
          <table:table-cell office:value-type="string" calcext:value-type="string">
            <text:p><text:s/>X නම් දණ්ඩක් චුම්බකයක් දැයි නිශ්චය කිරීමට <text:s/>කළ හැකි ක්‍රියාකාරකම් පිළිබඳ තොරතුරු පහත දැක්වේ. \nA - <text:s/>X දණ්ඩ අසලට ලෝහ කැබැල්ලක් ළං කිරීම. \nB – X දණ්ඩ සමතුලිත ව නිදහසේ එල්ලා තැබීම. \nC - චුම්බකයක එක් කෙළවරක් X දණ්ඩ අසලට ළං කර ආකර්ශනය වේදැයි බැලීම</text:p>
          </table:table-cell>
          <table:table-cell/>
          <table:table-cell office:value-type="string" calcext:value-type="string">
            <text:p>මේවායින් X දණ්ඩ චුම්බකයක් බව තහවුරු කළ නොහැකි වගන්තිය කුමක් ද?</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4" calcext:value-type="float">
            <text:p>204</text:p>
          </table:table-cell>
          <table:table-cell office:value-type="string" calcext:value-type="string">
            <text:p>ලෝහමය රාමුවක නිදහසේ එල්ලා තබන ලද දණ්ඩ චුම්බකයක් බලාපොරොත්තු වූ පරිදි උතුරු-දකුණු දිශාවට යොමු නොවුණි. මෙයට හේතු ලෙස ඉදිරිපත් කළ අදහස් තුනක් පහත දැක්වේ. \nA - චුම්බකය ලෝහ රාමුව දෙසට අ‍ාකර්ශනය වී තිබීම. \nB <text:s/>- <text:s/>ලෝහ රා‍මුවේ ද චුම්බක ගුණ පැවතීම. \nC - චුම්බකයේ ප්‍රබලතාව දුර්වල වීම</text:p>
          </table:table-cell>
          <table:table-cell/>
          <table:table-cell office:value-type="string" calcext:value-type="string">
            <text:p>මේවායින් අදාල සිදුවීමට හේතු විය හැක්කේ,</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05" calcext:value-type="float">
            <text:p>205</text:p>
          </table:table-cell>
          <table:table-cell table:number-columns-repeated="2"/>
          <table:table-cell office:value-type="string" calcext:value-type="string">
            <text:p><text:s/>A සහ B ලෙස නම් කර ඇති ලෝහ දඬු දෙකක එක් අග්‍රයක් <text:s/>අනෙකේ අග්‍රයකට ළං කළ විට ඒවා ආකර්ශනය විය. මේ පිළිබඳ නිවැරදි ප්‍රකාශය කුමක් ද?</text:p>
          </table:table-cell>
          <table:table-cell/>
          <table:table-cell office:value-type="string" calcext:value-type="string">
            <text:p>A චුම්බකයකි . B ලෝහ දණ්ඩ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ලෝහ දණ්ඩකි. B චුම්බක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හෝ චුම්බ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හා B දෙක ම චුම්බක නොවේ.</text:p>
          </table:table-cell>
          <table:table-cell office:value-type="float" office:value="0" calcext:value-type="float">
            <text:p>0</text:p>
          </table:table-cell>
          <table:table-cell table:style-name="ce4" table:number-columns-repeated="1006"/>
        </table:table-row>
        <table:table-row table:style-name="ro1">
          <table:table-cell office:value-type="float" office:value="45" calcext:value-type="float">
            <text:p>4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2-l07-ep12</text:p>
          </table:table-cell>
          <table:table-cell office:value-type="float" office:value="12" calcext:value-type="float">
            <text:p>12</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 බල</text:p>
          </table:table-cell>
          <table:table-cell office:value-type="string" calcext:value-type="string">
            <text:p>චුම්බක බල පිළිබඳව පැහැදිලි කිරීම. චුම්බක බල ඇති වන ආකාරය පරීක්ෂණයක් ඇසුරින් පැහැදිලි කිරීම. එදිනෙදා ජීවිතයේ දී විවිධ කටයුතු සඳහා චුම්බක බල යොදා ගන්නා අවස්ථා පැහැදිලි කිරීම.</text:p>
          </table:table-cell>
          <table:table-cell table:style-name="ce2" office:value-type="time" office:time-value="PT01H00M00S" calcext:value-type="time">
            <text:p>01:00:00</text:p>
          </table:table-cell>
          <table:table-cell office:value-type="float" office:value="206" calcext:value-type="float">
            <text:p>206</text:p>
          </table:table-cell>
          <table:table-cell office:value-type="string" calcext:value-type="string">
            <text:p>අග්‍ර සළකුණු කරන ලද චුම්බකයක් හා අග්‍ර සළකුණු නොකරන ලද යකඩ දඬු දෙකක අග්‍ර ස්පර්ශ කිරීමේදී ආකර්ශන විකර්ශන සිදුවූ අයුරු පහත දැක්වේ. \nA ---&gt; X ආකර්ශනය වේ. <text:s text:c="2"/>A ---&gt; Y ආකර්ශනය වේ. \nB ---&gt; X ආකර්ශනය වේ. <text:s text:c="3"/>B ---&gt; Y ආකර්ශනය වේ. \nA ---&gt; P ආකර්ශනය වේ. <text:s text:c="2"/>A ---&gt; Q විකර්ශනය වේ. <text:s text:c="43"/></text:p>
          </table:table-cell>
          <table:table-cell office:value-type="string" calcext:value-type="string">
            <text:p>science-06-t2-l07-ep12-q-1.jpg</text:p>
          </table:table-cell>
          <table:table-cell office:value-type="string" calcext:value-type="string">
            <text:p>මෙම තොරතුරු අනුව</text:p>
          </table:table-cell>
          <table:table-cell/>
          <table:table-cell office:value-type="string" calcext:value-type="string">
            <text:p>C <text:s/>චුම්බකයකි. D චුම්බකය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C <text:s/>චුම්බකයක් නොවේ. D චුම්බ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C , D දෙක ම චුම්බක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C , D දෙක ම චුම්බ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7" calcext:value-type="float">
            <text:p>207</text:p>
          </table:table-cell>
          <table:table-cell office:value-type="string" calcext:value-type="string">
            <text:p>අග්‍ර සළකුණු කරන ලද චුම්බකයක් හා අග්‍ර සළකුණු නොකරන ලද යකඩ දඬු දෙකක අග්‍ර ස්පර්ශ කිරීමේදී ආකර්ශන විකර්ශන සිදුවූ අයුරු පහත දැක්වේ. \nA ---&gt; X ආකර්ශනය වේ. <text:s text:c="2"/>A ---&gt; Y ආකර්ශනය වේ. \nB ---&gt; X ආකර්ශනය වේ. <text:s text:c="3"/>B ---&gt; Y ආකර්ශනය වේ. \nA ---&gt; P ආකර්ශනය වේ. <text:s text:c="2"/>A ---&gt; Q විකර්ශනය වේ. <text:s text:c="43"/></text:p>
          </table:table-cell>
          <table:table-cell office:value-type="string" calcext:value-type="string">
            <text:p>science-06-t2-l07-ep12-q-2.jpg</text:p>
          </table:table-cell>
          <table:table-cell office:value-type="string" calcext:value-type="string">
            <text:p>ඉහත සටහන අනුව,</text:p>
          </table:table-cell>
          <table:table-cell/>
          <table:table-cell office:value-type="string" calcext:value-type="string">
            <text:p>A , P සජාතීය ධ්‍රැව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Q <text:s/>සජාතීය ධ්‍රැව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B , P <text:s/>විජාතීය ධ්‍රැව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P , Q සජාතීය ධ්‍රැව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8" calcext:value-type="float">
            <text:p>208</text:p>
          </table:table-cell>
          <table:table-cell table:number-columns-repeated="2"/>
          <table:table-cell office:value-type="string" calcext:value-type="string">
            <text:p>චුම්බක ක්ෂේත්‍රය යනු,</text:p>
          </table:table-cell>
          <table:table-cell/>
          <table:table-cell office:value-type="string" calcext:value-type="string">
            <text:p>චුම්බක පවතින සීමාව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 අග්‍ර අතර ප්‍රදේශ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 බලය පැතිරී ඇති ප්‍රදේශ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චුම්බක ගබඩා කර ඇති ප්‍රදේශ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9" calcext:value-type="float">
            <text:p>209</text:p>
          </table:table-cell>
          <table:table-cell table:number-columns-repeated="2"/>
          <table:table-cell office:value-type="string" calcext:value-type="string">
            <text:p>නිවැරදි වගන්තිය තෝරන්න.වෙනස් ද්‍රව්‍ය කිහිපයක් අතුරින් චුම්බකයක් වෙන් කර හඳුනා ගැනීමට,</text:p>
          </table:table-cell>
          <table:table-cell/>
          <table:table-cell office:value-type="string" calcext:value-type="string">
            <text:p>ඒවායේ අග්‍ර පරීක්ෂා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හ අලෝහ බව පරීක්ෂා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ඒවායේ ස්කන්ධය සෙවි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කර්ශන බල හා විකර්ශන යොදා ගත යුතු 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10" calcext:value-type="float">
            <text:p>210</text:p>
          </table:table-cell>
          <table:table-cell office:value-type="string" calcext:value-type="string">
            <text:p>හිස්තැනට සුදුසු වචනය තෝරන්න.</text:p>
          </table:table-cell>
          <table:table-cell/>
          <table:table-cell office:value-type="string" calcext:value-type="string">
            <text:p>වෙනස් වර්ගයේ චුම්බක ධ්‍රැව .......... ලෙස හඳුන්වයි.</text:p>
          </table:table-cell>
          <table:table-cell/>
          <table:table-cell office:value-type="string" calcext:value-type="string">
            <text:p>විජාතීය ධ්‍රැ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ජාතීය ධ්‍රැ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සම ධ්‍රැ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ත්තර ධ්‍රැව</text:p>
          </table:table-cell>
          <table:table-cell office:value-type="float" office:value="0" calcext:value-type="float">
            <text:p>0</text:p>
          </table:table-cell>
          <table:table-cell table:style-name="ce4" table:number-columns-repeated="1006"/>
        </table:table-row>
        <table:table-row table:style-name="ro1">
          <table:table-cell office:value-type="float" office:value="46" calcext:value-type="float">
            <text:p>4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2-l07-ep13</text:p>
          </table:table-cell>
          <table:table-cell office:value-type="float" office:value="13" calcext:value-type="float">
            <text:p>1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 බල ආදර්ශනය කරන ආකාරය</text:p>
          </table:table-cell>
          <table:table-cell office:value-type="string" calcext:value-type="string">
            <text:p>සරල ක‍්‍රියාකාරකම් මඟින් චුම්බක බල ඇති වන ආකාරය සහ එහි ස්වභාවය පැහැදිලි කිරීම.</text:p>
          </table:table-cell>
          <table:table-cell table:style-name="ce2" office:value-type="time" office:time-value="PT01H00M00S" calcext:value-type="time">
            <text:p>01:00:00</text:p>
          </table:table-cell>
          <table:table-cell office:value-type="float" office:value="211" calcext:value-type="float">
            <text:p>211</text:p>
          </table:table-cell>
          <table:table-cell office:value-type="string" calcext:value-type="string">
            <text:p>දණ්ඩ චුම්බක දෙකක තරමින් සමාන කුඩා යකඩ ඇණ උපරිම ප්‍රමාණයක් එල්ලී ඇති ආකාරය රූපයේ දැක්වේ.</text:p>
          </table:table-cell>
          <table:table-cell office:value-type="string" calcext:value-type="string">
            <text:p>science-06-t2-l07-ep13-q-1.jpg</text:p>
          </table:table-cell>
          <table:table-cell office:value-type="string" calcext:value-type="string">
            <text:p>රූපය අනුව ප්‍රකාශ හතරක් පහත දී ඇත. \nA <text:s/>- <text:s/>P චුම්බකය Q චුම්බකයට වඩා ප්‍රබලය. \nB <text:s/>- <text:s/>Q චුම්බකය P චුම්බකයට වඩා ප්‍රබලය. \nC <text:s/>- <text:s/>P හා Q හි ප්‍රබලත්වය සමානය. \nD <text:s/>- <text:s/>චුම්බක දෙකෙකෙහිම N අග්‍රයේ ප්‍රබලතාව සමාන ය.මේවායින් සත්‍ය විය හැක්කේ,</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C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2" calcext:value-type="float">
            <text:p>212</text:p>
          </table:table-cell>
          <table:table-cell office:value-type="string" calcext:value-type="string">
            <text:p>දණ්ඩ චුම්බක දෙකක තරමින් සමාන කුඩා යකඩ ඇණ උපරිම ප්‍රමාණයක් එල්ලී ඇති ආකාරය රූපයේ දැක්වේ.</text:p>
          </table:table-cell>
          <table:table-cell office:value-type="string" calcext:value-type="string">
            <text:p>science-06-t2-l07-ep13-q-2.jpg</text:p>
          </table:table-cell>
          <table:table-cell office:value-type="string" calcext:value-type="string">
            <text:p>ඉහත ක්‍රියාකාරකම මගින් තහවුරු කළ නොහැක්කේ,</text:p>
          </table:table-cell>
          <table:table-cell/>
          <table:table-cell office:value-type="string" calcext:value-type="string">
            <text:p>යකඩ ඇණ චුම්බකවලට ආකර්ශනය වන බ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වල ප්‍රබලතාව එකිනෙකට වෙනස් බව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බල චුම්බකය සොයා ගැනීමට මෙම ක්‍රියාකාරකම ප්‍රමාණවත් නොවන බව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චුම්බක දෙකෙහි චුම්බක බල අසමාන බව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3" calcext:value-type="float">
            <text:p>213</text:p>
          </table:table-cell>
          <table:table-cell table:number-columns-repeated="2"/>
          <table:table-cell office:value-type="string" calcext:value-type="string">
            <text:p>පහත ඒවායින් වැරදි ප්‍රකාශය තෝරන්න.</text:p>
          </table:table-cell>
          <table:table-cell/>
          <table:table-cell office:value-type="string" calcext:value-type="string">
            <text:p>චුම්බකයක බලය ඇත්තේ චුම්බකය දෙකෙළවර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ති චුම්බකවල ධ්‍රැව පිහිටන්නේ දෙපැත්තෙ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ළවරක එල්ලා තැබිය හැකි යකඩ ඇණ ප්‍රමාණය මත චුම්බකයක ප්‍රබලතාව තීරණය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 බල ප්‍රදේශය හඳුනා ගැනීමට යකඩ කුඩු භාවිත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4" calcext:value-type="float">
            <text:p>214</text:p>
          </table:table-cell>
          <table:table-cell table:number-columns-repeated="2"/>
          <table:table-cell office:value-type="string" calcext:value-type="string">
            <text:p>චුම්බක ආකර්ශන හා විකර්ශන බල අනුව එකිනෙකට ළං කළ චුම්බක තුනක් දක්නට ලැබුණු ආකාරය පහත දැක්වේ. ඒවායින් නිවැරදි කුමක් ද?</text:p>
          </table:table-cell>
          <table:table-cell office:value-type="string" calcext:value-type="string">
            <text:p>science-06-t2-l07-ep13-q-4-a-1.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7-ep13-q-4-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7-ep13-q-4-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7-ep13-q-4-a-4.jpg</text:p>
          </table:table-cell>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5" calcext:value-type="float">
            <text:p>215</text:p>
          </table:table-cell>
          <table:table-cell table:number-columns-repeated="2"/>
          <table:table-cell office:value-type="string" calcext:value-type="string">
            <text:p>පහත සටහන අනුව විය නොහැක්කේ කුමක් ද?</text:p>
          </table:table-cell>
          <table:table-cell office:value-type="string" calcext:value-type="string">
            <text:p>science-06-t2-l07-ep13-q-5-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7-ep13-q-5-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7-ep13-q-5-a-3.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7-ep13-q-5-a-4.jpg</text:p>
          </table:table-cell>
          <table:table-cell/>
          <table:table-cell office:value-type="float" office:value="0" calcext:value-type="float">
            <text:p>0</text:p>
          </table:table-cell>
          <table:table-cell table:style-name="ce4" table:number-columns-repeated="1006"/>
        </table:table-row>
        <table:table-row table:style-name="ro1">
          <table:table-cell office:value-type="float" office:value="47" calcext:value-type="float">
            <text:p>4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7-ep14</text:p>
          </table:table-cell>
          <table:table-cell office:value-type="float" office:value="14" calcext:value-type="float">
            <text:p>1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ඇගයීම</text:p>
          </table:table-cell>
          <table:table-cell office:value-type="string" calcext:value-type="string">
            <text:p>ඇගයීම, පුනරීක්ෂණ අභ්‍යාස ඇසුරින් පාඩම නැවත කෙටියෙන් පැහැදිලි කිරීම.</text:p>
          </table:table-cell>
          <table:table-cell table:style-name="ce2" office:value-type="time" office:time-value="PT01H00M00S" calcext:value-type="time">
            <text:p>01:00:00</text:p>
          </table:table-cell>
          <table:table-cell office:value-type="float" office:value="216" calcext:value-type="float">
            <text:p>216</text:p>
          </table:table-cell>
          <table:table-cell table:number-columns-repeated="2"/>
          <table:table-cell office:value-type="string" calcext:value-type="string">
            <text:p><text:s/>මාලිමාවක් සම්බන්ධ නිවැරදි ප්‍රකාශය මින් කුමක් ද?</text:p>
          </table:table-cell>
          <table:table-cell/>
          <table:table-cell office:value-type="string" calcext:value-type="string">
            <text:p>එය ලෝහමය තැටියක් මත තබා භාවිත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තුරු දිශාවට මාලිමාවේ N අග්‍රය යොමු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ලිමාවේ N අග්‍රය අනුව උතුරු දිශාව සොයා ගත යුතු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ලිමාව වරක් භාවිත කළ පසු එය හොඳින් සොළවා නැවත භාවිතා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7" calcext:value-type="float">
            <text:p>217</text:p>
          </table:table-cell>
          <table:table-cell/>
          <table:table-cell office:value-type="string" calcext:value-type="string">
            <text:p>science-06-t2-l07-ep14-q-2.jpg</text:p>
          </table:table-cell>
          <table:table-cell office:value-type="string" calcext:value-type="string">
            <text:p>මෙම ක්‍රියාකාරකම මඟින් පෙන්නුම් කරන්නේ,</text:p>
          </table:table-cell>
          <table:table-cell/>
          <table:table-cell office:value-type="string" calcext:value-type="string">
            <text:p>චුම්බකයක් ජලයේ පා කළ හැකි බ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ඍජුෆෝම් මත තැබූ චුමුබක ජලයේ පාවෙන බ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ය හා චුම්බක ප්‍රතික්‍රියා කිරීම වැළැක්වීමට ඍජුෆෝම්වලට හැකි බ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චුමුබකයක අග්‍ර නිවැරදිව හඳුනා ගත හැකි බව</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18" calcext:value-type="float">
            <text:p>218</text:p>
          </table:table-cell>
          <table:table-cell table:number-columns-repeated="2"/>
          <table:table-cell office:value-type="string" calcext:value-type="string">
            <text:p>නිවැරදි ප්‍රකාශය‍ තෝරන්න.</text:p>
          </table:table-cell>
          <table:table-cell/>
          <table:table-cell office:value-type="string" calcext:value-type="string">
            <text:p>දණ්ඩ චුම්බකයක චුම්බක ක්ෂේත්‍රය දණ්ඩ චුම්බකය වටා ම පව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ඛුරප චුම්බකවල N හා S අග්‍ර පිහිටන්නේ චුම්බකයේ දාරවල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ඝනකාභ හැඩැති චුම්බකවල චුම්බක බල ඇත්තේ පෘෂ්ඨවල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ලු කඩදාසියක් මත තබන ලද චුම්බකයක් මතට යකඩ කුඩු ඉසින විට චුම්බක ක්ෂේත්‍රයක් ඇති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9" calcext:value-type="float">
            <text:p>219</text:p>
          </table:table-cell>
          <table:table-cell table:number-columns-repeated="2"/>
          <table:table-cell office:value-type="string" calcext:value-type="string">
            <text:p>පහත ඒවායින් නිවැරදි වගන්තිය තෝරන්න.</text:p>
          </table:table-cell>
          <table:table-cell/>
          <table:table-cell office:value-type="string" calcext:value-type="string">
            <text:p>දණ්ඩ චුම්බකයක් නිදහසේ එල්ලා තැබූ සෑම විට ම එය උතුරු දකුණු දිශා ඔස්සේ පව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තැම් අලෝහ ද්‍රව්‍ය ද චුම්බක වෙතට ආ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 රත් කිරීමෙන් චුම්බකයක ප්‍රබලතාව වැඩි කළ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 සෑම තැනක ම ඒකාකාර ව චුම්බක ගුණ පැතිරී ඇ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0" calcext:value-type="float">
            <text:p>220</text:p>
          </table:table-cell>
          <table:table-cell table:number-columns-repeated="2"/>
          <table:table-cell office:value-type="string" calcext:value-type="string">
            <text:p>චුම්බක සම්බන්ධ ව දී ඇති පහත ප්‍රකාශවලින් වැරදි ප්‍රකාශය තෝරන්න.</text:p>
          </table:table-cell>
          <table:table-cell/>
          <table:table-cell office:value-type="string" calcext:value-type="string">
            <text:p>සෑම ඩයිනමෝවක ම චුම්බක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මෝටරවල ඇති චුම්බකවල බලය අඩු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නිවෙස්වල දොරවල් වැසීම වැළැක්වීමට <text:s/>චුම්බක යොදා ග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 බිම වැටීමෙන් චුම්බක ගුණ අඩුවේ.</text:p>
          </table:table-cell>
          <table:table-cell office:value-type="float" office:value="0" calcext:value-type="float">
            <text:p>0</text:p>
          </table:table-cell>
          <table:table-cell table:style-name="ce4" table:number-columns-repeated="1006"/>
        </table:table-row>
        <table:table-row table:style-name="ro1">
          <table:table-cell office:value-type="float" office:value="48" calcext:value-type="float">
            <text:p>4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15</text:p>
          </table:table-cell>
          <table:table-cell office:value-type="float" office:value="15" calcext:value-type="float">
            <text:p>1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ය පිළිබඳව හැඳින්වීම</text:p>
          </table:table-cell>
          <table:table-cell office:value-type="string" calcext:value-type="string">
            <text:p>විදුලිය පිළිබඳව සරල හැඳින්වීම සහ එදිනෙදා ජීවිතයේදී විදුලිය ආශ‍්‍රිත ප‍්‍රයෝජන පැහැදිලි කිරීම.</text:p>
          </table:table-cell>
          <table:table-cell table:style-name="ce2" office:value-type="time" office:time-value="PT01H00M00S" calcext:value-type="time">
            <text:p>01:00:00</text:p>
          </table:table-cell>
          <table:table-cell office:value-type="float" office:value="221" calcext:value-type="float">
            <text:p>221</text:p>
          </table:table-cell>
          <table:table-cell table:number-columns-repeated="2"/>
          <table:table-cell office:value-type="string" calcext:value-type="string">
            <text:p><text:s/>ශ්‍රී ලංකාවේ විදුලි බලය නිපදවීමට යොදා නොගන්නේ,</text:p>
          </table:table-cell>
          <table:table-cell/>
          <table:table-cell office:value-type="string" calcext:value-type="string">
            <text:p>ද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විතෙ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යෂ්ටික ද්‍රව්‍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22" calcext:value-type="float">
            <text:p>222</text:p>
          </table:table-cell>
          <table:table-cell table:number-columns-repeated="2"/>
          <table:table-cell office:value-type="string" calcext:value-type="string">
            <text:p>ජලය මඟින් විදුලිය නිපදවීමේදී ,</text:p>
          </table:table-cell>
          <table:table-cell/>
          <table:table-cell office:value-type="string" calcext:value-type="string">
            <text:p>විදුලි ජනකය තුළට ජලය කෙළින්ම යොමු 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යේ ශක්තියෙන් තල බඹර කරකවනු ලබ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හි ජලය කෙළින්ම බලාගාරයට යොමු 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විත කරන ජලය දූෂණය වෙ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3" calcext:value-type="float">
            <text:p>223</text:p>
          </table:table-cell>
          <table:table-cell table:number-columns-repeated="2"/>
          <table:table-cell office:value-type="string" calcext:value-type="string">
            <text:p><text:s/>බිත්ති ඔරලෝසුවක් සඳහා වඩාත්ම සුදුසු වන්නේ,</text:p>
          </table:table-cell>
          <table:table-cell/>
          <table:table-cell office:value-type="string" calcext:value-type="string">
            <text:p>රැහැන් විදු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ර්යකෝ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ළි කෝෂ</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ළං විදුලි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4" calcext:value-type="float">
            <text:p>224</text:p>
          </table:table-cell>
          <table:table-cell office:value-type="string" calcext:value-type="string">
            <text:p><text:s/>විදුලිය හා සම්බන්ධ වගන්ති හතරක් පහත දැක්වේ. \nA - හිරු එළියෙන් ක්‍රියා කරන ඝනක යන්ත්‍ර ඇත. \nB - රසායනික කෝෂවල විද්‍යුත් ශක්තියෙන් පමණක් ක්‍රියා කරන රථ වාහන භාවිතයේ පවතී. \nC - ජංගම දුරකතන සඳහා වඩාත් යෝග්‍ය වන්නේ සූර්ය කෝෂ වේ. \nD - බයිසිකල් ඩයිනමෝව මඟින් නිපදවෙන විදුලියෙන් බයිසිකලයේ ලාම්පුව පමණක් දැල්විය හැකි ය.</text:p>
          </table:table-cell>
          <table:table-cell/>
          <table:table-cell office:value-type="string" calcext:value-type="string">
            <text:p>මේවායින් නිවැරදි ඒවා වන්නේ,</text:p>
          </table:table-cell>
          <table:table-cell/>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5" calcext:value-type="float">
            <text:p>225</text:p>
          </table:table-cell>
          <table:table-cell table:number-columns-repeated="2"/>
          <table:table-cell office:value-type="string" calcext:value-type="string">
            <text:p>ඩයිනමෝවක් තුළ ඇත්තේ,</text:p>
          </table:table-cell>
          <table:table-cell/>
          <table:table-cell office:value-type="string" calcext:value-type="string">
            <text:p>චුම්බකය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ම්බි දඟරය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 හා කම්බි දඟර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ත් කෝෂයකි.</text:p>
          </table:table-cell>
          <table:table-cell office:value-type="float" office:value="0" calcext:value-type="float">
            <text:p>0</text:p>
          </table:table-cell>
          <table:table-cell table:style-name="ce4" table:number-columns-repeated="1006"/>
        </table:table-row>
        <table:table-row table:style-name="ro1">
          <table:table-cell office:value-type="float" office:value="49" calcext:value-type="float">
            <text:p>4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16</text:p>
          </table:table-cell>
          <table:table-cell office:value-type="float" office:value="16" calcext:value-type="float">
            <text:p>16</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ය නිපදවීම</text:p>
          </table:table-cell>
          <table:table-cell office:value-type="string" calcext:value-type="string">
            <text:p>විදුලිය නිපදවීම. විදුලිය උත්පාදනය සිදු වන ආකාරය පැහැදිලි කිරීම. ඒ සඳහා අවශ්‍ය සාධක පිළිබඳව පැහැදිලි කිරීම.</text:p>
          </table:table-cell>
          <table:table-cell table:style-name="ce2" office:value-type="time" office:time-value="PT01H00M00S" calcext:value-type="time">
            <text:p>01:00:00</text:p>
          </table:table-cell>
          <table:table-cell office:value-type="float" office:value="226" calcext:value-type="float">
            <text:p>226</text:p>
          </table:table-cell>
          <table:table-cell table:number-columns-repeated="2"/>
          <table:table-cell office:value-type="string" calcext:value-type="string">
            <text:p>ඉතා කුඩා ධාරාවක් හඳුනා ගැනීමට වඩාත් යෝග්‍ය වන්නේ,</text:p>
          </table:table-cell>
          <table:table-cell/>
          <table:table-cell office:value-type="string" calcext:value-type="string">
            <text:p>ගැල්වනෝමීටර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මීටර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ල්ට් මීටර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මීටර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7" calcext:value-type="float">
            <text:p>227</text:p>
          </table:table-cell>
          <table:table-cell table:number-columns-repeated="2"/>
          <table:table-cell office:value-type="string" calcext:value-type="string">
            <text:p>දෙහි ගෙඩියෙන් විදුලිය ලබා ගැනීමට සුදුසු ද්‍රව්‍ය දෙක දී ඇති පිළිතුරු අතරින් තෝරන්න.</text:p>
          </table:table-cell>
          <table:table-cell/>
          <table:table-cell office:value-type="string" calcext:value-type="string">
            <text:p>කාබන් කූරක් සහ තඹ තහඩුව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න්ක් තහඩුවක් සහ තඹ තහඩුව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න්ක් තහඩුවක් හා කාබන් කූ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බන් කූරු දෙක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8" calcext:value-type="float">
            <text:p>228</text:p>
          </table:table-cell>
          <table:table-cell table:number-columns-repeated="2"/>
          <table:table-cell office:value-type="string" calcext:value-type="string">
            <text:p>කම්බි දඟරයක් තුළ චුම්බකයක් චලනය කිරීමෙන් විදුලියක් නිපදවේ. මෙම මූලධර්මය භාවිත නොවන අවස්ථාවක් වන්නේ,</text:p>
          </table:table-cell>
          <table:table-cell/>
          <table:table-cell office:value-type="string" calcext:value-type="string">
            <text:p>බයිසිකල් ඩයිනමෝ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ජනක යන්ත්‍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 විදුලි බලාගා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ර්ය බලාගාර</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29" calcext:value-type="float">
            <text:p>229</text:p>
          </table:table-cell>
          <table:table-cell table:number-columns-repeated="2"/>
          <table:table-cell office:value-type="string" calcext:value-type="string">
            <text:p><text:s/>විද්‍යුත් ධාරාව මනින ඒකකය,</text:p>
          </table:table-cell>
          <table:table-cell/>
          <table:table-cell office:value-type="string" calcext:value-type="string">
            <text:p>වෝල්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ඇම්පියර්</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ලෝ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0" calcext:value-type="float">
            <text:p>230</text:p>
          </table:table-cell>
          <table:table-cell table:number-columns-repeated="2"/>
          <table:table-cell office:value-type="string" calcext:value-type="string">
            <text:p>තඹ හා සින්ක් පතුරු යොදා ගෙන දෙහි ගෙඩියෙන් විදුලිය ලබා ගැනීමේ ක්‍රියාවලිය සිදුවන අවස්ථාවක් වන්නේ,</text:p>
          </table:table-cell>
          <table:table-cell/>
          <table:table-cell office:value-type="string" calcext:value-type="string">
            <text:p>විද්‍යුත් කෝෂ</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ර්ය කෝ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 <text:s/>බලාගා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ළං බලාතාර</text:p>
          </table:table-cell>
          <table:table-cell office:value-type="float" office:value="0" calcext:value-type="float">
            <text:p>0</text:p>
          </table:table-cell>
          <table:table-cell table:style-name="ce4" table:number-columns-repeated="1006"/>
        </table:table-row>
        <table:table-row table:style-name="ro1">
          <table:table-cell office:value-type="float" office:value="50" calcext:value-type="float">
            <text:p>5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17</text:p>
          </table:table-cell>
          <table:table-cell office:value-type="float" office:value="17" calcext:value-type="float">
            <text:p>1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ය නිපදවීම ආශ‍්‍රිත සරල ක‍්‍රියාකාරකම් හඳුන්වාදීම</text:p>
          </table:table-cell>
          <table:table-cell office:value-type="string" calcext:value-type="string">
            <text:p>විදුලිය නිපදවීම ආශ‍්‍රිත සරල ක‍්‍රියාකාරකම් ඇසුරින් විදුලිය <text:s/>උත්පාදනය සිදු වන ආකාරය සහ එහි ස්වභාවය පැහැදිලි කිරීම.</text:p>
          </table:table-cell>
          <table:table-cell table:style-name="ce2" office:value-type="time" office:time-value="PT01H00M00S" calcext:value-type="time">
            <text:p>01:00:00</text:p>
          </table:table-cell>
          <table:table-cell office:value-type="float" office:value="231" calcext:value-type="float">
            <text:p>231</text:p>
          </table:table-cell>
          <table:table-cell table:number-columns-repeated="2"/>
          <table:table-cell office:value-type="string" calcext:value-type="string">
            <text:p>ශ්‍රී ලංකාවේ ජල විදුලි බලාගාරයක් පිහිටා නොමැති ස්ථානය කුමක් ද?</text:p>
          </table:table-cell>
          <table:table-cell/>
          <table:table-cell office:value-type="string" calcext:value-type="string">
            <text:p>කොත්ම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රන්දෙනිග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ත්තල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ලක්ෂපා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2" calcext:value-type="float">
            <text:p>232</text:p>
          </table:table-cell>
          <table:table-cell table:number-columns-repeated="2"/>
          <table:table-cell office:value-type="string" calcext:value-type="string">
            <text:p>එන්ජිමක් මගින් ඩයිනමෝවක් කරකවා විදුලිය ලබා ගන්නේ,</text:p>
          </table:table-cell>
          <table:table-cell/>
          <table:table-cell office:value-type="string" calcext:value-type="string">
            <text:p>තාප විදුලි බලාගාර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දුලි බලාගාර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ළං විදුලි බලාගාර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ඉන්ධන මගින් ක්‍රියාත්මක විදුලි බලාගාරවල</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33" calcext:value-type="float">
            <text:p>233</text:p>
          </table:table-cell>
          <table:table-cell table:number-columns-repeated="2"/>
          <table:table-cell office:value-type="string" calcext:value-type="string">
            <text:p><text:s/>ඩයිනමෝවක් ක්‍රියාත්මක නොකර විදුලිය ලබා ගන්නේ,</text:p>
          </table:table-cell>
          <table:table-cell/>
          <table:table-cell office:value-type="string" calcext:value-type="string">
            <text:p>සුළං බලාගාර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ර්ය බලාගාරව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ප විදුලි බලාගාර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දුලි බලාගාරව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4" calcext:value-type="float">
            <text:p>234</text:p>
          </table:table-cell>
          <table:table-cell table:number-columns-repeated="2"/>
          <table:table-cell office:value-type="string" calcext:value-type="string">
            <text:p>සුළං බලාගාර ආශ්‍රිත සුළං පෙති සහිත කණුවල එක් සුළං පෙත්තක සාමන්‍ය පෙති ගණන,</text:p>
          </table:table-cell>
          <table:table-cell/>
          <table:table-cell office:value-type="float" office:value="1" calcext:value-type="float">
            <text:p>1</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 calcext:value-type="float">
            <text:p>2</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5" calcext:value-type="float">
            <text:p>235</text:p>
          </table:table-cell>
          <table:table-cell table:number-columns-repeated="2"/>
          <table:table-cell office:value-type="string" calcext:value-type="string">
            <text:p>ජල විදුලි බලාගාරයක ඩයිනමෝව පිහිටන්නේ,</text:p>
          </table:table-cell>
          <table:table-cell/>
          <table:table-cell office:value-type="string" calcext:value-type="string">
            <text:p>ජලාශය තු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ය ගෙන යන නළය කෙළවර</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උස් ස්ථාන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ශයට ඉහළින්</text:p>
          </table:table-cell>
          <table:table-cell office:value-type="float" office:value="0" calcext:value-type="float">
            <text:p>0</text:p>
          </table:table-cell>
          <table:table-cell table:style-name="ce4" table:number-columns-repeated="1006"/>
        </table:table-row>
        <table:table-row table:style-name="ro1">
          <table:table-cell office:value-type="float" office:value="51" calcext:value-type="float">
            <text:p>5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18</text:p>
          </table:table-cell>
          <table:table-cell office:value-type="float" office:value="18" calcext:value-type="float">
            <text:p>1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ය නිපදවීමේදී භාවිතා වන උපකරණ හඳුන්වාදීම</text:p>
          </table:table-cell>
          <table:table-cell office:value-type="string" calcext:value-type="string">
            <text:p>විදුලිය නිපදවීමේදී භාවිතා වන උපකරණ පිළිබඳව හඳුන්වාදීම. ඇමීටරය, වෝල්ට් මීටරය, විදුලි කෝෂ, මේ ආදි උපකරණ පිළිබඳව පැහැදිලි කිරීම.</text:p>
          </table:table-cell>
          <table:table-cell table:style-name="ce2" office:value-type="time" office:time-value="PT01H00M00S" calcext:value-type="time">
            <text:p>01:00:00</text:p>
          </table:table-cell>
          <table:table-cell office:value-type="float" office:value="236" calcext:value-type="float">
            <text:p>236</text:p>
          </table:table-cell>
          <table:table-cell office:value-type="string" calcext:value-type="string">
            <text:p>විදුලි බලාගාරයක විදුලිය නිපදවීමට අවශ්‍ය ප්‍රධාන ක්‍රියාවලිය පහත පියවර මගින් දැක්වේ. \nශක්තිය සැපයීම ---&gt; තල බඹර කරකැවීම ---&gt; ඩයිනමෝව කරකැවීම.</text:p>
          </table:table-cell>
          <table:table-cell/>
          <table:table-cell office:value-type="string" calcext:value-type="string">
            <text:p>ඉහත පියවර <text:s/>අනුගමනය කරන බලාගාර දෙකක් අඩංගු පිළිතුර තෝරන්න.</text:p>
          </table:table-cell>
          <table:table-cell/>
          <table:table-cell office:value-type="string" calcext:value-type="string">
            <text:p>ඉන්ධන බලාගාර, තාප බලාගා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ප බලාගාර , ජල විදුලි බලාගාර</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ඉන්ධන බලාගාර , ජල විදුලි බලාගා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 විදුලි බලාගාර , සූර්ය බලාගා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7" calcext:value-type="float">
            <text:p>237</text:p>
          </table:table-cell>
          <table:table-cell table:number-columns-repeated="2"/>
          <table:table-cell office:value-type="string" calcext:value-type="string">
            <text:p><text:s/>ශ්‍රී ලංකාවේ දැනට ඇති විදුලි බලාගාරවලින් එක් බලාගාරයකින් වැඩිම විදුලියක් ලබා දෙන්නේ,</text:p>
          </table:table-cell>
          <table:table-cell/>
          <table:table-cell office:value-type="string" calcext:value-type="string">
            <text:p>සූර්ය බලාගා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දුලි බලාගා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ළං බලාගා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 විදුලි බලාගාර</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38" calcext:value-type="float">
            <text:p>238</text:p>
          </table:table-cell>
          <table:table-cell table:number-columns-repeated="2"/>
          <table:table-cell office:value-type="string" calcext:value-type="string">
            <text:p>ඩයිනමෝවක් තුළ ඇති කම්බි දඟරය සෑදීමට යොදා ගන්නා ලෝහය කුමක් ද?</text:p>
          </table:table-cell>
          <table:table-cell/>
          <table:table-cell office:value-type="string" calcext:value-type="string">
            <text:p>යක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ඇලුම්නි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ඹ</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රිදී</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9" calcext:value-type="float">
            <text:p>239</text:p>
          </table:table-cell>
          <table:table-cell office:value-type="string" calcext:value-type="string">
            <text:p>විදුලි මෝටරය හා ඩයිනමෝව සම්බන්ධ ප්‍රකාශ කිහිපයක් පහත දැක්වේ. \nA - විදුලි මෝටරය හා ඩයිනමෝව යන දෙකෙ‍හි ම චුම්බක හා කම්බි දඟර ඇත. \nB - විදුලි මෝටරය හා ඩයිනමෝව යන දෙකෙන් ම විදුලිය නිපදවිය හැකි ය. \nC - විදුලිය නිපදවීමට විදුලි මෝටරය හා ඩයිනමෝව යන දෙක ම අත්‍යවශ්‍ය වේ. \nD - විදුලි මෝටරයක් ඉන්ධන මගින් ක්‍රියාත්මක කළ හැක.</text:p>
          </table:table-cell>
          <table:table-cell/>
          <table:table-cell office:value-type="string" calcext:value-type="string">
            <text:p>මේවායින් නිවැරදි ඒවා මොනවා ද?</text:p>
          </table:table-cell>
          <table:table-cell/>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0" calcext:value-type="float">
            <text:p>240</text:p>
          </table:table-cell>
          <table:table-cell table:number-columns-repeated="2"/>
          <table:table-cell office:value-type="string" calcext:value-type="string">
            <text:p><text:s/>විදුලි මෝටරය සම්බන්ධ නිවැරදි ප්‍රකාශය <text:s/>තෝරන්න.</text:p>
          </table:table-cell>
          <table:table-cell/>
          <table:table-cell office:value-type="string" calcext:value-type="string">
            <text:p>විදුලි මෝටරය කරකවා විදුලිය ලබාගත හැකි අතර විදුලිය ලබා දීමෙන් මෝටරය කරකැවීමටද හැකි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ර්ය පැනලවල විදුලි මෝටර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මෝටරයක බාහිර ආවරණය ප්ලාස්ටික්වලින් සාදා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මෝටරයේ භාවිත කරන්නේ දණ්ඩ චුම්බක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52" calcext:value-type="float">
            <text:p>5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19</text:p>
          </table:table-cell>
          <table:table-cell office:value-type="float" office:value="19" calcext:value-type="float">
            <text:p>1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 බලාගාර</text:p>
          </table:table-cell>
          <table:table-cell office:value-type="string" calcext:value-type="string">
            <text:p>විදුලි බලාගාර වර්ග, විදුලි බලාගාර වල ස්වභාවය පැහැදිලි කිරීම. එම ස්ථාන වල විදුලිය උත්පාදනය සිදු වන ආකාරය පැහැදිලි කිරීම. විදුලිය උත්පාදනය සඳහා භාවිතා කරන ශක්ති ප‍්‍රභව පිළිබඳව පැහැදිලි කිරීම.</text:p>
          </table:table-cell>
          <table:table-cell table:style-name="ce2" office:value-type="time" office:time-value="PT01H00M00S" calcext:value-type="time">
            <text:p>01:00:00</text:p>
          </table:table-cell>
          <table:table-cell office:value-type="float" office:value="241" calcext:value-type="float">
            <text:p>241</text:p>
          </table:table-cell>
          <table:table-cell office:value-type="string" calcext:value-type="string">
            <text:p>සූර්ය කෝෂ සම්බන්ධ ප්‍රකාශ තුනක් පහත දැක්වේ. \nA - සූර්ය කෝෂ රාශියක එකතුවක් සූර්ය පැනලයකි. \nB – සූර්ය කෝෂයකින් අඛණ්ඩව විදුලිය ලබා ගත හැකි ය. \nC - එක් සූර්ය කෝෂයකින් වැඩි විදුලියක් ලබා ගත හැකි ය.</text:p>
          </table:table-cell>
          <table:table-cell/>
          <table:table-cell office:value-type="string" calcext:value-type="string">
            <text:p>මෙම ප්‍රකාශවලින් නිවැරදි වන්නේ,</text:p>
          </table:table-cell>
          <table:table-cell/>
          <table:table-cell office:value-type="string" calcext:value-type="string">
            <text:p>A</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2" calcext:value-type="float">
            <text:p>242</text:p>
          </table:table-cell>
          <table:table-cell office:value-type="string" calcext:value-type="string">
            <text:p>විදුලිය නිපදවීම හා සම්බන්ධ ප්‍රකාශ තුනක් පහත දැක්වේ. \nA - ශ්‍රී ලංකාවේ වැඩි විදුලියක් නිපදවනු ලබන්නේ භූ තාපයෙනි. \nB - ශ්‍රී ලංකාවේ විදුලි බලාගාරවලින් වැඩි ප්‍රමාණයක් ජල විදුලි බලාගාර වේ. \nC - ගල් අඟුරු දහනය මඟින් ද ලංකාවේ විදුලිය නිපදවයි.</text:p>
          </table:table-cell>
          <table:table-cell/>
          <table:table-cell office:value-type="string" calcext:value-type="string">
            <text:p>මේවායින් අසත්‍ය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3" calcext:value-type="float">
            <text:p>243</text:p>
          </table:table-cell>
          <table:table-cell table:number-columns-repeated="2"/>
          <table:table-cell office:value-type="string" calcext:value-type="string">
            <text:p>පරිසරය සුරැකීම හා සැළකීමේදී ශ්‍රී ලංකාවට වඩාත්ම ගැලපෙන විදුලි උත්පාදන ක්‍රමය කුමක් ද?</text:p>
          </table:table-cell>
          <table:table-cell/>
          <table:table-cell office:value-type="string" calcext:value-type="string">
            <text:p>ජල විදු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 විදු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ඉන්ධන දහ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ර්ය බල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44" calcext:value-type="float">
            <text:p>244</text:p>
          </table:table-cell>
          <table:table-cell office:value-type="string" calcext:value-type="string">
            <text:p>න්‍යෂ්ටික ශක්තිය යොදාගෙන විදුලිය නිපදවීම සම්බන්ධ ප්‍රකාශ දෙකක් පහත දී ඇත. \nA - න්‍යෂ්ටික ශක්තිය සතුව අධික තාපයක් අන්තර්ගත ය. \nB - න්‍යෂ්ටික බලාගාරවල තාප ශක්තිය විද්‍යුත් ශක්තිය බවට පත් කරයි.</text:p>
          </table:table-cell>
          <table:table-cell/>
          <table:table-cell office:value-type="string" calcext:value-type="string">
            <text:p>මෙම ප්‍රකාශ දෙකෙන්,</text:p>
          </table:table-cell>
          <table:table-cell/>
          <table:table-cell office:value-type="string" calcext:value-type="string">
            <text:p>A නිවැරදිය. B වැරදි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වැරදිය. B නි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දෙක ම නිවැරදි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දෙක ම 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5" calcext:value-type="float">
            <text:p>245</text:p>
          </table:table-cell>
          <table:table-cell office:value-type="string" calcext:value-type="string">
            <text:p>කුඩා සෙල්ලම් විදුලි බලාගාරයක ආකෘතියක් මෙහි දැක්වේ. ඒ සම්බන්ධ වගන්ති තුනක් ද දී ඇත. \nA - මෙහි තල බඹරය කරකැවීමට සුළඟ යොදා ගත හැකි ය. \nB - තල බඹරය කුඩා දිය පහරකින් ද කරකැවිය හැකි ය. \nC - පංකාව කරකැවෙන විට ගැල්වනෝ මීටරයේ කටුව උත්ක්‍රමණය වේ.</text:p>
          </table:table-cell>
          <table:table-cell office:value-type="string" calcext:value-type="string">
            <text:p>science-06-t2-l08-ep19-q-5.jpg</text:p>
          </table:table-cell>
          <table:table-cell office:value-type="string" calcext:value-type="string">
            <text:p>මේවායින් නිවැරදි වන්නේ</text:p>
          </table:table-cell>
          <table:table-cell/>
          <table:table-cell office:value-type="string" calcext:value-type="string">
            <text:p>A 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ම</text:p>
          </table:table-cell>
          <table:table-cell office:value-type="float" office:value="1" calcext:value-type="float">
            <text:p>1</text:p>
          </table:table-cell>
          <table:table-cell table:style-name="ce4" table:number-columns-repeated="1006"/>
        </table:table-row>
        <table:table-row table:style-name="ro1">
          <table:table-cell office:value-type="float" office:value="53" calcext:value-type="float">
            <text:p>5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0</text:p>
          </table:table-cell>
          <table:table-cell office:value-type="float" office:value="20" calcext:value-type="float">
            <text:p>2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සරල කෝෂ</text:p>
          </table:table-cell>
          <table:table-cell office:value-type="string" calcext:value-type="string">
            <text:p>සරල කෝෂ හැඳින්වීම. පරීක්ෂණයක් ඇසුරින් සරල කෝෂයක් සාදා ගන්නා ආකාරය පැහැදිලි කිරීම. සරල කෝෂ ලෙස භාවිත කළ හැකි දෑ පිළිබඳව පැහැදිලි කිරීම. සරල කෝෂ වල කාර්යය පැහැදිලි කිරීම.</text:p>
          </table:table-cell>
          <table:table-cell table:style-name="ce2" office:value-type="time" office:time-value="PT01H00M00S" calcext:value-type="time">
            <text:p>01:00:00</text:p>
          </table:table-cell>
          <table:table-cell office:value-type="float" office:value="246" calcext:value-type="float">
            <text:p>246</text:p>
          </table:table-cell>
          <table:table-cell table:number-columns-repeated="2"/>
          <table:table-cell office:value-type="string" calcext:value-type="string">
            <text:p>සරල කෝෂයක <text:s/>ද්‍රාවණයක් භාවිතා වේ. එම ද්‍රාවණය සඳහා වඩා සුදුසු වන්නේ,</text:p>
          </table:table-cell>
          <table:table-cell/>
          <table:table-cell office:value-type="string" calcext:value-type="string">
            <text:p>ජ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ල්ෆියුරික් අම්ල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ලුණු ද්‍රාවණ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ණු දිය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7" calcext:value-type="float">
            <text:p>247</text:p>
          </table:table-cell>
          <table:table-cell table:number-columns-repeated="2"/>
          <table:table-cell office:value-type="string" calcext:value-type="string">
            <text:p>සරල කෝෂයක ඉලෙක්ට්‍රෝඩ ලෙස භාවිතා කරන්නේ,</text:p>
          </table:table-cell>
          <table:table-cell/>
          <table:table-cell office:value-type="string" calcext:value-type="string">
            <text:p>තඹ සහ තුත්තනාග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ඹ සහ යක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යකඩ සහ තුත්තනාග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ත්තනාගම් සහ ටි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8" calcext:value-type="float">
            <text:p>248</text:p>
          </table:table-cell>
          <table:table-cell table:number-columns-repeated="2"/>
          <table:table-cell office:value-type="string" calcext:value-type="string">
            <text:p>සරල කෝෂය විදුලිය ගලන බව පෙන්වීමට යොදන බල්බය වෙනුවට යෙදිය හැක්කේ කුමක් ද?</text:p>
          </table:table-cell>
          <table:table-cell/>
          <table:table-cell office:value-type="string" calcext:value-type="string">
            <text:p>විදුලි මීටර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ළි කෝෂ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 මෝටර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ඩයෝඩ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9" calcext:value-type="float">
            <text:p>249</text:p>
          </table:table-cell>
          <table:table-cell office:value-type="string" calcext:value-type="string">
            <text:p>සරල කෝෂය සම්බන්ධ දී ඇති ප්‍රකාශ බලන්න. \nA - සරල කෝෂයකින් දිගු වේලාවක් විදුලිය ලබා ගත හැකි ය. \nB - සරල කෝෂයකින් වැඩි විදුලියක් ලබා ගත හැකි ය. \nC - සරල කෝෂයෙන් විදුලිය ලබා ගැනීමේදී ලෝහ තහඩු අසල වායු බුබුලු ඇතිවේ.</text:p>
          </table:table-cell>
          <table:table-cell/>
          <table:table-cell office:value-type="string" calcext:value-type="string">
            <text:p>ඉහත ඒවායින් සත්‍ය වන්නේ,</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 C සියල්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0" calcext:value-type="float">
            <text:p>250</text:p>
          </table:table-cell>
          <table:table-cell office:value-type="string" calcext:value-type="string">
            <text:p>A - අම්ල භාවිතා කිරීම. \nB - සින්ක් හා තඹ ලෝහ පතුරු භාවිත කිරීම. \nC - වීදුරු බඳුනක් භාවිතා කිරීම. \nD - සල්ෆියුරික් අම්ලය භාවිත කිරීම</text:p>
          </table:table-cell>
          <table:table-cell/>
          <table:table-cell office:value-type="string" calcext:value-type="string">
            <text:p>මේවායින් දෙහි කෝෂයේ හා සරල කෝෂයේ සමාන ලක්ෂණ මොනවාද?</text:p>
          </table:table-cell>
          <table:table-cell/>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1">
          <table:table-cell office:value-type="float" office:value="54" calcext:value-type="float">
            <text:p>5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1</text:p>
          </table:table-cell>
          <table:table-cell office:value-type="float" office:value="21" calcext:value-type="float">
            <text:p>2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රසායනික කෝෂ</text:p>
          </table:table-cell>
          <table:table-cell office:value-type="string" calcext:value-type="string">
            <text:p>රසායනික කෝෂ සහ එහි ස්වභාවය පැහැදිලි කිරීම.</text:p>
          </table:table-cell>
          <table:table-cell table:style-name="ce2" office:value-type="time" office:time-value="PT01H00M00S" calcext:value-type="time">
            <text:p>01:00:00</text:p>
          </table:table-cell>
          <table:table-cell office:value-type="float" office:value="251" calcext:value-type="float">
            <text:p>251</text:p>
          </table:table-cell>
          <table:table-cell table:number-columns-repeated="2"/>
          <table:table-cell office:value-type="string" calcext:value-type="string">
            <text:p>පහත ඒවායින් ප්‍රාථමික කෝෂය කුමක් ද?</text:p>
          </table:table-cell>
          <table:table-cell/>
          <table:table-cell office:value-type="string" calcext:value-type="string">
            <text:p>ඊයම්-අම්ල ඇකියුමිලේට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ගම දුරකතන බැට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ළි කෝෂ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ර්ය කෝෂ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2" calcext:value-type="float">
            <text:p>252</text:p>
          </table:table-cell>
          <table:table-cell table:number-columns-repeated="2"/>
          <table:table-cell office:value-type="string" calcext:value-type="string">
            <text:p>විදුලිය සැපයීමෙන් මුල් තත්ත්වයට ආරෝපණය කළ හැකි කෝෂ කිනම් නමකින් හැඳින්වේද?</text:p>
          </table:table-cell>
          <table:table-cell/>
          <table:table-cell office:value-type="string" calcext:value-type="string">
            <text:p>සූර්යකෝ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විතියික කෝෂ</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යළි කෝ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ථමික කෝෂ</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3" calcext:value-type="float">
            <text:p>253</text:p>
          </table:table-cell>
          <table:table-cell table:number-columns-repeated="2"/>
          <table:table-cell office:value-type="string" calcext:value-type="string">
            <text:p>ප්‍රාථමික කෝෂ භාවිතයෙන් පසු ඉවත ලෑමට සිදුවේ. මෙයට හේතුව වන්නේ,</text:p>
          </table:table-cell>
          <table:table-cell/>
          <table:table-cell office:value-type="string" calcext:value-type="string">
            <text:p>භාවිතයේදී කෝෂය තුළ ඇති රසායන ද්‍රව්‍ය ක්ෂය වීම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භාවිතයේදී රසායන ද්‍රව්‍ය කල් ඉකුත්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විතයේදී රසායන ද්‍රව්‍යවල වර්ණය වෙනස්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විතයත් සමග කෝෂ හැකිලී යාම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4" calcext:value-type="float">
            <text:p>254</text:p>
          </table:table-cell>
          <table:table-cell office:value-type="string" calcext:value-type="string">
            <text:p>පහත වගන්ති සළකා බලන්න. \nA - සරල කෝෂය ද රසායනික කෝෂයකි. \nB - කාර් බැටරි යනු ප්‍රාථමික කෝෂයකි. \nC - වියළි කෝෂ නැවත ආරෝපණය කළ නොහැකි ය.</text:p>
          </table:table-cell>
          <table:table-cell/>
          <table:table-cell office:value-type="string" calcext:value-type="string">
            <text:p>ඉහත ඒ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5" calcext:value-type="float">
            <text:p>255</text:p>
          </table:table-cell>
          <table:table-cell office:value-type="string" calcext:value-type="string">
            <text:p>රසායනික කෝෂ කිහිපයක නම් පහත දැක්වේ. \nA - වියළි කෝෂය. \nB - ඔරලෝසු බැටරි. \nC - ජංගම දුරකථන බැටරි.</text:p>
          </table:table-cell>
          <table:table-cell/>
          <table:table-cell office:value-type="string" calcext:value-type="string">
            <text:p>A , B ,C පිළිවෙළින් නිවැරදිව ගලපා ඇති පිළිතුර කුමක් ද?</text:p>
          </table:table-cell>
          <table:table-cell/>
          <table:table-cell office:value-type="string" calcext:value-type="string">
            <text:p>ප්‍රාථමික, ද්විතියික , ද්විති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ථමික , ප්‍රාථමික , ප්‍රාථමි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විතියික , ප්‍රාථමික , ද්විති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ථමික , ප්‍රාථමික , ද්විතියික</text:p>
          </table:table-cell>
          <table:table-cell office:value-type="float" office:value="1" calcext:value-type="float">
            <text:p>1</text:p>
          </table:table-cell>
          <table:table-cell table:style-name="ce4" table:number-columns-repeated="1006"/>
        </table:table-row>
        <table:table-row table:style-name="ro1">
          <table:table-cell office:value-type="float" office:value="55" calcext:value-type="float">
            <text:p>5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2</text:p>
          </table:table-cell>
          <table:table-cell office:value-type="float" office:value="22" calcext:value-type="float">
            <text:p>22</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සූර්යය කෝෂ</text:p>
          </table:table-cell>
          <table:table-cell office:value-type="string" calcext:value-type="string">
            <text:p>සූර්යය කෝෂ හැඳින්වීම. සූර්යය කෝෂ වල ස්වභාවය සහ එහි භාවිත පිළිබඳව විස්තර කිරීම.</text:p>
          </table:table-cell>
          <table:table-cell table:style-name="ce2" office:value-type="time" office:time-value="PT01H00M00S" calcext:value-type="time">
            <text:p>01:00:00</text:p>
          </table:table-cell>
          <table:table-cell office:value-type="float" office:value="256" calcext:value-type="float">
            <text:p>256</text:p>
          </table:table-cell>
          <table:table-cell table:number-columns-repeated="2"/>
          <table:table-cell office:value-type="string" calcext:value-type="string">
            <text:p><text:s/>සූර්ය කෝෂයක් යනු,</text:p>
          </table:table-cell>
          <table:table-cell/>
          <table:table-cell office:value-type="string" calcext:value-type="string">
            <text:p>සුර්ය ශක්තිය ගබඩා කරන කෝෂ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 ශක්තියෙන් ආරෝපණය වන කෝෂ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 ශක්තිය විද්‍යුත් ශක්තිය බවට පත් කරන උපාංග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ර්ය තාපය රැස් කරන උපාංග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7" calcext:value-type="float">
            <text:p>257</text:p>
          </table:table-cell>
          <table:table-cell table:number-columns-repeated="2"/>
          <table:table-cell office:value-type="string" calcext:value-type="string">
            <text:p>සූර්ය ශක්තිය වෙනත් ශක්තීන්වලට පරිවර්තනය කළ හැකිය. එසේ පරිවර්තනය කළ නොහැකි ශක්තිය කුමක් ද?</text:p>
          </table:table-cell>
          <table:table-cell/>
          <table:table-cell office:value-type="string" calcext:value-type="string">
            <text:p>ආලෝක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යුත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චාලක</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58" calcext:value-type="float">
            <text:p>258</text:p>
          </table:table-cell>
          <table:table-cell table:number-columns-repeated="2"/>
          <table:table-cell office:value-type="string" calcext:value-type="string">
            <text:p>සූර්ය පැනලයක් සවි කිරීමට සුදුසුම ස්ථානය,</text:p>
          </table:table-cell>
          <table:table-cell/>
          <table:table-cell office:value-type="string" calcext:value-type="string">
            <text:p>උස් <text:s/>කඳු මුදුන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වසක වහලය මත</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ළව මතුපි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වාසවල අභ්‍යන්ත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9" calcext:value-type="float">
            <text:p>259</text:p>
          </table:table-cell>
          <table:table-cell table:number-columns-repeated="2"/>
          <table:table-cell office:value-type="string" calcext:value-type="string">
            <text:p>සූර්ය කෝෂ භාවිතයේ වාසියක් වන්නේ,</text:p>
          </table:table-cell>
          <table:table-cell/>
          <table:table-cell office:value-type="string" calcext:value-type="string">
            <text:p>නියං කාලවලදී පවා ප්‍රයෝජනයට ගත හැකි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ලිය විසන්ධි වීමක් සිදු නො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බිල අවම 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ඕනෑම ස්ථානයක තබා ගත හැකිවී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0" calcext:value-type="float">
            <text:p>260</text:p>
          </table:table-cell>
          <table:table-cell office:value-type="string" calcext:value-type="string">
            <text:p>පහත වගන්ති සළකා බලන්න. \nA - රාත්‍රී කාලයේදී විදුලිය නිපදවා ගත නොහැකි වීම. \nB - කඳුකර ප්‍රදේශවලට නුසුදුසු වීම. \nC - අළුත්වැඩියා කිරීමක් අවශ්‍ය නොවීම.</text:p>
          </table:table-cell>
          <table:table-cell/>
          <table:table-cell office:value-type="string" calcext:value-type="string">
            <text:p>ඉහත ඒවායින් සූර්යකෝෂ භාවිතයේ අවාසි ලෙස ගත හැක්කේ,</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1">
          <table:table-cell office:value-type="float" office:value="56" calcext:value-type="float">
            <text:p>5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2-l08-ep23</text:p>
          </table:table-cell>
          <table:table-cell office:value-type="float" office:value="23" calcext:value-type="float">
            <text:p>2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 පරිපථ සැකසීම</text:p>
          </table:table-cell>
          <table:table-cell office:value-type="string" calcext:value-type="string">
            <text:p>විදුලි පරිපථ සැකසීම. විදුලි පරිපථ සැකසීම සදහා අවශ්‍ය උපකරණ පිළිබඳව හඳුන්වා දීම. විදුලි පරිපථ සකස් කරන ආකාරය පිළිබඳව පැහැදිලි කිරීම.</text:p>
          </table:table-cell>
          <table:table-cell table:style-name="ce2" office:value-type="time" office:time-value="PT01H00M00S" calcext:value-type="time">
            <text:p>01:00:00</text:p>
          </table:table-cell>
          <table:table-cell office:value-type="float" office:value="261" calcext:value-type="float">
            <text:p>261</text:p>
          </table:table-cell>
          <table:table-cell table:number-columns-repeated="2"/>
          <table:table-cell office:value-type="string" calcext:value-type="string">
            <text:p>වියළි කෝෂයක වෝල්ටීයතාව කොපමණ ද?</text:p>
          </table:table-cell>
          <table:table-cell/>
          <table:table-cell office:value-type="string" calcext:value-type="string">
            <text:p>1 V</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1.5V</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 V</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6 V</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2" calcext:value-type="float">
            <text:p>262</text:p>
          </table:table-cell>
          <table:table-cell table:number-columns-repeated="2"/>
          <table:table-cell office:value-type="string" calcext:value-type="string">
            <text:p>විදුලි පරිපථයක් යනු,</text:p>
          </table:table-cell>
          <table:table-cell/>
          <table:table-cell office:value-type="string" calcext:value-type="string">
            <text:p>සම්බන්ධක කම්බි පද්ධති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බලාගාර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ධාරාවක් ගලා යාමට සකසා ඇති පද්ධති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බල්බ සහ බැටරි ඇතුළත් පද්ධති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3" calcext:value-type="float">
            <text:p>263</text:p>
          </table:table-cell>
          <table:table-cell table:number-columns-repeated="2"/>
          <table:table-cell office:value-type="string" calcext:value-type="string">
            <text:p>නිවැරදි වගන්තිය තෝරන්න.</text:p>
          </table:table-cell>
          <table:table-cell/>
          <table:table-cell office:value-type="string" calcext:value-type="string">
            <text:p>විදුලි පරිපථ සෑදීමට යොදාගන්නා උපාංග විදුලි උපාංග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ලි බල්බය විදුලි උපාංගයක් සේ නොසැළ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ල්වනෝ මීටරය මගින් විශාල විදුලි ධාරාවක් මැනිය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චයකින් ‍කෙරෙන්නේ අනවශ්‍ය අවස්ථාවල පරිපථය වසා දැමීම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4" calcext:value-type="float">
            <text:p>264</text:p>
          </table:table-cell>
          <table:table-cell table:number-columns-repeated="2"/>
          <table:table-cell office:value-type="string" calcext:value-type="string">
            <text:p>පරිපථ සටහන් අනුව විද්‍යුත් කෝෂයට අදාල සංකේතය පහත ඒවායින් කුමක් ද?</text:p>
          </table:table-cell>
          <table:table-cell office:value-type="string" calcext:value-type="string">
            <text:p>science-06-t2-l08-ep23-q-4-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3-q-4-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3-q-4-a-3.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8-ep23-q-4-a-4.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1"/>
          <table:table-cell office:value-type="float" office:value="265" calcext:value-type="float">
            <text:p>265</text:p>
          </table:table-cell>
          <table:table-cell/>
          <table:table-cell office:value-type="string" calcext:value-type="string">
            <text:p>science-06-t2-l08-ep23-q-5.jpg</text:p>
          </table:table-cell>
          <table:table-cell office:value-type="string" calcext:value-type="string">
            <text:p>සංකේතයෙන් පරිපථ සටහනක දක්වා ඇත්තේ</text:p>
          </table:table-cell>
          <table:table-cell/>
          <table:table-cell office:value-type="string" calcext:value-type="string">
            <text:p>වියළි කෝෂ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බ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ම්බන්ධක කම්බි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විචයක්</text:p>
          </table:table-cell>
          <table:table-cell office:value-type="float" office:value="1" calcext:value-type="float">
            <text:p>1</text:p>
          </table:table-cell>
          <table:table-cell table:style-name="ce4" table:number-columns-repeated="1006"/>
        </table:table-row>
        <table:table-row table:style-name="ro1">
          <table:table-cell office:value-type="float" office:value="57" calcext:value-type="float">
            <text:p>5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4</text:p>
          </table:table-cell>
          <table:table-cell office:value-type="float" office:value="24" calcext:value-type="float">
            <text:p>2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 පරිපථ සැකසීමේදී යොදාගන්නා උපකරණ</text:p>
          </table:table-cell>
          <table:table-cell office:value-type="string" calcext:value-type="string">
            <text:p>විදුලි පරිපථ සැකසීම සදහා අවශ්‍ය උපකරණ පරිපථයට සම්බන්ධ කරන ආකාරය පිළිබඳව පැහැදිලි කිරීම.</text:p>
          </table:table-cell>
          <table:table-cell table:style-name="ce2" office:value-type="time" office:time-value="PT01H00M00S" calcext:value-type="time">
            <text:p>01:00:00</text:p>
          </table:table-cell>
          <table:table-cell office:value-type="float" office:value="266" calcext:value-type="float">
            <text:p>266</text:p>
          </table:table-cell>
          <table:table-cell table:number-columns-repeated="2"/>
          <table:table-cell office:value-type="string" calcext:value-type="string">
            <text:p>විදුලි පරිපථ සටහනක කුඩා විදුලි ධාරාවක් හඳුනා ගැනීමට යොදන උපාංගයේ සංකේතය,</text:p>
          </table:table-cell>
          <table:table-cell office:value-type="string" calcext:value-type="string">
            <text:p>science-06-t2-l08-ep24-q-1-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4-q-1-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4-q-1-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4-q-1-a-4.jpg</text:p>
          </table:table-cell>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67" calcext:value-type="float">
            <text:p>267</text:p>
          </table:table-cell>
          <table:table-cell/>
          <table:table-cell office:value-type="string" calcext:value-type="string">
            <text:p>science-06-t2-l08-ep24-q-2.jpg</text:p>
          </table:table-cell>
          <table:table-cell office:value-type="string" calcext:value-type="string">
            <text:p>මෙම සංකේතයෙන් පෙන්නුම් කරන උපාංගයේ කාර්යය කුමක් ද,</text:p>
          </table:table-cell>
          <table:table-cell/>
          <table:table-cell office:value-type="string" calcext:value-type="string">
            <text:p>කුඩා විදුලි ධාරාවක් හඳුනා ගැ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භව අන්තරය මැ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ධාරාව මැනී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රෝපණය මැනී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8" calcext:value-type="float">
            <text:p>268</text:p>
          </table:table-cell>
          <table:table-cell/>
          <table:table-cell office:value-type="string" calcext:value-type="string">
            <text:p>science-06-t2-l08-ep24-q-3.jpg</text:p>
          </table:table-cell>
          <table:table-cell office:value-type="string" calcext:value-type="string">
            <text:p>විදුලි පරිපථ සංකේත කිහිපයක් පහත දැක්වේ.A , B , C පිළිවෙළින් ,</text:p>
          </table:table-cell>
          <table:table-cell/>
          <table:table-cell office:value-type="string" calcext:value-type="string">
            <text:p>ඇමීටරය , බල්බය , ස්විච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ල්වනෝමීටරය , බල්බය, ස්විච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ගැල්වනෝමීටරය , ස්විචය , බල්බ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ල්වනෝමීටරය, ඇමීටරය , ස්විච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9" calcext:value-type="float">
            <text:p>269</text:p>
          </table:table-cell>
          <table:table-cell table:number-columns-repeated="2"/>
          <table:table-cell office:value-type="string" calcext:value-type="string">
            <text:p><text:s/>විදුලි පරිපථයක විදුලිය ලබා ගැනීමට ඊයම් ඇකියුමිලේටරයක් යොදා ගනී. පරිපථ සටහනක එය සඳහා යොදන සංකේතය මින් කුමක් ද?</text:p>
          </table:table-cell>
          <table:table-cell office:value-type="string" calcext:value-type="string">
            <text:p>science-06-t2-l08-ep24-q-4-a-1.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8-ep24-q-4-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4-q-4-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4-q-4-a-4.jpg</text:p>
          </table:table-cell>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0" calcext:value-type="float">
            <text:p>270</text:p>
          </table:table-cell>
          <table:table-cell/>
          <table:table-cell office:value-type="string" calcext:value-type="string">
            <text:p>science-06-t2-l08-ep24-q-5.jpg</text:p>
          </table:table-cell>
          <table:table-cell office:value-type="string" calcext:value-type="string">
            <text:p>සංකේතයෙන් දැක්වෙන උපාංගයේ කාර්යය කුමක් ද?</text:p>
          </table:table-cell>
          <table:table-cell/>
          <table:table-cell office:value-type="string" calcext:value-type="string">
            <text:p>විශාල විදුලි ධාරාවක් මැ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ධාරාවක් හඳුනා ගැනී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රෝපණ ප්‍රමාණය මැ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භව අන්තරය මැනීම</text:p>
          </table:table-cell>
          <table:table-cell office:value-type="float" office:value="0" calcext:value-type="float">
            <text:p>0</text:p>
          </table:table-cell>
          <table:table-cell table:style-name="ce4" table:number-columns-repeated="1006"/>
        </table:table-row>
        <table:table-row table:style-name="ro1">
          <table:table-cell office:value-type="float" office:value="58" calcext:value-type="float">
            <text:p>5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5</text:p>
          </table:table-cell>
          <table:table-cell office:value-type="float" office:value="25" calcext:value-type="float">
            <text:p>2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විධ උපකරණ සඳහා භාවිතා වන සංකේත</text:p>
          </table:table-cell>
          <table:table-cell office:value-type="string" calcext:value-type="string">
            <text:p>විදුලි පරිපථ සැකසීම සදහා අවශ්‍ය උපකරණ වල සංකේත හඳුන්වා දීම.</text:p>
          </table:table-cell>
          <table:table-cell table:style-name="ce2" office:value-type="time" office:time-value="PT01H00M00S" calcext:value-type="time">
            <text:p>01:00:00</text:p>
          </table:table-cell>
          <table:table-cell office:value-type="float" office:value="271" calcext:value-type="float">
            <text:p>271</text:p>
          </table:table-cell>
          <table:table-cell/>
          <table:table-cell office:value-type="string" calcext:value-type="string">
            <text:p>science-06-t2-l08-ep25-q-1.jpg</text:p>
          </table:table-cell>
          <table:table-cell office:value-type="string" calcext:value-type="string">
            <text:p>විද්‍යුත් පරිපථ සටහනක් මෙහි දැක්වේ. මෙහි P , Q , R පිළිවෙළින්,</text:p>
          </table:table-cell>
          <table:table-cell/>
          <table:table-cell office:value-type="string" calcext:value-type="string">
            <text:p>විද්‍යුත් කෝෂය , බල්බය , ස්විච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චය , බල්බය , විද්‍යුත් කෝෂ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යුත් කෝෂය , ස්විචය , <text:s/>බල්බ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බල්බය, ස්විචය , විද්‍යුත් කෝෂ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2" calcext:value-type="float">
            <text:p>272</text:p>
          </table:table-cell>
          <table:table-cell table:number-columns-repeated="2"/>
          <table:table-cell office:value-type="string" calcext:value-type="string">
            <text:p>සාවද්‍ය ප්‍රකාශය තෝරන්න.</text:p>
          </table:table-cell>
          <table:table-cell/>
          <table:table-cell office:value-type="string" calcext:value-type="string">
            <text:p>ඇමීටරයේ ධන අග්‍රය කෝෂයේ ධන අග්‍රයට සම්බන්ධ වි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ම විටම විදුලි ධාරාවක් ගලන්නේ + අග්‍රයේ සිට - අග්‍රයට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ඇමීටරය මගින් දැක්වෙන්නේ පරිපථයේ වැයවන විද්‍යුත් ධාරාවේ ප්‍රමාණය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රිපථ සටහන් ඇඳීමේදී සම්මත සංකේත භාවිත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3" calcext:value-type="float">
            <text:p>273</text:p>
          </table:table-cell>
          <table:table-cell table:number-columns-repeated="2"/>
          <table:table-cell office:value-type="string" calcext:value-type="string">
            <text:p><text:s/>විද්‍යුත් කෝෂ දෙකක් සහ ඇමීටරයක් පරිපථයකට සම්බන්ධ කිරීමට ඇත්නම් ඒවා පරිපථයේ තිබිය හැකි සුදුසු ම ආකාරය පහත ඒවායින් කුමක් ද?</text:p>
          </table:table-cell>
          <table:table-cell office:value-type="string" calcext:value-type="string">
            <text:p>science-06-t2-l08-ep25-q-3-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5-q-3-a-2.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8-ep25-q-3-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5-q-3-a-4.jpg</text:p>
          </table:table-cell>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4" calcext:value-type="float">
            <text:p>274</text:p>
          </table:table-cell>
          <table:table-cell table:number-columns-repeated="2"/>
          <table:table-cell office:value-type="string" calcext:value-type="string">
            <text:p>නිවැරදි වගන්තිය තෝරන්න.</text:p>
          </table:table-cell>
          <table:table-cell/>
          <table:table-cell office:value-type="string" calcext:value-type="string">
            <text:p>පරිපථ සටහන් ඇඳීමේදී උපකරණවල හැඩය භාවිතා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පථ සටහන් ඇඳීමේදී සම්මත සංකේත යෙදීම වඩාත් යෝග්‍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රිපථ සටහනක එක් උපාංගයක් ඇතුළත් කළ හැක්කේ එක් වර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පථ සටහන වඩා සාර්ථක වන්නේ උපකරණය හා සංකේතය යන දෙක ම දක්වා ඇති විට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5" calcext:value-type="float">
            <text:p>275</text:p>
          </table:table-cell>
          <table:table-cell table:number-columns-repeated="2"/>
          <table:table-cell office:value-type="string" calcext:value-type="string">
            <text:p><text:s/>අපගේ නිවාසවල භාවිතා කරන විදුලි ඒකක ප්‍රමාණය මනිනු ලබන්නේ,</text:p>
          </table:table-cell>
          <table:table-cell/>
          <table:table-cell office:value-type="string" calcext:value-type="string">
            <text:p>විදුලි මීටරයෙනි.</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මීටරයෙ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ල්ටි මීටරයෙ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ල්ට් මීටරයෙනි.</text:p>
          </table:table-cell>
          <table:table-cell office:value-type="float" office:value="0" calcext:value-type="float">
            <text:p>0</text:p>
          </table:table-cell>
          <table:table-cell table:style-name="ce4" table:number-columns-repeated="1006"/>
        </table:table-row>
        <table:table-row table:style-name="ro1">
          <table:table-cell office:value-type="float" office:value="59" calcext:value-type="float">
            <text:p>5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6</text:p>
          </table:table-cell>
          <table:table-cell office:value-type="float" office:value="26" calcext:value-type="float">
            <text:p>26</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සන්නායක සහ පරිවාරක</text:p>
          </table:table-cell>
          <table:table-cell office:value-type="string" calcext:value-type="string">
            <text:p>සන්නායක සහ පරිවාරක පැහැදිලි කිරීම. විදුලිය සමහර ද්‍රව්‍ය හරහා ගමන් කරන අතර සමහර ද්‍රව්‍ය තුළින් ගමන් නොකරයි. එයට හේතුව පැහැදිලි කිරීම.</text:p>
          </table:table-cell>
          <table:table-cell table:style-name="ce2" office:value-type="time" office:time-value="PT01H00M00S" calcext:value-type="time">
            <text:p>01:00:00</text:p>
          </table:table-cell>
          <table:table-cell office:value-type="float" office:value="276" calcext:value-type="float">
            <text:p>276</text:p>
          </table:table-cell>
          <table:table-cell table:number-columns-repeated="2"/>
          <table:table-cell office:value-type="string" calcext:value-type="string">
            <text:p><text:s/>පහත ඒවායින් විදුලිය ගලා නොයන ද්‍රව්‍යය කුමක් ද?</text:p>
          </table:table-cell>
          <table:table-cell/>
          <table:table-cell office:value-type="string" calcext:value-type="string">
            <text:p>ඇලුමිනි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රිදී</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ඹ</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7" calcext:value-type="float">
            <text:p>277</text:p>
          </table:table-cell>
          <table:table-cell table:number-columns-repeated="2"/>
          <table:table-cell office:value-type="string" calcext:value-type="string">
            <text:p>විද්‍යුත් පරිවාරකයක් හා විද්‍යුත් සන්නායකයක් පිළිවෙළින් අඩංගු වී ඇති පිළිතුර තෝරන්න.</text:p>
          </table:table-cell>
          <table:table-cell/>
          <table:table-cell office:value-type="string" calcext:value-type="string">
            <text:p>තඹ, වීදු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යිකා, රිදී</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ලුමිනියම් , තඹ</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යිකා, ප්ලාස්ටි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8" calcext:value-type="float">
            <text:p>278</text:p>
          </table:table-cell>
          <table:table-cell table:number-columns-repeated="2"/>
          <table:table-cell office:value-type="string" calcext:value-type="string">
            <text:p>සත්‍ය ප්‍රකාශය කුමක් ද?</text:p>
          </table:table-cell>
          <table:table-cell/>
          <table:table-cell office:value-type="string" calcext:value-type="string">
            <text:p>විදුලිය ගලායන ද්‍රව්‍ය විද්‍යුත් පරිවාරක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න්සල් කූරු තුළින් විදුලිය ගමන් කර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ද්‍රාවණ තුළින් විදුලිය ගමන් ‍නො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ලු පැහැති ප්ලාස්ටික් දඬුවලින් විදුලිය ගමන් 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9" calcext:value-type="float">
            <text:p>279</text:p>
          </table:table-cell>
          <table:table-cell table:number-columns-repeated="2"/>
          <table:table-cell office:value-type="string" calcext:value-type="string">
            <text:p>විද්‍යුත් පරිවාරකයක් හඳුනා ගන්නේ,</text:p>
          </table:table-cell>
          <table:table-cell/>
          <table:table-cell office:value-type="string" calcext:value-type="string">
            <text:p>එහි දැඩි බව ම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එහි ලෝහ අලෝහ බව ම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ය සන්නයනය නොකිරීම මත</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මතුපිට ස්වභාවය ම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0" calcext:value-type="float">
            <text:p>280</text:p>
          </table:table-cell>
          <table:table-cell table:number-columns-repeated="2"/>
          <table:table-cell office:value-type="string" calcext:value-type="string">
            <text:p><text:s/>විද්‍යුතය ගලායන දුව්‍යයක් නොවන්නේ,</text:p>
          </table:table-cell>
          <table:table-cell/>
          <table:table-cell office:value-type="string" calcext:value-type="string">
            <text:p>රසදි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ලුණු දිය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හි යු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භූමිතෙල්</text:p>
          </table:table-cell>
          <table:table-cell office:value-type="float" office:value="1" calcext:value-type="float">
            <text:p>1</text:p>
          </table:table-cell>
          <table:table-cell table:style-name="ce4" table:number-columns-repeated="1006"/>
        </table:table-row>
        <table:table-row table:style-name="ro1">
          <table:table-cell office:value-type="float" office:value="60" calcext:value-type="float">
            <text:p>6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7</text:p>
          </table:table-cell>
          <table:table-cell office:value-type="float" office:value="27" calcext:value-type="float">
            <text:p>2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ඉලෙක්ට්‍රොනික උපාංග වර්ග</text:p>
          </table:table-cell>
          <table:table-cell office:value-type="string" calcext:value-type="string">
            <text:p>ඉලෙක්ට්‍රොනික උපාංග වර්ග පිළිබඳව පැහැදිලි කිරීම.</text:p>
          </table:table-cell>
          <table:table-cell table:style-name="ce2" office:value-type="time" office:time-value="PT01H00M00S" calcext:value-type="time">
            <text:p>01:00:00</text:p>
          </table:table-cell>
          <table:table-cell office:value-type="float" office:value="281" calcext:value-type="float">
            <text:p>281</text:p>
          </table:table-cell>
          <table:table-cell table:number-columns-repeated="2"/>
          <table:table-cell office:value-type="string" calcext:value-type="string">
            <text:p><text:s/>ඩයෝඩයක ප්‍රධාන කාර්යය,</text:p>
          </table:table-cell>
          <table:table-cell/>
          <table:table-cell office:value-type="string" calcext:value-type="string">
            <text:p>විදුලිය තාවකාලිකව ගබඩා 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ය එක් දිශාවකට පමණක් ගැලීමට සැලැස්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ත් පරිවාරකයක් ලෙස ක්‍රියා 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උපකරණ රත්වීමෙන් වැළැක්වී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2" calcext:value-type="float">
            <text:p>282</text:p>
          </table:table-cell>
          <table:table-cell table:number-columns-repeated="2"/>
          <table:table-cell office:value-type="string" calcext:value-type="string">
            <text:p>බහුලවම භා‍විත කරන ඩයෝඩ වර්ගය,</text:p>
          </table:table-cell>
          <table:table-cell/>
          <table:table-cell office:value-type="string" calcext:value-type="string">
            <text:p>ආලෝක විමෝචත ඩයෝ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ලෝක ප්‍රතිග්‍රාහක ඩයෝ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ඍජුකාරක ඩයෝඩ</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න්දි ඩයෝඩ</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3" calcext:value-type="float">
            <text:p>283</text:p>
          </table:table-cell>
          <table:table-cell/>
          <table:table-cell office:value-type="string" calcext:value-type="string">
            <text:p>science-06-t2-l08-ep27-q-3.jpg</text:p>
          </table:table-cell>
          <table:table-cell office:value-type="string" calcext:value-type="string">
            <text:p>සංකේතයෙන් පෙන්නුම් කරන්නේ,</text:p>
          </table:table-cell>
          <table:table-cell/>
          <table:table-cell office:value-type="string" calcext:value-type="string">
            <text:p>ඍජුකාරක ඩයෝඩ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ලෝක විමෝචක ඩයෝඩ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ලෝක සංවේදි ප්‍රතිරෝධක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මාන්‍ය ප්‍රතිරෝධක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4" calcext:value-type="float">
            <text:p>284</text:p>
          </table:table-cell>
          <table:table-cell office:value-type="string" calcext:value-type="string">
            <text:p>L E D සම්බන්ධ ප්‍රකාශ කිහිපයක් පහත දැක්වේ. \nA - විදුලි පරිපථයක L E D වල අග්‍ර මාරු වූ විට නොදැල්වේ. \nB - L E D වල දිගින් වැඩි අග්‍රය ඍණ අග්‍රයයි. \nC - L E D යනු ඩයෝඩ වර්ගයකි.</text:p>
          </table:table-cell>
          <table:table-cell/>
          <table:table-cell office:value-type="string" calcext:value-type="string">
            <text:p>මේවායින් නිවැරදි වන්නේ,</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5" calcext:value-type="float">
            <text:p>285</text:p>
          </table:table-cell>
          <table:table-cell table:number-columns-repeated="2"/>
          <table:table-cell office:value-type="string" calcext:value-type="string">
            <text:p>ඩයෝඩයක සම්මත සංකේතය,</text:p>
          </table:table-cell>
          <table:table-cell office:value-type="string" calcext:value-type="string">
            <text:p>science-06-t2-l08-ep27-q-5-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7-q-5-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7-q-5-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7-q-5-a-4.jpg</text:p>
          </table:table-cell>
          <table:table-cell/>
          <table:table-cell office:value-type="float" office:value="1" calcext:value-type="float">
            <text:p>1</text:p>
          </table:table-cell>
          <table:table-cell table:style-name="ce4" table:number-columns-repeated="1006"/>
        </table:table-row>
        <table:table-row table:style-name="ro1">
          <table:table-cell office:value-type="float" office:value="61" calcext:value-type="float">
            <text:p>6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8</text:p>
          </table:table-cell>
          <table:table-cell office:value-type="float" office:value="28" calcext:value-type="float">
            <text:p>2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ඉලෙක්ට්‍රොනික උපාංගවර්ග</text:p>
          </table:table-cell>
          <table:table-cell office:value-type="string" calcext:value-type="string">
            <text:p>ඉලෙක්ට්‍රොනික උපාංග වර්ග සහ එම උපකරණ වල භාවිත පිළිබඳව පැහැදිලි කිරීම.</text:p>
          </table:table-cell>
          <table:table-cell table:style-name="ce2" office:value-type="time" office:time-value="PT01H00M00S" calcext:value-type="time">
            <text:p>01:00:00</text:p>
          </table:table-cell>
          <table:table-cell office:value-type="float" office:value="286" calcext:value-type="float">
            <text:p>286</text:p>
          </table:table-cell>
          <table:table-cell table:number-columns-repeated="2"/>
          <table:table-cell office:value-type="string" calcext:value-type="string">
            <text:p>විද්‍යුත් ප්‍රතිරෝධය මනින ඒකකය,</text:p>
          </table:table-cell>
          <table:table-cell/>
          <table:table-cell office:value-type="string" calcext:value-type="string">
            <text:p>වෝල්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ලෝ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ඕ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87" calcext:value-type="float">
            <text:p>287</text:p>
          </table:table-cell>
          <table:table-cell table:number-columns-repeated="2"/>
          <table:table-cell office:value-type="string" calcext:value-type="string">
            <text:p>ආලෝක සංවේදී ප්‍රතිරෝධකයක සංකේතය,</text:p>
          </table:table-cell>
          <table:table-cell office:value-type="string" calcext:value-type="string">
            <text:p>science-06-t2-l08-ep28-q-2-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8-q-2-a-2.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8-ep28-q-2-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8-q-2-a-4.jpg</text:p>
          </table:table-cell>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8" calcext:value-type="float">
            <text:p>288</text:p>
          </table:table-cell>
          <table:table-cell table:number-columns-repeated="2"/>
          <table:table-cell office:value-type="string" calcext:value-type="string">
            <text:p><text:s/>අගය වෙනස් කළ හැකි ප්‍රතිරෝධක කිනම් නමකින් හැඳින්වේද?</text:p>
          </table:table-cell>
          <table:table-cell/>
          <table:table-cell office:value-type="string" calcext:value-type="string">
            <text:p>විචල්‍ය ප්‍රතිරෝධ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වේදී ප්‍රතිරෝධ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ථිර ප්‍රතිරෝධ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9" calcext:value-type="float">
            <text:p>289</text:p>
          </table:table-cell>
          <table:table-cell table:number-columns-repeated="2"/>
          <table:table-cell office:value-type="string" calcext:value-type="string">
            <text:p><text:s/>ප්‍රධාන ප්‍රතිරෝධක වර්ග,</text:p>
          </table:table-cell>
          <table:table-cell/>
          <table:table-cell office:value-type="float" office:value="1" calcext:value-type="float">
            <text:p>1</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 calcext:value-type="float">
            <text:p>2</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0" calcext:value-type="float">
            <text:p>290</text:p>
          </table:table-cell>
          <table:table-cell table:number-columns-repeated="2"/>
          <table:table-cell office:value-type="string" calcext:value-type="string">
            <text:p><text:s/>L D R මතට ආලෝකය වැටුණු විට එහි ප්‍රතිරෝධය,</text:p>
          </table:table-cell>
          <table:table-cell/>
          <table:table-cell office:value-type="string" calcext:value-type="string">
            <text:p>වැඩි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ඩු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නස්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ඩි වී පසුව අඩුවේ.</text:p>
          </table:table-cell>
          <table:table-cell office:value-type="float" office:value="0" calcext:value-type="float">
            <text:p>0</text:p>
          </table:table-cell>
          <table:table-cell table:style-name="ce4" table:number-columns-repeated="1006"/>
        </table:table-row>
        <table:table-row table:style-name="ro1">
          <table:table-cell office:value-type="float" office:value="62" calcext:value-type="float">
            <text:p>6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9</text:p>
          </table:table-cell>
          <table:table-cell office:value-type="float" office:value="29" calcext:value-type="float">
            <text:p>2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 බල සංරක්‍ෂණ, විදුලි අනතුරු සහ ඒවා වළක්වන ක‍්‍රම.</text:p>
          </table:table-cell>
          <table:table-cell office:value-type="string" calcext:value-type="string">
            <text:p>විදුලි බල සංරක්‍ෂණය සඳහා අපට ගත හැකි ක්‍රි‍යා මාර්ග සහ එම කාර්යයන් ප‍්‍රායෝගිකව සිදු කරන ආකාරය පැහැදිලි කිරීම.</text:p>
          </table:table-cell>
          <table:table-cell table:style-name="ce2" office:value-type="time" office:time-value="PT01H00M00S" calcext:value-type="time">
            <text:p>01:00:00</text:p>
          </table:table-cell>
          <table:table-cell office:value-type="float" office:value="291" calcext:value-type="float">
            <text:p>291</text:p>
          </table:table-cell>
          <table:table-cell table:number-columns-repeated="2"/>
          <table:table-cell office:value-type="string" calcext:value-type="string">
            <text:p><text:s/>ශ්‍රී ලංකාවේ දැනට වැඩිම විදුලි පරිභෝජනය සිදුවන කාල සීමාව,</text:p>
          </table:table-cell>
          <table:table-cell/>
          <table:table-cell office:value-type="string" calcext:value-type="string">
            <text:p>උදේ 6 – 8</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වල් 12 – 2</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ස 7 – 9</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රාත්‍රී 10 – 12</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2" calcext:value-type="float">
            <text:p>292</text:p>
          </table:table-cell>
          <table:table-cell table:number-columns-repeated="2"/>
          <table:table-cell office:value-type="string" calcext:value-type="string">
            <text:p>ජල විදුලිබලය අඛණ්ඩව ලබා ගැනීම සඳහා පවත්නා ප්‍රධාන බාධකයක් වන්නේ,</text:p>
          </table:table-cell>
          <table:table-cell/>
          <table:table-cell office:value-type="string" calcext:value-type="string">
            <text:p>විදුලි බලාගාර ආශ්‍රිත ජලාශවල ජලය අඩු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ලි බලාගාරවල ජනක යන්ත්‍ර අධික ලෙස රත්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ර්ෂා කාලවලදී ජලාශ පිටාර ගැලී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ඳුකරයේ සුලං නිසා ටර්බයින ක්‍රියාකාරිත්වයට බාධා පැමිණී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3" calcext:value-type="float">
            <text:p>293</text:p>
          </table:table-cell>
          <table:table-cell table:number-columns-repeated="2"/>
          <table:table-cell office:value-type="string" calcext:value-type="string">
            <text:p>නිතර නිතර විදුලිය විසන්ධි වීම නිසා,</text:p>
          </table:table-cell>
          <table:table-cell/>
          <table:table-cell office:value-type="string" calcext:value-type="string">
            <text:p>විදුලි බිල අඩු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උපකරණ ආරක්ෂා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ර්මාන්තවලට බාධා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ලිය පිරිමැ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4" calcext:value-type="float">
            <text:p>294</text:p>
          </table:table-cell>
          <table:table-cell table:number-columns-repeated="2"/>
          <table:table-cell office:value-type="string" calcext:value-type="string">
            <text:p>විදුලිය පිරිමැසීම සඳහා ශීතකරණ භාවිතයේ දී පිළිපැදිය යුතු වැදගත් කරුණක් වන්නේ,</text:p>
          </table:table-cell>
          <table:table-cell/>
          <table:table-cell office:value-type="string" calcext:value-type="string">
            <text:p>ශීතකරණ හිරු එළිය වැටෙන ස්ථානයක තැබී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ත්වූ ද්‍රව්‍ය නිවුණු පසු ශීතකරණයට දැමී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ශීතකරණයේ සියලුම ඉඩ ද්‍රව්‍යවලින් පිර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තකරණ බිත්තිවලට හේත්තු කර තැබී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5" calcext:value-type="float">
            <text:p>295</text:p>
          </table:table-cell>
          <table:table-cell office:value-type="string" calcext:value-type="string">
            <text:p>විදුලිය භාවිතය හා පරෙස්සම පිළිබඳ කරුණු තුනක් පහත දැක්වේ. \nA - විදුලි උපාංග භාවිත නොවන අවස්ථාවලදී ක්‍රියාත්මක තත්වයේ තැබිය යුතුය. \nB - රූපවාහිනී යන්ත්‍රවල හඬ අනවශ්‍ය ලෙස වැඩි නොකළ යුතු ය. \nC - විදුලි ඉස්තිරික්ක භාවිතයෙන් රෙදි මැදීමේදී එකවර රෙදි කිහිපයක් මැදගත යුතුය.</text:p>
          </table:table-cell>
          <table:table-cell/>
          <table:table-cell office:value-type="string" calcext:value-type="string">
            <text:p>මේවායින් විදුලිය පිරිමැසීම සම්බන්ධ පිළිපැදිය යුතු කරුණු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text:p>
          </table:table-cell>
          <table:table-cell office:value-type="float" office:value="0" calcext:value-type="float">
            <text:p>0</text:p>
          </table:table-cell>
          <table:table-cell table:style-name="ce4" table:number-columns-repeated="1006"/>
        </table:table-row>
        <table:table-row table:style-name="ro1">
          <table:table-cell office:value-type="float" office:value="63" calcext:value-type="float">
            <text:p>6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30</text:p>
          </table:table-cell>
          <table:table-cell office:value-type="float" office:value="30" calcext:value-type="float">
            <text:p>30</text:p>
          </table:table-cell>
          <table:table-cell office:value-type="float" office:value="2" calcext:value-type="float">
            <text:p>2</text:p>
          </table:table-cell>
          <table:table-cell office:value-type="float" office:value="8" calcext:value-type="float">
            <text:p>8</text:p>
          </table:table-cell>
          <table:table-cell table:number-columns-repeated="2" office:value-type="string" calcext:value-type="string">
            <text:p>පුනරීක්ෂණ</text:p>
          </table:table-cell>
          <table:table-cell office:value-type="string" calcext:value-type="string">
            <text:p><text:s/>සුව පහසු දිවියක් සඳහා විදුලිය ප‍්‍රයෝජනයට ගත හැකි ආකාරය උදාහරණ ඇසුරින් පැහැදිලි කිරීම.</text:p>
          </table:table-cell>
          <table:table-cell table:style-name="ce2" office:value-type="time" office:time-value="PT01H00M00S" calcext:value-type="time">
            <text:p>01:00:00</text:p>
          </table:table-cell>
          <table:table-cell office:value-type="float" office:value="296" calcext:value-type="float">
            <text:p>296</text:p>
          </table:table-cell>
          <table:table-cell table:number-columns-repeated="2"/>
          <table:table-cell office:value-type="string" calcext:value-type="string">
            <text:p>විදුලි පරිපථ සම්බන්ධ නඩත්තු කටයුතුවලදී,</text:p>
          </table:table-cell>
          <table:table-cell/>
          <table:table-cell office:value-type="string" calcext:value-type="string">
            <text:p>පරිපථයේ විදුලිය සජීවීව තබාගත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පථයේ විදුලි සැපයුම විසන්ධි කළ යුතු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දාල ස්විච නිවා දැමීම පමණක් ප්‍රමාණව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පථයේ විදුලිය තිබේදැයි පරීක්ෂා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7" calcext:value-type="float">
            <text:p>297</text:p>
          </table:table-cell>
          <table:table-cell table:number-columns-repeated="2"/>
          <table:table-cell office:value-type="string" calcext:value-type="string">
            <text:p>විදුලි රැහැන් දෙසට ජලය විදීමෙන් වළකින ලෙස උපදෙස් දෙන්නේ,</text:p>
          </table:table-cell>
          <table:table-cell/>
          <table:table-cell office:value-type="string" calcext:value-type="string">
            <text:p>විදුලිය මඟින් ජලය වාෂ්ප වන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ය අපතේ යන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ය තුළින් විදුලිය කාන්දු වන නි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ජලය නිසා කම්බිවල විදුලිය ගමන් කිරීම අවහිර වන නි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8" calcext:value-type="float">
            <text:p>298</text:p>
          </table:table-cell>
          <table:table-cell office:value-type="string" calcext:value-type="string">
            <text:p>A - විදුලි උපකරණ රාශියක් තනි විදුලි කෙවෙණියකට සම්බන්ධ කිරීම. \nB - කඩා වැටුණු විදුලි රැහැන් පරිවාරක ද්‍රව්‍යකින් ඔතා අතින් ඇල්ලීම. \nC - ඇන්ටෙනා සවි කිරීමේදී විදුලි රැහැන් ආසන්නයේ සවි කිරීම.</text:p>
          </table:table-cell>
          <table:table-cell/>
          <table:table-cell office:value-type="string" calcext:value-type="string">
            <text:p>විදුලි අනතුරු සම්බන්ධයෙන් සැළකීමේදී ඉහත ඒවායින් නොකළ යුතු කරුණු මොනවා ද?</text:p>
          </table:table-cell>
          <table:table-cell/>
          <table:table-cell office:value-type="string" calcext:value-type="string">
            <text:p>A ,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99" calcext:value-type="float">
            <text:p>299</text:p>
          </table:table-cell>
          <table:table-cell table:number-columns-repeated="2"/>
          <table:table-cell office:value-type="string" calcext:value-type="string">
            <text:p><text:s/>විදුලි රැහැන් අවට කෙරෙන කටයුතු වලදී ආරක්ෂිත පියවරක් සේ සැළකිය හැක්කේ,</text:p>
          </table:table-cell>
          <table:table-cell/>
          <table:table-cell office:value-type="string" calcext:value-type="string">
            <text:p>ඝනකම් ඇඳුම් ඇඳී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 ඉනිමං භාවිත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ලෝහ උපකරණ භාවි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යෙන් අතපය සේදී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0" calcext:value-type="float">
            <text:p>300</text:p>
          </table:table-cell>
          <table:table-cell table:number-columns-repeated="2"/>
          <table:table-cell office:value-type="string" calcext:value-type="string">
            <text:p>නිවැසියන්ට මෙන් ම නිවසට සිදුවන හානි වැළැක්වීම සඳහා ගෘහ විදුලි පරිපථයක අනිවාර්යයෙන් ම තිබිය යුතු උපාංගය කුමක් ද?</text:p>
          </table:table-cell>
          <table:table-cell/>
          <table:table-cell office:value-type="string" calcext:value-type="string">
            <text:p>ප්‍රධාන ස්විච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වා විලායක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මීට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න්නුම් ස්විචය</text:p>
          </table:table-cell>
          <table:table-cell office:value-type="float" office:value="1" calcext:value-type="float">
            <text:p>1</text:p>
          </table:table-cell>
          <table:table-cell table:style-name="ce4" table:number-columns-repeated="1006"/>
        </table:table-row>
        <table:table-row table:style-name="ro1">
          <table:table-cell office:value-type="float" office:value="67" calcext:value-type="float">
            <text:p>6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1</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තාපය ජනනය කිරීම තාපය ශක්තිය</text:p>
          </table:table-cell>
          <table:table-cell office:value-type="string" calcext:value-type="string">
            <text:p>තාපය හැඳින්වීම, උෂ්ණත්වමාන පාඨාංක අගයන් අතර වෙනසක් පැවතීමට හේතු විය හැකි කරුණු හැඳින්වීම.</text:p>
          </table:table-cell>
          <table:table-cell table:style-name="ce2" office:value-type="time" office:time-value="PT01H00M00S" calcext:value-type="time">
            <text:p>01:00:00</text:p>
          </table:table-cell>
          <table:table-cell office:value-type="float" office:value="301" calcext:value-type="float">
            <text:p>301</text:p>
          </table:table-cell>
          <table:table-cell table:number-columns-repeated="2"/>
          <table:table-cell office:value-type="string" calcext:value-type="string">
            <text:p>මිනිස් සිරුරේ සාමාන්‍ය උෂ්ණත්වය කුමක්ද?</text:p>
          </table:table-cell>
          <table:table-cell/>
          <table:table-cell office:value-type="string" calcext:value-type="string">
            <text:p>27°C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37°C කි.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97°C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56°C 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2" calcext:value-type="float">
            <text:p>302</text:p>
          </table:table-cell>
          <table:table-cell table:number-columns-repeated="2"/>
          <table:table-cell office:value-type="string" calcext:value-type="string">
            <text:p><text:s/>ද්‍රව්‍ය උණුසුම් කරන ශක්ති ප‍්‍රභේදය කුමක්ද?</text:p>
          </table:table-cell>
          <table:table-cell/>
          <table:table-cell office:value-type="string" calcext:value-type="string">
            <text:p>විද්‍යුත් ශක්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ධ්වනි (ශබ්ද) ශක්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 ශක්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පජ ශක්ති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03" calcext:value-type="float">
            <text:p>303</text:p>
          </table:table-cell>
          <table:table-cell table:number-columns-repeated="2"/>
          <table:table-cell office:value-type="string" calcext:value-type="string">
            <text:p>තාපය යනු ?</text:p>
          </table:table-cell>
          <table:table-cell/>
          <table:table-cell office:value-type="string" calcext:value-type="string">
            <text:p>පදාර්ථ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ක්ති විශේෂයකි.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වස්ථා විපර්යාසය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දාර්ථය ශක්තිය බවට පත් වන අවස්ථාව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4" calcext:value-type="float">
            <text:p>304</text:p>
          </table:table-cell>
          <table:table-cell table:number-columns-repeated="2"/>
          <table:table-cell office:value-type="string" calcext:value-type="string">
            <text:p>තාප ප‍්‍රභව පමණක් අඩංගු පිළිතුර තෝරන්න.</text:p>
          </table:table-cell>
          <table:table-cell/>
          <table:table-cell office:value-type="string" calcext:value-type="string">
            <text:p>පෙට්‍රල් , දර, දහයි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දර, L.P වායු, සබ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ලාස්ටික්, පෙට්රල්, වීදු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ඩදාසි, ජීව වායුව, යකඩ</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5" calcext:value-type="float">
            <text:p>305</text:p>
          </table:table-cell>
          <table:table-cell table:number-columns-repeated="2"/>
          <table:table-cell office:value-type="string" calcext:value-type="string">
            <text:p>තාපය උපදවන විදුලි උපකරණයක් නොවන්නේ,</text:p>
          </table:table-cell>
          <table:table-cell/>
          <table:table-cell office:value-type="string" calcext:value-type="string">
            <text:p>රයිස් කුක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ට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ඉන්ධන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 බුබුල</text:p>
          </table:table-cell>
          <table:table-cell office:value-type="float" office:value="0" calcext:value-type="float">
            <text:p>0</text:p>
          </table:table-cell>
          <table:table-cell table:style-name="ce4" table:number-columns-repeated="1006"/>
        </table:table-row>
        <table:table-row table:style-name="ro1">
          <table:table-cell office:value-type="float" office:value="68" calcext:value-type="float">
            <text:p>6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2</text:p>
          </table:table-cell>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ආදර්ශ සූර්ය තාපකය</text:p>
          </table:table-cell>
          <table:table-cell office:value-type="string" calcext:value-type="string">
            <text:p>පෘෂ්ඨ දෙකක් එකිනෙක මත ඇතිල්ලීමෙන් ද තාපය නිපදවිය හැකි බව පැහැදිලි කිරීම. තාපය ප‍්‍රයෝජනවත් වන අවස්ථා සහ එදිනෙදා ජීවිතයේදී තාපය භාවිතා කිරීමට සිදුවන අවස්ථා පැහැදිලි කිරීම. තාපජ ශක්තිය වැදගත් <text:s/>වන අවස්ථා පැහැදිලි කිරීම. ආදර්ශ සූර්ය ජල තාපකයක් නිර්මාණය කිරීම.</text:p>
          </table:table-cell>
          <table:table-cell table:style-name="ce2" office:value-type="time" office:time-value="PT01H00M00S" calcext:value-type="time">
            <text:p>01:00:00</text:p>
          </table:table-cell>
          <table:table-cell office:value-type="float" office:value="306" calcext:value-type="float">
            <text:p>306</text:p>
          </table:table-cell>
          <table:table-cell table:number-columns-repeated="2"/>
          <table:table-cell office:value-type="string" calcext:value-type="string">
            <text:p>බාහිර පරිසරයේ උෂ්ණත්වය අනුව සිරුරේ උෂ්ණත්වය වෙනස් නොවන සත්වයෙකි,</text:p>
          </table:table-cell>
          <table:table-cell/>
          <table:table-cell office:value-type="string" calcext:value-type="string">
            <text:p>ගෙම්බා</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රපොත්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7" calcext:value-type="float">
            <text:p>307</text:p>
          </table:table-cell>
          <table:table-cell table:number-columns-repeated="2"/>
          <table:table-cell office:value-type="string" calcext:value-type="string">
            <text:p>ස්වයංක‍්‍රීය තාප පාලකයන් නොමැති විදුලි උපකරණය කුමක්ද?</text:p>
          </table:table-cell>
          <table:table-cell/>
          <table:table-cell office:value-type="string" calcext:value-type="string">
            <text:p>හීටර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 උදු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රයිස් කුක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ස්ත‍්‍රික්ක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8" calcext:value-type="float">
            <text:p>308</text:p>
          </table:table-cell>
          <table:table-cell table:number-columns-repeated="2"/>
          <table:table-cell office:value-type="string" calcext:value-type="string">
            <text:p>උෂ්ණත්වය මනින සම්මත ඒකකය කුමක්ද?</text:p>
          </table:table-cell>
          <table:table-cell/>
          <table:table-cell office:value-type="string" calcext:value-type="string">
            <text:p>ෆැරන්හයි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ල්වින්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ල්සිය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9" calcext:value-type="float">
            <text:p>309</text:p>
          </table:table-cell>
          <table:table-cell table:number-columns-repeated="2"/>
          <table:table-cell office:value-type="string" calcext:value-type="string">
            <text:p><text:s/>අපගේ ප‍්‍රධාන තාප ප‍්‍රභවය වන්නේ,</text:p>
          </table:table-cell>
          <table:table-cell/>
          <table:table-cell office:value-type="string" calcext:value-type="string">
            <text:p>සූර්යයා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චන්ද්‍ර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 ලිප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0" calcext:value-type="float">
            <text:p>310</text:p>
          </table:table-cell>
          <table:table-cell table:number-columns-repeated="2"/>
          <table:table-cell office:value-type="string" calcext:value-type="string">
            <text:p>මිනිස් සිරුරේ උෂ්ණත්වය කොපමණද?</text:p>
          </table:table-cell>
          <table:table-cell/>
          <table:table-cell office:value-type="string" calcext:value-type="string">
            <text:p>100°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78°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43°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7°C</text:p>
          </table:table-cell>
          <table:table-cell office:value-type="float" office:value="1" calcext:value-type="float">
            <text:p>1</text:p>
          </table:table-cell>
          <table:table-cell table:style-name="ce4" table:number-columns-repeated="1006"/>
        </table:table-row>
        <table:table-row table:style-name="ro1">
          <table:table-cell office:value-type="float" office:value="69" calcext:value-type="float">
            <text:p>6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3</text:p>
          </table:table-cell>
          <table:table-cell table:number-columns-repeated="2"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තාපන දඟරයක් සෑදීම</text:p>
          </table:table-cell>
          <table:table-cell office:value-type="string" calcext:value-type="string">
            <text:p>සූර්යයා හැරුණු විට තාපය ලබා ගත හැකි වෙනත් ප‍්‍රභව පැහැදිලි කිරීම. භාවිතයෙන් ඉවත් කරන එවැනි උපකරණයක් පරීක්ෂා කර බැලීමෙන් එහි තාපය උපදවන තාපන දගරය ඔබට හඳුනාගත හැකිය. සරල පරීක්ෂණයක් ඇසුරින් තාපන දඟරයක් සෑදීම පැහැදිලි කිරීම.</text:p>
          </table:table-cell>
          <table:table-cell table:style-name="ce2" office:value-type="time" office:time-value="PT01H00M00S" calcext:value-type="time">
            <text:p>01:00:00</text:p>
          </table:table-cell>
          <table:table-cell office:value-type="float" office:value="311" calcext:value-type="float">
            <text:p>311</text:p>
          </table:table-cell>
          <table:table-cell office:value-type="string" calcext:value-type="string">
            <text:p>එක් එක් ප‍්‍රශ්නය සමඟ දී ඇති පිළිතුරු හතර අතරින් වඩාත් නිවැරැදි පිළිතුර තෝරන්න.</text:p>
          </table:table-cell>
          <table:table-cell/>
          <table:table-cell office:value-type="string" calcext:value-type="string">
            <text:p>සිරුරේ උෂ්ණත්වය බාහිර පරිසරයේ උෂ්ණත්වය අනුව වෙනස් නොවන සත්වයෙකි,</text:p>
          </table:table-cell>
          <table:table-cell/>
          <table:table-cell office:value-type="string" calcext:value-type="string">
            <text:p>සර්ප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ම්බා</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මන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නිසා <text:s/></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12" calcext:value-type="float">
            <text:p>312</text:p>
          </table:table-cell>
          <table:table-cell table:number-columns-repeated="2"/>
          <table:table-cell office:value-type="string" calcext:value-type="string">
            <text:p>උෂ්ණත්ව මානයකින් මැනගත හැකිිය,</text:p>
          </table:table-cell>
          <table:table-cell/>
          <table:table-cell office:value-type="string" calcext:value-type="string">
            <text:p>තාප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 ප‍්‍රමාණ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ණුසුමේ ප‍්‍රමාණය <text:s text:c="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ඉවත් වන තාප ප‍්‍රමාණ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3" calcext:value-type="float">
            <text:p>313</text:p>
          </table:table-cell>
          <table:table-cell/>
          <table:table-cell office:value-type="string" calcext:value-type="string">
            <text:p>science-06-t3-l09-ep03-q-3.jpg</text:p>
          </table:table-cell>
          <table:table-cell office:value-type="string" calcext:value-type="string">
            <text:p>ඝන ද්‍රව්‍යක ප‍්‍රසාරණය පිළිබඳ සොයා බැලීමට භාවිත කළ සරල ඇටවුමක් රූපයේ දක්වා ඇත. එම උපකරණයේ ලී මිටක් තිබීමේ වාසිය වන්නේ,</text:p>
          </table:table-cell>
          <table:table-cell/>
          <table:table-cell office:value-type="string" calcext:value-type="string">
            <text:p>ඝන මුදුව හොඳින් රත් 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ම්බිය අනවශ්‍ය ලෙස රත්වීම වැලැක්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ම්බිය දිගේ එන තාපයෙන් අත රත් වීම වැළැක්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බෝලය ප‍්‍රසාරණය වීම වැළැක්වී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4" calcext:value-type="float">
            <text:p>314</text:p>
          </table:table-cell>
          <table:table-cell table:number-columns-repeated="2"/>
          <table:table-cell office:value-type="string" calcext:value-type="string">
            <text:p>අධි ශීතකරණය තුළ තැටියක දමා තිබූ ජලය ප‍්‍රමාණයක් පැයකට පසුව අයිස් කැට බවට පත්වී ඇති බව දක්නට ලැබුණි. මෙහිදී සිදුවී ඇති අවස්ථා විපර්යාසය? <text:s/></text:p>
          </table:table-cell>
          <table:table-cell office:value-type="string" calcext:value-type="string">
            <text:p>science-06-t3-l09-ep03-q-4-a-1.jpg</text:p>
          </table:table-cell>
          <table:table-cell office:value-type="string" calcext:value-type="string">
            <text:p>ද්‍රව ---&gt; ඝන <text:s text:c="2"/></text:p>
          </table:table-cell>
          <table:table-cell office:value-type="float" office:value="1" calcext:value-type="float">
            <text:p>1</text:p>
          </table:table-cell>
          <table:table-cell table:style-name="ce4" table:number-columns-repeated="1006"/>
        </table:table-row>
        <table:table-row table:style-name="ro1">
          <table:table-cell table:number-columns-repeated="15"/>
          <table:table-cell office:value-type="string" calcext:value-type="string">
            <text:p>science-06-t3-l09-ep03-q-4-a-2.jpg</text:p>
          </table:table-cell>
          <table:table-cell office:value-type="string" calcext:value-type="string">
            <text:p>ද්‍රව ---&gt; වායු</text:p>
          </table:table-cell>
          <table:table-cell office:value-type="float" office:value="0" calcext:value-type="float">
            <text:p>0</text:p>
          </table:table-cell>
          <table:table-cell table:style-name="ce4" table:number-columns-repeated="1006"/>
        </table:table-row>
        <table:table-row table:style-name="ro1">
          <table:table-cell table:number-columns-repeated="15"/>
          <table:table-cell office:value-type="string" calcext:value-type="string">
            <text:p>science-06-t3-l09-ep03-q-4-a-3.jpg</text:p>
          </table:table-cell>
          <table:table-cell office:value-type="string" calcext:value-type="string">
            <text:p>ඝන ---&gt; ද්‍රව</text:p>
          </table:table-cell>
          <table:table-cell office:value-type="float" office:value="0" calcext:value-type="float">
            <text:p>0</text:p>
          </table:table-cell>
          <table:table-cell table:style-name="ce4" table:number-columns-repeated="1006"/>
        </table:table-row>
        <table:table-row table:style-name="ro1">
          <table:table-cell table:number-columns-repeated="15"/>
          <table:table-cell office:value-type="string" calcext:value-type="string">
            <text:p>science-06-t3-l09-ep03-q-4-a-4.jpg</text:p>
          </table:table-cell>
          <table:table-cell office:value-type="string" calcext:value-type="string">
            <text:p>වායු ---&gt; ද්‍රව <text:s text:c="2"/></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5" calcext:value-type="float">
            <text:p>315</text:p>
          </table:table-cell>
          <table:table-cell office:value-type="string" calcext:value-type="string">
            <text:p>රූපය දැක්වෙන ඇටවුමේ සමාන කුප්පි තුනක් තුළ වෙන වෙනම පාට කළ ජලය පොල්තෙල් හා භූමිතෙල් දමා ඇතුලට රබර් ඇට සවිකර ඒවා තුලින් සිහින් වීදුරු නල තුනක් යවා ඇත. ද්‍රව මට්ටම් වල මුල් පිහිටීම රූපයෙ පරිදි වේ.</text:p>
          </table:table-cell>
          <table:table-cell office:value-type="string" calcext:value-type="string">
            <text:p>science-06-t3-l09-ep03-q-5.jpg</text:p>
          </table:table-cell>
          <table:table-cell office:value-type="string" calcext:value-type="string">
            <text:p>කුප්පි 3 උණු ජලය භාජනයක් තුළ තබා මිනිත්තු දෙකකට පසු <text:s/>ද්‍රව නිරීක්ෂණය කළවිට,</text:p>
          </table:table-cell>
          <table:table-cell/>
          <table:table-cell office:value-type="string" calcext:value-type="string">
            <text:p>කුප්පි තුනේම ද්‍රව මට්ටම් වෙනස් නො වී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ප්පි තුනේම ද්‍රව මට්ටම් සමාන ප‍්‍රමාණවලින් ඉහළ ගොස්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ප්පි තුනේ ද්‍රව මට්ටම අසමාන ප‍්‍රමාණවලින් පහළ බැස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ප්පි තුනේ ද්‍රව මට්ටම අසමාන ප‍්‍රමාණවලින් ඉහළ ගොස් ඇත.</text:p>
          </table:table-cell>
          <table:table-cell office:value-type="float" office:value="1" calcext:value-type="float">
            <text:p>1</text:p>
          </table:table-cell>
          <table:table-cell table:style-name="ce4" table:number-columns-repeated="1006"/>
        </table:table-row>
        <table:table-row table:style-name="ro1">
          <table:table-cell office:value-type="float" office:value="70" calcext:value-type="float">
            <text:p>7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4</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තාපය බලපෑම් උෂ්ණත්වය ඉහළ යෑම</text:p>
          </table:table-cell>
          <table:table-cell office:value-type="string" calcext:value-type="string">
            <text:p>ද්‍රව්‍යයකට හෝ වස්තුවකට තාපය ලැබීමේ දී මෙන්ම ඒවායින් තාපය ඉවත් වීමේ දී ද, විවිධ විපර්යාස දක්නට ලැබෙයි, තාපය බලපෑම නිසා සිදු වන එවැනි විපර්යාස හෙවත් තාපන ඵල කිහිපයක් පිළිබඳව පැහැදිලි කිරීම. ජලයේ උෂ්ණත්වය වෙනස් වන ආකාරය නිරීක්ෂණය කිරීම.</text:p>
          </table:table-cell>
          <table:table-cell table:style-name="ce2" office:value-type="time" office:time-value="PT01H00M00S" calcext:value-type="time">
            <text:p>01:00:00</text:p>
          </table:table-cell>
          <table:table-cell office:value-type="float" office:value="316" calcext:value-type="float">
            <text:p>316</text:p>
          </table:table-cell>
          <table:table-cell table:number-columns-repeated="2"/>
          <table:table-cell office:value-type="string" calcext:value-type="string">
            <text:p>එක් එක් ප‍්‍රශ්නය සමඟ දී ඇති පිළිතුරු හතර අතරින් වැරැදි පිළිතුර තෝරන්න</text:p>
          </table:table-cell>
          <table:table-cell/>
          <table:table-cell office:value-type="string" calcext:value-type="string">
            <text:p>සූර්ය තාපය නිසා පරිසරයේ සෑම ස්ථානයක්ම එකම ප‍්‍රමාණයට උණුසුම්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යෙන් තාපය ජනනය කරන උපකරණ තුළ තාපන දගර දැකිය හැකි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පය ලබාදුන් විට ද්‍රව්‍යයක උෂ්ණත්වය අඩු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ස්තුවක උණුසුමේ ප‍්‍රමාණය උෂ්ණත්වමානයකින් මැනගත හැ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7" calcext:value-type="float">
            <text:p>317</text:p>
          </table:table-cell>
          <table:table-cell table:number-columns-repeated="2"/>
          <table:table-cell office:value-type="string" calcext:value-type="string">
            <text:p>දරුවකු රෝගී වූ අවස්ථාවක ඔහුට තදින් උණ ගනී ඇද්දැයි <text:s/>වෛද්‍යවරිය උෂ්ණත්වමාන පාඨාංකය කියවීමෙන් පසු තීරණය කළාය. එම අවස්ථාවේ උෂ්ණත්වමානයේ පාඨාංකය විය හැක්කේ ,</text:p>
          </table:table-cell>
          <table:table-cell/>
          <table:table-cell office:value-type="string" calcext:value-type="string">
            <text:p>38°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5°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සිල ඉන්ධ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18" calcext:value-type="float">
            <text:p>318</text:p>
          </table:table-cell>
          <table:table-cell/>
          <table:table-cell office:value-type="string" calcext:value-type="string">
            <text:p>science-06-t3-l09-ep04-q-3.jpg</text:p>
          </table:table-cell>
          <table:table-cell office:value-type="string" calcext:value-type="string">
            <text:p>සමාන කුප්පි තුනකට රබර් දැව සවිකර ඒවා තුලින් සිහින් වීදුරු නල තුනක් යවා සමාන <text:s/>ඇටවුම් තුනක් සකස් කර ඇත. වීදුරු නල තුළ සමාන උසක තීන්ත බින්දුව <text:s/>බැගින් රඳවා ඇත. <text:s/>විවිධ උෂ්ණත්ව සහිත ජල බේසම් තුනක් තුළ ඇටවුම් තබා ස්වල්ප මොහොතකට පසු තීන්ත බිංදු වල පිහිටීම රූපය දැක්වෙන පරිදි විය. A හා B කුප්පි තුළ ජලය උෂ්ණත්වය විය හැක්කේ,</text:p>
          </table:table-cell>
          <table:table-cell/>
          <table:table-cell office:value-type="string" calcext:value-type="string">
            <text:p>දැ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න්ධ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40°C , B – 70°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30°C , B – 50°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9" calcext:value-type="float">
            <text:p>319</text:p>
          </table:table-cell>
          <table:table-cell table:number-columns-repeated="2"/>
          <table:table-cell office:value-type="string" calcext:value-type="string">
            <text:p>ජලය සහිත බීකරය ක ට තාපය ලබා දුන් විට එහි ජලය රත් වී නටන්නට පටන් ගනී එවිට ජලයේ උෂ්ණත්වය 100⁰ක්‍ විය ඉන් පසුව තවදුරටත් තාපය සපයමින් හේතුවකට පසු ලබාගත් උෂ්ණත්වමාන පාඨාංකය විය හැක්කේ</text:p>
          </table:table-cell>
          <table:table-cell/>
          <table:table-cell office:value-type="string" calcext:value-type="string">
            <text:p>100°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105°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110°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95°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0" calcext:value-type="float">
            <text:p>320</text:p>
          </table:table-cell>
          <table:table-cell table:number-columns-repeated="2"/>
          <table:table-cell office:value-type="string" calcext:value-type="string">
            <text:p>උෂ්ණත්වමානයක බල්බය සිසිල් ජලය තුළ ගිල්ලූ විට එහි රසදිය කඳ පහළ බසින බව දක්නට ලැබුණි. මෙහිදී සිදුවන්නේ,</text:p>
          </table:table-cell>
          <table:table-cell/>
          <table:table-cell office:value-type="string" calcext:value-type="string">
            <text:p>උෂ්ණත්වමාන බල්බයක් තාපය ඉවත් වීම නිසා ඒ තුළ ඇති රසදිය ප‍්‍රසාරණය 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ෂ්ණත්වමාන බල්බයෙන් තාපය ඉවත් වීම නිසා ඒ තුළ ඇති රසදිය සංකෝචනය 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උෂ්ණත්වමාන බල්බය තාපය ලැබීම නිසා ඒ තුළ ඇති රසදිය ප‍්‍රසාරණය 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ෂ්ණත්වමාන බල්බයට තාපය ලැබීම නිසා ඒ තුළ ඇති රසදිය සංකෝචනය වීම.</text:p>
          </table:table-cell>
          <table:table-cell office:value-type="float" office:value="0" calcext:value-type="float">
            <text:p>0</text:p>
          </table:table-cell>
          <table:table-cell table:style-name="ce4" table:number-columns-repeated="1006"/>
        </table:table-row>
        <table:table-row table:style-name="ro1">
          <table:table-cell office:value-type="float" office:value="71" calcext:value-type="float">
            <text:p>7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5</text:p>
          </table:table-cell>
          <table:table-cell office:value-type="float" office:value="5" calcext:value-type="float">
            <text:p>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ප‍්‍රසාරණයේ -ඝන</text:p>
          </table:table-cell>
          <table:table-cell office:value-type="string" calcext:value-type="string">
            <text:p>ප‍්‍රසාරණය හැඳින්වීම. ඝන ද්‍රව්‍ය වල ප‍්‍රසාරණය අධ්‍යයනය කිරීම.</text:p>
          </table:table-cell>
          <table:table-cell table:style-name="ce2" office:value-type="time" office:time-value="PT01H00M00S" calcext:value-type="time">
            <text:p>01:00:00</text:p>
          </table:table-cell>
          <table:table-cell office:value-type="float" office:value="321" calcext:value-type="float">
            <text:p>321</text:p>
          </table:table-cell>
          <table:table-cell office:value-type="string" calcext:value-type="string">
            <text:p>සුදුසු වචනය තෝරා හිස්තැන් පුරවන්න.</text:p>
          </table:table-cell>
          <table:table-cell/>
          <table:table-cell office:value-type="string" calcext:value-type="string">
            <text:p>මිනිස් සිරුරේ සාමාන්‍ය උෂ්ණත්වය, ........</text:p>
          </table:table-cell>
          <table:table-cell/>
          <table:table-cell office:value-type="string" calcext:value-type="string">
            <text:p>37°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7°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97°F</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8°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2" calcext:value-type="float">
            <text:p>322</text:p>
          </table:table-cell>
          <table:table-cell office:value-type="string" calcext:value-type="string">
            <text:p>සුදුසු වචනය තෝරා හිස්තැන් පුරවන්න.</text:p>
          </table:table-cell>
          <table:table-cell/>
          <table:table-cell office:value-type="string" calcext:value-type="string">
            <text:p>ද්‍රව්‍ය උණුසුම් කරන ශක්ති ප‍්‍රභේදය, ........</text:p>
          </table:table-cell>
          <table:table-cell/>
          <table:table-cell office:value-type="string" calcext:value-type="string">
            <text:p>තාප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න්ද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3" calcext:value-type="float">
            <text:p>323</text:p>
          </table:table-cell>
          <table:table-cell office:value-type="string" calcext:value-type="string">
            <text:p>සුදුසු වචනය තෝරා හිස්තැන් පුරවන්න.</text:p>
          </table:table-cell>
          <table:table-cell/>
          <table:table-cell office:value-type="string" calcext:value-type="string">
            <text:p>........ ගේ ශරීර උෂ්ණත්වය පරිසරයේ උෂ්ණත්වය අනුව වෙනස් <text:s/>වේ.</text:p>
          </table:table-cell>
          <table:table-cell/>
          <table:table-cell office:value-type="string" calcext:value-type="string">
            <text:p>කටුස්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බල්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ර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4" calcext:value-type="float">
            <text:p>324</text:p>
          </table:table-cell>
          <table:table-cell office:value-type="string" calcext:value-type="string">
            <text:p>සුදුසු වචනය තෝරා හිස්තැන් පුරවන්න.</text:p>
          </table:table-cell>
          <table:table-cell/>
          <table:table-cell office:value-type="string" calcext:value-type="string">
            <text:p>අපගේ ප‍්‍රධාන තාප ප‍්‍රභවය ........</text:p>
          </table:table-cell>
          <table:table-cell/>
          <table:table-cell office:value-type="string" calcext:value-type="string">
            <text:p>සුර්ය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සිල ඉන්ධ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ටි පන්ද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5" calcext:value-type="float">
            <text:p>325</text:p>
          </table:table-cell>
          <table:table-cell office:value-type="string" calcext:value-type="string">
            <text:p>සුදුසු වචනය තෝරා හිස්තැන් පුරවන්න.</text:p>
          </table:table-cell>
          <table:table-cell/>
          <table:table-cell office:value-type="string" calcext:value-type="string">
            <text:p>වතුර කේතලයක් වතුර නටන විට පිටාර ගැලීමට හේතුව වන්නේ ,........</text:p>
          </table:table-cell>
          <table:table-cell/>
          <table:table-cell office:value-type="string" calcext:value-type="string">
            <text:p>ප‍්‍රචාරණ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යි <text:s text:c="8"/></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වස්ථා විපර්යාසය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නීභවනය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72" calcext:value-type="float">
            <text:p>7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6</text:p>
          </table:table-cell>
          <table:table-cell office:value-type="float" office:value="6" calcext:value-type="float">
            <text:p>6</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ප‍්‍රසාරණය ද්‍රව වායු</text:p>
          </table:table-cell>
          <table:table-cell office:value-type="string" calcext:value-type="string">
            <text:p>ද්‍රව්‍යවල ප‍්‍රසාරණය පැහැදිලි කිරීම. විවිධ ද්‍රව්‍ය ප‍්‍රසාරණ වන ආකාරය පිළිබඳව ඇටවුමක් භාවිතයෙන් පැහැදිලි කිරීම. උෂ්ණත්වමානය ඇසුරෙන් ද්‍රව ප‍්‍රසාරණය පැහැදිලි කිරීම. ඇටවුමක් භාවිතයෙන් වායුවල ප‍්‍රසාරණය පැහැදිලි කිරීම.</text:p>
          </table:table-cell>
          <table:table-cell table:style-name="ce2" office:value-type="time" office:time-value="PT01H00M00S" calcext:value-type="time">
            <text:p>01:00:00</text:p>
          </table:table-cell>
          <table:table-cell office:value-type="float" office:value="326" calcext:value-type="float">
            <text:p>326</text:p>
          </table:table-cell>
          <table:table-cell office:value-type="string" calcext:value-type="string">
            <text:p>සුදුසු වචනය තෝරා හිස්තැන් පුරවන්න.</text:p>
          </table:table-cell>
          <table:table-cell/>
          <table:table-cell office:value-type="string" calcext:value-type="string">
            <text:p>තාපය ලබා දුන්විට ද්‍රව්‍ය <text:s/>........ වෙයි.</text:p>
          </table:table-cell>
          <table:table-cell/>
          <table:table-cell office:value-type="string" calcext:value-type="string">
            <text:p>උණුසුම් වේ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සිල් 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 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7" calcext:value-type="float">
            <text:p>327</text:p>
          </table:table-cell>
          <table:table-cell office:value-type="string" calcext:value-type="string">
            <text:p>සුදුසු වචනය තෝරා හිස්තැන් පුරවන්න.</text:p>
          </table:table-cell>
          <table:table-cell/>
          <table:table-cell office:value-type="string" calcext:value-type="string">
            <text:p>උෂ්ණත්වය යනුවෙන් හැඳින්වෙන්නේ ද්‍රව්‍යයක ............</text:p>
          </table:table-cell>
          <table:table-cell/>
          <table:table-cell office:value-type="string" calcext:value-type="string">
            <text:p>උණුසුම් ප‍්‍රමාණය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රසාරණය ප‍්‍රමාණ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 ප‍්‍රමාණ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සිලසේ <text:s/>ප‍්‍රමාණය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8" calcext:value-type="float">
            <text:p>328</text:p>
          </table:table-cell>
          <table:table-cell office:value-type="string" calcext:value-type="string">
            <text:p>සුදුසු වචනය තෝරා හිස්තැන් පුරවන්න.</text:p>
          </table:table-cell>
          <table:table-cell/>
          <table:table-cell office:value-type="string" calcext:value-type="string">
            <text:p>උණුසුමේ ප‍්‍රමාණය <text:s text:c="2"/>............ මැනගත හැකිය.</text:p>
          </table:table-cell>
          <table:table-cell/>
          <table:table-cell office:value-type="string" calcext:value-type="string">
            <text:p>අනිලමානයකි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ෂ්ණත්ව මානයකින්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ළං දිශා දර්ශකයකි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ලිමාවකි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9" calcext:value-type="float">
            <text:p>329</text:p>
          </table:table-cell>
          <table:table-cell office:value-type="string" calcext:value-type="string">
            <text:p>සුදුසු වචනය තෝරා හිස්තැන් පුරවන්න.</text:p>
          </table:table-cell>
          <table:table-cell/>
          <table:table-cell office:value-type="string" calcext:value-type="string">
            <text:p>ඔබේ නිවසේ ආහාර පිසින විට එම ආහාරවල උෂ්ණත්වය වැඩිවන බව ඔබ දනී. එමෙන්ම තාපය ඉවත් ව ගිය පසු ඒවා .........…</text:p>
          </table:table-cell>
          <table:table-cell/>
          <table:table-cell office:value-type="string" calcext:value-type="string">
            <text:p>උණුසුම්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සාරණ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හ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සිල් වේ. <text:s/></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30" calcext:value-type="float">
            <text:p>330</text:p>
          </table:table-cell>
          <table:table-cell office:value-type="string" calcext:value-type="string">
            <text:p>සුදුසු වචනය තෝරා හිස්තැන් පුරවන්න.</text:p>
          </table:table-cell>
          <table:table-cell/>
          <table:table-cell office:value-type="string" calcext:value-type="string">
            <text:p>තාපය ලැබෙන විට උෂ්ණත්වය <text:s/>............ තාපය ඉවත්ව යනවිට උෂ්ණත්වය අඩු වීමත් සිදුවේ.</text:p>
          </table:table-cell>
          <table:table-cell/>
          <table:table-cell office:value-type="string" calcext:value-type="string">
            <text:p>ඉහළ යාම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හ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ය වි යාම  </text:p>
          </table:table-cell>
          <table:table-cell office:value-type="float" office:value="0" calcext:value-type="float">
            <text:p>0</text:p>
          </table:table-cell>
          <table:table-cell table:style-name="ce4" table:number-columns-repeated="1006"/>
        </table:table-row>
        <table:table-row table:style-name="ro1">
          <table:table-cell office:value-type="float" office:value="73" calcext:value-type="float">
            <text:p>7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7</text:p>
          </table:table-cell>
          <table:table-cell office:value-type="float" office:value="7" calcext:value-type="float">
            <text:p>7</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අවස්ථා විපර්යාසය</text:p>
          </table:table-cell>
          <table:table-cell office:value-type="string" calcext:value-type="string">
            <text:p>අවස්ථා විපර්යාස හැඳින්වීම. තාපය ද්‍රව්‍යවල ස්වභාවය වෙනස් කරන ආකාරය පැහැදිලි කිරීම.</text:p>
          </table:table-cell>
          <table:table-cell table:style-name="ce2" office:value-type="time" office:time-value="PT01H00M00S" calcext:value-type="time">
            <text:p>01:00:00</text:p>
          </table:table-cell>
          <table:table-cell office:value-type="float" office:value="331" calcext:value-type="float">
            <text:p>331</text:p>
          </table:table-cell>
          <table:table-cell table:number-columns-repeated="2"/>
          <table:table-cell office:value-type="string" calcext:value-type="string">
            <text:p>අපගේ ප‍්‍රධාන තාප ප‍්‍රභවය ..........</text:p>
          </table:table-cell>
          <table:table-cell/>
          <table:table-cell office:value-type="string" calcext:value-type="string">
            <text:p>පොසිල ඉන්ධ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දැ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න්ධ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2" calcext:value-type="float">
            <text:p>332</text:p>
          </table:table-cell>
          <table:table-cell table:number-columns-repeated="2"/>
          <table:table-cell office:value-type="string" calcext:value-type="string">
            <text:p>කරත්ත රෝද පට්ටම ගිනි ගොඩක තබා රත් කිරීමේදී එය ........ වේ.</text:p>
          </table:table-cell>
          <table:table-cell/>
          <table:table-cell office:value-type="string" calcext:value-type="string">
            <text:p>ප‍්‍රසාරණ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හ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සිල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3" calcext:value-type="float">
            <text:p>333</text:p>
          </table:table-cell>
          <table:table-cell table:number-columns-repeated="2"/>
          <table:table-cell office:value-type="string" calcext:value-type="string">
            <text:p>තාපය ලැබීම නිසා ද්‍රව්‍ය ප‍්‍රමාණයෙන් විශාල වීම ........... ලෙස <text:s/>හැදින්වේ.</text:p>
          </table:table-cell>
          <table:table-cell/>
          <table:table-cell office:value-type="string" calcext:value-type="string">
            <text:p>උෂ්ණත්වය ඉහළ 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හ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සාරණ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34" calcext:value-type="float">
            <text:p>334</text:p>
          </table:table-cell>
          <table:table-cell table:number-columns-repeated="2"/>
          <table:table-cell office:value-type="string" calcext:value-type="string">
            <text:p>............................... වායුව පරිසරයට එකතු වීම පරිසර උෂ්ණත්වය ඉහළ යාමට හේතුවේ.</text:p>
          </table:table-cell>
          <table:table-cell/>
          <table:table-cell office:value-type="string" calcext:value-type="string">
            <text:p>ජල වාෂ්ප</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බන්ඩයෝක්සයිඞ්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ඔක්සිජ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යිඩ‍්‍රජ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5" calcext:value-type="float">
            <text:p>335</text:p>
          </table:table-cell>
          <table:table-cell table:number-columns-repeated="2"/>
          <table:table-cell office:value-type="string" calcext:value-type="string">
            <text:p>පෘථිවියේ සමකය ආසන්නයේ ඇති සාගර ජලය ධ‍්‍රැවාසන්න ප‍්‍රදේශවල ඇති සාගර ජලයට වඩා උණුසුමෙන් ..............................</text:p>
          </table:table-cell>
          <table:table-cell/>
          <table:table-cell office:value-type="string" calcext:value-type="string">
            <text:p>සමාන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ඩි වේ.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ඩු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සාරණය වේ.</text:p>
          </table:table-cell>
          <table:table-cell office:value-type="float" office:value="0" calcext:value-type="float">
            <text:p>0</text:p>
          </table:table-cell>
          <table:table-cell table:style-name="ce4" table:number-columns-repeated="1006"/>
        </table:table-row>
        <table:table-row table:style-name="ro1">
          <table:table-cell office:value-type="float" office:value="74" calcext:value-type="float">
            <text:p>7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8</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වර්ණ විපර්යාස</text:p>
          </table:table-cell>
          <table:table-cell office:value-type="string" calcext:value-type="string">
            <text:p>වර්ණ විපර්යාසය හැඳින්වීම. වර්ණ වෙනස් වීම් වලට තාප ශක්තිය බලපාන ආකාරය පැහැදිලි කිරීම.</text:p>
          </table:table-cell>
          <table:table-cell table:style-name="ce2" office:value-type="time" office:time-value="PT01H00M00S" calcext:value-type="time">
            <text:p>01:00:00</text:p>
          </table:table-cell>
          <table:table-cell office:value-type="float" office:value="336" calcext:value-type="float">
            <text:p>336</text:p>
          </table:table-cell>
          <table:table-cell table:number-columns-repeated="2"/>
          <table:table-cell office:value-type="string" calcext:value-type="string">
            <text:p>වස්තුවක් ඇති උණුසුමේ ප‍්‍රමාණය.................................යනුවෙන් හැඳින්වේ.</text:p>
          </table:table-cell>
          <table:table-cell/>
          <table:table-cell office:value-type="string" calcext:value-type="string">
            <text:p>තාප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ෂ්ණත්ව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ජවලන උෂ්ණත්ව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ක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7" calcext:value-type="float">
            <text:p>337</text:p>
          </table:table-cell>
          <table:table-cell table:number-columns-repeated="2"/>
          <table:table-cell office:value-type="string" calcext:value-type="string">
            <text:p>නටන ජලය සහිත බඳුනක් තවදුරටත් රත් කරන විට ජලයේ <text:s/>උෂ්ණත්වය......................</text:p>
          </table:table-cell>
          <table:table-cell/>
          <table:table-cell office:value-type="string" calcext:value-type="string">
            <text:p>ඉහළ යයි .</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නස් නොවේ.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හළ 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නස්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8" calcext:value-type="float">
            <text:p>338</text:p>
          </table:table-cell>
          <table:table-cell table:number-columns-repeated="2"/>
          <table:table-cell office:value-type="string" calcext:value-type="string">
            <text:p><text:s/>ජලය තාපය ඉවත්ව යාම නිසා..............................සෑදීමට ඉඩ තිබේ.</text:p>
          </table:table-cell>
          <table:table-cell/>
          <table:table-cell office:value-type="string" calcext:value-type="string">
            <text:p>අයිස් <text:s text:c="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මා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ඝන අයි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ෂ්ප</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9" calcext:value-type="float">
            <text:p>339</text:p>
          </table:table-cell>
          <table:table-cell table:number-columns-repeated="2"/>
          <table:table-cell office:value-type="string" calcext:value-type="string">
            <text:p>ඝන ද්‍රව්‍යයකින් තාපය ඉවත් වන විට එය.............................. වේ.</text:p>
          </table:table-cell>
          <table:table-cell/>
          <table:table-cell office:value-type="string" calcext:value-type="string">
            <text:p>ප‍්‍රසාරණ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වී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සිල්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0" calcext:value-type="float">
            <text:p>340</text:p>
          </table:table-cell>
          <table:table-cell table:number-columns-repeated="2"/>
          <table:table-cell office:value-type="string" calcext:value-type="string">
            <text:p>යකඩ තදින් රත් කරන විට පළමුව............................පැහැයට හැරේ.</text:p>
          </table:table-cell>
          <table:table-cell/>
          <table:table-cell office:value-type="string" calcext:value-type="string">
            <text:p>රතු <text:s text:c="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දු</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ඹි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ල්</text:p>
          </table:table-cell>
          <table:table-cell office:value-type="float" office:value="0" calcext:value-type="float">
            <text:p>0</text:p>
          </table:table-cell>
          <table:table-cell table:style-name="ce4" table:number-columns-repeated="1006"/>
        </table:table-row>
        <table:table-row table:style-name="ro1">
          <table:table-cell office:value-type="float" office:value="75" calcext:value-type="float">
            <text:p>7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9</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තාපය නිසා ඇතිවන පාරිසරික බලපෑම්</text:p>
          </table:table-cell>
          <table:table-cell office:value-type="string" calcext:value-type="string">
            <text:p>තාපය නිසා ඇතිවන පාරිසරික බලපෑම පැහැදිලි කිරීම.</text:p>
          </table:table-cell>
          <table:table-cell table:style-name="ce2" office:value-type="time" office:time-value="PT01H00M00S" calcext:value-type="time">
            <text:p>01:00:00</text:p>
          </table:table-cell>
          <table:table-cell office:value-type="float" office:value="341" calcext:value-type="float">
            <text:p>341</text:p>
          </table:table-cell>
          <table:table-cell table:number-columns-repeated="2"/>
          <table:table-cell office:value-type="string" calcext:value-type="string">
            <text:p><text:s/>අපගේ ප‍්‍රධාන තාප ප‍්‍රභවය ,..................... වේ</text:p>
          </table:table-cell>
          <table:table-cell/>
          <table:table-cell office:value-type="string" calcext:value-type="string">
            <text:p>සූර්ය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ලඟ</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සිල ඉන්ද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2" calcext:value-type="float">
            <text:p>342</text:p>
          </table:table-cell>
          <table:table-cell table:number-columns-repeated="2"/>
          <table:table-cell office:value-type="string" calcext:value-type="string">
            <text:p>වස්තුවක් ඇති උණුසුම ප‍්‍රමාණය ,..................... ය.</text:p>
          </table:table-cell>
          <table:table-cell/>
          <table:table-cell office:value-type="string" calcext:value-type="string">
            <text:p>තාප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ෂ්ණත්ව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රසාර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3" calcext:value-type="float">
            <text:p>343</text:p>
          </table:table-cell>
          <table:table-cell table:number-columns-repeated="2"/>
          <table:table-cell office:value-type="string" calcext:value-type="string">
            <text:p>කේතලයේ කෙමියෙන් පිටවන්නේ, ...................... ය.</text:p>
          </table:table-cell>
          <table:table-cell/>
          <table:table-cell office:value-type="string" calcext:value-type="string">
            <text:p>ජ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ෂ්ප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ඝන අයි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ව අයි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4" calcext:value-type="float">
            <text:p>344</text:p>
          </table:table-cell>
          <table:table-cell table:number-columns-repeated="2"/>
          <table:table-cell office:value-type="string" calcext:value-type="string">
            <text:p>ජලයෙ තාපය ඉවත් වීම නිසා .......................... සෑදීමට ඉඩ තිබේ.</text:p>
          </table:table-cell>
          <table:table-cell/>
          <table:table-cell office:value-type="string" calcext:value-type="string">
            <text:p>අයිස්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මා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ෂ්ප</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ව ජල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5" calcext:value-type="float">
            <text:p>345</text:p>
          </table:table-cell>
          <table:table-cell table:number-columns-repeated="2"/>
          <table:table-cell office:value-type="string" calcext:value-type="string">
            <text:p><text:s/>සාගර ජලය උෂ්ණත්වය වෙනස් වීමේ හේතු වන්නේ ,........................ ඇති වේ.</text:p>
          </table:table-cell>
          <table:table-cell/>
          <table:table-cell office:value-type="string" calcext:value-type="string">
            <text:p>දියවැල්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නාමි <text:s text:c="1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භූමිකම්පා</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යයෑම්</text:p>
          </table:table-cell>
          <table:table-cell office:value-type="float" office:value="0" calcext:value-type="float">
            <text:p>0</text:p>
          </table:table-cell>
          <table:table-cell table:style-name="ce4" table:number-columns-repeated="1006"/>
        </table:table-row>
        <table:table-row table:style-name="ro1">
          <table:table-cell office:value-type="float" office:value="76" calcext:value-type="float">
            <text:p>7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10</text:p>
          </table:table-cell>
          <table:table-cell office:value-type="float" office:value="10" calcext:value-type="float">
            <text:p>10</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තාපය හා එහි බලපෑම</text:p>
          </table:table-cell>
          <table:table-cell office:value-type="string" calcext:value-type="string">
            <text:p>තාපය පිළිබඳ සාරාංශය හා පුනරීක්ෂණ අභ්‍යාස</text:p>
          </table:table-cell>
          <table:table-cell office:value-type="string" calcext:value-type="string">
            <text:p>ජීවය පවත්වා ගැනීම හා පරිසරයේ විවිධ ක‍්‍රියා සඳහා තාපය අවශ්‍යය. විදුලිය උත්පාදනය කිරීම සඳහා තාපය යොදා ගත හැකිය. ද්‍රව්‍ය, වස්තු <text:s text:c="2"/>ප‍්‍රසාරණය වීමට හා සංකෝචනය වීමට තාපය හේතුවන ආකාරය පැහැදිලි කිරීම. තාපය ඵලදායී ලෙස සහ ආරක්ෂාකාරීව භාවිත කළ යුතු ආකාරය පැහැදිලි කිරීම.</text:p>
          </table:table-cell>
          <table:table-cell table:style-name="ce2" office:value-type="time" office:time-value="PT01H00M00S" calcext:value-type="time">
            <text:p>01:00:00</text:p>
          </table:table-cell>
          <table:table-cell office:value-type="float" office:value="346" calcext:value-type="float">
            <text:p>346</text:p>
          </table:table-cell>
          <table:table-cell table:number-columns-repeated="2"/>
          <table:table-cell office:value-type="string" calcext:value-type="string">
            <text:p><text:s/>තාපය නිසා ද්‍රව්‍යයක් පවතින අවස්ථාව වෙනස් වීම ........................ ලෙස <text:s/>හැදින්වේ</text:p>
          </table:table-cell>
          <table:table-cell/>
          <table:table-cell office:value-type="string" calcext:value-type="string">
            <text:p>සංකෝච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වස්ථා විපර්යාස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පාංක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සාරණය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7" calcext:value-type="float">
            <text:p>347</text:p>
          </table:table-cell>
          <table:table-cell table:number-columns-repeated="2"/>
          <table:table-cell office:value-type="string" calcext:value-type="string">
            <text:p>ඉඩෝර කාලයකදී <text:s text:c="2"/>ළිං වල ........................</text:p>
          </table:table-cell>
          <table:table-cell/>
          <table:table-cell office:value-type="string" calcext:value-type="string">
            <text:p>ජල මට්ටම පහළ බසී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ජල මට්ටම ඉහළ නගී</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නසක් සිදු නො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ළිං වල ජලයට ලවන එකතු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8" calcext:value-type="float">
            <text:p>348</text:p>
          </table:table-cell>
          <table:table-cell table:number-columns-repeated="2"/>
          <table:table-cell office:value-type="string" calcext:value-type="string">
            <text:p>පෘථිවිය මත ජලය ........................ සංසරණය වේ.</text:p>
          </table:table-cell>
          <table:table-cell/>
          <table:table-cell office:value-type="string" calcext:value-type="string">
            <text:p>රේඛීය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චක‍්‍රාකාරව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මාන්ත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තිචක‍්‍රීයකරණ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9" calcext:value-type="float">
            <text:p>349</text:p>
          </table:table-cell>
          <table:table-cell table:number-columns-repeated="2"/>
          <table:table-cell office:value-type="string" calcext:value-type="string">
            <text:p>සාගර ජලයේ උෂ්ණත්වය වෙනස් වීම හේතුවෙන් ........................ ඇති වේ.</text:p>
          </table:table-cell>
          <table:table-cell/>
          <table:table-cell office:value-type="string" calcext:value-type="string">
            <text:p>දියවැල්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භුමිකම්පා</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ය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නා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0" calcext:value-type="float">
            <text:p>350</text:p>
          </table:table-cell>
          <table:table-cell table:number-columns-repeated="2"/>
          <table:table-cell office:value-type="string" calcext:value-type="string">
            <text:p>පෘථිවියේ උෂ්ණත්වය ක‍්‍රමයෙන් ........................ කෙරෙහි වනාන්තර එළි කිරීම ද බලපායි.</text:p>
          </table:table-cell>
          <table:table-cell/>
          <table:table-cell office:value-type="string" calcext:value-type="string">
            <text:p>සමාන 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සිල් වී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හළ 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text:s text:c="4"/>ඉහළ යාම <text:s text:c="2"/></text:p>
          </table:table-cell>
          <table:table-cell office:value-type="float" office:value="1" calcext:value-type="float">
            <text:p>1</text:p>
          </table:table-cell>
          <table:table-cell table:style-name="ce4" table:number-columns-repeated="1006"/>
        </table:table-row>
        <table:table-row table:style-name="ro1">
          <table:table-cell office:value-type="float" office:value="77" calcext:value-type="float">
            <text:p>7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1</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ආහාර හා සතුන්</text:p>
          </table:table-cell>
          <table:table-cell office:value-type="string" calcext:value-type="string">
            <text:p>ආහාර සඳහා ශාක හා සතුන් අතර විවිධ සබඳතා පැහැදිලි කිරීම. ආහාර ලබාගැනීම සඳහා සතුන් හා සතුන් අතර ඇති සබඳතා පැහැදිලි කිරීම.</text:p>
          </table:table-cell>
          <table:table-cell table:style-name="ce2" office:value-type="time" office:time-value="PT01H00M00S" calcext:value-type="time">
            <text:p>01:00:00</text:p>
          </table:table-cell>
          <table:table-cell office:value-type="float" office:value="351" calcext:value-type="float">
            <text:p>351</text:p>
          </table:table-cell>
          <table:table-cell table:number-columns-repeated="2"/>
          <table:table-cell office:value-type="string" calcext:value-type="string">
            <text:p>පහත ඒවායින් සතුන්ගේ මූලික අව්‍යශතාවක් නොවන්නේ කුමක් ද?</text:p>
          </table:table-cell>
          <table:table-cell/>
          <table:table-cell office:value-type="string" calcext:value-type="string">
            <text:p>ආහා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සස්ථා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රක්ෂා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රංචු ගැසීම <text:s text:c="2"/></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52" calcext:value-type="float">
            <text:p>352</text:p>
          </table:table-cell>
          <table:table-cell table:number-columns-repeated="2"/>
          <table:table-cell office:value-type="string" calcext:value-type="string">
            <text:p>ශාක මත යැපෙන සතෙකු නොවන්නේ,</text:p>
          </table:table-cell>
          <table:table-cell/>
          <table:table-cell office:value-type="string" calcext:value-type="string">
            <text:p>දළඹු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ලේ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ලා <text:s text:c="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ගිර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3" calcext:value-type="float">
            <text:p>353</text:p>
          </table:table-cell>
          <table:table-cell office:value-type="string" calcext:value-type="string">
            <text:p>පහත වගන්ති සළකා බලන්න. \nA - ගිරවා ගස් බෙනවල ජීවත්වන පක්ෂියෙකි. \nB - දළඹුවා ශාක පත්‍ර ආහාරයට ගනියි. \nC - කපුටන් ගස් මුදුනේ කූඩු සාදයි.</text:p>
          </table:table-cell>
          <table:table-cell/>
          <table:table-cell office:value-type="string" calcext:value-type="string">
            <text:p>මේවායින්, සතුන්ගේ ආරක්ෂාව හා වාසස්ථාන යන කරුණු සම්බන්ධ වගන්නිය / වගන්ති <text:s/>වන්නේ,</text:p>
          </table:table-cell>
          <table:table-cell/>
          <table:table-cell office:value-type="string" calcext:value-type="string">
            <text:p>A</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4" calcext:value-type="float">
            <text:p>354</text:p>
          </table:table-cell>
          <table:table-cell table:number-columns-repeated="2"/>
          <table:table-cell office:value-type="string" calcext:value-type="string">
            <text:p>නිවැරදි වගන්ති තෝරන්න.</text:p>
          </table:table-cell>
          <table:table-cell/>
          <table:table-cell office:value-type="string" calcext:value-type="string">
            <text:p>ගැරඬියා අසුවන ඕනෑම දෙයක් නොවිකා ගිලින සතෙ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යලුම සතුන් ඍජුව හෝ වක්‍රව ශාක මත යැපේ.</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ටුස්සා ඍජුව ම ශාක මත යැපෙන සතෙ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ක ආහාරයට ගන්නා සතුන් ආහාරයට ගන්නේ ශාකයේ එක් කොටස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5" calcext:value-type="float">
            <text:p>355</text:p>
          </table:table-cell>
          <table:table-cell table:number-columns-repeated="2"/>
          <table:table-cell office:value-type="string" calcext:value-type="string">
            <text:p>පේර ශාකය <text:s/>හා සතුන් අතර පවතින සම්බන්ධතා කිහිපයක් පහත දැක්වේ. ආහාර <text:s/>සම්බන්ධතා මත වැරදි පිළිතුර තෝරන්න.</text:p>
          </table:table-cell>
          <table:table-cell office:value-type="string" calcext:value-type="string">
            <text:p>science-06-t3-l10-ep11-q-4-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3-l10-ep11-q-4-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3-l10-ep11-q-4-a-3.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3-l10-ep11-q-4-a-4.jpg</text:p>
          </table:table-cell>
          <table:table-cell/>
          <table:table-cell office:value-type="float" office:value="0" calcext:value-type="float">
            <text:p>0</text:p>
          </table:table-cell>
          <table:table-cell table:style-name="ce4" table:number-columns-repeated="1006"/>
        </table:table-row>
        <table:table-row table:style-name="ro1">
          <table:table-cell office:value-type="float" office:value="78" calcext:value-type="float">
            <text:p>7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2</text:p>
          </table:table-cell>
          <table:table-cell office:value-type="float" office:value="12" calcext:value-type="float">
            <text:p>1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ආහාර දාම</text:p>
          </table:table-cell>
          <table:table-cell office:value-type="string" calcext:value-type="string">
            <text:p>ආහාර දාම හැඳින්වීම.</text:p>
          </table:table-cell>
          <table:table-cell table:style-name="ce2" office:value-type="time" office:time-value="PT01H00M00S" calcext:value-type="time">
            <text:p>01:00:00</text:p>
          </table:table-cell>
          <table:table-cell office:value-type="float" office:value="356" calcext:value-type="float">
            <text:p>356</text:p>
          </table:table-cell>
          <table:table-cell table:number-columns-repeated="2"/>
          <table:table-cell office:value-type="string" calcext:value-type="string">
            <text:p>ආහාර සඳහා ජීවීන් අතර පවතින විවිධ දිශාවන්ට යොමු වූ සම්බන්ධතා නිරූපනය කරන සටහන්.......................................ලෙස හැඳින්වේ.</text:p>
          </table:table-cell>
          <table:table-cell/>
          <table:table-cell office:value-type="string" calcext:value-type="string">
            <text:p>ආහාර දා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හාර ජාල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හාර සබද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ශක්තිය ගලා යාම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7" calcext:value-type="float">
            <text:p>357</text:p>
          </table:table-cell>
          <table:table-cell table:number-columns-repeated="2"/>
          <table:table-cell office:value-type="string" calcext:value-type="string">
            <text:p>ශාක හෝ ශාක ද්‍රව්‍ය පමණක් ආහාරයට ගන්නා සතුන්..................................... ලෙස හඳුන්වයි.</text:p>
          </table:table-cell>
          <table:table-cell/>
          <table:table-cell office:value-type="string" calcext:value-type="string">
            <text:p>සර්ව භක්ෂකයි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ශාක භක්ෂකයින්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මාංශ භක්ශකයි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රිත ශා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8" calcext:value-type="float">
            <text:p>358</text:p>
          </table:table-cell>
          <table:table-cell table:number-columns-repeated="2"/>
          <table:table-cell office:value-type="string" calcext:value-type="string">
            <text:p>......................................ශාක භක්ෂක ජීවියෙකි.</text:p>
          </table:table-cell>
          <table:table-cell/>
          <table:table-cell office:value-type="string" calcext:value-type="string">
            <text:p>අලි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කු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ටුස්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9" calcext:value-type="float">
            <text:p>359</text:p>
          </table:table-cell>
          <table:table-cell table:number-columns-repeated="2"/>
          <table:table-cell office:value-type="string" calcext:value-type="string">
            <text:p>ආහාර දාමයක පළමු පුරුක වන්නේ...........................................</text:p>
          </table:table-cell>
          <table:table-cell/>
          <table:table-cell office:value-type="string" calcext:value-type="string">
            <text:p>ශාක භක්ෂක ජීවි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රිත ශාකයකි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ර්ව භක්ශක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ම පුරුකක්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0" calcext:value-type="float">
            <text:p>360</text:p>
          </table:table-cell>
          <table:table-cell table:number-columns-repeated="2"/>
          <table:table-cell office:value-type="string" calcext:value-type="string">
            <text:p>පැන්ඩා.................................. මත යැපෙන ජීවියෙකි.</text:p>
          </table:table-cell>
          <table:table-cell/>
          <table:table-cell office:value-type="string" calcext:value-type="string">
            <text:p>විවිධ ආහා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එකම ශාක ආහාරයක්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ම ආහාර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ර්ව භක්ශකයින්</text:p>
          </table:table-cell>
          <table:table-cell office:value-type="float" office:value="0" calcext:value-type="float">
            <text:p>0</text:p>
          </table:table-cell>
          <table:table-cell table:style-name="ce4" table:number-columns-repeated="1006"/>
        </table:table-row>
        <table:table-row table:style-name="ro1">
          <table:table-cell office:value-type="float" office:value="79" calcext:value-type="float">
            <text:p>7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3</text:p>
          </table:table-cell>
          <table:table-cell office:value-type="float" office:value="13" calcext:value-type="float">
            <text:p>13</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ආහාර දාම</text:p>
          </table:table-cell>
          <table:table-cell office:value-type="string" calcext:value-type="string">
            <text:p>ආහාර දාමයක පළමු පුරුක පැහැදිලි කිරීම. හරිත ශාක හැඳින්වීම. ජලය, කාබන්ඩයොක්සයිට් සහ සූර්ය ශක්තිය ප‍්‍රයෝජනයට ගෙන හරිත ශාක තුල ආහාර නිපදවීම පැහැදිලි කිරීම.</text:p>
          </table:table-cell>
          <table:table-cell table:style-name="ce2" office:value-type="time" office:time-value="PT01H00M00S" calcext:value-type="time">
            <text:p>01:00:00</text:p>
          </table:table-cell>
          <table:table-cell office:value-type="float" office:value="361" calcext:value-type="float">
            <text:p>361</text:p>
          </table:table-cell>
          <table:table-cell table:number-columns-repeated="2"/>
          <table:table-cell office:value-type="string" calcext:value-type="string">
            <text:p>ආහාර දාමයක නිෂ්පාදකයා , අනිවාර්යයෙන් ම,</text:p>
          </table:table-cell>
          <table:table-cell/>
          <table:table-cell office:value-type="string" calcext:value-type="string">
            <text:p>සත්ත්වයකු වි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හරිත ශාකයක් විය යුතු 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ත්ව ආහාරයක් වි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ෂමපෝෂි ජීවියකු වි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2" calcext:value-type="float">
            <text:p>362</text:p>
          </table:table-cell>
          <table:table-cell office:value-type="string" calcext:value-type="string">
            <text:p>උඳුපියලිය -----&gt; හාවා -----&gt; කොටියා</text:p>
          </table:table-cell>
          <table:table-cell/>
          <table:table-cell office:value-type="string" calcext:value-type="string">
            <text:p><text:s text:c="2"/>මෙම ආහාර දාමයෙහි යැපෙන්නන් ගණන,</text:p>
          </table:table-cell>
          <table:table-cell/>
          <table:table-cell office:value-type="float" office:value="1" calcext:value-type="float">
            <text:p>1</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 calcext:value-type="float">
            <text:p>2</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ව නොහැ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3" calcext:value-type="float">
            <text:p>363</text:p>
          </table:table-cell>
          <table:table-cell table:number-columns-repeated="2"/>
          <table:table-cell office:value-type="string" calcext:value-type="string">
            <text:p>හරිත ශාකවලට නිෂ්පාදකයා යන නම යොදන්නේ,</text:p>
          </table:table-cell>
          <table:table-cell/>
          <table:table-cell office:value-type="string" calcext:value-type="string">
            <text:p>ඒවා කොළ පාට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මා විසින් ම ආහාර නිෂ්පාදනය කරන නිසා 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යලු නිෂ්පාදන ශාක මගින් සිදු කර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යලු පෝෂ්‍ය පදාර්ථ ශාක විසින් ලබා දෙ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4" calcext:value-type="float">
            <text:p>364</text:p>
          </table:table-cell>
          <table:table-cell table:number-columns-repeated="2"/>
          <table:table-cell office:value-type="string" calcext:value-type="string">
            <text:p>ආහාර දාමයක යැපෙන්නන්ට ශක්තිය ‍ලැබෙන්නේ,</text:p>
          </table:table-cell>
          <table:table-cell/>
          <table:table-cell office:value-type="string" calcext:value-type="string">
            <text:p>සූර්යයාගෙනි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හාර මගි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යැපෙන්නන් විසින් උරාගත් ශක්තියෙ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ළවේ ගබඩා වූ ශක්තියෙ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5" calcext:value-type="float">
            <text:p>365</text:p>
          </table:table-cell>
          <table:table-cell table:number-columns-repeated="2"/>
          <table:table-cell office:value-type="string" calcext:value-type="string">
            <text:p>නිවැරදි වගන්තිය තෝරන්න.</text:p>
          </table:table-cell>
          <table:table-cell/>
          <table:table-cell office:value-type="string" calcext:value-type="string">
            <text:p>ආහාර දාමයක පවතින්නේ පුරුක් තුන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ක් දෙකක් සහිත <text:s/>ආහාර දාම පරිසරයේ පැවතිය නොහැ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හාර දාමයක් යනු සතුන්ගේ පෝෂණ සම්බන්ධතා නිරූපනය කරන <text:s/>සටහන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ආහාර දාමයක පළමු පුරුක නිෂ්පාදකයා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80" calcext:value-type="float">
            <text:p>8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4</text:p>
          </table:table-cell>
          <table:table-cell office:value-type="float" office:value="14" calcext:value-type="float">
            <text:p>14</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ආහාර ජාල</text:p>
          </table:table-cell>
          <table:table-cell office:value-type="string" calcext:value-type="string">
            <text:p>ආහාර ජාල හැඳින්වීම. ආහාර ලබා ගැනීමට පරිසරය ජීවීන් අතර පවතින සබඳතා වෙන්වෙන්ව නොපවතින බව පැහැදිලි කිරීම.</text:p>
          </table:table-cell>
          <table:table-cell table:style-name="ce2" office:value-type="time" office:time-value="PT01H00M00S" calcext:value-type="time">
            <text:p>01:00:00</text:p>
          </table:table-cell>
          <table:table-cell office:value-type="float" office:value="366" calcext:value-type="float">
            <text:p>366</text:p>
          </table:table-cell>
          <table:table-cell/>
          <table:table-cell office:value-type="string" calcext:value-type="string">
            <text:p>science-06-t3-l10-ep14-q-1.jpg</text:p>
          </table:table-cell>
          <table:table-cell office:value-type="string" calcext:value-type="string">
            <text:p>මෙහි ඇති ආහාර දාම ගණන,</text:p>
          </table:table-cell>
          <table:table-cell/>
          <table:table-cell office:value-type="float" office:value="1" calcext:value-type="float">
            <text:p>1</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 calcext:value-type="float">
            <text:p>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7" calcext:value-type="float">
            <text:p>367</text:p>
          </table:table-cell>
          <table:table-cell/>
          <table:table-cell office:value-type="string" calcext:value-type="string">
            <text:p>science-06-t3-l10-ep14-q-2.jpg</text:p>
          </table:table-cell>
          <table:table-cell office:value-type="string" calcext:value-type="string">
            <text:p>මෙහි ඇති දිග ම ආහාර දාමයේ යැපෙන්නන් ගණන,</text:p>
          </table:table-cell>
          <table:table-cell/>
          <table:table-cell office:value-type="float" office:value="1" calcext:value-type="float">
            <text:p>1</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 calcext:value-type="float">
            <text:p>2</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8" calcext:value-type="float">
            <text:p>368</text:p>
          </table:table-cell>
          <table:table-cell office:value-type="string" calcext:value-type="string">
            <text:p>පහත වගන්ති සළකා බලන්න. \nA - ආහාර සඳහා ජීවීන් අතර පවතින විවිධ දිශාවන්ට යොමුවූ සම්බන්ධතා නිරූපනය කෙරෙන සටහන ආහාර ජාලයයි. \nB - එක් ආහාර ජාලයක නිෂ්පාදකයින් කිහිප දෙනකු සිටිය හැකි ය. \nC - ආහාර ජාලයක් තුළ ආහාර දාම කිහිපයක් අන්තර්ගත ය.</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 C සියල්ල 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9" calcext:value-type="float">
            <text:p>369</text:p>
          </table:table-cell>
          <table:table-cell table:number-columns-repeated="2"/>
          <table:table-cell office:value-type="string" calcext:value-type="string">
            <text:p><text:s/>තණකොළ නිෂ්පාදකයා ලෙස ඇති ආහාර දාමයක දෙවැනි පුරුකේ සිටිය හැකි සතෙකි,</text:p>
          </table:table-cell>
          <table:table-cell/>
          <table:table-cell office:value-type="string" calcext:value-type="string">
            <text:p>කොටි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රඬි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ළ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ව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70" calcext:value-type="float">
            <text:p>370</text:p>
          </table:table-cell>
          <table:table-cell/>
          <table:table-cell office:value-type="string" calcext:value-type="string">
            <text:p>science-06-t3-l10-ep14-q-5.jpg</text:p>
          </table:table-cell>
          <table:table-cell office:value-type="string" calcext:value-type="string">
            <text:p>ඉහත ආහාර දාමයේ x ට ගැළපෙන සත්ත්වයා වන්නේ,</text:p>
          </table:table-cell>
          <table:table-cell/>
          <table:table-cell office:value-type="string" calcext:value-type="string">
            <text:p>තණකොළ පෙත්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ඌ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රඬියා <text:s/></text:p>
          </table:table-cell>
          <table:table-cell office:value-type="float" office:value="1" calcext:value-type="float">
            <text:p>1</text:p>
          </table:table-cell>
          <table:table-cell table:style-name="ce4" table:number-columns-repeated="1006"/>
        </table:table-row>
        <table:table-row table:style-name="ro1">
          <table:table-cell office:value-type="float" office:value="81" calcext:value-type="float">
            <text:p>8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5</text:p>
          </table:table-cell>
          <table:table-cell office:value-type="float" office:value="15" calcext:value-type="float">
            <text:p>15</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සතුන්ගේ පෝෂණ ක‍්‍රම</text:p>
          </table:table-cell>
          <table:table-cell office:value-type="string" calcext:value-type="string">
            <text:p>සතුන්ගේ පෝෂණ ක‍්‍රම හැඳින්වීම. සතුන් ශාක භක්ෂක , මාංශභක්ෂක හා සර්වභක්ෂක ලෙස වර්ගීකරණය කිරීම.</text:p>
          </table:table-cell>
          <table:table-cell table:style-name="ce2" office:value-type="time" office:time-value="PT01H00M00S" calcext:value-type="time">
            <text:p>01:00:00</text:p>
          </table:table-cell>
          <table:table-cell office:value-type="float" office:value="371" calcext:value-type="float">
            <text:p>371</text:p>
          </table:table-cell>
          <table:table-cell table:number-columns-repeated="2"/>
          <table:table-cell office:value-type="string" calcext:value-type="string">
            <text:p>පහත සතුන්ගෙන් ශාක භක්ෂකයකු වන්නේ,</text:p>
          </table:table-cell>
          <table:table-cell/>
          <table:table-cell office:value-type="string" calcext:value-type="string">
            <text:p>සමනළ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ටුස්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ළ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ල්කිච්චා</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2" calcext:value-type="float">
            <text:p>372</text:p>
          </table:table-cell>
          <table:table-cell table:number-columns-repeated="2"/>
          <table:table-cell office:value-type="string" calcext:value-type="string">
            <text:p>පහත සතුන්ගෙන් මාංශ භක්ෂකයකු වන්නේ,</text:p>
          </table:table-cell>
          <table:table-cell/>
          <table:table-cell office:value-type="string" calcext:value-type="string">
            <text:p>අ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ව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ලේ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ටි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3" calcext:value-type="float">
            <text:p>373</text:p>
          </table:table-cell>
          <table:table-cell table:number-columns-repeated="2"/>
          <table:table-cell office:value-type="string" calcext:value-type="string">
            <text:p>පහත සතුන්ගෙන් සර්ව භක්ෂකයකු වන්නේ,</text:p>
          </table:table-cell>
          <table:table-cell/>
          <table:table-cell office:value-type="string" calcext:value-type="string">
            <text:p>ගිර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කුළා</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අ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ටි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4" calcext:value-type="float">
            <text:p>374</text:p>
          </table:table-cell>
          <table:table-cell table:number-columns-repeated="2"/>
          <table:table-cell office:value-type="string" calcext:value-type="string">
            <text:p>මිනිස් ඇසුරේ ජීවත් වීම නිසා සර්ව භක්ෂක පෝෂණ ක්‍රමයට හුරුවූ සතෙකු වන්නේ,</text:p>
          </table:table-cell>
          <table:table-cell/>
          <table:table-cell office:value-type="string" calcext:value-type="string">
            <text:p>ලේ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ගටි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ළහා</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5" calcext:value-type="float">
            <text:p>375</text:p>
          </table:table-cell>
          <table:table-cell office:value-type="string" calcext:value-type="string">
            <text:p>පහත වගන්ති සළකා බලන්න. \nA - බළලා මාශ භක්ෂක සතෙකි. \nB - ලේනා සර්වභක්ෂක සතෙකි. \nC - කැරපොත්තා මාංශ භක්ෂක සතෙකි. \nD - සමනළයා ශාක භක්ෂක සතෙකු නොවේ.</text:p>
          </table:table-cell>
          <table:table-cell/>
          <table:table-cell office:value-type="string" calcext:value-type="string">
            <text:p>මේවායින් නිවැරදි වන්නේ</text:p>
          </table:table-cell>
          <table:table-cell/>
          <table:table-cell office:value-type="string" calcext:value-type="string">
            <text:p>A</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text:p>
          </table:table-cell>
          <table:table-cell office:value-type="float" office:value="0" calcext:value-type="float">
            <text:p>0</text:p>
          </table:table-cell>
          <table:table-cell table:style-name="ce4" table:number-columns-repeated="1006"/>
        </table:table-row>
        <table:table-row table:style-name="ro1">
          <table:table-cell office:value-type="float" office:value="82" calcext:value-type="float">
            <text:p>8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6</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ජීවීන් සංරක්ෂණය</text:p>
          </table:table-cell>
          <table:table-cell office:value-type="string" calcext:value-type="string">
            <text:p>ජීවීන් සංරක්ෂණය කරන ආකාරයන් පිලිබඳව පැහැදිලි කිරීම.</text:p>
          </table:table-cell>
          <table:table-cell table:style-name="ce2" office:value-type="time" office:time-value="PT01H00M00S" calcext:value-type="time">
            <text:p>01:00:00</text:p>
          </table:table-cell>
          <table:table-cell office:value-type="float" office:value="376" calcext:value-type="float">
            <text:p>376</text:p>
          </table:table-cell>
          <table:table-cell table:number-columns-repeated="2"/>
          <table:table-cell office:value-type="string" calcext:value-type="string">
            <text:p>වඳවීමේ තර්ජනයකට ලක්ව ඇති පැන්ඩා සත්වයාගේ එකම ආහාරය කුමක් ද?</text:p>
          </table:table-cell>
          <table:table-cell/>
          <table:table-cell office:value-type="string" calcext:value-type="string">
            <text:p>බඩ ඉරිඟු</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ණ</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ණකො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යින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7" calcext:value-type="float">
            <text:p>377</text:p>
          </table:table-cell>
          <table:table-cell office:value-type="string" calcext:value-type="string">
            <text:p>පහත වගන්ති සළකා බලන්න. \nA - ආහාර දාමයක ඇති සෑම පුරුකක් ම පරිසරයේ සමතුලිතතාව පවත්වා ගැනීමට ඉවහල් නොවේ. \nB - දිරාපත්වන ලී කොටයක් ආශ්‍රිතව ද ආහාර දාම ගොඩනැ‍ගේ. \nC - වනාන්තර පරිසරයක ඇත්තේ සීමිත ආහාර දාම සංඛ්‍යාවක් පමණි.</text:p>
          </table:table-cell>
          <table:table-cell/>
          <table:table-cell office:value-type="string" calcext:value-type="string">
            <text:p>මේවායින් නිවැරදි වන්නේ,</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ඉහත සිය්ලල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8" calcext:value-type="float">
            <text:p>378</text:p>
          </table:table-cell>
          <table:table-cell office:value-type="string" calcext:value-type="string">
            <text:p>A - ආහාර දාම හා ආහාර ජාල ඔස්සේ ඉදිරියට ගලා යන්නේ සූර්ය ශක්තියයි. \nB - ආහාර දාමයක හෝ ආහාර ජාලයක නිෂ්පාදකයකු අනිවාර්යයෙන් ම සිටිය යුතු ය. \nC - එක් ආහාර දාමයක සිටින්නේ එක් නිෂ්පාදකයකු පමණි.</text:p>
          </table:table-cell>
          <table:table-cell/>
          <table:table-cell office:value-type="string" calcext:value-type="string">
            <text:p>A , B , C යන ඒවායින් නිවැරදි ඒවා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79" calcext:value-type="float">
            <text:p>379</text:p>
          </table:table-cell>
          <table:table-cell office:value-type="string" calcext:value-type="string">
            <text:p><text:s/>හරිත ශාක ---&gt; P ---&gt; Q ---&gt; R</text:p>
          </table:table-cell>
          <table:table-cell/>
          <table:table-cell office:value-type="string" calcext:value-type="string">
            <text:p>මෙම ආහාර දාමය හා සම්බන්ධ නිවැරදි ප්‍රකාශය පහත ඒවායින් කුමක් ද?</text:p>
          </table:table-cell>
          <table:table-cell/>
          <table:table-cell office:value-type="string" calcext:value-type="string">
            <text:p>මෙහි P සර්ව භක්ෂකයකු විය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Q යනු මාංශ භක්ෂකයෙ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R යනු මාශ භක්ෂකයෙක් විය 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R ලෙස පුරුකක් මෙහි කිබිය නොහැ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0" calcext:value-type="float">
            <text:p>380</text:p>
          </table:table-cell>
          <table:table-cell table:number-columns-repeated="2"/>
          <table:table-cell office:value-type="string" calcext:value-type="string">
            <text:p>ආහාර දාමයක මාශ භක්ෂකයකු විය හැක්කේ,</text:p>
          </table:table-cell>
          <table:table-cell/>
          <table:table-cell office:value-type="string" calcext:value-type="string">
            <text:p>පළමු පු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වන පු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න්වන පුරු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අන්තිම පුරුක</text:p>
          </table:table-cell>
          <table:table-cell office:value-type="float" office:value="0" calcext:value-type="float">
            <text:p>0</text:p>
          </table:table-cell>
          <table:table-cell table:style-name="ce4" table:number-columns-repeated="1006"/>
        </table:table-row>
        <table:table-row table:style-name="ro1">
          <table:table-cell office:value-type="float" office:value="83" calcext:value-type="float">
            <text:p>8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7</text:p>
          </table:table-cell>
          <table:table-cell office:value-type="float" office:value="17" calcext:value-type="float">
            <text:p>17</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සාරාංශය</text:p>
          </table:table-cell>
          <table:table-cell office:value-type="string" calcext:value-type="string">
            <text:p>ආහාර දාම, හරිත ශාක, ආහාර ජාල සහ සතුන්ගේ පෝෂණ ක‍්‍රම පිළිබඳව පාඩම ඇසුරෙන්නැ වත පැහැදිලි කිරීම.</text:p>
          </table:table-cell>
          <table:table-cell table:style-name="ce2" office:value-type="time" office:time-value="PT01H00M00S" calcext:value-type="time">
            <text:p>01:00:00</text:p>
          </table:table-cell>
          <table:table-cell office:value-type="float" office:value="381" calcext:value-type="float">
            <text:p>381</text:p>
          </table:table-cell>
          <table:table-cell office:value-type="string" calcext:value-type="string">
            <text:p>පහත වගුවේ කාණ්ඩ හතරකට වෙන් කළ සතුන් සමූහයක් දැක්වේ.</text:p>
          </table:table-cell>
          <table:table-cell office:value-type="string" calcext:value-type="string">
            <text:p>science-06-t3-l10-ep17-q-1.jpg</text:p>
          </table:table-cell>
          <table:table-cell office:value-type="string" calcext:value-type="string">
            <text:p>මාංශ භක්ෂක සතුන් පමණක් අඩංගු කාණ්ඩය කුමක් ද?</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2" calcext:value-type="float">
            <text:p>382</text:p>
          </table:table-cell>
          <table:table-cell office:value-type="string" calcext:value-type="string">
            <text:p>පහත වගුවේ කාණ්ඩ හතරකට වෙන් කළ සතුන් සමූහයක් දැක්වේ.</text:p>
          </table:table-cell>
          <table:table-cell office:value-type="string" calcext:value-type="string">
            <text:p>science-06-t3-l10-ep17-q-2.jpg</text:p>
          </table:table-cell>
          <table:table-cell office:value-type="string" calcext:value-type="string">
            <text:p>ශාක භක්ෂක සතුන් පමණක් අඩංගු කාණ්ඩය කුමක් ද?</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83" calcext:value-type="float">
            <text:p>383</text:p>
          </table:table-cell>
          <table:table-cell office:value-type="string" calcext:value-type="string">
            <text:p>පහත වගුවේ කාණ්ඩ හතරකට වෙන් කළ සතුන් සමූහයක් දැක්වේ.</text:p>
          </table:table-cell>
          <table:table-cell office:value-type="string" calcext:value-type="string">
            <text:p>science-06-t3-l10-ep17-q-3.jpg</text:p>
          </table:table-cell>
          <table:table-cell office:value-type="string" calcext:value-type="string">
            <text:p>සර්ව භක්ෂක සතුන් ඇතුළත් කාණ්ඩ මොනවා ද?</text:p>
          </table:table-cell>
          <table:table-cell/>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4" calcext:value-type="float">
            <text:p>384</text:p>
          </table:table-cell>
          <table:table-cell office:value-type="string" calcext:value-type="string">
            <text:p>පහත වගුවේ කාණ්ඩ හතරකට වෙන් කළ සතුන් සමූහයක් දැක්වේ.</text:p>
          </table:table-cell>
          <table:table-cell office:value-type="string" calcext:value-type="string">
            <text:p>science-06-t3-l10-ep17-q-4.jpg</text:p>
          </table:table-cell>
          <table:table-cell office:value-type="string" calcext:value-type="string">
            <text:p>වගුවේ ඇතළත් කර ශාක භක්ෂක සතුන් ගණන කීය ද?</text:p>
          </table:table-cell>
          <table:table-cell/>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7" calcext:value-type="float">
            <text:p>7</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8" calcext:value-type="float">
            <text:p>8</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10" calcext:value-type="float">
            <text:p>10</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5" calcext:value-type="float">
            <text:p>385</text:p>
          </table:table-cell>
          <table:table-cell office:value-type="string" calcext:value-type="string">
            <text:p>පහත වගුවේ කාණ්ඩ හතරකට වෙන් කළ සතුන් සමූහයක් දැක්වේ.</text:p>
          </table:table-cell>
          <table:table-cell office:value-type="string" calcext:value-type="string">
            <text:p>science-06-t3-l10-ep17-q-5.jpg</text:p>
          </table:table-cell>
          <table:table-cell office:value-type="string" calcext:value-type="string">
            <text:p>සටහනේ සිටින මාංශ භක්ෂක සතුන්ගේ එකතුව කීය ද?</text:p>
          </table:table-cell>
          <table:table-cell/>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7" calcext:value-type="float">
            <text:p>7</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10" calcext:value-type="float">
            <text:p>1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12" calcext:value-type="float">
            <text:p>12</text:p>
          </table:table-cell>
          <table:table-cell office:value-type="float" office:value="0" calcext:value-type="float">
            <text:p>0</text:p>
          </table:table-cell>
          <table:table-cell table:style-name="ce4" table:number-columns-repeated="1006"/>
        </table:table-row>
        <table:table-row table:style-name="ro1">
          <table:table-cell office:value-type="float" office:value="84" calcext:value-type="float">
            <text:p>8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8</text:p>
          </table:table-cell>
          <table:table-cell office:value-type="float" office:value="18" calcext:value-type="float">
            <text:p>1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ආහාර හා බැඳුනු අන්තර් ක‍්‍රියා සම්බන්ධ අභ්‍යාස</text:p>
          </table:table-cell>
          <table:table-cell office:value-type="string" calcext:value-type="string">
            <text:p>පරිසරය තුළ බහුලව දක්නට ලැබෙන ජීවීන් කිහිප දෙනෙකු පිළිබඳව නිරීක්ෂණය කිරීම. ශාක හා සතුන් අතර ද, සතුන් හා සතුන් අතර ද පවතින ආහාර සම්බන්ධතා පැහැදිලි කිරීම.</text:p>
          </table:table-cell>
          <table:table-cell table:style-name="ce2" office:value-type="time" office:time-value="PT01H00M00S" calcext:value-type="time">
            <text:p>01:00:00</text:p>
          </table:table-cell>
          <table:table-cell office:value-type="float" office:value="386" calcext:value-type="float">
            <text:p>386</text:p>
          </table:table-cell>
          <table:table-cell office:value-type="string" calcext:value-type="string">
            <text:p>කිතුල් ගස ----&gt; අලියා</text:p>
          </table:table-cell>
          <table:table-cell/>
          <table:table-cell office:value-type="string" calcext:value-type="string">
            <text:p>මෙම ආහාර දාමයේ පුරුක් දෙකක් පමණක් පැවතීම හා සම්බන්ධ දී ඇති අදහස්වලින් නිවැරදි පිළිතුර තෝරන්න. මෙහි පුරුක් දෙකක් පමණක් ඇත්තේ,</text:p>
          </table:table-cell>
          <table:table-cell/>
          <table:table-cell office:value-type="string" calcext:value-type="string">
            <text:p>ගොඩබිම ජීවත්වන විශාලම සත්ත්වයා අලියා වීම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තුල් ගස් ආහාරයට ගන්නා වෙනත් සතුන් නොමැතිවීම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ලියා ආහාරයට ගන්නා වෙනත් සතෙකු නොමැති නි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අලියා ‍වෙනත් ශාක ආහාරයට නොගන්නා නි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7" calcext:value-type="float">
            <text:p>387</text:p>
          </table:table-cell>
          <table:table-cell office:value-type="string" calcext:value-type="string">
            <text:p><text:s text:c="2"/>තණකොළ ----&gt; තණකොළ පෙත්තා ----&gt; X</text:p>
          </table:table-cell>
          <table:table-cell/>
          <table:table-cell office:value-type="string" calcext:value-type="string">
            <text:p>මෙම ආහාර දාමය සම්බන්ධ <text:s/>වැරදි ප්‍රකාශය කුමක් ද?</text:p>
          </table:table-cell>
          <table:table-cell/>
          <table:table-cell office:value-type="string" calcext:value-type="string">
            <text:p>මෙම ආහාර දාමයේ යැපෙන්නන් ගණන දෙක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ය පුරුක් තුනකින් යුත් ආහාර දාම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 X යනු ගිරවා විය නොහැකි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X යනු මෙම ආහාර දාමයේ ශාක භක්ෂ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88" calcext:value-type="float">
            <text:p>388</text:p>
          </table:table-cell>
          <table:table-cell table:number-columns-repeated="2"/>
          <table:table-cell office:value-type="string" calcext:value-type="string">
            <text:p>සාවද්‍ය වගන්ති තෝරන්න.</text:p>
          </table:table-cell>
          <table:table-cell/>
          <table:table-cell office:value-type="string" calcext:value-type="string">
            <text:p>ආහාර දාමයක යැපෙන්නන් සංඛ්‍යාව එහි පුරුක් සංඛ්‍යාවට වඩා එකක් අඩු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හාර දාමයක අන්තිම පුරුක අනිවාර්යයෙන් ම මාංශ භක්ෂ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ආහාර දාමයක දෙවන පුරුක ශාක ආහාරයට ගන්නා සතෙ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හාර දාම රැසක් එකිනෙකට සම්බන්ධ වීමෙන් ආහාර ජාලයක් ගොඩනැගී ඇ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9" calcext:value-type="float">
            <text:p>389</text:p>
          </table:table-cell>
          <table:table-cell office:value-type="string" calcext:value-type="string">
            <text:p><text:s/>තෘණ ශාකය ----&gt; තණකොළපෙත්තා ----&gt; ගෙම්බා ----&gt; නයා</text:p>
          </table:table-cell>
          <table:table-cell/>
          <table:table-cell office:value-type="string" calcext:value-type="string">
            <text:p>මෙහි මාංශ භක්ෂකයින් ගණන හා යැපෙන්නන් ගණන පිළිවෙළින් ,</text:p>
          </table:table-cell>
          <table:table-cell/>
          <table:table-cell office:value-type="string" calcext:value-type="string">
            <text:p>2 , 3</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3 , 2</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 , 3</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2 , 4</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0" calcext:value-type="float">
            <text:p>390</text:p>
          </table:table-cell>
          <table:table-cell office:value-type="string" calcext:value-type="string">
            <text:p>පහත A හා B ප්‍රකාශ සළකා බලන්න. \nA ආහාර දාමයකත් ආහාර ජාලයකත් පළමු පුරුක හරිත ශාකයක් වේ. \nB ආහාර දාමයක දෙවන පුරුක ලෙස මාංශ භක්ෂකයෙක් සිටිය නොහැක.</text:p>
          </table:table-cell>
          <table:table-cell/>
          <table:table-cell office:value-type="string" calcext:value-type="string">
            <text:p>මේවායින්,</text:p>
          </table:table-cell>
          <table:table-cell/>
          <table:table-cell office:value-type="string" calcext:value-type="string">
            <text:p>A නිවැරදි ය. B 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වැරදි ය. B නි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චදක ම නිවැරදි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දෙක ම වැරදි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85" calcext:value-type="float">
            <text:p>8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19</text:p>
          </table:table-cell>
          <table:table-cell office:value-type="float" office:value="19" calcext:value-type="float">
            <text:p>19</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කාලගුණය</text:p>
          </table:table-cell>
          <table:table-cell office:value-type="string" calcext:value-type="string">
            <text:p>කාලගුණය පිළිබඳව සරලව පැහැදිලි කිරීම.</text:p>
          </table:table-cell>
          <table:table-cell table:style-name="ce2" office:value-type="time" office:time-value="PT01H00M00S" calcext:value-type="time">
            <text:p>01:00:00</text:p>
          </table:table-cell>
          <table:table-cell office:value-type="float" office:value="391" calcext:value-type="float">
            <text:p>391</text:p>
          </table:table-cell>
          <table:table-cell office:value-type="string" calcext:value-type="string">
            <text:p>තණකොළ ----&gt; පළගැටියා ----&gt; කටුස්සා ----&gt; බළලා. සාමාන්‍ය ගෙවත්තක දැකිය හැකි ආහාර දාමයක් ඉහත දක්වා ඇත.</text:p>
          </table:table-cell>
          <table:table-cell/>
          <table:table-cell office:value-type="string" calcext:value-type="string">
            <text:p>එම ආහාර දාමයේ පුරුක් සංඛ්‍යාව <text:s/>....................</text:p>
          </table:table-cell>
          <table:table-cell/>
          <table:table-cell office:value-type="string" calcext:value-type="string">
            <text:p>හතර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ක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න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එක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2" calcext:value-type="float">
            <text:p>392</text:p>
          </table:table-cell>
          <table:table-cell office:value-type="string" calcext:value-type="string">
            <text:p>තණකොළ ----&gt; පළගැටියා ----&gt; කටුස්සා ----&gt; බළලා. සාමාන්‍ය ගෙවත්තක දැකිය හැකි ආහාර දාමයක් ඉහත දක්වා ඇත.</text:p>
          </table:table-cell>
          <table:table-cell/>
          <table:table-cell office:value-type="string" calcext:value-type="string">
            <text:p>එහි නිෂ්පාදකයා .................... ය.</text:p>
          </table:table-cell>
          <table:table-cell/>
          <table:table-cell office:value-type="string" calcext:value-type="string">
            <text:p>කටුස්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ණකොළ</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ළගැටි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ළ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3" calcext:value-type="float">
            <text:p>393</text:p>
          </table:table-cell>
          <table:table-cell office:value-type="string" calcext:value-type="string">
            <text:p>තණකොළ ----&gt; පළගැටියා ----&gt; කටුස්සා ----&gt; බළලා. සාමාන්‍ය ගෙවත්තක දැකිය හැකි ආහාර දාමයක් ඉහත දක්වා ඇත.</text:p>
          </table:table-cell>
          <table:table-cell/>
          <table:table-cell office:value-type="string" calcext:value-type="string">
            <text:p>එම ආහාර දාමය යැපෙන්නන් සංඛ්‍යාව .................... ය.</text:p>
          </table:table-cell>
          <table:table-cell/>
          <table:table-cell office:value-type="string" calcext:value-type="string">
            <text:p>එක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න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ත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ක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4" calcext:value-type="float">
            <text:p>394</text:p>
          </table:table-cell>
          <table:table-cell office:value-type="string" calcext:value-type="string">
            <text:p>තණකොළ ----&gt; පළගැටියා ----&gt; කටුස්සා ----&gt; බළලා. සාමාන්‍ය ගෙවත්තක දැකිය හැකි ආහාර දාමයක් ඉහත දක්වා ඇත.</text:p>
          </table:table-cell>
          <table:table-cell/>
          <table:table-cell office:value-type="string" calcext:value-type="string">
            <text:p>ඉහත දක්වා ඇති ආහාරදාමයේ සිටින ශාක භක්ෂකයා .................... ය.</text:p>
          </table:table-cell>
          <table:table-cell/>
          <table:table-cell office:value-type="string" calcext:value-type="string">
            <text:p>කටුස්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ළ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ළගැටි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ඉහත සියල්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5" calcext:value-type="float">
            <text:p>395</text:p>
          </table:table-cell>
          <table:table-cell office:value-type="string" calcext:value-type="string">
            <text:p>තණකොළ ----&gt; පළගැටියා ----&gt; කටුස්සා ----&gt; බළලා. සාමාන්‍ය ගෙවත්තක දැකිය හැකි ආහාර දාමයක් ඉහත දක්වා ඇත.</text:p>
          </table:table-cell>
          <table:table-cell/>
          <table:table-cell office:value-type="string" calcext:value-type="string">
            <text:p>එම ආහාරදාමයේ සිටින මාංශ භක්ෂකයා .................... ය.</text:p>
          </table:table-cell>
          <table:table-cell/>
          <table:table-cell office:value-type="string" calcext:value-type="string">
            <text:p>පළගැටි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ටුස්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බළ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යල්ල</text:p>
          </table:table-cell>
          <table:table-cell office:value-type="float" office:value="0" calcext:value-type="float">
            <text:p>0</text:p>
          </table:table-cell>
          <table:table-cell table:style-name="ce4" table:number-columns-repeated="1006"/>
        </table:table-row>
        <table:table-row table:style-name="ro1">
          <table:table-cell office:value-type="float" office:value="86" calcext:value-type="float">
            <text:p>8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0</text:p>
          </table:table-cell>
          <table:table-cell office:value-type="float" office:value="20" calcext:value-type="float">
            <text:p>20</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දේශගුණය</text:p>
          </table:table-cell>
          <table:table-cell office:value-type="string" calcext:value-type="string">
            <text:p>දේශගුණය යනු කුමක්දැයි පැහැදිලි කිරීම.</text:p>
          </table:table-cell>
          <table:table-cell table:style-name="ce2" office:value-type="time" office:time-value="PT01H00M00S" calcext:value-type="time">
            <text:p>01:00:00</text:p>
          </table:table-cell>
          <table:table-cell office:value-type="float" office:value="396" calcext:value-type="float">
            <text:p>396</text:p>
          </table:table-cell>
          <table:table-cell table:number-columns-repeated="2"/>
          <table:table-cell office:value-type="string" calcext:value-type="string">
            <text:p>දේශගුණය යනුවෙන් අදහස් කරන්නේ, නිශ්චිත ප්‍රදේශයක,</text:p>
          </table:table-cell>
          <table:table-cell/>
          <table:table-cell office:value-type="string" calcext:value-type="string">
            <text:p>කෙටිකලක් තුළ වායුගෝලයේ ඇතිවන වෙනස්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ගු කාලයක් තිස්සේ පවතින වායුගෝලීය තත්ත්වය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දිගු කාලයක් තිස්සේ ඇතිවන භූ විෂමතාවන්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ටි කලක් තුළ වර්ෂාපතනයේ හැසිරීම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7" calcext:value-type="float">
            <text:p>397</text:p>
          </table:table-cell>
          <table:table-cell table:number-columns-repeated="2"/>
          <table:table-cell office:value-type="string" calcext:value-type="string">
            <text:p>යම් ප්‍රදේශයක දේශගුණය පිළිබඳ ව ප්‍රකාශ කිරීමට කාලගුණික තොරතුරු අවශ්‍ය කාල සීමාව ආසන්න වශයෙන් , අවුරුදු,</text:p>
          </table:table-cell>
          <table:table-cell/>
          <table:table-cell office:value-type="float" office:value="10" calcext:value-type="float">
            <text:p>1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0" calcext:value-type="float">
            <text:p>2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30" calcext:value-type="float">
            <text:p>30</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40" calcext:value-type="float">
            <text:p>40</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8" calcext:value-type="float">
            <text:p>398</text:p>
          </table:table-cell>
          <table:table-cell office:value-type="string" calcext:value-type="string">
            <text:p>නගර හතරක එක්තරා දිනයක උෂ්ණත්වය හා වර්ෂාපතනය පිළිබඳ තොරතුරු පහත දැක්වේ.</text:p>
          </table:table-cell>
          <table:table-cell office:value-type="string" calcext:value-type="string">
            <text:p>science-06-t3-l11-ep20-q-3.jpg</text:p>
          </table:table-cell>
          <table:table-cell office:value-type="string" calcext:value-type="string">
            <text:p>දිනය තුළ වැඩිම උෂ්ණත්වය පෙන්නුම් කළ නගරය,</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99" calcext:value-type="float">
            <text:p>399</text:p>
          </table:table-cell>
          <table:table-cell office:value-type="string" calcext:value-type="string">
            <text:p>නගර හතරක එක්තරා දිනයක උෂ්ණත්වය හා වර්ෂාපතනය පිළිබඳ තොරතුරු පහත දැක්වේ.</text:p>
          </table:table-cell>
          <table:table-cell office:value-type="string" calcext:value-type="string">
            <text:p>science-06-t3-l11-ep20-q-4.jpg</text:p>
          </table:table-cell>
          <table:table-cell office:value-type="string" calcext:value-type="string">
            <text:p>නගර හතරෙහි සාමාන්‍ය වර්ෂාපතනය කොපමණ ද?</text:p>
          </table:table-cell>
          <table:table-cell/>
          <table:table-cell office:value-type="string" calcext:value-type="string">
            <text:p>0.4 mm</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1,5 mm</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5 mm</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1 mm</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0" calcext:value-type="float">
            <text:p>400</text:p>
          </table:table-cell>
          <table:table-cell office:value-type="string" calcext:value-type="string">
            <text:p>නගර හතරක එක්තරා දිනයක උෂ්ණත්වය හා වර්ෂාපතනය පිළිබඳ තොරතුරු පහත දැක්වේ.</text:p>
          </table:table-cell>
          <table:table-cell office:value-type="string" calcext:value-type="string">
            <text:p>science-06-t3-l11-ep20-q-5.jpg</text:p>
          </table:table-cell>
          <table:table-cell office:value-type="string" calcext:value-type="string">
            <text:p>උෂ්ණත්ව පරාසය වැඩිම නගර දෙක දී ඇති පිළිතුරු අතරින් තෝරන්න.</text:p>
          </table:table-cell>
          <table:table-cell/>
          <table:table-cell office:value-type="string" calcext:value-type="string">
            <text:p>A , D</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D</text:p>
          </table:table-cell>
          <table:table-cell office:value-type="float" office:value="0" calcext:value-type="float">
            <text:p>0</text:p>
          </table:table-cell>
          <table:table-cell table:style-name="ce4" table:number-columns-repeated="1006"/>
        </table:table-row>
        <table:table-row table:style-name="ro1">
          <table:table-cell office:value-type="float" office:value="87" calcext:value-type="float">
            <text:p>8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1</text:p>
          </table:table-cell>
          <table:table-cell office:value-type="float" office:value="21" calcext:value-type="float">
            <text:p>21</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කාලගුණ තොරතුරු අධ්‍යයන 1</text:p>
          </table:table-cell>
          <table:table-cell office:value-type="string" calcext:value-type="string">
            <text:p>කාලගුණ විද්‍යා දෙපාර්තමේන්තුවේ කාලගුණ වාර්තා පිළිබඳ අධ්‍යයනය කිරීම. කොළඹ නගරයේ එක් මාසයක සාමාන්‍ය වර්ෂාපතනය අධ්‍යයනය කිරීම.</text:p>
          </table:table-cell>
          <table:table-cell table:style-name="ce2" office:value-type="time" office:time-value="PT01H00M00S" calcext:value-type="time">
            <text:p>01:00:00</text:p>
          </table:table-cell>
          <table:table-cell office:value-type="float" office:value="401" calcext:value-type="float">
            <text:p>401</text:p>
          </table:table-cell>
          <table:table-cell table:number-columns-repeated="2"/>
          <table:table-cell office:value-type="string" calcext:value-type="string">
            <text:p><text:s/>කාලගුණය යනුවෙන් අදහස් කරන්නේ,</text:p>
          </table:table-cell>
          <table:table-cell/>
          <table:table-cell office:value-type="string" calcext:value-type="string">
            <text:p>කෙටි කාලයක් තුළ නිශ්චිත ප්‍රදේශයක පවතින වායුගෝලීය තත්ත්ව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ගු කාලයක් තුළ නිශ්චිත ප්‍රදේශයක පවතින වායුගෝලීය තත්ත්ව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ටි කාලයක් තුළ නිශ්චිත ස්ථානයක පවතින වායුගෝලීය තත්ත්වය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ගු කාලයක් තුළ නිශ්චිත ස්ථානයක පවතින වායුගෝලීය තත්ත්වය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2" calcext:value-type="float">
            <text:p>402</text:p>
          </table:table-cell>
          <table:table-cell table:number-columns-repeated="2"/>
          <table:table-cell office:value-type="string" calcext:value-type="string">
            <text:p>කාලගුණය පිලිබඳ තොරතුරු ඉදිරිපත් කිරීමේදී බහුලව භාවිත වන සාධකයක් නොවන්නේ,</text:p>
          </table:table-cell>
          <table:table-cell/>
          <table:table-cell office:value-type="string" calcext:value-type="string">
            <text:p>වර්ෂාපත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ෂ්ණත්ව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ර්ද්‍රතා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ගෝලීය පීඩන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03" calcext:value-type="float">
            <text:p>403</text:p>
          </table:table-cell>
          <table:table-cell table:number-columns-repeated="2"/>
          <table:table-cell office:value-type="string" calcext:value-type="string">
            <text:p><text:s/>ආර්ද්‍රතාව යනුවෙන් අදහස් කරන්නේ,</text:p>
          </table:table-cell>
          <table:table-cell/>
          <table:table-cell office:value-type="string" calcext:value-type="string">
            <text:p>දෛනික වර්ෂාපතන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තයේ ඇති ජල වාෂ්ප ප්‍රමාණය 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යුගෝලීය උෂ්ණත්ව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තයේ ඇති විවිධ අංශු ප්‍රමාණ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4" calcext:value-type="float">
            <text:p>404</text:p>
          </table:table-cell>
          <table:table-cell table:number-columns-repeated="2"/>
          <table:table-cell office:value-type="string" calcext:value-type="string">
            <text:p><text:s/>කාලගුණය පිළිබඳ තොරතුරු ප්‍රකාශ කරනු ලබන්නේ,</text:p>
          </table:table-cell>
          <table:table-cell/>
          <table:table-cell office:value-type="string" calcext:value-type="string">
            <text:p>දිනපතා ලබා ගන්නා දත්තවලි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තියට වරක් ලබා ගන්නා දත්තවලි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රාගත් <text:s/>අවස්ථාවන් හි ලබා ගත් දත්තවලි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සයකට වරක් <text:s/>රැස්කරන දත්තවලි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5" calcext:value-type="float">
            <text:p>405</text:p>
          </table:table-cell>
          <table:table-cell table:number-columns-repeated="2"/>
          <table:table-cell office:value-type="string" calcext:value-type="string">
            <text:p>වායුගෝලීය උෂ්ණත්වය මනිනු ලබන ඒකකය,</text:p>
          </table:table-cell>
          <table:table-cell/>
          <table:table-cell office:value-type="string" calcext:value-type="string">
            <text:p>ෆැරන්හයි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ල්වි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ල්සිය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නිවුටන්</text:p>
          </table:table-cell>
          <table:table-cell office:value-type="float" office:value="0" calcext:value-type="float">
            <text:p>0</text:p>
          </table:table-cell>
          <table:table-cell table:style-name="ce4" table:number-columns-repeated="1006"/>
        </table:table-row>
        <table:table-row table:style-name="ro1">
          <table:table-cell office:value-type="float" office:value="88" calcext:value-type="float">
            <text:p>8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2</text:p>
          </table:table-cell>
          <table:table-cell office:value-type="float" office:value="22" calcext:value-type="float">
            <text:p>2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කාලගුණ තොරතුරු අධ්‍යයන 2</text:p>
          </table:table-cell>
          <table:table-cell office:value-type="string" calcext:value-type="string">
            <text:p>කාලගුණ තොරතුරු අධ්‍යයනය කිරීම. කොළඹ නගරයේ එක් එක් මාසයේ සාමාන්‍ය උෂ්ණත්වය අධ්‍යයනය කිරීම.</text:p>
          </table:table-cell>
          <table:table-cell table:style-name="ce2" office:value-type="time" office:time-value="PT01H00M00S" calcext:value-type="time">
            <text:p>01:00:00</text:p>
          </table:table-cell>
          <table:table-cell office:value-type="float" office:value="406" calcext:value-type="float">
            <text:p>406</text:p>
          </table:table-cell>
          <table:table-cell office:value-type="string" calcext:value-type="string">
            <text:p>05.02.2015 වන දින කාලගුණ විද්‍යා දෙපාර්තමේන්තුව විසින් නිකුත් කරන ලද 06.02.2015 දිනයේ කාලගුණ අනාවැකි දත්ත සටහනක් රූපවාහිනී නාලිකාවක් මගින් පහත සඳහන් ආකාරයට ප‍්‍රචාරය කරන ලදී.</text:p>
          </table:table-cell>
          <table:table-cell office:value-type="string" calcext:value-type="string">
            <text:p>science-06-t3-l11-ep22-q-1.jpg</text:p>
          </table:table-cell>
          <table:table-cell office:value-type="string" calcext:value-type="string">
            <text:p>එම දත්ත වගුව අනුව එදින උපරිම උෂ්ණත්වය පවතින්නේ කුමන නගරයේද?</text:p>
          </table:table-cell>
          <table:table-cell/>
          <table:table-cell office:value-type="string" calcext:value-type="string">
            <text:p>අනුරාධපු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ත්නපුර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ගාල්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වරඑළි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7" calcext:value-type="float">
            <text:p>407</text:p>
          </table:table-cell>
          <table:table-cell office:value-type="string" calcext:value-type="string">
            <text:p>05.02.2015 වන දින කාලගුණ විද්‍යා දෙපාර්තමේන්තුව විසින් නිකුත් කරන ලද 06.02.2015 දිනයේ කාලගුණ අනාවැකි දත්ත සටහනක් රූපවාහිනී නාලිකාවක් මගින් පහත සඳහන් ආකාරයට ප‍්‍රචාරය කරන ලදී.</text:p>
          </table:table-cell>
          <table:table-cell office:value-type="string" calcext:value-type="string">
            <text:p>science-06-t3-l11-ep22-q-2.jpg</text:p>
          </table:table-cell>
          <table:table-cell office:value-type="string" calcext:value-type="string">
            <text:p>එම උෂ්ණත්වය කොපමණද? <text:s text:c="2"/></text:p>
          </table:table-cell>
          <table:table-cell/>
          <table:table-cell office:value-type="string" calcext:value-type="string">
            <text:p>32°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8°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0°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8°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8" calcext:value-type="float">
            <text:p>408</text:p>
          </table:table-cell>
          <table:table-cell office:value-type="string" calcext:value-type="string">
            <text:p>05.02.2015 වන දින කාලගුණ විද්‍යා දෙපාර්තමේන්තුව විසින් නිකුත් කරන ලද 06.02.2015 දිනයේ කාලගුණ අනාවැකි දත්ත සටහනක් රූපවාහිනී නාලිකාවක් මගින් පහත සඳහන් ආකාරයට ප‍්‍රචාරය කරන ලදී.</text:p>
          </table:table-cell>
          <table:table-cell office:value-type="string" calcext:value-type="string">
            <text:p>science-06-t3-l11-ep22-q-3.jpg</text:p>
          </table:table-cell>
          <table:table-cell office:value-type="string" calcext:value-type="string">
            <text:p>එම වගුව අනුව එදින අවම උෂ්ණත්වය ඇතිවන්නේ කුමන නගරයේද ?</text:p>
          </table:table-cell>
          <table:table-cell/>
          <table:table-cell office:value-type="string" calcext:value-type="string">
            <text:p>නුවරඑළි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ඩකලපු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ළඹ.</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නුව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9" calcext:value-type="float">
            <text:p>409</text:p>
          </table:table-cell>
          <table:table-cell office:value-type="string" calcext:value-type="string">
            <text:p>05.02.2015 වන දින කාලගුණ විද්‍යා දෙපාර්තමේන්තුව විසින් නිකුත් කරන ලද 06.02.2015 දිනයේ කාලගුණ අනාවැකි දත්ත සටහනක් රූපවාහිනී නාලිකාවක් මගින් පහත සඳහන් ආකාරයට ප‍්‍රචාරය කරන ලදී.</text:p>
          </table:table-cell>
          <table:table-cell office:value-type="string" calcext:value-type="string">
            <text:p>science-06-t3-l11-ep22-q-4.jpg</text:p>
          </table:table-cell>
          <table:table-cell office:value-type="string" calcext:value-type="string">
            <text:p>එම උෂ්ණත්වය කොපමණද?</text:p>
          </table:table-cell>
          <table:table-cell/>
          <table:table-cell office:value-type="string" calcext:value-type="string">
            <text:p>12°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1°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22°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24°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0" calcext:value-type="float">
            <text:p>410</text:p>
          </table:table-cell>
          <table:table-cell office:value-type="string" calcext:value-type="string">
            <text:p>05.02.2015 වන දින කාලගුණ විද්‍යා දෙපාර්තමේන්තුව විසින් නිකුත් කරන ලද 06.02.2015 දිනයේ කාලගුණ අනාවැකි දත්ත සටහනක් රූපවාහිනී නාලිකාවක් මගින් පහත සඳහන් ආකාරයට ප‍්‍රචාරය කරන ලදී.</text:p>
          </table:table-cell>
          <table:table-cell office:value-type="string" calcext:value-type="string">
            <text:p>science-06-t3-l11-ep22-q-5.jpg</text:p>
          </table:table-cell>
          <table:table-cell office:value-type="string" calcext:value-type="string">
            <text:p>දවසේ වැඩිම උෂ්ණත්ව වෙනස ඇතිවන්නේ කුමන නගරයේද?</text:p>
          </table:table-cell>
          <table:table-cell/>
          <table:table-cell office:value-type="string" calcext:value-type="string">
            <text:p>මහනුව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ත්නපුර.</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නුරාධපු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යාපනය.</text:p>
          </table:table-cell>
          <table:table-cell office:value-type="float" office:value="0" calcext:value-type="float">
            <text:p>0</text:p>
          </table:table-cell>
          <table:table-cell table:style-name="ce4" table:number-columns-repeated="1006"/>
        </table:table-row>
        <table:table-row table:style-name="ro1">
          <table:table-cell office:value-type="float" office:value="89" calcext:value-type="float">
            <text:p>8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3</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කාලගුණ තොරතුරු අධ්‍යයන 3</text:p>
          </table:table-cell>
          <table:table-cell office:value-type="string" calcext:value-type="string">
            <text:p>වායුගෝලයේ උෂ්ණත්වය කාලගුණ තොරතුරු ප‍්‍රකාශ කිරීමට අවශ්‍ය වන ආකාරය පැහැදිලි කිරීම. උෂ්ණත්වය විචලනය හැඳින්වීම.</text:p>
          </table:table-cell>
          <table:table-cell table:style-name="ce2" office:value-type="time" office:time-value="PT01H00M00S" calcext:value-type="time">
            <text:p>01:00:00</text:p>
          </table:table-cell>
          <table:table-cell office:value-type="float" office:value="411" calcext:value-type="float">
            <text:p>411</text:p>
          </table:table-cell>
          <table:table-cell table:number-columns-repeated="2"/>
          <table:table-cell office:value-type="string" calcext:value-type="string">
            <text:p><text:s/>වර්ෂාමානයකින් වර්ෂාපතනය මනිනු ලබන ඒකකය,</text:p>
          </table:table-cell>
          <table:table-cell/>
          <table:table-cell office:value-type="string" calcext:value-type="string">
            <text:p>mm</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cm</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m</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m</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2" calcext:value-type="float">
            <text:p>412</text:p>
          </table:table-cell>
          <table:table-cell office:value-type="string" calcext:value-type="string">
            <text:p>වර්ෂාමානයකින් වර්ෂාපතනය මැනීම සම්බන්ධ වගන්ති හතරක් පහත දැක්වේ. \nA - වර්ෂාමානය එළිමහන් ස්ථානයක තැබීම. \nB - වර්ෂාව අවසන් වූ වහා ම ජල ප්‍රමාණය මැනීම. C - පැය 24 ක් තුළ එක්රැස්වන ජල ප්‍රමාණය මැනීම. \nD - වර්ෂාමානය හොඳින් ජලය වැටෙන ස්ථානයක තැබීම.</text:p>
          </table:table-cell>
          <table:table-cell/>
          <table:table-cell office:value-type="string" calcext:value-type="string">
            <text:p>වර්ෂාපතනය නිවැරදිව මැන ගැනීමට සුදුසුම ක්‍රියාමාර්ග ඇතුළත් පිළිතුර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3" calcext:value-type="float">
            <text:p>413</text:p>
          </table:table-cell>
          <table:table-cell table:number-columns-repeated="2"/>
          <table:table-cell office:value-type="string" calcext:value-type="string">
            <text:p>දවසේ කාලගුණික තොරතුරු ලබා ගත හැකි ආයතනය වන්නේ,</text:p>
          </table:table-cell>
          <table:table-cell/>
          <table:table-cell office:value-type="string" calcext:value-type="string">
            <text:p>ප්‍රාදේශීය ලේකම් කාර්යා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දේශීය කාලගුණ මධ්‍යස්ථා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ලගුණ විද්‍යා දෙපාර්තමේන්තු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ඛ්‍යාලේඛන දෙපාර්තමේන්තු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4" calcext:value-type="float">
            <text:p>414</text:p>
          </table:table-cell>
          <table:table-cell office:value-type="string" calcext:value-type="string">
            <text:p>පහත ප්‍රකාශ බලන්න. \nA - කාලගුණ මධ්‍යස්ථානවල සම්මත වර්ෂාමාන භාවිත කරයි. \nB - සරල වර්ෂාමානයකින් වර්ෂාපතනය මැනිය හැකි ය. \nC - කාලගුණ විද්‍යා දෙපාර්තමේන්තුව සෑම දිනක ම කාලගුණ වාර්තාවක් නිකුත් කරයි.</text:p>
          </table:table-cell>
          <table:table-cell/>
          <table:table-cell office:value-type="string" calcext:value-type="string">
            <text:p>මේවායින් සත්‍ය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 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15" calcext:value-type="float">
            <text:p>415</text:p>
          </table:table-cell>
          <table:table-cell office:value-type="string" calcext:value-type="string">
            <text:p>කාලගුණික තොරතුරු සම්බන්ධ ප්‍රකාශ දෙකක් පහත දී ඇත. \nA - වායුගෝලීය උෂ්ණත්වය මැනීම සඳහා සරල උෂ්ණත්වමානයක් නිවසේදී සාදා ගත හැකි ය. \nB - වර්ෂාපතනය මැනීම සඳහා සරල වර්ෂාමානයක් නිවසේදී සාදා ගත හැකි ය.</text:p>
          </table:table-cell>
          <table:table-cell/>
          <table:table-cell office:value-type="string" calcext:value-type="string">
            <text:p>මෙම ප්‍රකාශ දෙකෙන්,</text:p>
          </table:table-cell>
          <table:table-cell/>
          <table:table-cell office:value-type="string" calcext:value-type="string">
            <text:p>A <text:s/>සත්‍යය. B අසත්‍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text:s/>අසත්‍යය. B සත්‍ය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දෙක ම සත්‍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දෙක ම අසත්‍යය.</text:p>
          </table:table-cell>
          <table:table-cell office:value-type="float" office:value="0" calcext:value-type="float">
            <text:p>0</text:p>
          </table:table-cell>
          <table:table-cell table:style-name="ce4" table:number-columns-repeated="1006"/>
        </table:table-row>
        <table:table-row table:style-name="ro1">
          <table:table-cell office:value-type="float" office:value="90" calcext:value-type="float">
            <text:p>9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4</text:p>
          </table:table-cell>
          <table:table-cell office:value-type="float" office:value="24" calcext:value-type="float">
            <text:p>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සුළගේ වේගය හා දිශාව <text:s/></text:p>
          </table:table-cell>
          <table:table-cell office:value-type="string" calcext:value-type="string">
            <text:p>සුළගේ වේගය හා සුළං හමන දිශාව කාලගුණ තොරතුරු ප‍්‍රකාශ කිරීම සඳහා ඉතා වැදගත් වන ආකාරය හැඳින්වීම. සුළං දිශා දර්ශකය හා අනිලමානය හැඳින්වීම සහ ඒවායේ භාවියන් පැහැදිලි කිරීම.</text:p>
          </table:table-cell>
          <table:table-cell table:style-name="ce2" office:value-type="time" office:time-value="PT01H00M00S" calcext:value-type="time">
            <text:p>01:00:00</text:p>
          </table:table-cell>
          <table:table-cell office:value-type="float" office:value="416" calcext:value-type="float">
            <text:p>416</text:p>
          </table:table-cell>
          <table:table-cell table:number-columns-repeated="2"/>
          <table:table-cell office:value-type="string" calcext:value-type="string">
            <text:p>සුළ‍ඟේ <text:s/>වේගය මැනීම සඳහා <text:s/>භාවිත කරන්නේ,</text:p>
          </table:table-cell>
          <table:table-cell/>
          <table:table-cell office:value-type="string" calcext:value-type="string">
            <text:p>සුළං දිශා දර්ශක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 මීටර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නිලමාන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යු පීඩනමාන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7" calcext:value-type="float">
            <text:p>417</text:p>
          </table:table-cell>
          <table:table-cell office:value-type="string" calcext:value-type="string">
            <text:p>සුළ‍ඟේ වේගය හා දිශාව සම්බන්ධ ප්‍රකාශ දෙකක් පහත දැක්වේ. \nA - සුළ‍ඟේ දිශාව සෙවීමට සුළං දිශා දර්ශකය භාවිත කරයි. \nB - සුළ‍ඟේ වේගය මැනීමට අනිලමානය භාවිත කරයි.</text:p>
          </table:table-cell>
          <table:table-cell/>
          <table:table-cell office:value-type="string" calcext:value-type="string">
            <text:p>මෙම ප්‍රකාශ දෙකෙ‍න්,</text:p>
          </table:table-cell>
          <table:table-cell/>
          <table:table-cell office:value-type="string" calcext:value-type="string">
            <text:p>A සත්‍ය වන අතර B අසත්‍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අසත්‍ය වන අතර B සත්‍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දෙක ම සත්‍ය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දෙක ම අසත්‍ය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8" calcext:value-type="float">
            <text:p>418</text:p>
          </table:table-cell>
          <table:table-cell office:value-type="string" calcext:value-type="string">
            <text:p><text:s/>සුළං දිහා දර්ශකයක හී තුඩ බටහිර දිශාවට යොමුවී පැවතුනි. මේ සම්බන්ධ ව සිසුන් තිදෙනෙකුගේ ප්‍රකාශ A , B , C ලෙස පහත දක්වා ඇත. A <text:s/>- <text:s/>සුළං හමන්නේ බටහිර දෙසට ය. B <text:s/>- <text:s/>සුළං හමන්නේ නැගෙනහිර දිශාවට ය. C <text:s/>- <text:s/>සුළං හමන්නේ හී තුඩේ දිශාවට ප්‍රතිවිරුද්ධ දිශාවට ය.</text:p>
          </table:table-cell>
          <table:table-cell/>
          <table:table-cell office:value-type="string" calcext:value-type="string">
            <text:p>මේවායින් නිවැරදි වන්නේ,</text:p>
          </table:table-cell>
          <table:table-cell/>
          <table:table-cell office:value-type="string" calcext:value-type="string">
            <text:p>A ස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හා C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 ම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9" calcext:value-type="float">
            <text:p>419</text:p>
          </table:table-cell>
          <table:table-cell table:number-columns-repeated="2"/>
          <table:table-cell office:value-type="string" calcext:value-type="string">
            <text:p>සුළං දිශා දර්ශකයක් පරීක්ෂා කිරීමේදී එය මිනිත්තු දෙකක් තුළ වට 14 ක් කරකැවුණි. එම අවස්ථාටවේ සුළ‍‍ඟේ වේගය ,</text:p>
          </table:table-cell>
          <table:table-cell/>
          <table:table-cell office:value-type="string" calcext:value-type="string">
            <text:p>විනාඩියට වට 7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නාඩියට වට 14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නාඩියට වට 21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නාඩියට වට 28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0" calcext:value-type="float">
            <text:p>420</text:p>
          </table:table-cell>
          <table:table-cell table:number-columns-repeated="2"/>
          <table:table-cell office:value-type="string" calcext:value-type="string">
            <text:p><text:s/>අනිලමානයක් සකස් කිරීමේදී එහි තිබිය යුතු සුදුසු ම පෙති ගණන,</text:p>
          </table:table-cell>
          <table:table-cell/>
          <table:table-cell office:value-type="float" office:value="2" calcext:value-type="float">
            <text:p>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4" calcext:value-type="float">
            <text:p>4</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6" calcext:value-type="float">
            <text:p>6</text:p>
          </table:table-cell>
          <table:table-cell office:value-type="float" office:value="0" calcext:value-type="float">
            <text:p>0</text:p>
          </table:table-cell>
          <table:table-cell table:style-name="ce4" table:number-columns-repeated="1006"/>
        </table:table-row>
        <table:table-row table:style-name="ro1">
          <table:table-cell office:value-type="float" office:value="91" calcext:value-type="float">
            <text:p>9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5</text:p>
          </table:table-cell>
          <table:table-cell office:value-type="float" office:value="25" calcext:value-type="float">
            <text:p>2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වාතය ආර්තතාවය මැනීම</text:p>
          </table:table-cell>
          <table:table-cell office:value-type="string" calcext:value-type="string">
            <text:p>සරල ආර්ද්‍රතාමානය පිළිබඳ හැඳින්වීම. වර්ෂාපතනය මැනීම සඳහා සරල වර්ෂාමානයක් සාදන ආකාරය පැහැදිලි කිරීම.</text:p>
          </table:table-cell>
          <table:table-cell table:style-name="ce2" office:value-type="time" office:time-value="PT01H00M00S" calcext:value-type="time">
            <text:p>01:00:00</text:p>
          </table:table-cell>
          <table:table-cell office:value-type="float" office:value="421" calcext:value-type="float">
            <text:p>421</text:p>
          </table:table-cell>
          <table:table-cell office:value-type="string" calcext:value-type="string">
            <text:p>වාතයේ ආර්ද්‍රතාව සම්බන්ධ ප්‍රකාශ තුනක් පහත දැක්වේ. A-වායුගෝලයේ ජල වාෂ්පප්‍රමාණය එක් දිනයක් තුළ නියත අගයක් ගනී. B-කාලගුණ මධ්‍යස්ථානවල සම්මත ආර්ද්‍රතාමාන භාවිත කරයි. C-සරල ආර්ද්‍රතාමානයකින් නිවැරදි ව ආර්ද්‍රතාව මැනිය හැකි ය.</text:p>
          </table:table-cell>
          <table:table-cell/>
          <table:table-cell office:value-type="string" calcext:value-type="string">
            <text:p>මේවායින් නිවැරදි ව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 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2" calcext:value-type="float">
            <text:p>422</text:p>
          </table:table-cell>
          <table:table-cell table:number-columns-repeated="2"/>
          <table:table-cell office:value-type="string" calcext:value-type="string">
            <text:p>සරල ආර්ද්‍රතාමානයක දර්ශකය ලෙස යොදා ගන්නේ,</text:p>
          </table:table-cell>
          <table:table-cell/>
          <table:table-cell office:value-type="string" calcext:value-type="string">
            <text:p>ලී පතු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දාසි පටි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ස් ගස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ඉරටුවක්</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23" calcext:value-type="float">
            <text:p>423</text:p>
          </table:table-cell>
          <table:table-cell table:number-columns-repeated="2"/>
          <table:table-cell office:value-type="string" calcext:value-type="string">
            <text:p>සරල ආර්ද්‍රතාමානයක ජලවාෂ්පවලට සංවේදී ද්‍රව්‍ය ලෙස යොදා ගන්නේ,</text:p>
          </table:table-cell>
          <table:table-cell/>
          <table:table-cell office:value-type="string" calcext:value-type="string">
            <text:p>ලී පතු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දාසි පටි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ස් ගස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ඉරටුව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4" calcext:value-type="float">
            <text:p>424</text:p>
          </table:table-cell>
          <table:table-cell office:value-type="string" calcext:value-type="string">
            <text:p>A-පරිසරය ඉතා වියළි අවස්ථාවක ආර්ද්‍රතාව වැඩි ය. B-පරිසරය ඉතා වියළි අවස්ථාවක ආර්ද්‍රතාව අඩු ය. C-වර්ෂාවක් ආසන්න වන විට පරිසරයේ ආර්ද්‍රතාව වැඩි ය.</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5" calcext:value-type="float">
            <text:p>425</text:p>
          </table:table-cell>
          <table:table-cell table:number-columns-repeated="2"/>
          <table:table-cell office:value-type="string" calcext:value-type="string">
            <text:p>සරල ආර්ද්‍රතාමානයක් සෑදීමේදී කෙස් ගසක් යොදා ගන්නේ,</text:p>
          </table:table-cell>
          <table:table-cell/>
          <table:table-cell office:value-type="string" calcext:value-type="string">
            <text:p>කෙස්ගස දිගින් වැඩි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ස්ගස සිහින්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ස් පහසුවෙන් සොයා ගත හැකි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ස්ගස ජල වාෂ්ප උරා ගන්නා නිසා</text:p>
          </table:table-cell>
          <table:table-cell office:value-type="float" office:value="1" calcext:value-type="float">
            <text:p>1</text:p>
          </table:table-cell>
          <table:table-cell table:style-name="ce4" table:number-columns-repeated="1006"/>
        </table:table-row>
        <table:table-row table:style-name="ro1">
          <table:table-cell office:value-type="float" office:value="92" calcext:value-type="float">
            <text:p>9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6</text:p>
          </table:table-cell>
          <table:table-cell office:value-type="float" office:value="26" calcext:value-type="float">
            <text:p>26</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ස්වභාවික ආපදා 1</text:p>
          </table:table-cell>
          <table:table-cell office:value-type="string" calcext:value-type="string">
            <text:p>ස්වභාවික ආපදා හැඳින්වීම.</text:p>
          </table:table-cell>
          <table:table-cell table:style-name="ce2"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පීඩන අවපාතයක් යනු,</text:p>
          </table:table-cell>
          <table:table-cell/>
          <table:table-cell office:value-type="string" calcext:value-type="string">
            <text:p>වායු පීඩනය අඩුවූ ස්ථාන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යු පීඩනය වැඩිවූ ස්ථාන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 පීඩනය නිතර වෙනස්වන ස්ථාන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 පීඩනය වෙනස් නොවන ස්ථාන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7" calcext:value-type="float">
            <text:p>427</text:p>
          </table:table-cell>
          <table:table-cell table:number-columns-repeated="2"/>
          <table:table-cell office:value-type="string" calcext:value-type="string">
            <text:p><text:s/>ශ්‍රී ලංකාවට බලපාන සුළි සුළං බොහොමයක් හා සම්බන්ධ ස්ථානයකි,</text:p>
          </table:table-cell>
          <table:table-cell/>
          <table:table-cell office:value-type="string" calcext:value-type="string">
            <text:p>අන්දමන් දූප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ගාල බොක්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රිකුණාමල ව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ලදිවයින් දූප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8" calcext:value-type="float">
            <text:p>428</text:p>
          </table:table-cell>
          <table:table-cell table:number-columns-repeated="2"/>
          <table:table-cell office:value-type="string" calcext:value-type="string">
            <text:p>නියං තත්ත්වයක් ලෙස සළකන්නේ යම් කාලසීමාවක් තුළ යම් ප්‍රදේශයකට ලැබුණු වර්ෂාපතනයේ කිනම් ප්‍රතිශතයකට වඩා‍ අඩු වීමක් ද?</text:p>
          </table:table-cell>
          <table:table-cell/>
          <table:table-cell table:style-name="ce3" office:value-type="percentage" office:value="0.25" calcext:value-type="percentage">
            <text:p>25%</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table:style-name="ce3" office:value-type="percentage" office:value="0.5" calcext:value-type="percentage">
            <text:p>5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table:style-name="ce3" office:value-type="percentage" office:value="0.75" calcext:value-type="percentage">
            <text:p>75%</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table:style-name="ce3" office:value-type="percentage" office:value="1" calcext:value-type="percentage">
            <text:p>100%</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9" calcext:value-type="float">
            <text:p>429</text:p>
          </table:table-cell>
          <table:table-cell table:number-columns-repeated="2"/>
          <table:table-cell office:value-type="string" calcext:value-type="string">
            <text:p>ගංවතුර අවදානමක් වැඩි වශයෙන් ඇත්තේ,</text:p>
          </table:table-cell>
          <table:table-cell/>
          <table:table-cell office:value-type="string" calcext:value-type="string">
            <text:p>ළිං ආශ්‍රිත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ඇළදොළ ආශ්‍රිත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ව් ආශ්‍රිත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හුද ආශ්‍රිත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0" calcext:value-type="float">
            <text:p>430</text:p>
          </table:table-cell>
          <table:table-cell table:number-columns-repeated="2"/>
          <table:table-cell office:value-type="string" calcext:value-type="string">
            <text:p>නායයාම් වැඩි වශයෙන් වාර්තාවන දිස්ත්‍රික්ක දෙකක් අඩංගු පිළිතුරතෝරන්න.</text:p>
          </table:table-cell>
          <table:table-cell/>
          <table:table-cell office:value-type="string" calcext:value-type="string">
            <text:p>කොළඹ , නුවරඑළි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වරඑළිය , ගාල්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ම්පහ , කෑගල්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බදුල්ල , රත්නපුර</text:p>
          </table:table-cell>
          <table:table-cell office:value-type="float" office:value="1" calcext:value-type="float">
            <text:p>1</text:p>
          </table:table-cell>
          <table:table-cell table:style-name="ce4" table:number-columns-repeated="1006"/>
        </table:table-row>
        <table:table-row table:style-name="ro1">
          <table:table-cell office:value-type="float" office:value="93" calcext:value-type="float">
            <text:p>9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7</text:p>
          </table:table-cell>
          <table:table-cell office:value-type="float" office:value="27" calcext:value-type="float">
            <text:p>27</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ස්වභාවික ආපදා 2</text:p>
          </table:table-cell>
          <table:table-cell office:value-type="string" calcext:value-type="string">
            <text:p>උපද්‍රව සහ ආපදා හැඳින්වීම. එහි වෙනස පැහැදිලි කිරීම.</text:p>
          </table:table-cell>
          <table:table-cell table:style-name="ce2" office:value-type="time" office:time-value="PT01H00M00S" calcext:value-type="time">
            <text:p>01:00:00</text:p>
          </table:table-cell>
          <table:table-cell office:value-type="float" office:value="431" calcext:value-type="float">
            <text:p>431</text:p>
          </table:table-cell>
          <table:table-cell office:value-type="string" calcext:value-type="string">
            <text:p>එක් එක් ප‍්‍රශ්නය සඳහා දී ඇති පිළිතුරු හතර අතුරින් වඩාත් නිවැරැදි පිළිතුර තෝරන්න.</text:p>
          </table:table-cell>
          <table:table-cell office:value-type="string" calcext:value-type="string">
            <text:p>science-06-t3-l11-ep27-q-1.jpg</text:p>
          </table:table-cell>
          <table:table-cell office:value-type="string" calcext:value-type="string">
            <text:p>රූපය දක්වා ඇත්තේ,</text:p>
          </table:table-cell>
          <table:table-cell/>
          <table:table-cell office:value-type="string" calcext:value-type="string">
            <text:p>අනිලමානය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 දිශා දර්ශකය 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ර්ෂාමානය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ර්ද්‍රතාමානය 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2" calcext:value-type="float">
            <text:p>432</text:p>
          </table:table-cell>
          <table:table-cell table:number-columns-repeated="2"/>
          <table:table-cell office:value-type="string" calcext:value-type="string">
            <text:p>අසත්‍ය ප‍්‍රකාශය තෝරන්න.</text:p>
          </table:table-cell>
          <table:table-cell/>
          <table:table-cell office:value-type="string" calcext:value-type="string">
            <text:p>කාලගුණය යනු කෙටි කාලයක් තුළ නිශ්චිත ස්ථානයක පවතින වායුගෝලීය තත්ත්ව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යුගෝලීය උෂ්ණත්වය කාලගුණ තොරතුරු ප‍්‍රකාශ කිරීමට අත්‍යවශ්‍ය මිනුමක්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ලගුණ විද්‍යා දෙපාර්තමේන්තුව දිනපතාම කාලගුණ වාර්තාවක් නිකුත් 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ඟ් වේගය හා සුළං හමන දිශාව කාලගුණ තොරතුරු ප‍්‍රකාශ කිරීම සඳහා වැදගත් නොවේ.</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33" calcext:value-type="float">
            <text:p>433</text:p>
          </table:table-cell>
          <table:table-cell office:value-type="string" calcext:value-type="string">
            <text:p>A - වායු පීඩනය අඩු ස්ථානයක පීඩන අවපාතයක් ලෙස හැඳින්වේ. \nB - පීඩන අවපාතය සහිත ප‍්‍රදේශයට අවට සාමාන්‍ය පීඩනය පවතින ප‍්‍රදේශවලින් වේගයෙන් වාතය ඇදී එයි. \nC- සුළං සුළි සුළඟකට පැය 48කට පෙර අනතුරු ඇඟවීමේ හැකියාව කාලගුණ විද්‍යා දෙපාර්තමේන්තුව සතු වේ.</text:p>
          </table:table-cell>
          <table:table-cell/>
          <table:table-cell office:value-type="string" calcext:value-type="string">
            <text:p>ඉහත ප‍්‍රකාශ වලින් සත්‍ය ව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B,C යන තුන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34" calcext:value-type="float">
            <text:p>434</text:p>
          </table:table-cell>
          <table:table-cell table:number-columns-repeated="2"/>
          <table:table-cell office:value-type="string" calcext:value-type="string">
            <text:p>කාලගුණ විද්‍යාඥයින් විසින් වර්ෂාපතනය ප‍්‍රකාශ කිරීමට භාවිත කරන ඒකකය</text:p>
          </table:table-cell>
          <table:table-cell/>
          <table:table-cell office:value-type="string" calcext:value-type="string">
            <text:p>මිලිමීටර්.</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න්ටිමීට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ඩෙසිමීට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ඟ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5" calcext:value-type="float">
            <text:p>435</text:p>
          </table:table-cell>
          <table:table-cell table:number-columns-repeated="2"/>
          <table:table-cell office:value-type="string" calcext:value-type="string">
            <text:p>නියං තත්ත්වයක් ලෙස සලකන්නේ අපේක්ෂිත වර්ෂාපතන අගයෙන් කොපමණප‍්‍රතිශතයක ට වඩා වර්ෂාව අඩු වීමද?</text:p>
          </table:table-cell>
          <table:table-cell/>
          <table:table-cell office:value-type="string" calcext:value-type="string">
            <text:p>5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75%.</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5%.</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85%.</text:p>
          </table:table-cell>
          <table:table-cell office:value-type="float" office:value="0" calcext:value-type="float">
            <text:p>0</text:p>
          </table:table-cell>
          <table:table-cell table:style-name="ce4" table:number-columns-repeated="1006"/>
        </table:table-row>
        <table:table-row table:style-name="ro1">
          <table:table-cell office:value-type="float" office:value="94" calcext:value-type="float">
            <text:p>9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8</text:p>
          </table:table-cell>
          <table:table-cell office:value-type="float" office:value="28" calcext:value-type="float">
            <text:p>28</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සාරාංශය හා අභ්‍යාස</text:p>
          </table:table-cell>
          <table:table-cell office:value-type="string" calcext:value-type="string">
            <text:p>කාලගුණය, දේශගුණය, කාලගුණය කෙරෙහි බලපාන ප‍්‍රධාන සාධක පාඩම ඇසුරෙන් නැවත පැහැදිලි කිරීම.</text:p>
          </table:table-cell>
          <table:table-cell table:style-name="ce2"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බොහෝවිට නාය යාමකට ලක්විය හැක්කේ ,</text:p>
          </table:table-cell>
          <table:table-cell/>
          <table:table-cell office:value-type="string" calcext:value-type="string">
            <text:p>කදු බැවුම් සහිත ප‍්‍රදේශ.</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නිසා විසින් භාවිත කරන කඳු බෑවුම් සහිත ප‍්‍රදේශ.</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තැනිතලා ප‍්‍රදේශ.</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නිසා විසින් භාවිත කරන තැනිතලා ප‍්‍රදේශ.</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7" calcext:value-type="float">
            <text:p>437</text:p>
          </table:table-cell>
          <table:table-cell office:value-type="string" calcext:value-type="string">
            <text:p>A - කුණාටු සහිත වර්ෂාවක් ඇති වීම. \nB - විශාල මුහුදු රැලි ඇති වීම. \nC - අකුණු ඇතිවීම</text:p>
          </table:table-cell>
          <table:table-cell/>
          <table:table-cell office:value-type="string" calcext:value-type="string">
            <text:p>ඉහත සඳහන් ඒවායෙන් සුළි සුළඟක් නිසා ඇති විය හැකි තත්ත්වයන් ව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B,C යන තුන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8" calcext:value-type="float">
            <text:p>438</text:p>
          </table:table-cell>
          <table:table-cell table:number-columns-repeated="2"/>
          <table:table-cell office:value-type="string" calcext:value-type="string">
            <text:p>කාලගුණ දත්ත අනුව අපේ රටේ අවම උෂ්ණත්වය බොහෝ විට වාර්තා වන්නේ,</text:p>
          </table:table-cell>
          <table:table-cell/>
          <table:table-cell office:value-type="string" calcext:value-type="string">
            <text:p>නුව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ළඹ</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වරඑළි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ම්බන්තොට</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9" calcext:value-type="float">
            <text:p>439</text:p>
          </table:table-cell>
          <table:table-cell table:number-columns-repeated="2"/>
          <table:table-cell office:value-type="string" calcext:value-type="string">
            <text:p>නාය යාම වැඩිපුර වාර්තා නොවන දිස්ත‍්‍රික්කයක් වන්නේ,</text:p>
          </table:table-cell>
          <table:table-cell/>
          <table:table-cell office:value-type="string" calcext:value-type="string">
            <text:p>බදුල්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වරඑළි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ළඹ.</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ගල්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40" calcext:value-type="float">
            <text:p>440</text:p>
          </table:table-cell>
          <table:table-cell table:number-columns-repeated="2"/>
          <table:table-cell office:value-type="string" calcext:value-type="string">
            <text:p>සුලං දිශා දර්ශකයේ ඊ හිස ඊසාන දිශාවට හැරී ඇති විටෙක සුළඟ හමන්නේ,</text:p>
          </table:table-cell>
          <table:table-cell/>
          <table:table-cell office:value-type="string" calcext:value-type="string">
            <text:p>ඊසාන දිශාවේ සිට නිරිත දෙසට.</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නිරිත දිශාවේ සිට ඊසාන දෙස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තුරු දිශාවේ සිට දකුණු දෙස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ගෙනහිර සිට බටහිර දෙසට.</text:p>
          </table:table-cell>
          <table:table-cell office:value-type="float" office:value="0" calcext:value-type="float">
            <text:p>0</text:p>
          </table:table-cell>
          <table:table-cell table:style-name="ce4" table:number-columns-repeated="1006"/>
        </table:table-row>
        <table:table-row table:style-name="ro4" table:number-rows-repeated="5">
          <table:table-cell table:style-name="Default" table:number-columns-repeated="1024"/>
        </table:table-row>
        <table:table-row table:style-name="ro2" table:number-rows-repeated="1046805">
          <table:table-cell table:number-columns-repeated="1024"/>
        </table:table-row>
        <table:table-row table:style-name="ro5" table:number-rows-repeated="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16T20:09:12.093833701</dc:date>
    <meta:editing-cycles>39</meta:editing-cycles>
    <meta:editing-duration>PT3H37M57S</meta:editing-duration>
    <meta:document-statistic meta:table-count="1" meta:cell-count="5535" meta:object-count="0"/>
  </office:meta>
</office:document-meta>
</file>